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537000003B9000003B9316711E3AF90817B.svg" manifest:media-type="image/svg+xml"/>
  <manifest:file-entry manifest:full-path="Pictures/100002010000002500000025E884035080E8282B.png" manifest:media-type="image/png"/>
  <manifest:file-entry manifest:full-path="Pictures/100003F2000003D3000003D35A67FCF1482FDB83.svg" manifest:media-type="image/svg+xml"/>
  <manifest:file-entry manifest:full-path="Pictures/10000684000003D3000003D38C36D39668DAE9B4.svg" manifest:media-type="image/svg+xml"/>
  <manifest:file-entry manifest:full-path="Pictures/100002010000002400000024DCBC76C7E3DBF650.png" manifest:media-type="image/png"/>
  <manifest:file-entry manifest:full-path="Pictures/1000020100000025000000255F5A9EAC928ED65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Helvetica, sans-serif"/>
    <style:font-face style:name="Cantarell" svg:font-family="Cantarell"/>
    <style:font-face style:name="Fjalla One" svg:font-family="'Fjalla One'"/>
    <style:font-face style:name="Lato" svg:font-family="Lato"/>
    <style:font-face style:name="Lohit Devanagari1" svg:font-family="'Lohit Devanagari'"/>
    <style:font-face style:name="PT Sans" svg:font-family="'PT Sans'"/>
    <style:font-face style:name="Roboto" svg:font-family="Roboto, sans-serif"/>
    <style:font-face style:name="apple-system" svg:font-family="apple-system, BlinkMacSystemFont, 'Segoe UI', Roboto, Oxygen-Sans, Ubuntu, Cantarell, 'Helvetica Neue', sans-serif, apple-system, BlinkMacSystemFont, 'Segoe UI', Roboto, Oxygen-Sans, Ubuntu, Cantarell, 'Helvetica Neue', sans-serif"/>
    <style:font-face style:name="calibri" svg:font-family="calibri, sans-serif"/>
    <style:font-face style:name="inherit" svg:font-family="inherit"/>
    <style:font-face style:name="Manjari Bold1" svg:font-family="'Manjari Bold'" style:font-pitch="variable"/>
    <style:font-face style:name="Manjari Bold" svg:font-family="'Manjari Bold'"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Manjari Bold1" fo:font-size="16pt" officeooo:rsid="0021a165" officeooo:paragraph-rsid="0021a165" style:font-size-asian="14pt" style:font-size-complex="16pt"/>
    </style:style>
    <style:style style:name="P2" style:family="paragraph" style:parent-style-name="Standard">
      <style:text-properties style:font-name="Manjari Bold1" fo:font-size="16pt" officeooo:rsid="00054542" officeooo:paragraph-rsid="00054542" style:font-size-asian="14pt" style:font-size-complex="16pt"/>
    </style:style>
    <style:style style:name="P3" style:family="paragraph" style:parent-style-name="Standard">
      <style:text-properties style:font-name="Manjari Bold1" fo:font-size="16pt" officeooo:rsid="0004b149" officeooo:paragraph-rsid="0004b149" style:font-size-asian="14pt" style:font-size-complex="16pt"/>
    </style:style>
    <style:style style:name="P4" style:family="paragraph" style:parent-style-name="Standard">
      <style:text-properties style:font-name="Manjari Bold1" fo:font-size="16pt" officeooo:rsid="0007349f" officeooo:paragraph-rsid="0004b149" style:font-size-asian="14pt" style:font-size-complex="16pt"/>
    </style:style>
    <style:style style:name="P5" style:family="paragraph" style:parent-style-name="Text_20_body">
      <style:text-properties fo:color="#000000" style:font-name="Manjari Bold" fo:font-size="16pt" officeooo:rsid="00162e8c" officeooo:paragraph-rsid="00162e8c" style:font-size-asian="16pt" style:font-size-complex="16pt"/>
    </style:style>
    <style:style style:name="P6" style:family="paragraph" style:parent-style-name="Text_20_body">
      <style:text-properties fo:color="#000000" style:font-name="Manjari Bold" fo:font-size="16pt" officeooo:rsid="0015d1a0" officeooo:paragraph-rsid="0015d1a0" style:font-size-asian="16pt" style:font-size-complex="16pt"/>
    </style:style>
    <style:style style:name="P7" style:family="paragraph" style:parent-style-name="Text_20_body">
      <style:paragraph-properties fo:margin-left="0cm" fo:margin-right="0cm" fo:margin-top="0cm" fo:margin-bottom="0cm" loext:contextual-spacing="false" style:line-height-at-least="0.635cm" fo:orphans="2" fo:widows="2" fo:text-indent="0cm" style:auto-text-indent="false" fo:padding="0cm" fo:border="none"/>
    </style:style>
    <style:style style:name="P8" style:family="paragraph" style:parent-style-name="Heading_20_4">
      <style:paragraph-properties fo:margin-left="0cm" fo:margin-right="0cm" fo:margin-top="0cm" fo:margin-bottom="0.265cm" loext:contextual-spacing="false" fo:line-height="120%" fo:orphans="2" fo:widows="2" fo:text-indent="0cm" style:auto-text-indent="false" fo:padding="0cm" fo:border="none"/>
      <style:text-properties fo:font-variant="normal" fo:text-transform="none" fo:color="#000000" style:font-name="Manjari Bold" fo:font-size="16pt" fo:letter-spacing="normal" fo:font-style="normal" fo:font-weight="normal" style:font-size-asian="16pt" style:font-size-complex="16pt"/>
    </style:style>
    <style:style style:name="P9" style:family="paragraph" style:parent-style-name="Text_20_body">
      <style:paragraph-properties fo:margin-left="0cm" fo:margin-right="0cm" fo:margin-top="0cm" fo:margin-bottom="0.661cm" loext:contextual-spacing="false" style:line-height-at-least="0.635cm" fo:orphans="2" fo:widows="2" fo:text-indent="0cm" style:auto-text-indent="false" fo:padding="0cm" fo:border="none"/>
      <style:text-properties fo:font-variant="normal" fo:text-transform="none" fo:color="#000000" style:font-name="Manjari Bold" fo:font-size="16pt" fo:letter-spacing="normal" fo:font-style="normal" fo:font-weight="normal" style:font-size-asian="16pt" style:font-size-complex="16pt"/>
    </style:style>
    <style:style style:name="P10" style:family="paragraph" style:parent-style-name="Text_20_body">
      <style:paragraph-properties fo:margin-left="0cm" fo:margin-right="0cm" fo:margin-top="0cm" fo:margin-bottom="0cm" loext:contextual-spacing="false" style:line-height-at-least="0.635cm" fo:orphans="2" fo:widows="2" fo:text-indent="0cm" style:auto-text-indent="false" fo:padding="0cm" fo:border="none"/>
      <style:text-properties fo:font-variant="normal" fo:text-transform="none" fo:color="#000000" style:font-name="Manjari Bold" fo:font-size="16pt" fo:letter-spacing="normal" fo:font-style="normal" fo:font-weight="normal" style:font-size-asian="16pt" style:font-size-complex="16pt"/>
    </style:style>
    <style:style style:name="P11" style:family="paragraph" style:parent-style-name="Text_20_body">
      <style:text-properties fo:color="#000000" style:font-name="Manjari Bold" fo:font-size="16pt" style:text-underline-style="none" officeooo:rsid="002a5ca5" officeooo:paragraph-rsid="002c1223" style:font-size-asian="16pt" style:font-size-complex="16pt"/>
    </style:style>
    <style:style style:name="P12" style:family="paragraph" style:parent-style-name="Text_20_body">
      <style:text-properties style:font-name="Manjari Bold" fo:font-size="16pt" style:text-underline-style="none" officeooo:rsid="002c1223" officeooo:paragraph-rsid="002c1223" style:font-size-asian="16pt" style:font-size-complex="16pt"/>
    </style:style>
    <style:style style:name="P13" style:family="paragraph" style:parent-style-name="Text_20_body">
      <style:text-properties fo:color="#000000" style:font-name="Manjari Bold" fo:font-size="16pt" style:text-underline-style="none" officeooo:rsid="002c1223" officeooo:paragraph-rsid="002c1223" style:font-size-asian="16pt" style:font-size-complex="16pt"/>
    </style:style>
    <style:style style:name="P14" style:family="paragraph" style:parent-style-name="Text_20_body">
      <style:text-properties style:font-name="Manjari Bold" fo:font-size="16pt" officeooo:rsid="0025c09e" officeooo:paragraph-rsid="0027a43f" style:font-size-asian="16pt" style:font-size-complex="16pt"/>
    </style:style>
    <style:style style:name="P15" style:family="paragraph" style:parent-style-name="Text_20_body">
      <style:text-properties style:font-name="Manjari Bold" fo:font-size="16pt" officeooo:rsid="0025c09e" officeooo:paragraph-rsid="002e11da" style:font-size-asian="16pt" style:font-size-complex="16pt"/>
    </style:style>
    <style:style style:name="P16" style:family="paragraph" style:parent-style-name="Standard">
      <style:text-properties style:font-name="Manjari Bold1" fo:font-size="16pt" officeooo:rsid="0021a165" officeooo:paragraph-rsid="0021a165" style:font-size-asian="14pt" style:font-size-complex="16pt"/>
    </style:style>
    <style:style style:name="P17" style:family="paragraph" style:parent-style-name="Standard">
      <style:text-properties style:font-name="Manjari Bold1" fo:font-size="16pt" officeooo:rsid="00054542" officeooo:paragraph-rsid="00054542" style:font-size-asian="14pt" style:font-size-complex="16pt"/>
    </style:style>
    <style:style style:name="P18" style:family="paragraph" style:parent-style-name="Standard">
      <style:text-properties style:font-name="Manjari Bold1" fo:font-size="16pt" officeooo:rsid="0004b149" officeooo:paragraph-rsid="0004b149" style:font-size-asian="14pt" style:font-size-complex="16pt"/>
    </style:style>
    <style:style style:name="P19" style:family="paragraph" style:parent-style-name="Standard">
      <style:text-properties style:font-name="Manjari Bold1" fo:font-size="16pt" officeooo:rsid="0007349f" officeooo:paragraph-rsid="0007349f" style:font-size-asian="14pt" style:font-size-complex="16pt"/>
    </style:style>
    <style:style style:name="P20" style:family="paragraph" style:parent-style-name="Standard">
      <style:text-properties style:font-name="Manjari Bold1" fo:font-size="16pt" officeooo:rsid="00030618" officeooo:paragraph-rsid="00030618" style:font-size-asian="14pt" style:font-size-complex="16pt"/>
    </style:style>
    <style:style style:name="P21" style:family="paragraph" style:parent-style-name="Standard">
      <style:text-properties style:font-name="Manjari Bold1" fo:font-size="16pt" officeooo:rsid="000332e2" officeooo:paragraph-rsid="000332e2" style:font-size-asian="14pt" style:font-size-complex="16pt"/>
    </style:style>
    <style:style style:name="P22" style:family="paragraph" style:parent-style-name="Standard">
      <style:text-properties style:font-name="Manjari Bold1" fo:font-size="16pt" officeooo:rsid="000332e2" officeooo:paragraph-rsid="0004b149" style:font-size-asian="14pt" style:font-size-complex="16pt"/>
    </style:style>
    <style:style style:name="P23" style:family="paragraph" style:parent-style-name="Standard">
      <style:text-properties style:font-name="Manjari Bold1" fo:font-size="16pt" officeooo:rsid="000747f0" officeooo:paragraph-rsid="000747f0" style:font-size-asian="14pt" style:font-size-complex="16pt"/>
    </style:style>
    <style:style style:name="P24" style:family="paragraph" style:parent-style-name="Standard">
      <style:text-properties style:font-name="Manjari Bold1" fo:font-size="16pt" officeooo:rsid="0008b022" officeooo:paragraph-rsid="0008b022" style:font-size-asian="14pt" style:font-size-complex="16pt"/>
    </style:style>
    <style:style style:name="P25" style:family="paragraph" style:parent-style-name="Standard">
      <style:text-properties style:font-name="Manjari Bold1" fo:font-size="16pt" officeooo:rsid="000e2a7e" officeooo:paragraph-rsid="000e2a7e" style:font-size-asian="14pt" style:font-size-complex="16pt"/>
    </style:style>
    <style:style style:name="P26" style:family="paragraph" style:parent-style-name="Standard">
      <style:text-properties style:font-name="Manjari Bold1" fo:font-size="16pt" officeooo:rsid="0011874f" officeooo:paragraph-rsid="0011874f" style:font-size-asian="14pt" style:font-size-complex="16pt"/>
    </style:style>
    <style:style style:name="P27" style:family="paragraph" style:parent-style-name="Standard">
      <style:text-properties style:font-name="Manjari Bold1" fo:font-size="16pt" officeooo:rsid="00153c52" officeooo:paragraph-rsid="00153c52" style:font-size-asian="14pt" style:font-size-complex="16pt"/>
    </style:style>
    <style:style style:name="P28" style:family="paragraph" style:parent-style-name="Standard">
      <style:text-properties style:font-name="Manjari Bold1" fo:font-size="16pt" officeooo:rsid="0015d1a0" officeooo:paragraph-rsid="0015d1a0" style:font-size-asian="14pt" style:font-size-complex="16pt"/>
    </style:style>
    <style:style style:name="P29" style:family="paragraph" style:parent-style-name="Standard">
      <style:text-properties style:font-name="Manjari Bold1" fo:font-size="16pt" officeooo:rsid="001c6818" officeooo:paragraph-rsid="001c6818" style:font-size-asian="14pt" style:font-size-complex="16pt"/>
    </style:style>
    <style:style style:name="P30" style:family="paragraph" style:parent-style-name="Standard">
      <style:text-properties style:font-name="Manjari Bold1" fo:font-size="16pt" officeooo:rsid="005e3759" officeooo:paragraph-rsid="000e2a7e" style:font-size-asian="14pt" style:font-size-complex="16pt"/>
    </style:style>
    <style:style style:name="P31" style:family="paragraph" style:parent-style-name="Standard">
      <style:text-properties style:font-name="Manjari Bold1" fo:font-size="16pt" officeooo:rsid="005e3759" officeooo:paragraph-rsid="005e3759" style:font-size-asian="14pt" style:font-size-complex="16pt"/>
    </style:style>
    <style:style style:name="P32" style:family="paragraph" style:parent-style-name="Standard">
      <style:text-properties style:font-name="Manjari Bold1" fo:font-size="16pt" officeooo:rsid="006b3345" officeooo:paragraph-rsid="006b3345" style:font-size-asian="14pt" style:font-size-complex="16pt"/>
    </style:style>
    <style:style style:name="P33" style:family="paragraph" style:parent-style-name="Standard">
      <style:text-properties fo:color="#000000" style:font-name="Manjari Bold" fo:font-size="16pt" officeooo:rsid="0011874f" officeooo:paragraph-rsid="0011874f" style:font-size-asian="16pt" style:font-size-complex="16pt"/>
    </style:style>
    <style:style style:name="P34" style:family="paragraph" style:parent-style-name="Standard">
      <style:text-properties fo:color="#000000" style:font-name="Manjari Bold" fo:font-size="16pt" officeooo:rsid="001c6818" officeooo:paragraph-rsid="001c6818" style:font-size-asian="14pt" style:font-size-complex="16pt"/>
    </style:style>
    <style:style style:name="P35" style:family="paragraph" style:parent-style-name="Standard">
      <style:text-properties fo:color="#000000" style:font-name="Manjari Bold" fo:font-size="18pt" officeooo:rsid="0011874f" officeooo:paragraph-rsid="0011874f" style:font-size-asian="18pt" style:font-size-complex="18pt"/>
    </style:style>
    <style:style style:name="P36" style:family="paragraph" style:parent-style-name="Standard">
      <style:text-properties fo:color="#000000" style:font-name="Manjari Bold1" fo:font-size="16pt" officeooo:rsid="001c6818" officeooo:paragraph-rsid="001c6818" style:font-size-asian="14pt" style:font-size-complex="16pt"/>
    </style:style>
    <style:style style:name="P37" style:family="paragraph" style:parent-style-name="Standard">
      <style:text-properties fo:font-variant="normal" fo:text-transform="none" fo:color="#000000" style:font-name="Manjari Bold" fo:font-size="16pt" fo:letter-spacing="normal" fo:font-style="normal" fo:font-weight="normal" officeooo:rsid="001c6818" officeooo:paragraph-rsid="001c6818" style:font-size-asian="14pt" style:font-size-complex="16pt"/>
    </style:style>
    <style:style style:name="P38" style:family="paragraph" style:parent-style-name="Standard">
      <style:text-properties fo:font-variant="normal" fo:text-transform="none" fo:color="#000000" style:font-name="Manjari Bold" fo:font-size="16pt" fo:letter-spacing="normal" fo:font-style="normal" fo:font-weight="normal" officeooo:rsid="001e3178" officeooo:paragraph-rsid="001e3178" style:font-size-asian="14pt" style:font-size-complex="16pt"/>
    </style:style>
    <style:style style:name="P39" style:family="paragraph" style:parent-style-name="Standard">
      <style:text-properties fo:font-variant="normal" fo:text-transform="none" fo:color="#000000" style:font-name="Manjari Bold" fo:font-size="12pt" fo:letter-spacing="normal" fo:font-style="normal" fo:font-weight="normal" officeooo:rsid="001c6818" officeooo:paragraph-rsid="001c6818" style:font-size-asian="14pt" style:font-size-complex="16pt"/>
    </style:style>
    <style:style style:name="P40" style:family="paragraph" style:parent-style-name="Standard">
      <style:text-properties fo:font-variant="normal" fo:text-transform="none" fo:color="#000000" style:font-name="Manjari Bold1" fo:font-size="12pt" fo:letter-spacing="normal" fo:font-style="normal" fo:font-weight="normal" officeooo:rsid="001c6818" officeooo:paragraph-rsid="001c6818" style:font-size-asian="14pt" style:font-size-complex="16pt"/>
    </style:style>
    <style:style style:name="P41" style:family="paragraph" style:parent-style-name="Standard">
      <style:text-properties style:font-name="Manjari Bold" fo:font-size="16pt" officeooo:rsid="0025c09e" officeooo:paragraph-rsid="00294caf" style:font-size-asian="16pt" style:font-size-complex="16pt"/>
    </style:style>
    <style:style style:name="P42" style:family="paragraph" style:parent-style-name="Text_20_body">
      <style:text-properties fo:color="#000000" style:font-name="Manjari Bold" fo:font-size="16pt" style:font-size-asian="16pt" style:font-size-complex="16pt"/>
    </style:style>
    <style:style style:name="P43" style:family="paragraph" style:parent-style-name="Text_20_body">
      <style:text-properties fo:color="#000000" style:font-name="Manjari Bold" fo:font-size="16pt" officeooo:rsid="00162e8c" officeooo:paragraph-rsid="00162e8c" style:font-size-asian="16pt" style:font-size-complex="16pt"/>
    </style:style>
    <style:style style:name="P44" style:family="paragraph" style:parent-style-name="Text_20_body">
      <style:text-properties fo:color="#000000" style:font-name="Manjari Bold" fo:font-size="16pt" officeooo:rsid="0015d1a0" officeooo:paragraph-rsid="0015d1a0" style:font-size-asian="16pt" style:font-size-complex="16pt"/>
    </style:style>
    <style:style style:name="P45" style:family="paragraph" style:parent-style-name="Text_20_body">
      <style:text-properties fo:color="#000000" style:font-name="Manjari Bold" fo:font-size="16pt" officeooo:rsid="0015d1a0" officeooo:paragraph-rsid="007697b4" style:font-size-asian="16pt" style:font-size-complex="16pt"/>
    </style:style>
    <style:style style:name="P46" style:family="paragraph" style:parent-style-name="Text_20_body">
      <style:text-properties fo:color="#000000" style:font-name="Manjari Bold" fo:font-size="16pt" officeooo:rsid="002c1223" officeooo:paragraph-rsid="002c1223" style:font-size-asian="16pt" style:font-size-complex="16pt"/>
    </style:style>
    <style:style style:name="P47" style:family="paragraph" style:parent-style-name="Text_20_body">
      <style:text-properties fo:color="#000000" style:font-name="Manjari Bold" fo:font-size="16pt" officeooo:rsid="002e11da" officeooo:paragraph-rsid="002e11da" style:font-size-asian="16pt" style:font-size-complex="16pt"/>
    </style:style>
    <style:style style:name="P48" style:family="paragraph" style:parent-style-name="Text_20_body">
      <style:text-properties fo:color="#000000" style:font-name="Manjari Bold" fo:font-size="16pt" officeooo:paragraph-rsid="002e11da" style:font-size-asian="16pt" style:font-size-complex="16pt"/>
    </style:style>
    <style:style style:name="P49" style:family="paragraph" style:parent-style-name="Text_20_body">
      <style:text-properties fo:color="#000000" style:font-name="Manjari Bold" fo:font-size="16pt" officeooo:rsid="0025c09e" officeooo:paragraph-rsid="0025c09e" style:font-size-asian="16pt" style:font-size-complex="16pt"/>
    </style:style>
    <style:style style:name="P50" style:family="paragraph" style:parent-style-name="Text_20_body">
      <style:text-properties fo:color="#000000" style:font-name="Manjari Bold" fo:font-size="16pt" officeooo:paragraph-rsid="0011874f" style:font-size-asian="16pt" style:font-size-complex="16pt"/>
    </style:style>
    <style:style style:name="P51" style:family="paragraph" style:parent-style-name="Text_20_body">
      <style:text-properties fo:color="#000000" style:font-name="Manjari Bold" fo:font-size="16pt" officeooo:rsid="00611089" officeooo:paragraph-rsid="00611089" style:font-size-asian="16pt" style:font-size-complex="16pt"/>
    </style:style>
    <style:style style:name="P52" style:family="paragraph" style:parent-style-name="Text_20_body">
      <style:text-properties fo:color="#000000" style:font-name="Manjari Bold" fo:font-size="16pt" style:text-underline-style="none" style:font-size-asian="16pt" style:font-size-complex="16pt"/>
    </style:style>
    <style:style style:name="P53" style:family="paragraph" style:parent-style-name="Text_20_body">
      <style:text-properties fo:color="#000000" style:font-name="Manjari Bold" fo:font-size="16pt" style:text-underline-style="none" officeooo:rsid="002a5ca5" officeooo:paragraph-rsid="007860ee" style:font-size-asian="16pt" style:font-size-complex="16pt"/>
    </style:style>
    <style:style style:name="P54" style:family="paragraph" style:parent-style-name="Text_20_body">
      <style:text-properties fo:color="#000000" style:font-name="Manjari Bold" fo:font-size="16pt" style:text-underline-style="none" officeooo:rsid="002c1223" officeooo:paragraph-rsid="002c1223" style:font-size-asian="16pt" style:font-size-complex="16pt"/>
    </style:style>
    <style:style style:name="P55" style:family="paragraph" style:parent-style-name="Text_20_body">
      <style:text-properties fo:color="#000000" style:font-name="Manjari Bold" fo:font-size="16pt" style:text-underline-style="none" officeooo:rsid="00294caf" officeooo:paragraph-rsid="00294caf" style:font-size-asian="16pt" style:font-size-complex="16pt"/>
    </style:style>
    <style:style style:name="P56" style:family="paragraph" style:parent-style-name="Text_20_body">
      <style:text-properties fo:color="#000000" style:font-name="Manjari Bold" fo:font-size="16pt" style:text-underline-style="none" officeooo:rsid="002dfd3f" officeooo:paragraph-rsid="002dfd3f" style:font-size-asian="16pt" style:font-size-complex="16pt"/>
    </style:style>
    <style:style style:name="P57" style:family="paragraph" style:parent-style-name="Text_20_body">
      <style:text-properties fo:color="#000000" style:font-name="Manjari Bold" fo:font-size="16pt" style:text-underline-style="solid" style:text-underline-width="auto" style:text-underline-color="font-color" officeooo:rsid="00294caf" officeooo:paragraph-rsid="00294caf" style:font-size-asian="16pt" style:font-size-complex="16pt"/>
    </style:style>
    <style:style style:name="P58" style:family="paragraph" style:parent-style-name="Text_20_body">
      <style:text-properties fo:color="#000000" style:font-name="Manjari Bold" fo:font-size="16pt" style:text-underline-style="solid" style:text-underline-width="auto" style:text-underline-color="font-color" officeooo:rsid="00294caf" officeooo:paragraph-rsid="007860ee" style:font-size-asian="16pt" style:font-size-complex="16pt"/>
    </style:style>
    <style:style style:name="P59" style:family="paragraph" style:parent-style-name="Text_20_body">
      <style:text-properties fo:color="#000000" style:font-name="Manjari Bold" fo:font-size="18pt" officeooo:rsid="0021a165" officeooo:paragraph-rsid="0021a165" style:font-size-asian="18pt" style:font-size-complex="18pt"/>
    </style:style>
    <style:style style:name="P60" style:family="paragraph" style:parent-style-name="Text_20_body">
      <style:text-properties fo:color="#000000" style:font-name="Manjari Bold" officeooo:paragraph-rsid="002e11da"/>
    </style:style>
    <style:style style:name="P61" style:family="paragraph" style:parent-style-name="Text_20_body">
      <style:text-properties fo:color="#000000" style:font-name="Manjari Bold" officeooo:paragraph-rsid="003845bc"/>
    </style:style>
    <style:style style:name="P62" style:family="paragraph" style:parent-style-name="Text_20_body">
      <style:text-properties style:font-name="Manjari Bold" fo:font-size="16pt" style:text-underline-style="none" officeooo:rsid="002dfd3f" officeooo:paragraph-rsid="002dfd3f" style:font-size-asian="16pt" style:font-size-complex="16pt"/>
    </style:style>
    <style:style style:name="P63" style:family="paragraph" style:parent-style-name="Text_20_body">
      <style:text-properties style:font-name="Manjari Bold" fo:font-size="16pt" officeooo:rsid="0025c09e" style:font-size-asian="16pt" style:font-size-complex="16pt"/>
    </style:style>
    <style:style style:name="P64" style:family="paragraph" style:parent-style-name="Text_20_body">
      <style:text-properties style:font-name="Manjari Bold" fo:font-size="16pt" officeooo:rsid="0025c09e" officeooo:paragraph-rsid="002e11da" style:font-size-asian="16pt" style:font-size-complex="16pt"/>
    </style:style>
    <style:style style:name="P65" style:family="paragraph" style:parent-style-name="Text_20_body">
      <style:text-properties style:font-name="Manjari Bold" fo:font-size="16pt" officeooo:rsid="0025c09e" officeooo:paragraph-rsid="0025c09e" style:font-size-asian="16pt" style:font-size-complex="16pt"/>
    </style:style>
    <style:style style:name="P66" style:family="paragraph" style:parent-style-name="Text_20_body">
      <style:text-properties style:font-name="Manjari Bold" fo:font-size="16pt" officeooo:rsid="0025c09e" officeooo:paragraph-rsid="00294caf" style:font-size-asian="16pt" style:font-size-complex="16pt"/>
    </style:style>
    <style:style style:name="P67" style:family="paragraph" style:parent-style-name="Text_20_body">
      <style:text-properties style:font-name="Manjari Bold" fo:font-size="16pt" officeooo:rsid="0025c09e" officeooo:paragraph-rsid="0035fede" style:font-size-asian="16pt" style:font-size-complex="16pt"/>
    </style:style>
    <style:style style:name="P68" style:family="paragraph" style:parent-style-name="Text_20_body">
      <style:text-properties style:font-name="Manjari Bold" fo:font-size="16pt" officeooo:rsid="0025c09e" officeooo:paragraph-rsid="00389d14" style:font-size-asian="16pt" style:font-size-complex="16pt"/>
    </style:style>
    <style:style style:name="P69" style:family="paragraph" style:parent-style-name="Text_20_body">
      <style:text-properties style:font-name="Manjari Bold" fo:font-size="16pt" officeooo:rsid="0025c09e" officeooo:paragraph-rsid="003998a8" style:font-size-asian="16pt" style:font-size-complex="16pt"/>
    </style:style>
    <style:style style:name="P70" style:family="paragraph" style:parent-style-name="Text_20_body">
      <style:text-properties style:font-name="Manjari Bold" fo:font-size="16pt" officeooo:rsid="0025c09e" officeooo:paragraph-rsid="003b0ad5" style:font-size-asian="16pt" style:font-size-complex="16pt"/>
    </style:style>
    <style:style style:name="P71" style:family="paragraph" style:parent-style-name="Text_20_body">
      <style:text-properties style:font-name="Manjari Bold" fo:font-size="16pt" officeooo:rsid="0025c09e" officeooo:paragraph-rsid="003b53fb" style:font-size-asian="16pt" style:font-size-complex="16pt"/>
    </style:style>
    <style:style style:name="P72" style:family="paragraph" style:parent-style-name="Text_20_body">
      <style:text-properties style:font-name="Manjari Bold" fo:font-size="16pt" officeooo:rsid="0025c09e" officeooo:paragraph-rsid="003ed1fe" style:font-size-asian="16pt" style:font-size-complex="16pt"/>
    </style:style>
    <style:style style:name="P73" style:family="paragraph" style:parent-style-name="Text_20_body">
      <style:text-properties style:font-name="Manjari Bold" fo:font-size="16pt" officeooo:rsid="0025c09e" officeooo:paragraph-rsid="0041ee6e" style:font-size-asian="16pt" style:font-size-complex="16pt"/>
    </style:style>
    <style:style style:name="P74" style:family="paragraph" style:parent-style-name="Text_20_body">
      <style:text-properties style:font-name="Manjari Bold" fo:font-size="16pt" officeooo:rsid="0025c09e" officeooo:paragraph-rsid="00459020" style:font-size-asian="16pt" style:font-size-complex="16pt"/>
    </style:style>
    <style:style style:name="P75" style:family="paragraph" style:parent-style-name="Text_20_body">
      <style:text-properties style:font-name="Manjari Bold" fo:font-size="16pt" officeooo:rsid="0025c09e" officeooo:paragraph-rsid="0047b19b" style:font-size-asian="16pt" style:font-size-complex="16pt"/>
    </style:style>
    <style:style style:name="P76" style:family="paragraph" style:parent-style-name="Text_20_body">
      <style:text-properties style:font-name="Manjari Bold" fo:font-size="16pt" officeooo:rsid="0025c09e" officeooo:paragraph-rsid="00485ebb" style:font-size-asian="16pt" style:font-size-complex="16pt"/>
    </style:style>
    <style:style style:name="P77" style:family="paragraph" style:parent-style-name="Text_20_body">
      <style:text-properties style:font-name="Manjari Bold" fo:font-size="16pt" officeooo:rsid="0025c09e" officeooo:paragraph-rsid="004a4e2c" style:font-size-asian="16pt" style:font-size-complex="16pt"/>
    </style:style>
    <style:style style:name="P78" style:family="paragraph" style:parent-style-name="Text_20_body">
      <style:text-properties style:font-name="Manjari Bold" fo:font-size="16pt" officeooo:rsid="0025c09e" officeooo:paragraph-rsid="004ab137" style:font-size-asian="16pt" style:font-size-complex="16pt"/>
    </style:style>
    <style:style style:name="P79" style:family="paragraph" style:parent-style-name="Text_20_body">
      <style:text-properties style:font-name="Manjari Bold" fo:font-size="16pt" officeooo:rsid="0025c09e" officeooo:paragraph-rsid="0050177c" style:font-size-asian="16pt" style:font-size-complex="16pt"/>
    </style:style>
    <style:style style:name="P80" style:family="paragraph" style:parent-style-name="Text_20_body">
      <style:text-properties style:font-name="Manjari Bold" fo:font-size="16pt" officeooo:rsid="0025c09e" officeooo:paragraph-rsid="0052251e" style:font-size-asian="16pt" style:font-size-complex="16pt"/>
    </style:style>
    <style:style style:name="P81" style:family="paragraph" style:parent-style-name="Text_20_body">
      <style:text-properties style:font-name="Manjari Bold" fo:font-size="16pt" officeooo:rsid="0011874f" officeooo:paragraph-rsid="0011874f" style:font-size-asian="16pt" style:font-size-complex="16pt"/>
    </style:style>
    <style:style style:name="P82" style:family="paragraph" style:parent-style-name="Text_20_body">
      <style:text-properties style:font-name="Manjari Bold" fo:font-size="16pt" officeooo:rsid="001901c7" officeooo:paragraph-rsid="001901c7" style:font-size-asian="16pt" style:font-size-complex="16pt"/>
    </style:style>
    <style:style style:name="P83" style:family="paragraph" style:parent-style-name="Text_20_body">
      <style:text-properties style:font-name="Manjari Bold" fo:font-size="16pt" officeooo:rsid="0015d1a0" officeooo:paragraph-rsid="0015d1a0" style:font-size-asian="16pt" style:font-size-complex="16pt"/>
    </style:style>
    <style:style style:name="P84" style:family="paragraph" style:parent-style-name="Text_20_body">
      <style:text-properties style:font-name="Manjari Bold" fo:font-size="16pt" officeooo:rsid="001b3e02" officeooo:paragraph-rsid="001b3e02" style:font-size-asian="16pt" style:font-size-complex="16pt"/>
    </style:style>
    <style:style style:name="P85" style:family="paragraph" style:parent-style-name="Text_20_body">
      <style:text-properties style:font-name="Manjari Bold" fo:font-size="16pt" officeooo:rsid="00294caf" officeooo:paragraph-rsid="00294caf" style:font-size-asian="16pt" style:font-size-complex="16pt"/>
    </style:style>
    <style:style style:name="P86" style:family="paragraph" style:parent-style-name="Text_20_body">
      <style:text-properties style:font-name="Manjari Bold" fo:font-size="16pt" officeooo:rsid="002a5ca5" officeooo:paragraph-rsid="002a5ca5" style:font-size-asian="16pt" style:font-size-complex="16pt"/>
    </style:style>
    <style:style style:name="P87" style:family="paragraph" style:parent-style-name="Text_20_body">
      <style:text-properties style:font-name="Manjari Bold" fo:font-size="16pt" officeooo:rsid="002c1223" officeooo:paragraph-rsid="002c1223" style:font-size-asian="16pt" style:font-size-complex="16pt"/>
    </style:style>
    <style:style style:name="P88" style:family="paragraph" style:parent-style-name="Text_20_body">
      <style:text-properties style:font-name="Manjari Bold" fo:font-size="16pt" officeooo:rsid="0021a165" officeooo:paragraph-rsid="0021a165" style:font-size-asian="16pt" style:font-size-complex="16pt"/>
    </style:style>
    <style:style style:name="P89" style:family="paragraph" style:parent-style-name="Text_20_body">
      <style:text-properties fo:font-variant="normal" fo:text-transform="none" fo:color="#000000" style:font-name="Manjari Bold" fo:font-size="16pt" fo:letter-spacing="normal" fo:font-style="normal" fo:font-weight="normal" officeooo:paragraph-rsid="0011874f" style:font-size-asian="16pt" style:font-size-complex="16pt"/>
    </style:style>
    <style:style style:name="P90" style:family="paragraph" style:parent-style-name="Text_20_body">
      <style:text-properties fo:font-variant="normal" fo:text-transform="none" fo:color="#000000" style:font-name="Manjari Bold" fo:font-size="16pt" fo:letter-spacing="normal" fo:font-style="normal" fo:font-weight="normal" officeooo:rsid="0011874f" officeooo:paragraph-rsid="0011874f" style:font-size-asian="16pt" style:font-size-complex="16pt"/>
    </style:style>
    <style:style style:name="P91" style:family="paragraph" style:parent-style-name="Text_20_body">
      <style:text-properties fo:font-variant="normal" fo:text-transform="none" fo:color="#000000" style:font-name="Manjari Bold" fo:font-size="16pt" fo:letter-spacing="normal" fo:font-style="normal" style:text-underline-style="none" fo:font-weight="normal" officeooo:rsid="002dfd3f" officeooo:paragraph-rsid="002dfd3f" style:font-size-asian="16pt" style:font-size-complex="16pt"/>
    </style:style>
    <style:style style:name="P92" style:family="paragraph" style:parent-style-name="Text_20_body">
      <style:text-properties fo:font-variant="normal" fo:text-transform="none" fo:color="#000000" style:font-name="Manjari Bold" fo:font-size="16pt" fo:letter-spacing="normal" fo:font-style="normal" style:text-underline-style="none" fo:font-weight="normal" officeooo:rsid="002c1223" officeooo:paragraph-rsid="002c1223" style:font-size-asian="16pt" style:font-size-complex="16pt"/>
    </style:style>
    <style:style style:name="P93" style:family="paragraph" style:parent-style-name="Text_20_body">
      <style:text-properties fo:font-variant="normal" fo:text-transform="none" fo:color="#000000" style:font-name="Manjari Bold" fo:font-size="16pt" fo:letter-spacing="normal" fo:font-style="normal" style:text-underline-style="solid" style:text-underline-width="auto" style:text-underline-color="font-color" fo:font-weight="normal" officeooo:rsid="002c1223" officeooo:paragraph-rsid="002c1223" style:font-size-asian="16pt" style:font-size-complex="16pt"/>
    </style:style>
    <style:style style:name="P94" style:family="paragraph" style:parent-style-name="Text_20_body">
      <style:text-properties fo:font-variant="normal" fo:text-transform="none" fo:color="#000000" style:font-name="Manjari Bold" fo:font-size="12pt" fo:letter-spacing="normal" fo:font-style="normal" fo:font-weight="normal" officeooo:rsid="001c6818" officeooo:paragraph-rsid="001c6818" style:font-size-asian="14pt" style:font-size-complex="16pt"/>
    </style:style>
    <style:style style:name="P95" style:family="paragraph" style:parent-style-name="Text_20_body">
      <style:text-properties fo:font-variant="normal" fo:text-transform="none" fo:color="#000000" style:font-name="Manjari Bold" fo:font-size="18pt" fo:letter-spacing="normal" fo:font-style="normal" fo:font-weight="normal" officeooo:rsid="0011874f" officeooo:paragraph-rsid="0011874f" style:font-size-asian="18pt" style:font-size-complex="18pt"/>
    </style:style>
    <style:style style:name="P96" style:family="paragraph" style:parent-style-name="Text_20_body">
      <style:text-properties fo:font-variant="normal" fo:text-transform="none" fo:color="#000000" style:font-name="Manjari Bold" fo:font-size="18pt" fo:letter-spacing="normal" fo:font-style="normal" fo:font-weight="normal" officeooo:paragraph-rsid="0021a165" style:font-size-asian="18pt" style:font-size-complex="18pt"/>
    </style:style>
    <style:style style:name="P97" style:family="paragraph" style:parent-style-name="Text_20_body">
      <style:text-properties fo:font-variant="normal" fo:text-transform="none" fo:color="#000000" style:font-name="Manjari Bold" fo:font-size="15pt" fo:letter-spacing="normal" fo:font-style="normal" style:text-underline-style="none" fo:font-weight="normal" officeooo:rsid="002c1223" officeooo:paragraph-rsid="002c1223" style:font-size-asian="15pt" style:font-size-complex="15pt"/>
    </style:style>
    <style:style style:name="P98" style:family="paragraph" style:parent-style-name="Text_20_body">
      <style:paragraph-properties fo:orphans="2" fo:widows="2"/>
      <style:text-properties fo:font-variant="normal" fo:text-transform="none" fo:color="#000000" style:font-name="Manjari Bold1" fo:font-size="18pt" fo:letter-spacing="normal" fo:font-style="normal" fo:font-weight="normal" fo:background-color="#ffffff" style:font-size-asian="18pt" style:font-size-complex="18pt" loext:padding="0cm" loext:border="none"/>
    </style:style>
    <style:style style:name="P99" style:family="paragraph" style:parent-style-name="Text_20_body">
      <style:paragraph-properties fo:orphans="2" fo:widows="2"/>
      <style:text-properties fo:font-variant="normal" fo:text-transform="none" fo:color="#000000" style:font-name="Calibri" fo:font-size="12pt" fo:letter-spacing="normal" fo:font-style="normal" fo:font-weight="normal" fo:background-color="#ffffff" loext:padding="0cm" loext:border="none"/>
    </style:style>
    <style:style style:name="P100" style:family="paragraph" style:parent-style-name="Text_20_body">
      <style:paragraph-properties fo:text-align="justify" style:justify-single-word="false" fo:orphans="2" fo:widows="2"/>
      <style:text-properties fo:font-variant="normal" fo:text-transform="none" fo:color="#222222" style:font-name="inherit" fo:font-size="11.25pt" fo:letter-spacing="normal" fo:font-style="normal" fo:font-weight="normal" fo:background-color="#ffffff" loext:padding="0cm" loext:border="none"/>
    </style:style>
    <style:style style:name="P101" style:family="paragraph" style:parent-style-name="Text_20_body">
      <style:text-properties officeooo:paragraph-rsid="0014a7d4"/>
    </style:style>
    <style:style style:name="P102" style:family="paragraph" style:parent-style-name="Text_20_body">
      <style:text-properties officeooo:paragraph-rsid="002e11da"/>
    </style:style>
    <style:style style:name="P103" style:family="paragraph" style:parent-style-name="Text_20_body">
      <style:text-properties officeooo:paragraph-rsid="0035fede"/>
    </style:style>
    <style:style style:name="P104" style:family="paragraph" style:parent-style-name="Text_20_body">
      <style:text-properties officeooo:paragraph-rsid="0049372a"/>
    </style:style>
    <style:style style:name="P105" style:family="paragraph" style:parent-style-name="Text_20_body">
      <style:text-properties officeooo:paragraph-rsid="004ab137"/>
    </style:style>
    <style:style style:name="P106" style:family="paragraph" style:parent-style-name="Text_20_body">
      <style:text-properties officeooo:paragraph-rsid="005e3759"/>
    </style:style>
    <style:style style:name="P107" style:family="paragraph" style:parent-style-name="Text_20_body">
      <style:paragraph-properties fo:margin-left="0cm" fo:margin-right="0cm" fo:margin-top="0cm" fo:margin-bottom="0cm" loext:contextual-spacing="false" style:line-height-at-least="0.635cm" fo:orphans="2" fo:widows="2" fo:text-indent="0cm" style:auto-text-indent="false" fo:padding="0cm" fo:border="none"/>
    </style:style>
    <style:style style:name="P108" style:family="paragraph" style:parent-style-name="Text_20_body">
      <style:paragraph-properties fo:margin-left="0cm" fo:margin-right="0cm" fo:margin-top="0cm" fo:margin-bottom="0cm" loext:contextual-spacing="false" style:line-height-at-least="0.635cm" fo:orphans="2" fo:widows="2" fo:text-indent="0cm" style:auto-text-indent="false" fo:padding="0cm" fo:border="none"/>
      <style:text-properties fo:font-variant="normal" fo:text-transform="none" fo:color="#000000" style:font-name="Manjari Bold" fo:font-size="16pt" fo:letter-spacing="normal" fo:font-style="normal" fo:font-weight="normal" style:font-size-asian="16pt" style:font-size-complex="16pt"/>
    </style:style>
    <style:style style:name="P10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Manjari Bold1" fo:font-size="18pt" fo:letter-spacing="normal" fo:font-style="normal" fo:font-weight="normal" fo:background-color="#ffffff" style:font-size-asian="18pt" style:font-size-complex="18pt" loext:padding="0cm" loext:border="none"/>
    </style:style>
    <style:style style:name="P11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Manjari Bold1" fo:font-size="18pt" fo:letter-spacing="normal" fo:font-style="normal" fo:font-weight="normal" fo:background-color="#ffffff" style:font-size-asian="18pt" style:font-size-complex="18pt" loext:padding="0cm" loext:border="none"/>
    </style:style>
    <style:style style:name="P11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Manjari Bold1" fo:font-size="18pt" fo:letter-spacing="normal" fo:font-style="normal" fo:font-weight="normal" officeooo:rsid="0035fede" officeooo:paragraph-rsid="0035fede" fo:background-color="#ffffff" style:font-size-asian="18pt" style:font-size-complex="18pt" loext:padding="0cm" loext:border="none"/>
    </style:style>
    <style:style style:name="P11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Manjari Bold1" fo:font-size="18pt" fo:letter-spacing="normal" fo:font-style="normal" style:text-underline-style="solid" style:text-underline-width="auto" style:text-underline-color="font-color" fo:font-weight="normal" fo:background-color="#ffffff" style:font-size-asian="18pt" style:font-size-complex="18pt" loext:padding="0cm" loext:border="none"/>
    </style:style>
    <style:style style:name="P11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Manjari Bold1" fo:font-size="18pt" fo:letter-spacing="normal" fo:font-style="normal" style:text-underline-style="solid" style:text-underline-width="auto" style:text-underline-color="font-color" fo:font-weight="normal" officeooo:rsid="003d4298" officeooo:paragraph-rsid="003d4298" fo:background-color="#ffffff" style:font-size-asian="18pt" style:font-size-complex="18pt" loext:padding="0cm" loext:border="none"/>
    </style:style>
    <style:style style:name="P11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Manjari Bold1" fo:font-size="18pt" fo:letter-spacing="normal" fo:background-color="#ffffff" style:font-size-asian="18pt" style:font-size-complex="18pt" loext:padding="0cm" loext:border="none"/>
    </style:style>
    <style:style style:name="P11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35162" style:font-name="Manjari Bold1" fo:font-size="18pt" fo:letter-spacing="normal" fo:font-style="normal" fo:font-weight="normal" fo:background-color="#ffffff" style:font-size-asian="18pt" style:font-size-complex="18pt" loext:padding="0cm" loext:border="none"/>
    </style:style>
    <style:style style:name="P11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435162" style:font-name="Manjari Bold1" fo:font-size="18pt" fo:letter-spacing="normal" fo:font-style="normal" fo:font-weight="normal" fo:background-color="#ffffff" style:font-size-asian="18pt" style:font-size-complex="18pt" loext:padding="0cm" loext:border="none"/>
    </style:style>
    <style:style style:name="P11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435162" style:font-name="Manjari Bold1" fo:font-size="18pt" fo:letter-spacing="normal" fo:font-style="normal" fo:font-weight="normal" officeooo:rsid="0035fede" officeooo:paragraph-rsid="0035fede" fo:background-color="#ffffff" style:font-size-asian="18pt" style:font-size-complex="18pt" loext:padding="0cm" loext:border="none"/>
    </style:style>
    <style:style style:name="P11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35162" style:font-name="Manjari Bold1" fo:font-size="18pt" fo:letter-spacing="normal" fo:font-style="normal" fo:font-weight="normal" officeooo:rsid="003dc97d" officeooo:paragraph-rsid="003dc97d" fo:background-color="#ffffff" style:font-size-asian="18pt" style:font-size-complex="18pt" loext:padding="0cm" loext:border="none"/>
    </style:style>
    <style:style style:name="P11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35162" style:font-name="Manjari Bold1" fo:font-size="18pt" fo:letter-spacing="normal" fo:background-color="#ffffff" style:font-size-asian="18pt" style:font-size-complex="18pt" loext:padding="0cm" loext:border="none"/>
    </style:style>
    <style:style style:name="P12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435162" style:font-name="Manjari Bold1" fo:font-size="18pt" fo:letter-spacing="normal" fo:background-color="#ffffff" style:font-size-asian="18pt" style:font-size-complex="18pt" loext:padding="0cm" loext:border="none"/>
    </style:style>
    <style:style style:name="P12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54e54" style:font-name="PT Sans" fo:letter-spacing="normal" fo:font-style="normal" fo:font-weight="normal"/>
    </style:style>
    <style:style style:name="P12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54e54" style:font-name="PT Sans" fo:letter-spacing="normal" fo:font-style="normal" fo:font-weight="normal" officeooo:paragraph-rsid="00485ebb"/>
    </style:style>
    <style:style style:name="P123"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12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485ebb"/>
    </style:style>
    <style:style style:name="P12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color="#435162" style:font-name="Manjari Bold1" fo:font-size="18pt" style:font-size-asian="18pt" style:font-size-complex="18pt" loext:padding="0cm" loext:border="none"/>
    </style:style>
    <style:style style:name="P126" style:family="paragraph" style:parent-style-name="Heading_20_4">
      <style:paragraph-properties fo:margin-left="0cm" fo:margin-right="0cm" fo:margin-top="0cm" fo:margin-bottom="0cm" loext:contextual-spacing="false" fo:line-height="120%" fo:orphans="2" fo:widows="2" fo:text-indent="0cm" style:auto-text-indent="false" fo:padding="0cm" fo:border="none"/>
    </style:style>
    <style:style style:name="P127" style:family="paragraph" style:parent-style-name="Heading_20_3">
      <style:paragraph-properties fo:margin-left="0cm" fo:margin-right="0cm" fo:margin-top="0cm" fo:margin-bottom="0cm" loext:contextual-spacing="false" fo:orphans="2" fo:widows="2" fo:text-indent="0cm" style:auto-text-indent="false" fo:padding="0cm" fo:border="none"/>
    </style:style>
    <style:style style:name="P128" style:family="paragraph" style:parent-style-name="Heading_20_3">
      <style:paragraph-properties fo:margin-left="0cm" fo:margin-right="0cm" fo:margin-top="0cm" fo:margin-bottom="0cm" loext:contextual-spacing="false" style:line-height-at-least="0.582cm" fo:orphans="2" fo:widows="2" fo:text-indent="0cm" style:auto-text-indent="false" fo:padding="0cm" fo:border="none"/>
    </style:style>
    <style:style style:name="P129" style:family="paragraph" style:parent-style-name="Heading_20_3">
      <style:paragraph-properties fo:margin-left="0cm" fo:margin-right="0cm" fo:margin-top="0cm" fo:margin-bottom="0cm" loext:contextual-spacing="false" style:line-height-at-least="0.529cm" fo:orphans="2" fo:widows="2" fo:text-indent="0cm" style:auto-text-indent="false" fo:padding="0cm" fo:border="none"/>
      <style:text-properties fo:font-variant="normal" fo:text-transform="none" fo:color="#000000" style:font-name="Manjari Bold1" fo:font-size="18pt" fo:letter-spacing="normal" fo:font-style="normal" fo:font-weight="normal" fo:background-color="#ffffff" style:font-size-asian="18pt" style:font-size-complex="18pt" loext:padding="0cm" loext:border="none"/>
    </style:style>
    <style:style style:name="P130" style:family="paragraph" style:parent-style-name="Heading_20_2">
      <style:paragraph-properties fo:margin-left="0cm" fo:margin-right="0cm" fo:margin-top="0cm" fo:margin-bottom="0cm" loext:contextual-spacing="false" style:line-height-at-least="0.661cm" fo:orphans="2" fo:widows="2" fo:text-indent="0cm" style:auto-text-indent="false" fo:padding="0cm" fo:border="none"/>
    </style:style>
    <style:style style:name="P131" style:family="paragraph" style:parent-style-name="Standard">
      <style:paragraph-properties fo:margin-left="0cm" fo:margin-right="0cm" fo:margin-top="0cm" fo:margin-bottom="0cm" loext:contextual-spacing="false" fo:orphans="2" fo:widows="2" fo:text-indent="0cm" style:auto-text-indent="false"/>
    </style:style>
    <style:style style:name="P132"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Manjari Bold" fo:font-size="16pt" fo:letter-spacing="normal" fo:font-style="normal" fo:font-weight="normal" fo:background-color="#ffffff" style:font-size-asian="16pt" style:font-size-complex="16pt" loext:padding="0cm" loext:border="none"/>
    </style:style>
    <style:style style:name="P133"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Manjari Bold" fo:font-size="16pt" fo:letter-spacing="normal" fo:font-style="normal" fo:font-weight="normal" style:font-size-asian="16pt" style:font-size-complex="16pt" loext:padding="0cm" loext:border="none"/>
    </style:style>
    <style:style style:name="P134"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Manjari Bold" fo:font-size="16pt" fo:letter-spacing="normal" fo:font-style="normal" fo:font-weight="bold" fo:background-color="#ffffff" style:font-size-asian="16pt" style:font-size-complex="16pt" loext:padding="0cm" loext:border="none"/>
    </style:style>
    <style:style style:name="P135"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Manjari Bold" fo:font-size="16pt" fo:letter-spacing="normal" fo:background-color="#ffffff" style:font-size-asian="16pt" style:font-size-complex="16pt" loext:padding="0cm" loext:border="none"/>
    </style:style>
    <style:style style:name="P13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525255" style:font-name="calibri" fo:letter-spacing="normal" fo:font-style="normal" fo:font-weight="normal"/>
    </style:style>
    <style:style style:name="P13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13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139"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orphans="2" fo:widows="2" fo:text-indent="0cm" style:auto-text-indent="false" fo:background-color="#ffffff"/>
    </style:style>
    <style:style style:name="P14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loext:padding="0cm" loext:border="none"/>
    </style:style>
    <style:style style:name="P141" style:family="paragraph" style:parent-style-name="Heading_20_3">
      <loext:graphic-properties draw:fill="solid" draw:fill-color="#ffffff" draw:opacity="100%"/>
      <style:paragraph-properties fo:margin-left="0cm" fo:margin-right="0cm" fo:margin-top="0cm" fo:margin-bottom="0cm" loext:contextual-spacing="false" style:line-height-at-least="0.794cm" fo:orphans="2" fo:widows="2" fo:text-indent="0cm" style:auto-text-indent="false" fo:background-color="#ffffff"/>
    </style:style>
    <style:style style:name="P142" style:family="paragraph" style:parent-style-name="Heading_20_3">
      <loext:graphic-properties draw:fill="solid" draw:fill-color="#ffffff" draw:opacity="100%"/>
      <style:paragraph-properties fo:margin-left="0cm" fo:margin-right="0cm" fo:margin-top="0cm" fo:margin-bottom="0cm" loext:contextual-spacing="false" style:line-height-at-least="0.794cm" fo:text-align="justify" style:justify-single-word="false" fo:orphans="2" fo:widows="2" fo:text-indent="0cm" style:auto-text-indent="false" fo:background-color="#ffffff"/>
    </style:style>
    <style:style style:name="P143" style:family="paragraph" style:parent-style-name="Heading_20_4">
      <style:paragraph-properties fo:margin-left="0cm" fo:margin-right="0cm" fo:margin-top="0cm" fo:margin-bottom="0.265cm" loext:contextual-spacing="false" fo:line-height="120%" fo:orphans="2" fo:widows="2" fo:text-indent="0cm" style:auto-text-indent="false" fo:padding="0cm" fo:border="none"/>
      <style:text-properties fo:font-variant="normal" fo:text-transform="none" fo:color="#000000" style:font-name="Manjari Bold" fo:font-size="16pt" fo:letter-spacing="normal" fo:font-style="normal" style:font-size-asian="16pt" style:font-size-complex="16pt"/>
    </style:style>
    <style:style style:name="P144" style:family="paragraph" style:parent-style-name="Heading_20_4">
      <style:paragraph-properties fo:margin-left="0cm" fo:margin-right="0cm" fo:margin-top="0cm" fo:margin-bottom="0.265cm" loext:contextual-spacing="false" fo:line-height="120%" fo:orphans="2" fo:widows="2" fo:text-indent="0cm" style:auto-text-indent="false" fo:padding="0cm" fo:border="none"/>
      <style:text-properties fo:font-variant="normal" fo:text-transform="none" fo:color="#000000" style:font-name="Manjari Bold" fo:font-size="18pt" fo:letter-spacing="normal" fo:font-style="normal" style:font-size-asian="18pt" style:font-size-complex="18pt"/>
    </style:style>
    <style:style style:name="P145" style:family="paragraph" style:parent-style-name="Text_20_body">
      <style:paragraph-properties fo:margin-left="0cm" fo:margin-right="0cm" fo:margin-top="0cm" fo:margin-bottom="0.661cm" loext:contextual-spacing="false" style:line-height-at-least="0.635cm" fo:orphans="2" fo:widows="2" fo:text-indent="0cm" style:auto-text-indent="false" fo:padding="0cm" fo:border="none"/>
      <style:text-properties fo:font-variant="normal" fo:text-transform="none" fo:color="#000000" style:font-name="Manjari Bold" fo:font-size="16pt" fo:letter-spacing="normal" fo:font-style="normal" fo:font-weight="normal" style:font-size-asian="16pt" style:font-size-complex="16pt"/>
    </style:style>
    <style:style style:name="P146" style:family="paragraph" style:parent-style-name="Text_20_body">
      <style:paragraph-properties fo:margin-left="0cm" fo:margin-right="0cm" fo:margin-top="0cm" fo:margin-bottom="0.661cm" loext:contextual-spacing="false" style:line-height-at-least="0.635cm" fo:orphans="2" fo:widows="2" fo:text-indent="0cm" style:auto-text-indent="false" fo:padding="0cm" fo:border="none"/>
      <style:text-properties fo:font-variant="normal" fo:text-transform="none" fo:color="#000000" style:font-name="Manjari Bold" fo:font-size="18pt" fo:letter-spacing="normal" fo:font-style="normal" fo:font-weight="normal" style:font-size-asian="18pt" style:font-size-complex="18pt"/>
    </style:style>
    <style:style style:name="P147" style:family="paragraph" style:parent-style-name="Text_20_body">
      <style:paragraph-properties fo:margin-left="0cm" fo:margin-right="0cm" fo:orphans="2" fo:widows="2" fo:text-indent="0cm" style:auto-text-indent="false"/>
      <style:text-properties fo:font-variant="normal" fo:text-transform="none" fo:color="#000000" style:font-name="Manjari Bold1" fo:font-size="18pt" fo:letter-spacing="normal" fo:font-style="normal" fo:font-weight="normal" fo:background-color="#ffffff" style:font-size-asian="18pt" style:font-size-complex="18pt" loext:padding="0cm" loext:border="none"/>
    </style:style>
    <style:style style:name="P14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22222" style:font-name="inherit" fo:font-size="11.25pt" fo:letter-spacing="normal" fo:font-style="normal" fo:font-weight="normal" fo:background-color="#ffffff" loext:padding="0cm" loext:border="none"/>
    </style:style>
    <style:style style:name="P149" style:family="paragraph" style:parent-style-name="Text_20_body">
      <style:paragraph-properties fo:margin-left="0cm" fo:margin-right="0cm" fo:orphans="2" fo:widows="2" fo:text-indent="0cm" style:auto-text-indent="false"/>
      <style:text-properties style:font-name="Manjari Bold" fo:font-size="16pt" officeooo:rsid="0025c09e" officeooo:paragraph-rsid="003845bc" style:font-size-asian="16pt" style:font-size-complex="16pt"/>
    </style:style>
    <style:style style:name="P150" style:family="paragraph" style:parent-style-name="Text_20_body">
      <style:paragraph-properties fo:margin-left="0cm" fo:margin-right="0cm" fo:text-align="start" style:justify-single-word="false" fo:orphans="2" fo:widows="2" fo:text-indent="0cm" style:auto-text-indent="false"/>
    </style:style>
    <style:style style:name="P151" style:family="paragraph" style:parent-style-name="Text_20_body">
      <style:paragraph-properties fo:margin-left="0cm" fo:margin-right="0cm" fo:margin-top="0cm" fo:margin-bottom="0.247cm" loext:contextual-spacing="false" fo:orphans="2" fo:widows="2" fo:text-indent="0cm" style:auto-text-indent="false"/>
    </style:style>
    <style:style style:name="P152" style:family="paragraph" style:parent-style-name="Text_20_body">
      <style:paragraph-properties fo:margin-left="0cm" fo:margin-right="0cm" fo:margin-top="0cm" fo:margin-bottom="0.247cm" loext:contextual-spacing="false" fo:orphans="2" fo:widows="2" fo:text-indent="0cm" style:auto-text-indent="false"/>
      <style:text-properties fo:font-variant="normal" fo:text-transform="none" fo:color="#000000" style:font-name="Manjari Bold" fo:font-size="16pt" fo:letter-spacing="normal" fo:font-style="normal" fo:font-weight="normal" style:font-size-asian="16pt" style:font-size-complex="16pt"/>
    </style:style>
    <style:style style:name="P153" style:family="paragraph" style:parent-style-name="Standard">
      <style:paragraph-properties fo:margin-left="0cm" fo:margin-right="0cm" fo:margin-top="0.053cm" fo:margin-bottom="0.247cm" loext:contextual-spacing="false" style:line-height-at-least="0.847cm" fo:text-align="start" style:justify-single-word="false" fo:orphans="2" fo:widows="2" fo:text-indent="0cm" style:auto-text-indent="false"/>
    </style:style>
    <style:style style:name="P154" style:family="paragraph" style:parent-style-name="Text_20_body">
      <style:paragraph-properties fo:margin-left="0cm" fo:margin-right="0cm" fo:margin-top="0.035cm" fo:margin-bottom="0.035cm" loext:contextual-spacing="false" fo:orphans="2" fo:widows="2" fo:text-indent="0cm" style:auto-text-indent="false" fo:padding="0cm" fo:border="none"/>
      <style:text-properties fo:font-variant="normal" fo:text-transform="none" fo:color="#000000" style:font-name="Manjari Bold1" fo:font-size="18pt" fo:letter-spacing="normal" fo:background-color="#ffffff" style:font-size-asian="18pt" style:font-size-complex="18pt" loext:padding="0cm" loext:border="none"/>
    </style:style>
    <style:style style:name="P155" style:family="paragraph" style:parent-style-name="Text_20_body">
      <style:paragraph-properties fo:margin-left="0cm" fo:margin-right="0cm" fo:margin-top="0cm" fo:margin-bottom="0.291cm" loext:contextual-spacing="false" fo:orphans="2" fo:widows="2" fo:text-indent="0cm" style:auto-text-indent="false"/>
    </style:style>
    <style:style style:name="P156" style:family="paragraph" style:parent-style-name="Text_20_body">
      <style:paragraph-properties fo:margin-left="0cm" fo:margin-right="0cm" fo:margin-top="0cm" fo:margin-bottom="0.291cm" loext:contextual-spacing="false" fo:orphans="2" fo:widows="2" fo:text-indent="0cm" style:auto-text-indent="false"/>
      <style:text-properties fo:font-variant="normal" fo:text-transform="none" fo:color="#5a5a5a" style:font-name="Cantarell" fo:font-size="12pt" fo:letter-spacing="normal" fo:font-style="normal" fo:font-weight="normal"/>
    </style:style>
    <style:style style:name="P157" style:family="paragraph" style:parent-style-name="Text_20_body">
      <style:paragraph-properties fo:margin-left="0cm" fo:margin-right="0cm" fo:margin-top="0cm" fo:margin-bottom="0.291cm" loext:contextual-spacing="false" fo:orphans="2" fo:widows="2" fo:text-indent="0cm" style:auto-text-indent="false"/>
      <style:text-properties fo:font-variant="normal" fo:text-transform="none" fo:color="#5a5a5a" style:font-name="Cantarell" fo:font-size="12pt" fo:letter-spacing="normal" fo:font-style="normal" fo:font-weight="normal" officeooo:rsid="0041ee6e"/>
    </style:style>
    <style:style style:name="P158" style:family="paragraph" style:parent-style-name="Text_20_body">
      <style:paragraph-properties fo:margin-left="0cm" fo:margin-right="0cm" fo:margin-top="0cm" fo:margin-bottom="0.529cm" loext:contextual-spacing="false" fo:orphans="2" fo:widows="2" fo:text-indent="0cm" style:auto-text-indent="false"/>
    </style:style>
    <style:style style:name="P159" style:family="paragraph" style:parent-style-name="Text_20_body">
      <style:paragraph-properties fo:margin-left="0cm" fo:margin-right="0cm" fo:margin-top="0cm" fo:margin-bottom="0.529cm" loext:contextual-spacing="false" fo:orphans="2" fo:widows="2" fo:text-indent="0cm" style:auto-text-indent="false"/>
      <style:text-properties fo:font-variant="normal" fo:text-transform="none" fo:color="#777777" style:font-name="Lato" fo:font-size="12pt" fo:letter-spacing="normal" fo:font-style="normal" fo:font-weight="normal"/>
    </style:style>
    <style:style style:name="P160" style:family="paragraph" style:parent-style-name="Heading_20_3">
      <style:paragraph-properties fo:margin-left="0cm" fo:margin-right="0cm" fo:margin-top="0cm" fo:margin-bottom="0.529cm" loext:contextual-spacing="false" fo:orphans="2" fo:widows="2" fo:text-indent="0cm" style:auto-text-indent="false"/>
      <style:text-properties fo:font-variant="normal" fo:text-transform="none" fo:color="#777777" style:font-name="Lato" fo:font-size="12pt" fo:letter-spacing="normal" fo:font-style="normal" fo:font-weight="normal"/>
    </style:style>
    <style:style style:name="P161" style:family="paragraph" style:parent-style-name="Heading_20_3">
      <style:paragraph-properties fo:margin-left="0cm" fo:margin-right="0cm" fo:text-align="start" style:justify-single-word="false" fo:orphans="2" fo:widows="2" fo:text-indent="0cm" style:auto-text-indent="false"/>
    </style:style>
    <style:style style:name="P162" style:family="paragraph" style:parent-style-name="Heading_20_3">
      <style:paragraph-properties fo:margin-left="0cm" fo:margin-right="0cm" fo:margin-top="0.291cm" fo:margin-bottom="0.291cm" loext:contextual-spacing="false" style:line-height-at-least="0.953cm" fo:orphans="2" fo:widows="2" fo:text-indent="0cm" style:auto-text-indent="false"/>
    </style:style>
    <style:style style:name="P163" style:family="paragraph" style:parent-style-name="Heading_20_3">
      <style:paragraph-properties fo:margin-left="0cm" fo:margin-right="0cm" fo:margin-top="0.291cm" fo:margin-bottom="0.291cm" loext:contextual-spacing="false" style:line-height-at-least="0.953cm" fo:orphans="2" fo:widows="2" fo:text-indent="0cm" style:auto-text-indent="false"/>
      <style:text-properties fo:font-variant="normal" fo:text-transform="none" fo:color="#5a5a5a" style:font-name="Fjalla One" fo:font-size="18pt" fo:letter-spacing="normal" fo:font-style="normal" fo:font-weight="normal"/>
    </style:style>
    <style:style style:name="P164" style:family="paragraph" style:parent-style-name="Heading_20_3">
      <style:paragraph-properties fo:margin-left="0cm" fo:margin-right="0cm" fo:margin-top="0.794cm" fo:margin-bottom="0.132cm" loext:contextual-spacing="false" fo:orphans="2" fo:widows="2" fo:text-indent="0cm" style:auto-text-indent="false" fo:padding="0cm" fo:border="none"/>
      <style:text-properties fo:font-variant="normal" fo:text-transform="none" fo:color="#000000" style:font-name="Lato" fo:font-size="16.5pt" fo:letter-spacing="normal" fo:font-style="normal" fo:font-weight="bold"/>
    </style:style>
    <style:style style:name="P165" style:family="paragraph" style:parent-style-name="Heading_20_3">
      <style:paragraph-properties fo:margin-left="0cm" fo:margin-right="0cm" fo:margin-top="0.794cm" fo:margin-bottom="0.132cm" loext:contextual-spacing="false" fo:orphans="2" fo:widows="2" fo:text-indent="0cm" style:auto-text-indent="false" fo:padding="0cm" fo:border="none"/>
      <style:text-properties fo:font-variant="normal" fo:text-transform="none" fo:color="#000000" fo:letter-spacing="normal"/>
    </style:style>
    <style:style style:name="P166" style:family="paragraph" style:parent-style-name="Heading_20_3">
      <style:paragraph-properties fo:margin-left="0cm" fo:margin-right="0cm" fo:margin-top="0.529cm" fo:margin-bottom="0cm" loext:contextual-spacing="false" fo:text-align="start" style:justify-single-word="false" fo:orphans="2" fo:widows="2" fo:text-indent="0cm" style:auto-text-indent="false"/>
    </style:style>
    <style:style style:name="P167" style:family="paragraph" style:parent-style-name="Heading_20_3">
      <loext:graphic-properties draw:fill="solid" draw:fill-color="#ffffff" draw:opacity="100%"/>
      <style:paragraph-properties fo:margin-left="0cm" fo:margin-right="0cm" fo:margin-top="0.714cm" fo:margin-bottom="0.45cm" loext:contextual-spacing="false" style:line-height-at-least="0.794cm" fo:orphans="2" fo:widows="2" fo:text-indent="0cm" style:auto-text-indent="false" fo:background-color="#ffffff"/>
    </style:style>
    <style:style style:name="P168" style:family="paragraph" style:parent-style-name="Heading_20_3">
      <loext:graphic-properties draw:fill="solid" draw:fill-color="#ffffff" draw:opacity="100%"/>
      <style:paragraph-properties fo:margin-left="0cm" fo:margin-right="0cm" fo:margin-top="0.714cm" fo:margin-bottom="0.45cm" loext:contextual-spacing="false" style:line-height-at-least="0.794cm" fo:text-align="justify" style:justify-single-word="false" fo:orphans="2" fo:widows="2" fo:text-indent="0cm" style:auto-text-indent="false" fo:background-color="#ffffff"/>
    </style:style>
    <style:style style:name="P169" style:family="paragraph" style:parent-style-name="Heading_20_3">
      <style:text-properties style:font-name="Manjari Bold" fo:font-size="16pt" officeooo:rsid="0011874f" officeooo:paragraph-rsid="0011874f" style:font-size-asian="16pt" style:font-size-complex="16pt"/>
    </style:style>
    <style:style style:name="P170" style:family="paragraph" style:parent-style-name="Heading_20_3">
      <style:text-properties style:font-name="Manjari Bold" fo:font-size="16pt" officeooo:rsid="0025c09e" officeooo:paragraph-rsid="003ed1fe" style:font-size-asian="16pt" style:font-size-complex="16pt"/>
    </style:style>
    <style:style style:name="P171" style:family="paragraph" style:parent-style-name="Heading_20_3">
      <style:text-properties style:font-name="Manjari Bold" fo:font-size="16pt" officeooo:rsid="0025c09e" officeooo:paragraph-rsid="0047b19b" style:font-size-asian="16pt" style:font-size-complex="16pt"/>
    </style:style>
    <style:style style:name="P172" style:family="paragraph" style:parent-style-name="Heading_20_3">
      <style:text-properties officeooo:paragraph-rsid="0011874f"/>
    </style:style>
    <style:style style:name="P173" style:family="paragraph" style:parent-style-name="Heading_20_3">
      <style:text-properties fo:font-variant="normal" fo:text-transform="none" fo:color="#000000" style:font-name="Manjari Bold" fo:font-size="16pt" fo:letter-spacing="normal" fo:font-style="normal" style:text-underline-style="none" fo:font-weight="normal" officeooo:rsid="002dfd3f" officeooo:paragraph-rsid="002dfd3f" style:font-size-asian="16pt" style:font-size-complex="16pt"/>
    </style:style>
    <style:style style:name="P174" style:family="paragraph" style:parent-style-name="Heading_20_3">
      <style:text-properties fo:font-variant="normal" fo:text-transform="none" fo:color="#000000" style:font-name="Manjari Bold" fo:font-size="16pt" fo:letter-spacing="normal" fo:font-style="normal" fo:font-weight="bold" officeooo:rsid="002e11da" officeooo:paragraph-rsid="002e11da" style:font-size-asian="16pt" style:font-size-complex="16pt"/>
    </style:style>
    <style:style style:name="P175" style:family="paragraph" style:parent-style-name="Heading_20_3">
      <style:text-properties fo:color="#000000" style:font-name="Manjari Bold" fo:font-size="16pt" style:font-size-asian="16pt" style:font-size-complex="16pt"/>
    </style:style>
    <style:style style:name="P176" style:family="paragraph" style:parent-style-name="Heading_20_3">
      <style:text-properties officeooo:paragraph-rsid="0049372a"/>
    </style:style>
    <style:style style:name="P177" style:family="paragraph" style:parent-style-name="Heading_20_4">
      <style:text-properties fo:font-variant="normal" fo:text-transform="none" fo:color="#000000" style:font-name="Manjari Bold" fo:font-size="16pt" fo:letter-spacing="normal" fo:font-style="normal" officeooo:paragraph-rsid="0011874f" style:font-size-asian="16pt" style:font-size-complex="16pt"/>
    </style:style>
    <style:style style:name="P178" style:family="paragraph" style:parent-style-name="Text_20_body">
      <style:paragraph-properties fo:margin-top="0cm" fo:margin-bottom="0.247cm" loext:contextual-spacing="false" fo:text-align="justify" style:justify-single-word="false" fo:orphans="2" fo:widows="2"/>
      <style:text-properties fo:font-variant="normal" fo:text-transform="none" fo:color="#000000" style:font-name="Manjari Bold" fo:font-size="18pt" fo:letter-spacing="normal" fo:font-style="normal" fo:font-weight="normal" officeooo:rsid="0021a165" officeooo:paragraph-rsid="0021a165" style:font-size-asian="18pt" style:font-size-complex="18pt"/>
    </style:style>
    <style:style style:name="P179" style:family="paragraph" style:parent-style-name="Text_20_body">
      <style:paragraph-properties fo:margin-top="0cm" fo:margin-bottom="0cm" loext:contextual-spacing="false" fo:orphans="2" fo:widows="2"/>
      <style:text-properties fo:font-variant="normal" fo:text-transform="none" fo:color="#000000" style:font-name="Manjari Bold1" fo:font-size="18pt" fo:letter-spacing="normal" fo:font-style="normal" fo:font-weight="normal" fo:background-color="#ffffff" style:font-size-asian="18pt" style:font-size-complex="18pt" loext:padding="0cm" loext:border="none"/>
    </style:style>
    <style:style style:name="P180" style:family="paragraph" style:parent-style-name="Text_20_body">
      <style:paragraph-properties fo:margin-top="0cm" fo:margin-bottom="0cm" loext:contextual-spacing="false" fo:text-align="justify" style:justify-single-word="false" fo:orphans="2" fo:widows="2"/>
    </style:style>
    <style:style style:name="P181" style:family="paragraph" style:parent-style-name="Text_20_body">
      <style:paragraph-properties fo:margin-top="0cm" fo:margin-bottom="0cm" loext:contextual-spacing="false" fo:text-align="justify" style:justify-single-word="false" fo:orphans="2" fo:widows="2"/>
      <style:text-properties loext:padding="0cm" loext:border="none"/>
    </style:style>
    <style:style style:name="P182" style:family="paragraph" style:parent-style-name="Heading_20_2">
      <style:text-properties fo:font-variant="normal" fo:text-transform="none" fo:color="#000000" style:font-name="Manjari Bold" fo:font-size="16pt" fo:letter-spacing="normal" fo:font-style="normal" style:text-underline-style="none" fo:font-weight="normal" officeooo:rsid="002c1223" officeooo:paragraph-rsid="003845bc" style:font-size-asian="16pt" style:font-size-complex="16pt"/>
    </style:style>
    <style:style style:name="P183" style:family="paragraph" style:parent-style-name="Text_20_body">
      <loext:graphic-properties draw:fill="solid" draw:fill-color="#ffffff" draw:opacity="100%"/>
      <style:paragraph-properties fo:margin-top="0cm" fo:margin-bottom="0.688cm" loext:contextual-spacing="false" fo:text-align="justify" style:justify-single-word="false" fo:orphans="2" fo:widows="2" fo:background-color="#ffffff"/>
      <style:text-properties fo:font-variant="normal" fo:text-transform="none" fo:color="#222222" style:font-name="Calibri" fo:font-size="11.25pt" fo:letter-spacing="normal" fo:font-style="normal" fo:font-weight="normal" fo:background-color="#ffffff" loext:padding="0cm" loext:border="none"/>
    </style:style>
    <style:style style:name="P184" style:family="paragraph" style:parent-style-name="Text_20_body">
      <loext:graphic-properties draw:fill="solid" draw:fill-color="#ffffff" draw:opacity="100%"/>
      <style:paragraph-properties fo:margin-top="0cm" fo:margin-bottom="0.688cm" loext:contextual-spacing="false" fo:text-align="justify" style:justify-single-word="false" fo:orphans="2" fo:widows="2" fo:background-color="#ffffff"/>
      <style:text-properties fo:font-variant="normal" fo:text-transform="none" fo:color="#222222" style:font-name="inherit" fo:font-size="11.25pt" fo:letter-spacing="normal" fo:font-style="normal" fo:font-weight="normal" fo:background-color="#ffffff" loext:padding="0cm" loext:border="none"/>
    </style:style>
    <style:style style:name="P185" style:family="paragraph" style:parent-style-name="Text_20_body">
      <loext:graphic-properties draw:fill="solid" draw:fill-color="#ffffff" draw:opacity="100%"/>
      <style:paragraph-properties fo:margin-top="0cm" fo:margin-bottom="0.688cm" loext:contextual-spacing="false" style:line-height-at-least="0.794cm" fo:text-align="justify" style:justify-single-word="false" fo:orphans="2" fo:widows="2" fo:background-color="#ffffff"/>
    </style:style>
    <style:style style:name="P186" style:family="paragraph" style:parent-style-name="Text_20_body">
      <loext:graphic-properties draw:fill="solid" draw:fill-color="#ffffff" draw:opacity="100%"/>
      <style:paragraph-properties fo:margin-top="0cm" fo:margin-bottom="0.688cm" loext:contextual-spacing="false" fo:text-align="justify" style:justify-single-word="false" fo:orphans="2" fo:widows="2" fo:background-color="#ffffff"/>
    </style:style>
    <style:style style:name="P187" style:family="paragraph" style:parent-style-name="Heading_20_3">
      <loext:graphic-properties draw:fill="solid" draw:fill-color="#ffffff" draw:opacity="100%"/>
      <style:paragraph-properties fo:margin-top="0.714cm" fo:margin-bottom="0.45cm" loext:contextual-spacing="false" style:line-height-at-least="0.794cm" fo:text-align="justify" style:justify-single-word="false" fo:orphans="2" fo:widows="2" fo:background-color="#ffffff"/>
    </style:style>
    <style:style style:name="P188" style:family="paragraph" style:parent-style-name="Heading_20_5">
      <loext:graphic-properties draw:fill="solid" draw:fill-color="#ffffff" draw:opacity="100%"/>
      <style:paragraph-properties fo:margin-left="1.9cm" fo:margin-right="1.9cm" fo:margin-top="0cm" fo:margin-bottom="0cm" loext:contextual-spacing="false" style:line-height-at-least="0.661cm" fo:text-align="justify" style:justify-single-word="false" fo:orphans="2" fo:widows="2" fo:text-indent="0cm" style:auto-text-indent="false" fo:background-color="#ffffff" fo:padding="0cm" fo:border="none"/>
    </style:style>
    <style:style style:name="P189" style:family="paragraph" style:parent-style-name="Standard">
      <style:text-properties style:font-name="Manjari Bold1" fo:font-size="16pt" officeooo:rsid="0004b149" officeooo:paragraph-rsid="0004b149" style:font-size-asian="14pt" style:font-size-complex="16pt"/>
    </style:style>
    <style:style style:name="P190" style:family="paragraph" style:parent-style-name="Standard">
      <style:text-properties style:font-name="Manjari Bold1" fo:font-size="16pt" officeooo:rsid="0007349f" officeooo:paragraph-rsid="0004b149" style:font-size-asian="14pt" style:font-size-complex="16pt"/>
    </style:style>
    <style:style style:name="P191" style:family="paragraph" style:parent-style-name="Standard">
      <style:text-properties style:font-name="Manjari Bold1" fo:font-size="16pt" officeooo:rsid="0021a165" officeooo:paragraph-rsid="0021a165" style:font-size-asian="14pt" style:font-size-complex="16pt"/>
    </style:style>
    <style:style style:name="P192" style:family="paragraph" style:parent-style-name="Standard">
      <style:text-properties style:font-name="Manjari Bold1" fo:font-size="16pt" officeooo:rsid="00054542" officeooo:paragraph-rsid="00054542" style:font-size-asian="14pt" style:font-size-complex="16pt"/>
    </style:style>
    <style:style style:name="P193" style:family="paragraph" style:parent-style-name="Text_20_body">
      <style:paragraph-properties fo:margin-left="0cm" fo:margin-right="0cm" fo:margin-top="0cm" fo:margin-bottom="0cm" loext:contextual-spacing="false" style:line-height-at-least="0.635cm" fo:orphans="2" fo:widows="2" fo:text-indent="0cm" style:auto-text-indent="false" fo:padding="0cm" fo:border="none"/>
      <style:text-properties fo:font-variant="normal" fo:text-transform="none" fo:color="#000000" style:font-name="Manjari Bold" fo:font-size="16pt" fo:letter-spacing="normal" fo:font-style="normal" fo:font-weight="normal" style:font-size-asian="16pt" style:font-size-complex="16pt"/>
    </style:style>
    <style:style style:name="P194"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195" style:family="paragraph" style:parent-style-name="Text_20_body" style:list-style-name="L18">
      <style:paragraph-properties fo:margin-left="0cm" fo:margin-right="0cm" fo:margin-top="0cm" fo:margin-bottom="0cm" loext:contextual-spacing="false" fo:orphans="2" fo:widows="2" fo:text-indent="0cm" style:auto-text-indent="false" fo:padding="0cm" fo:border="none"/>
    </style:style>
    <style:style style:name="P196" style:family="paragraph" style:parent-style-name="Text_20_body">
      <style:paragraph-properties fo:margin-left="0cm" fo:margin-right="0cm" fo:margin-top="0cm" fo:margin-bottom="0cm" loext:contextual-spacing="false" style:line-height-at-least="0.635cm" fo:orphans="2" fo:widows="2" fo:text-indent="0cm" style:auto-text-indent="false" fo:padding="0cm" fo:border="none"/>
    </style:style>
    <style:style style:name="P197" style:family="paragraph" style:parent-style-name="Text_20_body" style:list-style-name="L1">
      <style:paragraph-properties fo:margin-left="0cm" fo:margin-right="0cm" fo:margin-top="0cm" fo:margin-bottom="0.265cm" loext:contextual-spacing="false" style:line-height-at-least="0.661cm" fo:orphans="2" fo:widows="2" fo:text-indent="0cm" style:auto-text-indent="false" fo:padding="0cm" fo:border="none"/>
      <style:text-properties fo:font-variant="normal" fo:text-transform="none" fo:color="#000000" style:font-name="Manjari Bold" fo:font-size="16pt" fo:letter-spacing="normal" fo:font-style="normal" fo:font-weight="normal" style:font-size-asian="16pt" style:font-size-complex="16pt"/>
    </style:style>
    <style:style style:name="P198" style:family="paragraph" style:parent-style-name="Text_20_body" style:list-style-name="L17">
      <style:paragraph-properties fo:margin-left="0cm" fo:margin-right="0cm" fo:margin-top="0cm" fo:margin-bottom="0.291cm" loext:contextual-spacing="false" style:line-height-at-least="0.582cm" fo:orphans="2" fo:widows="2" fo:text-indent="0cm" style:auto-text-indent="false" fo:padding="0cm" fo:border="none"/>
      <style:text-properties fo:font-variant="normal" fo:text-transform="none" fo:color="#5a5a5a" style:font-name="Cantarell" fo:font-size="12pt" fo:letter-spacing="normal" fo:font-style="normal" fo:font-weight="normal"/>
    </style:style>
    <style:style style:name="P199" style:family="paragraph" style:parent-style-name="Text_20_body" style:list-style-name="L18">
      <style:paragraph-properties fo:margin-left="0cm" fo:margin-right="0cm" fo:orphans="2" fo:widows="2" fo:text-indent="0cm" style:auto-text-indent="false" fo:padding="0cm" fo:border="none"/>
    </style:style>
    <style:style style:name="P200" style:family="paragraph" style:parent-style-name="Text_20_body">
      <style:paragraph-properties fo:margin-left="0cm" fo:margin-right="0cm" fo:margin-top="0cm" fo:margin-bottom="0.661cm" loext:contextual-spacing="false" style:line-height-at-least="0.635cm" fo:orphans="2" fo:widows="2" fo:text-indent="0cm" style:auto-text-indent="false" fo:padding="0cm" fo:border="none"/>
      <style:text-properties fo:font-variant="normal" fo:text-transform="none" fo:color="#000000" style:font-name="Manjari Bold" fo:font-size="16pt" fo:letter-spacing="normal" fo:font-style="normal" fo:font-weight="normal" style:font-size-asian="16pt" style:font-size-complex="16pt"/>
    </style:style>
    <style:style style:name="P201" style:family="paragraph" style:parent-style-name="Text_20_body">
      <style:paragraph-properties fo:margin-left="0cm" fo:margin-right="0cm" fo:margin-top="0.476cm" fo:margin-bottom="0cm" loext:contextual-spacing="false" fo:line-height="175%" fo:text-align="justify" style:justify-single-word="false" fo:orphans="2" fo:widows="2" fo:text-indent="0cm" style:auto-text-indent="false"/>
      <style:text-properties fo:font-variant="normal" fo:text-transform="none" fo:color="#101213" style:font-name="apple-system" fo:font-size="11.25pt" fo:letter-spacing="normal" fo:font-style="normal" fo:font-weight="normal"/>
    </style:style>
    <style:style style:name="P202" style:family="paragraph" style:parent-style-name="Text_20_body">
      <style:paragraph-properties fo:margin-left="0cm" fo:margin-right="0cm" fo:margin-top="0.476cm" fo:margin-bottom="0cm" loext:contextual-spacing="false" fo:line-height="175%" fo:orphans="2" fo:widows="2" fo:text-indent="0cm" style:auto-text-indent="false"/>
      <style:text-properties fo:font-variant="normal" fo:text-transform="none" fo:color="#101213" style:font-name="apple-system" fo:font-size="11.25pt" fo:letter-spacing="normal" fo:font-style="normal" fo:font-weight="normal"/>
    </style:style>
    <style:style style:name="P203" style:family="paragraph" style:parent-style-name="Text_20_body">
      <style:paragraph-properties fo:margin-left="0cm" fo:margin-right="0cm" fo:margin-top="0.476cm" fo:margin-bottom="0cm" loext:contextual-spacing="false" fo:line-height="175%" fo:text-align="justify" style:justify-single-word="false" fo:orphans="2" fo:widows="2" fo:text-indent="0cm" style:auto-text-indent="false"/>
    </style:style>
    <style:style style:name="P204" style:family="paragraph" style:parent-style-name="Text_20_body">
      <style:text-properties fo:color="#000000" style:font-name="Manjari Bold" fo:font-size="16pt" style:text-underline-style="solid" style:text-underline-width="auto" style:text-underline-color="font-color" officeooo:rsid="007860ee" officeooo:paragraph-rsid="007860ee" style:font-size-asian="16pt" style:font-size-complex="16pt"/>
    </style:style>
    <style:style style:name="P205" style:family="paragraph" style:parent-style-name="Text_20_body">
      <style:text-properties fo:color="#000000" style:font-name="Manjari Bold" fo:font-size="16pt" style:text-underline-style="none" officeooo:rsid="007860ee" officeooo:paragraph-rsid="007860ee" style:font-size-asian="16pt" style:font-size-complex="16pt"/>
    </style:style>
    <style:style style:name="P206" style:family="paragraph" style:parent-style-name="Text_20_body">
      <style:text-properties fo:color="#000000" style:font-name="Manjari Bold" fo:font-size="16pt" style:text-underline-style="none" officeooo:rsid="002c1223" officeooo:paragraph-rsid="002c1223" style:font-size-asian="16pt" style:font-size-complex="16pt"/>
    </style:style>
    <style:style style:name="P207" style:family="paragraph" style:parent-style-name="Text_20_body">
      <style:text-properties fo:color="#000000" style:font-name="Manjari Bold" fo:font-size="16pt" style:text-underline-style="none" officeooo:rsid="002a5ca5" officeooo:paragraph-rsid="002c1223" style:font-size-asian="16pt" style:font-size-complex="16pt"/>
    </style:style>
    <style:style style:name="P208" style:family="paragraph" style:parent-style-name="Text_20_body">
      <style:text-properties fo:color="#000000" style:font-name="Manjari Bold" fo:font-size="16pt" officeooo:rsid="00162e8c" officeooo:paragraph-rsid="00162e8c" style:font-size-asian="16pt" style:font-size-complex="16pt"/>
    </style:style>
    <style:style style:name="P209" style:family="paragraph" style:parent-style-name="Text_20_body">
      <style:text-properties fo:color="#000000" style:font-name="Manjari Bold" fo:font-size="16pt" officeooo:rsid="0015d1a0" officeooo:paragraph-rsid="0015d1a0" style:font-size-asian="16pt" style:font-size-complex="16pt"/>
    </style:style>
    <style:style style:name="P210" style:family="paragraph" style:parent-style-name="Text_20_body">
      <style:text-properties style:font-name="Manjari Bold" fo:font-size="16pt" officeooo:rsid="0025c09e" officeooo:paragraph-rsid="0027a43f" style:font-size-asian="16pt" style:font-size-complex="16pt"/>
    </style:style>
    <style:style style:name="P211" style:family="paragraph" style:parent-style-name="Text_20_body">
      <style:text-properties style:font-name="Manjari Bold" fo:font-size="16pt" officeooo:rsid="0025c09e" officeooo:paragraph-rsid="002e11da" style:font-size-asian="16pt" style:font-size-complex="16pt"/>
    </style:style>
    <style:style style:name="P212" style:family="paragraph" style:parent-style-name="Text_20_body">
      <style:text-properties style:font-name="Manjari Bold" fo:font-size="16pt" style:text-underline-style="none" officeooo:rsid="002c1223" officeooo:paragraph-rsid="002c1223" style:font-size-asian="16pt" style:font-size-complex="16pt"/>
    </style:style>
    <style:style style:name="P213" style:family="paragraph" style:parent-style-name="Text_20_body" style:list-style-name="L2">
      <style:paragraph-properties fo:margin-top="0cm" fo:margin-bottom="0.247cm" loext:contextual-spacing="false" fo:text-align="justify" style:justify-single-word="false" fo:orphans="2" fo:widows="2"/>
      <style:text-properties fo:font-variant="normal" fo:text-transform="none" fo:color="#000000" style:font-name="Manjari Bold" fo:font-size="18pt" fo:letter-spacing="normal" fo:font-style="normal" fo:font-weight="normal" style:font-size-asian="18pt" style:font-size-complex="18pt"/>
    </style:style>
    <style:style style:name="P214" style:family="paragraph" style:parent-style-name="Text_20_body" style:list-style-name="L2">
      <style:paragraph-properties fo:margin-top="0cm" fo:margin-bottom="0.247cm" loext:contextual-spacing="false" fo:text-align="justify" style:justify-single-word="false" fo:orphans="2" fo:widows="2"/>
      <style:text-properties fo:font-variant="normal" fo:text-transform="none" fo:color="#000000" style:font-name="Manjari Bold" fo:font-size="18pt" fo:letter-spacing="normal" fo:font-style="normal" fo:font-weight="normal" officeooo:rsid="0021a165" officeooo:paragraph-rsid="0021a165" style:font-size-asian="18pt" style:font-size-complex="18pt"/>
    </style:style>
    <style:style style:name="P215" style:family="paragraph" style:parent-style-name="Text_20_body" style:list-style-name="L2">
      <style:paragraph-properties fo:margin-top="0cm" fo:margin-bottom="0.247cm" loext:contextual-spacing="false" fo:text-align="justify" style:justify-single-word="false" fo:orphans="2" fo:widows="2"/>
      <style:text-properties fo:font-variant="normal" fo:text-transform="none" fo:color="#000000" style:font-name="Manjari Bold" fo:font-size="18pt" fo:letter-spacing="normal" fo:font-style="normal" fo:font-weight="normal" officeooo:rsid="00239b24" officeooo:paragraph-rsid="00239b24" style:font-size-asian="18pt" style:font-size-complex="18pt"/>
    </style:style>
    <style:style style:name="P216" style:family="paragraph" style:parent-style-name="Text_20_body" style:list-style-name="L3">
      <loext:graphic-properties draw:fill="solid" draw:fill-color="#ffffff" draw:opacity="100%"/>
      <style:paragraph-properties fo:margin-left="0.556cm" fo:margin-right="0cm" fo:margin-top="0cm" fo:margin-bottom="0cm" loext:contextual-spacing="false" fo:orphans="2" fo:widows="2" fo:text-indent="0cm" style:auto-text-indent="false" fo:background-color="#ffffff"/>
    </style:style>
    <style:style style:name="P217" style:family="paragraph" style:parent-style-name="Text_20_body" style:list-style-name="L4">
      <loext:graphic-properties draw:fill="solid" draw:fill-color="#ffffff" draw:opacity="100%"/>
      <style:paragraph-properties fo:margin-left="0.556cm" fo:margin-right="0cm" fo:margin-top="0cm" fo:margin-bottom="0cm" loext:contextual-spacing="false" fo:orphans="2" fo:widows="2" fo:text-indent="0cm" style:auto-text-indent="false" fo:background-color="#ffffff"/>
    </style:style>
    <style:style style:name="P218" style:family="paragraph" style:parent-style-name="Text_20_body" style:list-style-name="L5">
      <loext:graphic-properties draw:fill="solid" draw:fill-color="#ffffff" draw:opacity="100%"/>
      <style:paragraph-properties fo:margin-left="0.556cm" fo:margin-right="0cm" fo:margin-top="0cm" fo:margin-bottom="0cm" loext:contextual-spacing="false" fo:orphans="2" fo:widows="2" fo:text-indent="0cm" style:auto-text-indent="false" fo:background-color="#ffffff"/>
    </style:style>
    <style:style style:name="P219" style:family="paragraph" style:parent-style-name="Text_20_body" style:list-style-name="L3">
      <loext:graphic-properties draw:fill="solid" draw:fill-color="#ffffff" draw:opacity="100%"/>
      <style:paragraph-properties fo:margin-left="0.556cm" fo:margin-right="0cm" fo:margin-top="0cm" fo:margin-bottom="0cm" loext:contextual-spacing="false" fo:text-align="justify" style:justify-single-word="false" fo:orphans="2" fo:widows="2" fo:text-indent="0cm" style:auto-text-indent="false" fo:background-color="#ffffff"/>
    </style:style>
    <style:style style:name="P220" style:family="paragraph" style:parent-style-name="Text_20_body" style:list-style-name="L4">
      <loext:graphic-properties draw:fill="solid" draw:fill-color="#ffffff" draw:opacity="100%"/>
      <style:paragraph-properties fo:margin-left="0.556cm" fo:margin-right="0cm" fo:margin-top="0cm" fo:margin-bottom="0cm" loext:contextual-spacing="false" fo:text-align="justify" style:justify-single-word="false" fo:orphans="2" fo:widows="2" fo:text-indent="0cm" style:auto-text-indent="false" fo:background-color="#ffffff"/>
    </style:style>
    <style:style style:name="P221" style:family="paragraph" style:parent-style-name="Text_20_body" style:list-style-name="L6">
      <loext:graphic-properties draw:fill="solid" draw:fill-color="#ffffff" draw:opacity="100%"/>
      <style:paragraph-properties fo:margin-left="0.556cm" fo:margin-right="0cm" fo:margin-top="0cm" fo:margin-bottom="0cm" loext:contextual-spacing="false" fo:text-align="justify" style:justify-single-word="false" fo:orphans="2" fo:widows="2" fo:text-indent="0cm" style:auto-text-indent="false" fo:background-color="#ffffff"/>
    </style:style>
    <style:style style:name="P222" style:family="paragraph" style:parent-style-name="Text_20_body" style:list-style-name="L7">
      <loext:graphic-properties draw:fill="solid" draw:fill-color="#ffffff" draw:opacity="100%"/>
      <style:paragraph-properties fo:margin-left="0.556cm" fo:margin-right="0cm" fo:margin-top="0cm" fo:margin-bottom="0cm" loext:contextual-spacing="false" fo:text-align="justify" style:justify-single-word="false" fo:orphans="2" fo:widows="2" fo:text-indent="0cm" style:auto-text-indent="false" fo:background-color="#ffffff"/>
    </style:style>
    <style:style style:name="P223" style:family="paragraph" style:parent-style-name="Text_20_body" style:list-style-name="L8">
      <loext:graphic-properties draw:fill="solid" draw:fill-color="#ffffff" draw:opacity="100%"/>
      <style:paragraph-properties fo:margin-left="0.556cm" fo:margin-right="0cm" fo:margin-top="0cm" fo:margin-bottom="0cm" loext:contextual-spacing="false" fo:text-align="justify" style:justify-single-word="false" fo:orphans="2" fo:widows="2" fo:text-indent="0cm" style:auto-text-indent="false" fo:background-color="#ffffff"/>
    </style:style>
    <style:style style:name="P224" style:family="paragraph" style:parent-style-name="Text_20_body" style:list-style-name="L10">
      <loext:graphic-properties draw:fill="solid" draw:fill-color="#ffffff" draw:opacity="100%"/>
      <style:paragraph-properties fo:margin-left="0.556cm" fo:margin-right="0cm" fo:margin-top="0cm" fo:margin-bottom="0cm" loext:contextual-spacing="false" fo:text-align="justify" style:justify-single-word="false" fo:orphans="2" fo:widows="2" fo:text-indent="0cm" style:auto-text-indent="false" fo:background-color="#ffffff"/>
    </style:style>
    <style:style style:name="P225" style:family="paragraph" style:parent-style-name="Text_20_body" style:list-style-name="L11">
      <loext:graphic-properties draw:fill="solid" draw:fill-color="#ffffff" draw:opacity="100%"/>
      <style:paragraph-properties fo:margin-left="0.556cm" fo:margin-right="0cm" fo:margin-top="0cm" fo:margin-bottom="0cm" loext:contextual-spacing="false" fo:text-align="justify" style:justify-single-word="false" fo:orphans="2" fo:widows="2" fo:text-indent="0cm" style:auto-text-indent="false" fo:background-color="#ffffff"/>
    </style:style>
    <style:style style:name="P226" style:family="paragraph" style:parent-style-name="Text_20_body" style:list-style-name="L12">
      <loext:graphic-properties draw:fill="solid" draw:fill-color="#ffffff" draw:opacity="100%"/>
      <style:paragraph-properties fo:margin-left="0.556cm" fo:margin-right="0cm" fo:margin-top="0cm" fo:margin-bottom="0cm" loext:contextual-spacing="false" fo:text-align="justify" style:justify-single-word="false" fo:orphans="2" fo:widows="2" fo:text-indent="0cm" style:auto-text-indent="false" fo:background-color="#ffffff"/>
    </style:style>
    <style:style style:name="P227" style:family="paragraph" style:parent-style-name="Text_20_body" style:list-style-name="L13">
      <loext:graphic-properties draw:fill="solid" draw:fill-color="#ffffff" draw:opacity="100%"/>
      <style:paragraph-properties fo:margin-left="0.556cm" fo:margin-right="0cm" fo:margin-top="0cm" fo:margin-bottom="0cm" loext:contextual-spacing="false" fo:text-align="justify" style:justify-single-word="false" fo:orphans="2" fo:widows="2" fo:text-indent="0cm" style:auto-text-indent="false" fo:background-color="#ffffff"/>
    </style:style>
    <style:style style:name="P228" style:family="paragraph" style:parent-style-name="Text_20_body" style:list-style-name="L14">
      <loext:graphic-properties draw:fill="solid" draw:fill-color="#ffffff" draw:opacity="100%"/>
      <style:paragraph-properties fo:margin-left="0.556cm" fo:margin-right="0cm" fo:margin-top="0cm" fo:margin-bottom="0cm" loext:contextual-spacing="false" fo:text-align="justify" style:justify-single-word="false" fo:orphans="2" fo:widows="2" fo:text-indent="0cm" style:auto-text-indent="false" fo:background-color="#ffffff"/>
    </style:style>
    <style:style style:name="P229" style:family="paragraph" style:parent-style-name="Text_20_body" style:list-style-name="L15">
      <loext:graphic-properties draw:fill="solid" draw:fill-color="#ffffff" draw:opacity="100%"/>
      <style:paragraph-properties fo:margin-left="0.556cm" fo:margin-right="0cm" fo:margin-top="0cm" fo:margin-bottom="0cm" loext:contextual-spacing="false" fo:text-align="justify" style:justify-single-word="false" fo:orphans="2" fo:widows="2" fo:text-indent="0cm" style:auto-text-indent="false" fo:background-color="#ffffff"/>
    </style:style>
    <style:style style:name="P230" style:family="paragraph" style:parent-style-name="Text_20_body" style:list-style-name="L16">
      <loext:graphic-properties draw:fill="solid" draw:fill-color="#ffffff" draw:opacity="100%"/>
      <style:paragraph-properties fo:margin-left="0.556cm" fo:margin-right="0cm" fo:margin-top="0cm" fo:margin-bottom="0cm" loext:contextual-spacing="false" fo:text-align="justify" style:justify-single-word="false" fo:orphans="2" fo:widows="2" fo:text-indent="0cm" style:auto-text-indent="false" fo:background-color="#ffffff"/>
    </style:style>
    <style:style style:name="P231" style:family="paragraph" style:parent-style-name="Text_20_body" style:list-style-name="L5">
      <loext:graphic-properties draw:fill="solid" draw:fill-color="#ffffff" draw:opacity="100%"/>
      <style:paragraph-properties fo:margin-left="0.556cm" fo:margin-right="0cm" fo:margin-top="0cm" fo:margin-bottom="0.265cm" loext:contextual-spacing="false" fo:text-align="justify" style:justify-single-word="false" fo:orphans="2" fo:widows="2" fo:text-indent="0cm" style:auto-text-indent="false" fo:background-color="#ffffff"/>
    </style:style>
    <style:style style:name="P232" style:family="paragraph" style:parent-style-name="Text_20_body" style:list-style-name="L6">
      <loext:graphic-properties draw:fill="solid" draw:fill-color="#ffffff" draw:opacity="100%"/>
      <style:paragraph-properties fo:margin-left="0.556cm" fo:margin-right="0cm" fo:margin-top="0cm" fo:margin-bottom="0.265cm" loext:contextual-spacing="false" fo:text-align="justify" style:justify-single-word="false" fo:orphans="2" fo:widows="2" fo:text-indent="0cm" style:auto-text-indent="false" fo:background-color="#ffffff"/>
    </style:style>
    <style:style style:name="P233" style:family="paragraph" style:parent-style-name="Text_20_body" style:list-style-name="L12">
      <loext:graphic-properties draw:fill="solid" draw:fill-color="#ffffff" draw:opacity="100%"/>
      <style:paragraph-properties fo:margin-left="0.556cm" fo:margin-right="0cm" fo:margin-top="0cm" fo:margin-bottom="0.265cm" loext:contextual-spacing="false" fo:text-align="justify" style:justify-single-word="false" fo:orphans="2" fo:widows="2" fo:text-indent="0cm" style:auto-text-indent="false" fo:background-color="#ffffff"/>
    </style:style>
    <style:style style:name="P234" style:family="paragraph" style:parent-style-name="Text_20_body" style:list-style-name="L13">
      <loext:graphic-properties draw:fill="solid" draw:fill-color="#ffffff" draw:opacity="100%"/>
      <style:paragraph-properties fo:margin-left="0.556cm" fo:margin-right="0cm" fo:margin-top="0cm" fo:margin-bottom="0.265cm" loext:contextual-spacing="false" fo:text-align="justify" style:justify-single-word="false" fo:orphans="2" fo:widows="2" fo:text-indent="0cm" style:auto-text-indent="false" fo:background-color="#ffffff"/>
    </style:style>
    <style:style style:name="P235" style:family="paragraph" style:parent-style-name="Text_20_body" style:list-style-name="L14">
      <loext:graphic-properties draw:fill="solid" draw:fill-color="#ffffff" draw:opacity="100%"/>
      <style:paragraph-properties fo:margin-left="0.556cm" fo:margin-right="0cm" fo:margin-top="0cm" fo:margin-bottom="0.265cm" loext:contextual-spacing="false" fo:text-align="justify" style:justify-single-word="false" fo:orphans="2" fo:widows="2" fo:text-indent="0cm" style:auto-text-indent="false" fo:background-color="#ffffff"/>
    </style:style>
    <style:style style:name="P236" style:family="paragraph" style:parent-style-name="Text_20_body" style:list-style-name="L15">
      <loext:graphic-properties draw:fill="solid" draw:fill-color="#ffffff" draw:opacity="100%"/>
      <style:paragraph-properties fo:margin-left="0.556cm" fo:margin-right="0cm" fo:margin-top="0cm" fo:margin-bottom="0.265cm" loext:contextual-spacing="false" fo:text-align="justify" style:justify-single-word="false" fo:orphans="2" fo:widows="2" fo:text-indent="0cm" style:auto-text-indent="false" fo:background-color="#ffffff"/>
    </style:style>
    <style:style style:name="P237" style:family="paragraph" style:parent-style-name="Text_20_body" style:list-style-name="L16">
      <loext:graphic-properties draw:fill="solid" draw:fill-color="#ffffff" draw:opacity="100%"/>
      <style:paragraph-properties fo:margin-left="0.556cm" fo:margin-right="0cm" fo:margin-top="0cm" fo:margin-bottom="0.265cm" loext:contextual-spacing="false" fo:text-align="justify" style:justify-single-word="false" fo:orphans="2" fo:widows="2" fo:text-indent="0cm" style:auto-text-indent="false" fo:background-color="#ffffff"/>
    </style:style>
    <style:style style:name="P238" style:family="paragraph" style:parent-style-name="Text_20_body" style:list-style-name="L5">
      <loext:graphic-properties draw:fill="solid" draw:fill-color="#ffffff" draw:opacity="100%"/>
      <style:paragraph-properties fo:margin-left="1.111cm" fo:margin-right="0cm" fo:margin-top="0cm" fo:margin-bottom="0cm" loext:contextual-spacing="false" fo:text-align="justify" style:justify-single-word="false" fo:orphans="2" fo:widows="2" fo:text-indent="0cm" style:auto-text-indent="false" fo:background-color="#ffffff"/>
    </style:style>
    <style:style style:name="P239" style:family="paragraph" style:parent-style-name="Text_20_body" style:list-style-name="L6">
      <loext:graphic-properties draw:fill="solid" draw:fill-color="#ffffff" draw:opacity="100%"/>
      <style:paragraph-properties fo:margin-left="1.111cm" fo:margin-right="0cm" fo:margin-top="0cm" fo:margin-bottom="0cm" loext:contextual-spacing="false" fo:text-align="justify" style:justify-single-word="false" fo:orphans="2" fo:widows="2" fo:text-indent="0cm" style:auto-text-indent="false" fo:background-color="#ffffff"/>
    </style:style>
    <style:style style:name="P240" style:family="paragraph" style:parent-style-name="Text_20_body" style:list-style-name="L6">
      <loext:graphic-properties draw:fill="solid" draw:fill-color="#ffffff" draw:opacity="100%"/>
      <style:paragraph-properties fo:margin-left="1.111cm" fo:margin-right="0cm" fo:margin-top="0cm" fo:margin-bottom="0cm" loext:contextual-spacing="false" fo:text-align="justify" style:justify-single-word="false" fo:orphans="2" fo:widows="2" fo:text-indent="0cm" style:auto-text-indent="false" fo:background-color="#ffffff"/>
      <style:text-properties fo:font-variant="normal" fo:text-transform="none" fo:color="#222222" style:font-name="inherit" fo:font-size="11.25pt" fo:letter-spacing="normal" fo:font-style="normal" fo:font-weight="normal" fo:background-color="#ffffff" loext:padding="0cm" loext:border="none"/>
    </style:style>
    <style:style style:name="P241" style:family="paragraph" style:parent-style-name="Text_20_body" style:list-style-name="L11">
      <loext:graphic-properties draw:fill="solid" draw:fill-color="#ffffff" draw:opacity="100%"/>
      <style:paragraph-properties fo:margin-left="1.111cm" fo:margin-right="0cm" fo:margin-top="0cm" fo:margin-bottom="0cm" loext:contextual-spacing="false" fo:text-align="justify" style:justify-single-word="false" fo:orphans="2" fo:widows="2" fo:text-indent="0cm" style:auto-text-indent="false" fo:background-color="#ffffff"/>
      <style:text-properties fo:font-variant="normal" fo:text-transform="none" fo:color="#222222" style:font-name="inherit" fo:font-size="11.25pt" fo:letter-spacing="normal" fo:font-style="normal" fo:font-weight="normal" fo:background-color="#ffffff" loext:padding="0cm" loext:border="none"/>
    </style:style>
    <style:style style:name="P242" style:family="paragraph" style:parent-style-name="Text_20_body" style:list-style-name="L16">
      <loext:graphic-properties draw:fill="solid" draw:fill-color="#ffffff" draw:opacity="100%"/>
      <style:paragraph-properties fo:margin-left="1.111cm" fo:margin-right="0cm" fo:margin-top="0cm" fo:margin-bottom="0cm" loext:contextual-spacing="false" fo:text-align="justify" style:justify-single-word="false" fo:orphans="2" fo:widows="2" fo:text-indent="0cm" style:auto-text-indent="false" fo:background-color="#ffffff"/>
      <style:text-properties fo:font-variant="normal" fo:text-transform="none" fo:color="#222222" style:font-name="inherit" fo:font-size="11.25pt" fo:letter-spacing="normal" fo:font-style="normal" fo:font-weight="normal" fo:background-color="#ffffff" loext:padding="0cm" loext:border="none"/>
    </style:style>
    <style:style style:name="P243" style:family="paragraph" style:parent-style-name="Text_20_body" style:list-style-name="L6">
      <loext:graphic-properties draw:fill="solid" draw:fill-color="#ffffff" draw:opacity="100%"/>
      <style:paragraph-properties fo:margin-left="1.111cm" fo:margin-right="0cm" fo:margin-top="0cm" fo:margin-bottom="0.265cm" loext:contextual-spacing="false" fo:text-align="justify" style:justify-single-word="false" fo:orphans="2" fo:widows="2" fo:text-indent="0cm" style:auto-text-indent="false" fo:background-color="#ffffff"/>
      <style:text-properties fo:font-variant="normal" fo:text-transform="none" fo:color="#222222" style:font-name="inherit" fo:font-size="11.25pt" fo:letter-spacing="normal" fo:font-style="normal" fo:font-weight="normal" fo:background-color="#ffffff" loext:padding="0cm" loext:border="none"/>
    </style:style>
    <style:style style:name="P244" style:family="paragraph" style:parent-style-name="Text_20_body" style:list-style-name="L11">
      <loext:graphic-properties draw:fill="solid" draw:fill-color="#ffffff" draw:opacity="100%"/>
      <style:paragraph-properties fo:margin-left="1.111cm" fo:margin-right="0cm" fo:margin-top="0cm" fo:margin-bottom="0.265cm" loext:contextual-spacing="false" fo:text-align="justify" style:justify-single-word="false" fo:orphans="2" fo:widows="2" fo:text-indent="0cm" style:auto-text-indent="false" fo:background-color="#ffffff"/>
      <style:text-properties fo:font-variant="normal" fo:text-transform="none" fo:color="#222222" style:font-name="inherit" fo:font-size="11.25pt" fo:letter-spacing="normal" fo:font-style="normal" fo:font-weight="normal" fo:background-color="#ffffff" loext:padding="0cm" loext:border="none"/>
    </style:style>
    <style:style style:name="P245" style:family="paragraph" style:parent-style-name="Text_20_body" style:list-style-name="L16">
      <loext:graphic-properties draw:fill="solid" draw:fill-color="#ffffff" draw:opacity="100%"/>
      <style:paragraph-properties fo:margin-left="1.111cm" fo:margin-right="0cm" fo:margin-top="0cm" fo:margin-bottom="0.265cm" loext:contextual-spacing="false" fo:text-align="justify" style:justify-single-word="false" fo:orphans="2" fo:widows="2" fo:text-indent="0cm" style:auto-text-indent="false" fo:background-color="#ffffff"/>
      <style:text-properties fo:font-variant="normal" fo:text-transform="none" fo:color="#222222" style:font-name="inherit" fo:font-size="11.25pt" fo:letter-spacing="normal" fo:font-style="normal" fo:font-weight="normal" fo:background-color="#ffffff" loext:padding="0cm" loext:border="none"/>
    </style:style>
    <style:style style:name="P246" style:family="paragraph" style:parent-style-name="Text_20_body" style:list-style-name="L16">
      <loext:graphic-properties draw:fill="solid" draw:fill-color="#ffffff" draw:opacity="100%"/>
      <style:paragraph-properties fo:margin-left="1.667cm" fo:margin-right="0cm" fo:margin-top="0cm" fo:margin-bottom="0.265cm" loext:contextual-spacing="false" fo:text-align="justify" style:justify-single-word="false" fo:orphans="2" fo:widows="2" fo:text-indent="0cm" style:auto-text-indent="false" fo:background-color="#ffffff"/>
      <style:text-properties fo:font-variant="normal" fo:text-transform="none" fo:color="#222222" style:font-name="inherit" fo:font-size="11.25pt" fo:letter-spacing="normal" fo:font-style="normal" fo:font-weight="normal" fo:background-color="#ffffff" loext:padding="0cm" loext:border="none"/>
    </style:style>
    <style:style style:name="P247" style:family="paragraph" style:parent-style-name="Text_20_body" style:list-style-name="L16">
      <loext:graphic-properties draw:fill="solid" draw:fill-color="#ffffff" draw:opacity="100%"/>
      <style:paragraph-properties fo:margin-left="1.667cm" fo:margin-right="0cm" fo:margin-top="0cm" fo:margin-bottom="0cm" loext:contextual-spacing="false" fo:text-align="justify" style:justify-single-word="false" fo:orphans="2" fo:widows="2" fo:text-indent="0cm" style:auto-text-indent="false" fo:background-color="#ffffff"/>
      <style:text-properties fo:font-variant="normal" fo:text-transform="none" fo:color="#222222" style:font-name="inherit" fo:font-size="11.25pt" fo:letter-spacing="normal" fo:font-style="normal" fo:font-weight="normal" fo:background-color="#ffffff" loext:padding="0cm" loext:border="none"/>
    </style:style>
    <style:style style:name="P248" style:family="paragraph" style:parent-style-name="Text_20_body" style:list-style-name="L17">
      <style:paragraph-properties fo:margin-top="0cm" fo:margin-bottom="0.291cm" loext:contextual-spacing="false" style:line-height-at-least="0.582cm" fo:orphans="2" fo:widows="2" fo:padding="0cm" fo:border="none"/>
      <style:text-properties fo:font-variant="normal" fo:text-transform="none" fo:color="#5a5a5a" style:font-name="Cantarell" fo:font-size="12pt" fo:letter-spacing="normal" fo:font-style="normal" fo:font-weight="normal"/>
    </style:style>
    <style:style style:name="P249" style:family="paragraph" style:parent-style-name="Text_20_body">
      <style:paragraph-properties fo:margin-left="0cm" fo:margin-right="0.212cm" fo:margin-top="0cm" fo:margin-bottom="0cm" loext:contextual-spacing="false" fo:text-indent="0cm" style:auto-text-indent="false"/>
    </style:style>
    <style:style style:name="P250" style:family="paragraph" style:parent-style-name="Heading_20_3" style:list-style-name="L9">
      <loext:graphic-properties draw:fill="solid" draw:fill-color="#ffffff" draw:opacity="100%"/>
      <style:paragraph-properties fo:margin-left="0.556cm" fo:margin-right="0cm" fo:margin-top="0.247cm" fo:margin-bottom="0.265cm" loext:contextual-spacing="false" style:line-height-at-least="0.794cm" fo:text-align="justify" style:justify-single-word="false" fo:orphans="2" fo:widows="2" fo:text-indent="0cm" style:auto-text-indent="false" fo:background-color="#ffffff"/>
    </style:style>
    <style:style style:name="P251" style:family="paragraph" style:parent-style-name="Heading_20_3" style:list-style-name="L9">
      <loext:graphic-properties draw:fill="solid" draw:fill-color="#ffffff" draw:opacity="100%"/>
      <style:paragraph-properties fo:margin-left="0.556cm" fo:margin-right="0cm" fo:margin-top="0.247cm" fo:margin-bottom="0cm" loext:contextual-spacing="false" style:line-height-at-least="0.794cm" fo:text-align="justify" style:justify-single-word="false" fo:orphans="2" fo:widows="2" fo:text-indent="0cm" style:auto-text-indent="false" fo:background-color="#ffffff"/>
    </style:style>
    <style:style style:name="P252" style:family="paragraph" style:parent-style-name="Heading_20_3">
      <style:paragraph-properties fo:margin-left="0cm" fo:margin-right="0cm" fo:margin-top="0cm" fo:margin-bottom="0cm" loext:contextual-spacing="false" fo:orphans="2" fo:widows="2" fo:text-indent="0cm" style:auto-text-indent="false" fo:padding="0cm" fo:border="none"/>
    </style:style>
    <style:style style:name="P253" style:family="paragraph" style:parent-style-name="Heading_20_4">
      <style:paragraph-properties fo:margin-left="0cm" fo:margin-right="0cm" fo:margin-top="0cm" fo:margin-bottom="0.265cm" loext:contextual-spacing="false" fo:line-height="120%" fo:orphans="2" fo:widows="2" fo:text-indent="0cm" style:auto-text-indent="false" fo:padding="0cm" fo:border="none"/>
      <style:text-properties fo:font-variant="normal" fo:text-transform="none" fo:color="#000000" style:font-name="Manjari Bold" fo:font-size="16pt" fo:letter-spacing="normal" fo:font-style="normal" fo:font-weight="normal" style:font-size-asian="16pt" style:font-size-complex="16pt"/>
    </style:style>
    <style:style style:name="P254" style:family="paragraph" style:parent-style-name="Heading_20_4">
      <style:paragraph-properties fo:margin-left="0cm" fo:margin-right="0cm" fo:margin-top="0cm" fo:margin-bottom="0cm" loext:contextual-spacing="false" fo:orphans="2" fo:widows="2" fo:text-indent="0cm" style:auto-text-indent="false" fo:padding="0cm" fo:border="none"/>
    </style:style>
    <style:style style:name="P255" style:family="paragraph" style:parent-style-name="Heading_20_2">
      <style:paragraph-properties fo:margin-left="0cm" fo:margin-right="0cm" fo:margin-top="0cm" fo:margin-bottom="0cm" loext:contextual-spacing="false" fo:orphans="2" fo:widows="2" fo:text-indent="0cm" style:auto-text-indent="false" fo:padding="0cm" fo:border="none"/>
    </style:style>
    <style:style style:name="T1" style:family="text">
      <style:text-properties officeooo:rsid="0007349f"/>
    </style:style>
    <style:style style:name="T2" style:family="text">
      <style:text-properties fo:font-variant="normal" fo:text-transform="none" fo:color="#000000" style:font-name="Manjari Bold" fo:font-size="16pt" fo:letter-spacing="normal" fo:font-style="normal" fo:font-weight="normal" style:font-size-asian="16pt" style:font-size-complex="16pt"/>
    </style:style>
    <style:style style:name="T3" style:family="text">
      <style:text-properties fo:font-variant="normal" fo:text-transform="none" fo:color="#000000" fo:letter-spacing="normal" fo:font-style="normal" fo:font-weight="bold" officeooo:rsid="0027a43f"/>
    </style:style>
    <style:style style:name="T4" style:family="text">
      <style:text-properties fo:font-variant="normal" fo:text-transform="none" fo:color="#242323" style:font-name="Manjari Bold1" fo:letter-spacing="normal" fo:font-style="normal" fo:font-weight="bold" officeooo:rsid="00294caf"/>
    </style:style>
    <style:style style:name="T5" style:family="text">
      <style:text-properties fo:font-variant="normal" fo:text-transform="none" fo:color="#000000" style:font-name="Manjari Bold" fo:font-size="16pt" fo:letter-spacing="normal" fo:font-style="normal" fo:font-weight="normal" style:font-size-asian="16pt" style:font-size-complex="16pt"/>
    </style:style>
    <style:style style:name="T6" style:family="text">
      <style:text-properties fo:font-variant="normal" fo:text-transform="none" fo:color="#000000" style:font-name="Manjari Bold" fo:font-size="16pt" fo:letter-spacing="normal" fo:font-style="normal" fo:font-weight="normal" style:font-size-asian="16pt" style:font-size-complex="16pt" loext:padding="0cm" loext:border="none"/>
    </style:style>
    <style:style style:name="T7" style:family="text">
      <style:text-properties fo:font-variant="normal" fo:text-transform="none" fo:color="#000000" style:font-name="Manjari Bold" fo:font-size="16pt" fo:letter-spacing="normal" fo:font-style="normal" fo:font-weight="normal" officeooo:rsid="002e11da" style:font-size-asian="16pt" style:font-size-complex="16pt"/>
    </style:style>
    <style:style style:name="T8" style:family="text">
      <style:text-properties fo:font-variant="normal" fo:text-transform="none" fo:color="#000000" style:font-name="Manjari Bold" fo:font-size="16pt" fo:letter-spacing="normal" fo:font-style="normal" fo:font-weight="normal" fo:background-color="#ffffff" loext:char-shading-value="0" style:font-size-asian="16pt" style:font-size-complex="16pt" loext:padding="0cm" loext:border="none"/>
    </style:style>
    <style:style style:name="T9" style:family="text">
      <style:text-properties fo:font-variant="normal" fo:text-transform="none" fo:color="#000000" style:font-name="Manjari Bold" fo:font-size="16pt" fo:letter-spacing="normal" fo:font-style="normal" style:font-size-asian="16pt" style:font-size-complex="16pt"/>
    </style:style>
    <style:style style:name="T10" style:family="text">
      <style:text-properties fo:font-variant="normal" fo:text-transform="none" fo:color="#000000" style:font-name="Manjari Bold" fo:font-size="16pt" fo:letter-spacing="normal" fo:font-style="normal" style:font-size-asian="16pt" style:font-size-complex="16pt" loext:padding="0cm" loext:border="none"/>
    </style:style>
    <style:style style:name="T11" style:family="text">
      <style:text-properties fo:font-variant="normal" fo:text-transform="none" fo:color="#000000" style:font-name="Manjari Bold" fo:font-size="16pt" fo:letter-spacing="normal" fo:font-style="normal" fo:font-weight="bold" style:font-size-asian="16pt" style:font-size-complex="16pt"/>
    </style:style>
    <style:style style:name="T12" style:family="text">
      <style:text-properties fo:font-variant="normal" fo:text-transform="none" fo:color="#000000" style:font-name="Manjari Bold" fo:font-size="16pt" fo:letter-spacing="normal" fo:font-style="normal" fo:font-weight="bold" officeooo:rsid="00294caf" style:font-size-asian="16pt" style:font-size-complex="16pt"/>
    </style:style>
    <style:style style:name="T13" style:family="text">
      <style:text-properties fo:font-variant="normal" fo:text-transform="none" fo:color="#000000" style:font-name="Manjari Bold" fo:font-size="16pt" fo:letter-spacing="normal" fo:font-style="normal" fo:font-weight="bold" officeooo:rsid="002e11da" style:font-size-asian="16pt" style:font-size-complex="16pt"/>
    </style:style>
    <style:style style:name="T14" style:family="text">
      <style:text-properties fo:font-variant="normal" fo:text-transform="none" fo:color="#000000" style:font-name="Manjari Bold" fo:letter-spacing="normal" fo:font-style="normal"/>
    </style:style>
    <style:style style:name="T15" style:family="text">
      <style:text-properties fo:font-variant="normal" fo:text-transform="none" fo:color="#000000" style:font-name="Manjari Bold" fo:letter-spacing="normal" fo:font-style="normal" fo:font-weight="bold"/>
    </style:style>
    <style:style style:name="T16" style:family="text">
      <style:text-properties fo:font-variant="normal" fo:text-transform="none" fo:color="#000000" style:font-name="Manjari Bold" fo:letter-spacing="normal" fo:font-style="normal" fo:font-weight="bold" officeooo:rsid="0027a43f"/>
    </style:style>
    <style:style style:name="T17" style:family="text">
      <style:text-properties fo:font-variant="normal" fo:text-transform="none" fo:color="#000000" style:font-name="Manjari Bold" fo:letter-spacing="normal" fo:font-style="normal" fo:font-weight="bold" officeooo:rsid="002e11da"/>
    </style:style>
    <style:style style:name="T18" style:family="text">
      <style:text-properties fo:font-variant="normal" fo:text-transform="none" fo:color="#000000" style:font-name="Manjari Bold" fo:letter-spacing="normal" fo:font-style="normal" style:text-underline-style="none"/>
    </style:style>
    <style:style style:name="T19" style:family="text">
      <style:text-properties fo:font-variant="normal" fo:text-transform="none" fo:color="#000000" style:font-name="Manjari Bold" fo:letter-spacing="normal" fo:font-style="normal" style:text-underline-style="none" fo:font-weight="normal"/>
    </style:style>
    <style:style style:name="T20" style:family="text">
      <style:text-properties fo:font-variant="normal" fo:text-transform="none" fo:color="#000000" style:font-name="Manjari Bold" fo:letter-spacing="normal" fo:font-style="normal" style:text-underline-style="none" fo:font-weight="normal" officeooo:rsid="00294caf"/>
    </style:style>
    <style:style style:name="T21" style:family="text">
      <style:text-properties fo:font-variant="normal" fo:text-transform="none" fo:color="#000000" style:font-name="Manjari Bold" fo:letter-spacing="normal" fo:font-style="normal" fo:font-weight="normal"/>
    </style:style>
    <style:style style:name="T22" style:family="text">
      <style:text-properties fo:font-variant="normal" fo:text-transform="none" fo:color="#000000" style:font-name="Manjari Bold" fo:letter-spacing="normal" fo:font-style="normal" fo:font-weight="normal" officeooo:rsid="00294caf"/>
    </style:style>
    <style:style style:name="T23" style:family="text">
      <style:text-properties fo:font-variant="normal" fo:text-transform="none" fo:color="#000000" style:font-name="Manjari Bold" fo:letter-spacing="normal" fo:font-style="normal" fo:font-weight="normal" officeooo:rsid="00294caf" fo:background-color="transparent" loext:char-shading-value="0"/>
    </style:style>
    <style:style style:name="T24" style:family="text">
      <style:text-properties fo:font-variant="normal" fo:text-transform="none" fo:color="#000000" style:font-name="Manjari Bold" fo:letter-spacing="normal" style:text-underline-style="none"/>
    </style:style>
    <style:style style:name="T25" style:family="text">
      <style:text-properties fo:font-variant="normal" fo:text-transform="none" fo:color="#000000" style:font-name="Manjari Bold" fo:font-size="18pt" fo:letter-spacing="normal" fo:font-style="normal" fo:font-weight="normal" style:font-size-asian="18pt" style:font-size-complex="18pt"/>
    </style:style>
    <style:style style:name="T26" style:family="text">
      <style:text-properties fo:font-variant="normal" fo:text-transform="none" fo:color="#000000" style:font-name="Manjari Bold" fo:font-size="18pt" fo:letter-spacing="normal" fo:font-style="normal" fo:font-weight="normal" style:font-size-asian="18pt" style:font-size-complex="18pt" loext:padding="0cm" loext:border="none"/>
    </style:style>
    <style:style style:name="T27" style:family="text">
      <style:text-properties fo:font-variant="normal" fo:text-transform="none" fo:color="#000000" style:font-name="Manjari Bold" fo:font-size="15pt" fo:letter-spacing="normal" fo:font-style="normal" style:text-underline-style="none" fo:font-weight="normal" style:font-size-asian="15pt" style:font-size-complex="15pt"/>
    </style:style>
    <style:style style:name="T28" style:family="text">
      <style:text-properties fo:font-variant="normal" fo:text-transform="none" fo:color="#000000" style:font-name="Manjari Bold" fo:font-size="15pt" fo:letter-spacing="normal" fo:font-style="normal" style:text-underline-style="none" style:font-size-asian="15pt" style:font-size-complex="15pt"/>
    </style:style>
    <style:style style:name="T29" style:family="text">
      <style:text-properties fo:font-variant="normal" fo:text-transform="none" fo:color="#000000" fo:letter-spacing="normal" fo:font-style="normal" fo:font-weight="bold" officeooo:rsid="0027a43f"/>
    </style:style>
    <style:style style:name="T30" style:family="text">
      <style:text-properties fo:font-variant="normal" fo:text-transform="none" fo:color="#000000" fo:letter-spacing="normal" fo:font-style="normal" loext:padding="0cm" loext:border="none"/>
    </style:style>
    <style:style style:name="T31" style:family="text">
      <style:text-properties fo:font-variant="normal" fo:text-transform="none" fo:color="#000000" fo:letter-spacing="normal" fo:font-style="normal" fo:font-weight="normal"/>
    </style:style>
    <style:style style:name="T32" style:family="text">
      <style:text-properties fo:font-variant="normal" fo:text-transform="none" fo:color="#000000" fo:letter-spacing="normal" fo:font-style="normal" fo:font-weight="normal" loext:padding="0cm" loext:border="none"/>
    </style:style>
    <style:style style:name="T33" style:family="text">
      <style:text-properties fo:font-variant="normal" fo:text-transform="none" fo:color="#000000" style:text-line-through-style="none" style:text-line-through-type="none" style:font-name="Manjari Bold" fo:font-size="16pt" fo:letter-spacing="normal" fo:font-style="normal" style:text-underline-style="none" fo:font-weight="normal" style:text-blinking="false" style:font-size-asian="16pt" style:font-size-complex="16pt" loext:padding="0cm" loext:border="none"/>
    </style:style>
    <style:style style:name="T34" style:family="text">
      <style:text-properties fo:font-variant="normal" fo:text-transform="none" fo:color="#000000" style:text-line-through-style="none" style:text-line-through-type="none" style:font-name="Manjari Bold" fo:font-size="16pt" fo:letter-spacing="normal" fo:font-style="normal" style:text-underline-style="none" fo:font-weight="bold" style:text-blinking="false" fo:background-color="transparent" loext:char-shading-value="0" style:font-size-asian="16pt" style:font-size-complex="16pt" loext:padding="0cm" loext:border="none"/>
    </style:style>
    <style:style style:name="T35" style:family="text">
      <style:text-properties fo:font-variant="normal" fo:text-transform="none" fo:color="#000000" style:text-line-through-style="none" style:text-line-through-type="none" style:font-name="Manjari Bold" fo:letter-spacing="normal" fo:font-style="normal" style:text-underline-style="none" fo:font-weight="bold" officeooo:rsid="00294caf" style:text-blinking="false" fo:background-color="transparent" loext:char-shading-value="0" loext:padding="0cm" loext:border="none"/>
    </style:style>
    <style:style style:name="T36" style:family="text">
      <style:text-properties fo:font-variant="normal" fo:text-transform="none" fo:color="#000000" style:font-name="Manjari Bold1" fo:font-size="18pt" fo:letter-spacing="normal" fo:font-style="normal" fo:font-weight="bold" officeooo:rsid="0035fede" style:font-size-asian="18pt" style:font-size-complex="18pt"/>
    </style:style>
    <style:style style:name="T37" style:family="text">
      <style:text-properties fo:font-variant="normal" fo:text-transform="none" fo:color="#000000" style:font-name="Manjari Bold1" fo:font-size="18pt" fo:letter-spacing="normal" fo:font-style="normal" fo:font-weight="bold" officeooo:rsid="00389d14" style:font-size-asian="18pt" style:font-size-complex="18pt"/>
    </style:style>
    <style:style style:name="T38" style:family="text">
      <style:text-properties fo:font-variant="normal" fo:text-transform="none" fo:color="#000000" style:font-name="Manjari Bold1" fo:font-size="18pt" fo:letter-spacing="normal" fo:font-style="normal" fo:font-weight="bold" officeooo:rsid="003998a8" style:font-size-asian="18pt" style:font-size-complex="18pt"/>
    </style:style>
    <style:style style:name="T39" style:family="text">
      <style:text-properties fo:font-variant="normal" fo:text-transform="none" fo:color="#000000" style:font-name="Manjari Bold1" fo:font-size="18pt" fo:letter-spacing="normal" fo:font-style="normal" fo:font-weight="bold" officeooo:rsid="003b0ad5" style:font-size-asian="18pt" style:font-size-complex="18pt"/>
    </style:style>
    <style:style style:name="T40" style:family="text">
      <style:text-properties fo:font-variant="normal" fo:text-transform="none" fo:color="#000000" style:font-name="Manjari Bold1" fo:font-size="18pt" fo:letter-spacing="normal" fo:font-style="normal" fo:font-weight="bold" officeooo:rsid="003b53fb" style:font-size-asian="18pt" style:font-size-complex="18pt"/>
    </style:style>
    <style:style style:name="T41" style:family="text">
      <style:text-properties fo:font-variant="normal" fo:text-transform="none" fo:color="#000000" style:font-name="Manjari Bold1" fo:font-size="18pt" fo:letter-spacing="normal" fo:font-style="normal" fo:font-weight="bold" officeooo:rsid="003ed1fe" style:font-size-asian="18pt" style:font-size-complex="18pt"/>
    </style:style>
    <style:style style:name="T42" style:family="text">
      <style:text-properties fo:font-variant="normal" fo:text-transform="none" fo:color="#000000" style:font-name="Manjari Bold1" fo:font-size="18pt" fo:letter-spacing="normal" fo:font-style="normal" fo:font-weight="bold" officeooo:rsid="0041ee6e" style:font-size-asian="18pt" style:font-size-complex="18pt"/>
    </style:style>
    <style:style style:name="T43" style:family="text">
      <style:text-properties fo:font-variant="normal" fo:text-transform="none" fo:color="#000000" style:font-name="Manjari Bold1" fo:font-size="18pt" fo:letter-spacing="normal" fo:font-style="normal" fo:font-weight="bold" officeooo:rsid="00459020" style:font-size-asian="18pt" style:font-size-complex="18pt"/>
    </style:style>
    <style:style style:name="T44" style:family="text">
      <style:text-properties fo:font-variant="normal" fo:text-transform="none" fo:color="#000000" style:font-name="Manjari Bold1" fo:font-size="18pt" fo:letter-spacing="normal" fo:font-style="normal" fo:font-weight="bold" officeooo:rsid="0047b19b" style:font-size-asian="18pt" style:font-size-complex="18pt"/>
    </style:style>
    <style:style style:name="T45" style:family="text">
      <style:text-properties fo:font-variant="normal" fo:text-transform="none" fo:color="#000000" style:font-name="Manjari Bold1" fo:font-size="18pt" fo:letter-spacing="normal" fo:font-style="normal" fo:font-weight="bold" officeooo:rsid="00485ebb" style:font-size-asian="18pt" style:font-size-complex="18pt"/>
    </style:style>
    <style:style style:name="T46" style:family="text">
      <style:text-properties fo:font-variant="normal" fo:text-transform="none" fo:color="#000000" style:font-name="Manjari Bold1" fo:font-size="18pt" fo:letter-spacing="normal" fo:font-style="normal" fo:font-weight="bold" officeooo:rsid="0049372a" style:font-size-asian="18pt" style:font-size-complex="18pt"/>
    </style:style>
    <style:style style:name="T47" style:family="text">
      <style:text-properties fo:font-variant="normal" fo:text-transform="none" fo:color="#000000" style:font-name="Manjari Bold1" fo:font-size="18pt" fo:letter-spacing="normal" fo:font-style="normal" fo:font-weight="bold" officeooo:rsid="004a4e2c" style:font-size-asian="18pt" style:font-size-complex="18pt"/>
    </style:style>
    <style:style style:name="T48" style:family="text">
      <style:text-properties fo:font-variant="normal" fo:text-transform="none" fo:color="#000000" style:font-name="Manjari Bold1" fo:font-size="18pt" fo:letter-spacing="normal" fo:font-style="normal" fo:font-weight="bold" officeooo:rsid="004ab137" style:font-size-asian="18pt" style:font-size-complex="18pt"/>
    </style:style>
    <style:style style:name="T49" style:family="text">
      <style:text-properties fo:font-variant="normal" fo:text-transform="none" fo:color="#000000" style:font-name="Manjari Bold1" fo:font-size="18pt" fo:letter-spacing="normal" fo:font-style="normal" fo:font-weight="bold" officeooo:rsid="0050177c" style:font-size-asian="18pt" style:font-size-complex="18pt"/>
    </style:style>
    <style:style style:name="T50" style:family="text">
      <style:text-properties fo:font-variant="normal" fo:text-transform="none" fo:color="#000000" style:font-name="Manjari Bold1" fo:font-size="18pt" fo:letter-spacing="normal" fo:font-style="normal" fo:font-weight="bold" officeooo:rsid="00517e89" style:font-size-asian="18pt" style:font-size-complex="18pt"/>
    </style:style>
    <style:style style:name="T51" style:family="text">
      <style:text-properties fo:font-variant="normal" fo:text-transform="none" fo:color="#000000" style:font-name="Manjari Bold1" fo:font-size="18pt" fo:letter-spacing="normal" fo:font-style="normal" fo:font-weight="bold" officeooo:rsid="0052251e" style:font-size-asian="18pt" style:font-size-complex="18pt"/>
    </style:style>
    <style:style style:name="T52" style:family="text">
      <style:text-properties fo:font-variant="normal" fo:text-transform="none" fo:color="#000000" style:font-name="Manjari Bold1" fo:font-size="18pt" fo:letter-spacing="normal" fo:font-style="normal" fo:font-weight="bold" officeooo:rsid="0056f5e6" style:font-size-asian="18pt" style:font-size-complex="18pt"/>
    </style:style>
    <style:style style:name="T53" style:family="text">
      <style:text-properties fo:font-variant="normal" fo:text-transform="none" fo:color="#000000" style:font-name="Manjari Bold1" fo:font-size="18pt" fo:letter-spacing="normal" fo:font-style="normal" fo:font-weight="bold" fo:background-color="#ffffff" loext:char-shading-value="0" style:font-size-asian="18pt" style:font-size-complex="18pt" loext:padding="0cm" loext:border="none"/>
    </style:style>
    <style:style style:name="T54" style:family="text">
      <style:text-properties fo:font-variant="normal" fo:text-transform="none" fo:color="#000000" style:font-name="Manjari Bold1" fo:font-size="18pt" fo:letter-spacing="normal" fo:font-style="normal" style:text-underline-style="solid" style:text-underline-width="auto" style:text-underline-color="font-color" fo:font-weight="normal" fo:background-color="#ffffff" loext:char-shading-value="0" style:font-size-asian="18pt" style:font-size-complex="18pt" loext:padding="0cm" loext:border="none"/>
    </style:style>
    <style:style style:name="T55" style:family="text">
      <style:text-properties fo:font-variant="normal" fo:text-transform="none" fo:color="#000000" style:font-name="Manjari Bold1" fo:font-size="18pt" fo:letter-spacing="normal" fo:font-style="normal" style:text-underline-style="solid" style:text-underline-width="auto" style:text-underline-color="font-color" fo:font-weight="bold" fo:background-color="#ffffff" loext:char-shading-value="0" style:font-size-asian="18pt" style:font-size-complex="18pt" loext:padding="0cm" loext:border="none"/>
    </style:style>
    <style:style style:name="T56" style:family="text">
      <style:text-properties fo:font-variant="normal" fo:text-transform="none" fo:color="#000000" style:font-name="Manjari Bold1" fo:font-size="18pt" fo:letter-spacing="normal" fo:font-style="normal" fo:font-weight="normal" fo:background-color="#ffffff" loext:char-shading-value="0" style:font-size-asian="18pt" style:font-size-complex="18pt" loext:padding="0cm" loext:border="none"/>
    </style:style>
    <style:style style:name="T57" style:family="text">
      <style:text-properties fo:font-variant="normal" fo:text-transform="none" fo:color="#000000" style:font-name="Lato" fo:font-size="16.5pt" fo:letter-spacing="normal" fo:font-style="normal" fo:font-weight="bold" officeooo:rsid="003ed1fe" style:font-size-asian="18pt" style:font-size-complex="18pt"/>
    </style:style>
    <style:style style:name="T58" style:family="text">
      <style:text-properties fo:font-variant="normal" fo:text-transform="none" fo:color="#242323" style:font-name="Manjari Bold1" fo:letter-spacing="normal" fo:font-style="normal" fo:font-weight="bold" officeooo:rsid="00294caf"/>
    </style:style>
    <style:style style:name="T59" style:family="text">
      <style:text-properties fo:font-variant="normal" fo:text-transform="none" fo:letter-spacing="normal" fo:font-style="normal" fo:font-weight="normal"/>
    </style:style>
    <style:style style:name="T60" style:family="text">
      <style:text-properties fo:font-variant="normal" fo:text-transform="none" fo:letter-spacing="normal" fo:font-style="normal" fo:font-weight="normal" officeooo:rsid="00294caf"/>
    </style:style>
    <style:style style:name="T61" style:family="text">
      <style:text-properties fo:font-variant="normal" fo:text-transform="none" fo:letter-spacing="normal" fo:font-style="normal" fo:font-weight="normal" officeooo:rsid="007860ee"/>
    </style:style>
    <style:style style:name="T62" style:family="text">
      <style:text-properties fo:font-variant="normal" fo:text-transform="none" fo:color="#424242" style:font-name="Manjari Bold1" fo:font-size="18pt" fo:letter-spacing="normal" fo:font-style="normal" fo:font-weight="bold" officeooo:rsid="00294caf" style:font-size-asian="18pt" style:font-size-complex="18pt"/>
    </style:style>
    <style:style style:name="T63" style:family="text">
      <style:text-properties fo:font-variant="normal" fo:text-transform="none" fo:color="#435162" style:font-name="Manjari Bold1" fo:font-size="18pt" fo:letter-spacing="normal" fo:font-style="normal" fo:font-weight="bold" officeooo:rsid="0035fede" fo:background-color="#ffffff" loext:char-shading-value="0" style:font-size-asian="18pt" style:font-size-complex="18pt" loext:padding="0cm" loext:border="none"/>
    </style:style>
    <style:style style:name="T64" style:family="text">
      <style:text-properties fo:font-variant="normal" fo:text-transform="none" fo:color="#435162" style:font-name="Manjari Bold1" fo:font-size="18pt" fo:letter-spacing="normal" fo:font-style="normal" fo:font-weight="bold" fo:background-color="#ffffff" loext:char-shading-value="0" style:font-size-asian="18pt" style:font-size-complex="18pt" loext:padding="0cm" loext:border="none"/>
    </style:style>
    <style:style style:name="T65" style:family="text">
      <style:text-properties fo:font-variant="normal" fo:text-transform="none" fo:color="#435162" style:font-name="Manjari Bold1" fo:font-size="18pt" fo:letter-spacing="normal" fo:font-style="normal" fo:font-weight="normal" fo:background-color="#ffffff" loext:char-shading-value="0" style:font-size-asian="18pt" style:font-size-complex="18pt" loext:padding="0cm" loext:border="none"/>
    </style:style>
    <style:style style:name="T66" style:family="text">
      <style:text-properties fo:font-variant="normal" fo:text-transform="none" fo:color="#5a5a5a" style:font-name="Fjalla One" fo:font-size="18pt" fo:letter-spacing="normal" fo:font-style="normal" fo:font-weight="normal" officeooo:rsid="003ed1fe" style:font-size-asian="18pt" style:font-size-complex="18pt"/>
    </style:style>
    <style:style style:name="T67" style:family="text">
      <style:text-properties fo:font-variant="normal" fo:text-transform="none" fo:color="#5a5a5a" style:font-name="Fjalla One" fo:font-size="18pt" fo:letter-spacing="normal" fo:font-style="italic" fo:font-weight="normal" officeooo:rsid="003ed1fe" style:font-size-asian="18pt" style:font-size-complex="18pt"/>
    </style:style>
    <style:style style:name="T68" style:family="text">
      <style:text-properties fo:font-variant="normal" fo:text-transform="none" fo:color="#5a5a5a" style:font-name="Cantarell" fo:font-size="12pt" fo:letter-spacing="normal" fo:font-style="normal" fo:font-weight="normal"/>
    </style:style>
    <style:style style:name="T69" style:family="text">
      <style:text-properties fo:font-variant="normal" fo:text-transform="none" fo:color="#5a5a5a" style:font-name="Cantarell" fo:font-size="12pt" fo:letter-spacing="normal" fo:font-style="normal" fo:font-weight="normal" officeooo:rsid="003ed1fe" style:font-size-asian="18pt" style:font-size-complex="18pt"/>
    </style:style>
    <style:style style:name="T70" style:family="text">
      <style:text-properties fo:font-variant="normal" fo:text-transform="none" fo:color="#5a5a5a" style:font-name="Cantarell" fo:font-size="12pt" fo:letter-spacing="normal" fo:font-style="normal" fo:font-weight="bold"/>
    </style:style>
    <style:style style:name="T71" style:family="text">
      <style:text-properties fo:font-variant="normal" fo:text-transform="none" fo:color="#5a5a5a" style:font-name="Cantarell" fo:font-size="12pt" fo:letter-spacing="normal" fo:font-style="normal" fo:font-weight="bold" officeooo:rsid="003ed1fe" style:font-size-asian="18pt" style:font-size-complex="18pt"/>
    </style:style>
    <style:style style:name="T72" style:family="text">
      <style:text-properties fo:font-variant="normal" fo:text-transform="none" fo:color="#5a5a5a" style:font-name="Cantarell" fo:font-size="12pt" fo:letter-spacing="normal" fo:font-style="normal" style:text-underline-style="solid" style:text-underline-width="auto" style:text-underline-color="font-color" fo:font-weight="bold"/>
    </style:style>
    <style:style style:name="T73" style:family="text">
      <style:text-properties fo:font-variant="normal" fo:text-transform="none" fo:color="#5a5a5a" style:font-name="Cantarell" fo:font-size="12pt" fo:letter-spacing="normal" fo:font-style="italic" fo:font-weight="normal"/>
    </style:style>
    <style:style style:name="T74" style:family="text">
      <style:text-properties fo:font-variant="normal" fo:text-transform="none" fo:color="#5a5a5a" style:font-name="Cantarell" fo:font-size="12pt" fo:letter-spacing="normal" fo:font-style="italic" fo:font-weight="normal" officeooo:rsid="003ed1fe" style:font-size-asian="18pt" style:font-size-complex="18pt"/>
    </style:style>
    <style:style style:name="T75" style:family="text">
      <style:text-properties fo:font-variant="normal" fo:text-transform="none" fo:color="#27cda5" style:font-name="Cantarell" fo:font-size="12pt" fo:letter-spacing="normal" fo:font-style="normal" style:text-underline-style="solid" style:text-underline-width="auto" style:text-underline-color="font-color" fo:font-weight="normal"/>
    </style:style>
    <style:style style:name="T76" style:family="text">
      <style:text-properties fo:font-variant="normal" fo:text-transform="none" fo:color="#27cda5" style:font-name="Cantarell" fo:font-size="12pt" fo:letter-spacing="normal" fo:font-style="normal" style:text-underline-style="solid" style:text-underline-width="auto" style:text-underline-color="font-color" fo:font-weight="normal" officeooo:rsid="003ed1fe" style:font-size-asian="18pt" style:font-size-complex="18pt"/>
    </style:style>
    <style:style style:name="T77" style:family="text">
      <style:text-properties fo:font-variant="normal" fo:text-transform="none" fo:color="#27cda5" style:font-name="Cantarell" fo:font-size="12pt" fo:letter-spacing="normal" fo:font-style="normal" style:text-underline-style="solid" style:text-underline-width="auto" style:text-underline-color="font-color" fo:font-weight="bold"/>
    </style:style>
    <style:style style:name="T78" style:family="text">
      <style:text-properties fo:font-variant="normal" fo:text-transform="none" fo:color="#777777" style:font-name="Lato" fo:font-size="12pt" fo:letter-spacing="normal" fo:font-style="normal" fo:font-weight="normal"/>
    </style:style>
    <style:style style:name="T79" style:family="text">
      <style:text-properties fo:font-variant="normal" fo:text-transform="none" fo:color="#777777" style:font-name="Lato" fo:font-size="12pt" fo:letter-spacing="normal" fo:font-style="normal" fo:font-weight="normal" officeooo:rsid="003ed1fe" style:font-size-asian="18pt" style:font-size-complex="18pt"/>
    </style:style>
    <style:style style:name="T80" style:family="text">
      <style:text-properties fo:font-variant="normal" fo:text-transform="none" fo:color="#777777" style:font-name="Lato" fo:font-size="12pt" fo:letter-spacing="normal" fo:font-style="normal" fo:font-weight="bold"/>
    </style:style>
    <style:style style:name="T81" style:family="text">
      <style:text-properties fo:font-variant="normal" fo:text-transform="none" fo:color="#777777" style:font-name="Lato" fo:font-size="12pt" fo:letter-spacing="normal" fo:font-style="italic" fo:font-weight="normal"/>
    </style:style>
    <style:style style:name="T82" style:family="text">
      <style:text-properties fo:font-variant="normal" fo:text-transform="none" fo:color="#777777" style:font-name="Lato" fo:font-size="12pt" fo:letter-spacing="normal" fo:font-style="italic" fo:font-weight="normal" officeooo:rsid="003ed1fe" style:font-size-asian="18pt" style:font-size-complex="18pt"/>
    </style:style>
    <style:style style:name="T83" style:family="text">
      <style:text-properties fo:font-variant="normal" fo:text-transform="none" fo:color="#00766a" style:text-line-through-style="none" style:text-line-through-type="none" style:font-name="Lato" fo:font-size="12pt" fo:letter-spacing="normal" fo:font-style="normal" style:text-underline-style="none" fo:font-weight="bold" style:text-blinking="false"/>
    </style:style>
    <style:style style:name="T84" style:family="text">
      <style:text-properties fo:font-variant="normal" fo:text-transform="none" fo:color="#1c1e1f" style:font-name="calibri" fo:font-size="18pt" fo:letter-spacing="normal" fo:font-style="normal" fo:font-weight="bold" officeooo:rsid="0047b19b" style:font-size-asian="18pt" style:font-size-complex="18pt"/>
    </style:style>
    <style:style style:name="T85" style:family="text">
      <style:text-properties fo:font-variant="normal" fo:text-transform="none" fo:color="#525255" style:font-name="calibri" fo:letter-spacing="normal" fo:font-style="normal" fo:font-weight="normal"/>
    </style:style>
    <style:style style:name="T86" style:family="text">
      <style:text-properties fo:font-variant="normal" fo:text-transform="none" fo:color="#525255" style:font-name="calibri" fo:letter-spacing="normal" fo:font-style="italic" fo:font-weight="normal"/>
    </style:style>
    <style:style style:name="T87" style:family="text">
      <style:text-properties fo:font-variant="normal" fo:text-transform="none" fo:color="#525255" style:font-name="calibri" fo:font-size="12.75pt" fo:letter-spacing="normal" fo:font-style="normal" fo:font-weight="normal" officeooo:rsid="0047b19b" style:font-size-asian="18pt" style:font-size-complex="18pt"/>
    </style:style>
    <style:style style:name="T88" style:family="text">
      <style:text-properties fo:font-variant="normal" fo:text-transform="none" fo:color="#ff0000" style:font-name="calibri" fo:letter-spacing="normal" fo:font-style="normal" style:text-underline-style="solid" style:text-underline-width="auto" style:text-underline-color="font-color" fo:font-weight="bold" fo:background-color="transparent" loext:char-shading-value="0"/>
    </style:style>
    <style:style style:name="T89" style:family="text">
      <style:text-properties fo:font-variant="normal" fo:text-transform="none" fo:color="#ff0000" style:font-name="calibri" fo:font-size="12.75pt" fo:letter-spacing="normal" fo:font-style="normal" style:text-underline-style="solid" style:text-underline-width="auto" style:text-underline-color="font-color" fo:font-weight="bold" officeooo:rsid="0047b19b" fo:background-color="transparent" loext:char-shading-value="0" style:font-size-asian="18pt" style:font-size-complex="18pt"/>
    </style:style>
    <style:style style:name="T90" style:family="text">
      <style:text-properties fo:font-variant="normal" fo:text-transform="none" fo:color="#454e54" style:font-name="PT Sans" fo:font-size="18pt" fo:letter-spacing="normal" fo:font-style="normal" fo:font-weight="bold" officeooo:rsid="0047b19b" style:font-size-asian="18pt" style:font-size-complex="18pt"/>
    </style:style>
    <style:style style:name="T91" style:family="text">
      <style:text-properties fo:font-variant="normal" fo:text-transform="none" fo:color="#454e54" style:font-name="PT Sans" fo:font-size="18pt" fo:letter-spacing="normal" fo:font-style="normal" fo:font-weight="normal" officeooo:rsid="0047b19b" style:font-size-asian="18pt" style:font-size-complex="18pt"/>
    </style:style>
    <style:style style:name="T92" style:family="text">
      <style:text-properties fo:font-variant="normal" fo:text-transform="none" fo:color="#454e54" style:font-name="PT Sans" fo:letter-spacing="normal" fo:font-style="normal" fo:font-weight="normal"/>
    </style:style>
    <style:style style:name="T93" style:family="text">
      <style:text-properties fo:font-variant="normal" fo:text-transform="none" fo:color="#363636" style:font-name="Manjari Bold" fo:letter-spacing="normal" fo:font-style="normal" fo:font-weight="normal" officeooo:rsid="004ab137"/>
    </style:style>
    <style:style style:name="T94" style:family="text">
      <style:text-properties fo:font-variant="normal" fo:text-transform="none" fo:color="#363636" style:font-name="Manjari Bold" fo:letter-spacing="normal" fo:font-style="normal" fo:font-weight="bold" officeooo:rsid="004ab137"/>
    </style:style>
    <style:style style:name="T95" style:family="text">
      <style:text-properties fo:font-variant="normal" fo:text-transform="none" fo:color="#111111" style:font-name="Roboto" fo:font-size="16.5pt" fo:letter-spacing="normal" fo:font-style="normal" fo:font-weight="bold" fo:background-color="#ffffff" loext:char-shading-value="0" loext:padding="0cm" loext:border="none"/>
    </style:style>
    <style:style style:name="T96" style:family="text">
      <style:text-properties fo:font-variant="normal" fo:text-transform="none" fo:color="#111111" style:font-name="Roboto" fo:font-size="12.75pt" fo:letter-spacing="normal" fo:font-style="italic" fo:font-weight="bold" fo:background-color="#ffffff" loext:char-shading-value="0" loext:padding="0cm" loext:border="none"/>
    </style:style>
    <style:style style:name="T97" style:family="text">
      <style:text-properties fo:font-variant="normal" fo:text-transform="none" fo:color="#111111" style:font-name="Roboto" fo:font-size="12.75pt" fo:letter-spacing="normal" fo:font-style="italic" fo:font-weight="normal" fo:background-color="#ffffff" loext:char-shading-value="0" loext:padding="0cm" loext:border="none"/>
    </style:style>
    <style:style style:name="T98" style:family="text">
      <style:text-properties fo:font-variant="normal" fo:text-transform="none" fo:color="#0099ff" style:font-name="Roboto" fo:font-size="16.5pt" fo:letter-spacing="normal" fo:font-style="normal" fo:font-weight="bold" fo:background-color="#ffffff" loext:char-shading-value="0" loext:padding="0cm" loext:border="none"/>
    </style:style>
    <style:style style:name="T99" style:family="text">
      <style:text-properties fo:font-variant="normal" fo:text-transform="none" fo:color="#0099ff" style:font-name="Calibri" fo:font-size="11.25pt" fo:letter-spacing="normal" fo:font-style="normal" fo:font-weight="normal" fo:background-color="#ffffff" loext:char-shading-value="0" loext:padding="0cm" loext:border="none"/>
    </style:style>
    <style:style style:name="T100" style:family="text">
      <style:text-properties fo:font-variant="normal" fo:text-transform="none" fo:color="#0099ff" style:font-name="Calibri" fo:font-size="11.25pt" fo:letter-spacing="normal" fo:font-style="normal" fo:font-weight="bold" fo:background-color="#ffffff" loext:char-shading-value="0" loext:padding="0cm" loext:border="none"/>
    </style:style>
    <style:style style:name="T101" style:family="text">
      <style:text-properties fo:font-variant="normal" fo:text-transform="none" fo:color="#0099ff" style:font-name="inherit" fo:font-size="11.25pt" fo:letter-spacing="normal" fo:font-style="normal" fo:font-weight="normal" fo:background-color="#ffffff" loext:char-shading-value="0" loext:padding="0cm" loext:border="none"/>
    </style:style>
    <style:style style:name="T102" style:family="text">
      <style:text-properties fo:font-variant="normal" fo:text-transform="none" fo:color="#222222" style:font-name="Calibri" fo:font-size="11.25pt" fo:letter-spacing="normal" fo:font-style="normal" fo:font-weight="normal" fo:background-color="#ffffff" loext:char-shading-value="0" loext:padding="0cm" loext:border="none"/>
    </style:style>
    <style:style style:name="T103" style:family="text">
      <style:text-properties fo:font-variant="normal" fo:text-transform="none" fo:color="#222222" style:font-name="Calibri" fo:font-size="11.25pt" fo:letter-spacing="normal" fo:font-style="normal" fo:font-weight="bold" fo:background-color="#ffffff" loext:char-shading-value="0" loext:padding="0cm" loext:border="none"/>
    </style:style>
    <style:style style:name="T104" style:family="text">
      <style:text-properties fo:font-variant="normal" fo:text-transform="none" fo:color="#222222" style:font-name="Calibri" fo:font-size="12pt" fo:letter-spacing="normal" fo:font-style="normal" fo:font-weight="normal" fo:background-color="#ffffff" loext:char-shading-value="0" loext:padding="0cm" loext:border="none"/>
    </style:style>
    <style:style style:name="T105" style:family="text">
      <style:text-properties fo:font-variant="normal" fo:text-transform="none" fo:color="#222222" style:font-name="inherit" fo:font-size="11.25pt" fo:letter-spacing="normal" fo:font-style="normal" fo:font-weight="normal" fo:background-color="#ffffff" loext:char-shading-value="0" loext:padding="0cm" loext:border="none"/>
    </style:style>
    <style:style style:name="T106" style:family="text">
      <style:text-properties fo:font-variant="normal" fo:text-transform="none" fo:color="#222222" style:font-name="inherit" fo:font-size="11.25pt" fo:letter-spacing="normal" fo:font-style="normal" fo:font-weight="bold" fo:background-color="#ffffff" loext:char-shading-value="0" loext:padding="0cm" loext:border="none"/>
    </style:style>
    <style:style style:name="T107" style:family="text">
      <style:text-properties fo:font-variant="normal" fo:text-transform="none" fo:color="#222222" style:font-name="Roboto" fo:font-size="11.25pt" fo:letter-spacing="normal" fo:font-style="normal" fo:font-weight="normal" fo:background-color="#ffffff" loext:char-shading-value="0" loext:padding="0cm" loext:border="none"/>
    </style:style>
    <style:style style:name="T108" style:family="text">
      <style:text-properties fo:font-variant="normal" fo:text-transform="none" fo:color="#222222" style:font-name="Roboto" fo:font-size="11.25pt" fo:letter-spacing="normal" fo:font-style="normal" fo:font-weight="bold" fo:background-color="#ffffff" loext:char-shading-value="0" loext:padding="0cm" loext:border="none"/>
    </style:style>
    <style:style style:name="T109" style:family="text">
      <style:text-properties fo:font-variant="normal" fo:text-transform="none" fo:color="#101213" style:font-name="apple-system" fo:font-size="11.25pt" fo:letter-spacing="normal" fo:font-style="normal" fo:font-weight="normal"/>
    </style:style>
    <style:style style:name="T110" style:family="text">
      <style:text-properties fo:font-variant="normal" fo:text-transform="none" fo:color="#303133" style:text-line-through-style="none" style:text-line-through-type="none" style:font-name="apple-system" fo:font-size="11.25pt" fo:letter-spacing="normal" fo:font-style="normal" style:text-underline-style="none" fo:font-weight="normal" style:text-blinking="false" fo:background-color="transparent" loext:char-shading-value="0" loext:padding="0cm" loext:border="none"/>
    </style:style>
    <style:style style:name="T111" style:family="text">
      <style:text-properties officeooo:rsid="0004b149"/>
    </style:style>
    <style:style style:name="T112" style:family="text">
      <style:text-properties officeooo:rsid="00054542"/>
    </style:style>
    <style:style style:name="T113" style:family="text">
      <style:text-properties officeooo:rsid="000747f0"/>
    </style:style>
    <style:style style:name="T114" style:family="text">
      <style:text-properties officeooo:rsid="000b311e"/>
    </style:style>
    <style:style style:name="T115" style:family="text">
      <style:text-properties officeooo:rsid="000fb456"/>
    </style:style>
    <style:style style:name="T116" style:family="text">
      <style:text-properties officeooo:rsid="001b337f"/>
    </style:style>
    <style:style style:name="T117" style:family="text">
      <style:text-properties fo:color="#000000" style:font-name="Manjari Bold"/>
    </style:style>
    <style:style style:name="T118" style:family="text">
      <style:text-properties fo:color="#000000" style:font-name="Manjari Bold" fo:font-size="16pt" style:text-underline-style="none" style:font-size-asian="16pt" style:font-size-complex="16pt"/>
    </style:style>
    <style:style style:name="T119" style:family="text">
      <style:text-properties fo:color="#000000" style:font-name="Manjari Bold" fo:font-size="16pt" style:font-size-asian="16pt" style:font-size-complex="16pt"/>
    </style:style>
    <style:style style:name="T120" style:family="text">
      <style:text-properties fo:color="#000000" style:font-name="Manjari Bold" style:text-underline-style="none"/>
    </style:style>
    <style:style style:name="T121" style:family="text">
      <style:text-properties fo:color="#000000" style:font-name="Manjari Bold" style:text-underline-style="none" officeooo:rsid="00294caf"/>
    </style:style>
    <style:style style:name="T122" style:family="text">
      <style:text-properties fo:color="#000000" style:font-name="Manjari Bold" fo:font-size="18pt" style:font-size-asian="18pt" style:font-size-complex="18pt"/>
    </style:style>
    <style:style style:name="T123" style:family="text">
      <style:text-properties fo:color="#000000" style:font-name="Manjari Bold" fo:font-size="18pt" officeooo:rsid="0011874f" style:font-size-asian="18pt" style:font-size-complex="18pt"/>
    </style:style>
    <style:style style:name="T124" style:family="text">
      <style:text-properties officeooo:rsid="001feee9"/>
    </style:style>
    <style:style style:name="T125" style:family="text">
      <style:text-properties officeooo:rsid="0021a165"/>
    </style:style>
    <style:style style:name="T126" style:family="text">
      <style:text-properties officeooo:rsid="0011874f"/>
    </style:style>
    <style:style style:name="T127" style:family="text">
      <style:text-properties officeooo:rsid="00294caf"/>
    </style:style>
    <style:style style:name="T128" style:family="text">
      <style:text-properties officeooo:rsid="002dfd3f"/>
    </style:style>
    <style:style style:name="T129" style:family="text">
      <style:text-properties officeooo:rsid="002e11da"/>
    </style:style>
    <style:style style:name="T130" style:family="text">
      <style:text-properties fo:color="#435162"/>
    </style:style>
    <style:style style:name="T131" style:family="text">
      <style:text-properties fo:color="#202124"/>
    </style:style>
    <style:style style:name="T132" style:family="text">
      <style:text-properties fo:font-size="16pt" style:font-size-asian="16pt" style:font-size-complex="16pt"/>
    </style:style>
    <style:style style:name="T133" style:family="text">
      <style:text-properties fo:font-size="16pt" officeooo:rsid="002e11da" style:font-size-asian="16pt" style:font-size-complex="16pt"/>
    </style:style>
    <style:style style:name="T134" style:family="text">
      <style:text-properties fo:font-size="16pt" officeooo:rsid="002f1ce3" style:font-size-asian="16pt" style:font-size-complex="16pt"/>
    </style:style>
    <style:style style:name="T135" style:family="text">
      <style:text-properties fo:font-size="16pt" officeooo:rsid="0030b473" style:font-size-asian="16pt" style:font-size-complex="16pt"/>
    </style:style>
    <style:style style:name="T136" style:family="text">
      <style:text-properties fo:font-size="16pt" officeooo:rsid="0030b473" style:font-size-asian="14pt" style:font-size-complex="16pt"/>
    </style:style>
    <style:style style:name="T137" style:family="text">
      <style:text-properties fo:font-style="normal" fo:font-weight="normal"/>
    </style:style>
    <style:style style:name="T138" style:family="text">
      <style:text-properties fo:font-style="italic"/>
    </style:style>
    <style:style style:name="T139" style:family="text">
      <style:text-properties style:font-name="Lato" fo:font-size="16.5pt" fo:font-style="normal" fo:font-weight="bold"/>
    </style:style>
    <style:style style:name="T140" style:family="text">
      <style:text-properties officeooo:rsid="005babe4"/>
    </style:style>
    <style:style style:name="T141" style:family="text">
      <style:text-properties style:font-name="Manjari Bold1" fo:font-size="16pt" officeooo:rsid="005e3759" style:font-size-asian="14pt" style:font-size-complex="16pt"/>
    </style:style>
    <style:style style:name="T142" style:family="text">
      <style:text-properties fo:font-weight="bold"/>
    </style:style>
    <style:style style:name="T143" style:family="text">
      <style:text-properties fo:color="#111111" style:font-name="Roboto" fo:font-size="16.5pt" fo:font-weight="bold"/>
    </style:style>
    <style:style style:name="T144" style:family="text">
      <style:text-properties fo:color="#0099ff" style:font-name="Roboto" fo:font-size="16.5pt" fo:font-weight="bold"/>
    </style:style>
    <style:style style:name="T145" style:family="text">
      <style:text-properties officeooo:rsid="00697f99"/>
    </style:style>
    <style:style style:name="T146" style:family="text">
      <style:text-properties style:font-name="Manjari Bold" fo:font-size="18pt" style:font-size-asian="18pt" style:font-size-complex="18pt"/>
    </style:style>
    <style:style style:name="T147" style:family="text">
      <style:text-properties officeooo:rsid="007697b4"/>
    </style:style>
    <style:style style:name="T148" style:family="text">
      <style:text-properties officeooo:rsid="007860ee"/>
    </style:style>
    <style:style style:name="T149" style:family="text">
      <style:text-properties officeooo:rsid="00794ce8"/>
    </style:style>
    <style:style style:name="T150" style:family="text">
      <style:text-properties officeooo:rsid="0007349f"/>
    </style:style>
    <style:style style:name="T151" style:family="text">
      <style:text-properties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tracked-changes>
        <text:changed-region xml:id="ct94054186039632" text:id="ct94054186039632">
          <text:deletion>
            <office:change-info>
              <dc:creator>Autor desconhecido</dc:creator>
              <dc:date>2023-02-03T11:08:29</dc:date>
            </office:change-info>
            <text:p text:style-name="P1">7</text:p>
          </text:deletion>
        </text:changed-region>
        <text:changed-region xml:id="ct94054185990192" text:id="ct94054185990192">
          <text:insertion>
            <office:change-info>
              <dc:creator>Autor desconhecido</dc:creator>
              <dc:date>2023-02-03T11:08:29</dc:date>
            </office:change-info>
          </text:insertion>
        </text:changed-region>
        <text:changed-region xml:id="ct94054185992832" text:id="ct94054185992832">
          <text:insertion>
            <office:change-info>
              <dc:creator>Autor desconhecido</dc:creator>
              <dc:date>2023-02-03T11:10:43</dc:date>
            </office:change-info>
          </text:insertion>
        </text:changed-region>
        <text:changed-region xml:id="ct94054185973520" text:id="ct94054185973520">
          <text:insertion>
            <office:change-info>
              <dc:creator>Autor desconhecido</dc:creator>
              <dc:date>2023-02-03T11:09:36</dc:date>
            </office:change-info>
          </text:insertion>
        </text:changed-region>
        <text:changed-region xml:id="ct94054186079456" text:id="ct94054186079456">
          <text:insertion>
            <office:change-info>
              <dc:creator>Autor desconhecido</dc:creator>
              <dc:date>2023-01-20T11:59:33</dc:date>
            </office:change-info>
          </text:insertion>
        </text:changed-region>
        <text:changed-region xml:id="ct94054187489408" text:id="ct94054187489408">
          <text:insertion>
            <office:change-info>
              <dc:creator>Autor desconhecido</dc:creator>
              <dc:date>2023-02-03T11:11:18</dc:date>
            </office:change-info>
          </text:insertion>
        </text:changed-region>
        <text:changed-region xml:id="ct94054187490160" text:id="ct94054187490160">
          <text:deletion>
            <office:change-info>
              <dc:creator>Autor desconhecido</dc:creator>
              <dc:date>2023-01-20T11:59:08</dc:date>
            </office:change-info>
            <text:p text:style-name="P2">7 min da torre</text:p>
          </text:deletion>
        </text:changed-region>
        <text:changed-region xml:id="ct94054187490480" text:id="ct94054187490480">
          <text:insertion>
            <office:change-info>
              <dc:creator>Autor desconhecido</dc:creator>
              <dc:date>2023-01-20T11:59:08</dc:date>
            </office:change-info>
          </text:insertion>
        </text:changed-region>
        <text:changed-region xml:id="ct94054187491072" text:id="ct94054187491072">
          <text:insertion>
            <office:change-info>
              <dc:creator>Autor desconhecido</dc:creator>
              <dc:date>2023-01-20T12:01:33</dc:date>
            </office:change-info>
          </text:insertion>
        </text:changed-region>
        <text:changed-region xml:id="ct94054187499584" text:id="ct94054187499584">
          <text:deletion>
            <office:change-info>
              <dc:creator>Autor desconhecido</dc:creator>
              <dc:date>2023-01-20T12:03:17</dc:date>
            </office:change-info>
            <text:p text:style-name="P3"><text:span text:style-name="T1">COMPRAR INGRESSO</text:span></text:p>
          </text:deletion>
        </text:changed-region>
        <text:changed-region xml:id="ct94054187499360" text:id="ct94054187499360">
          <text:deletion>
            <office:change-info>
              <dc:creator>Autor desconhecido</dc:creator>
              <dc:date>2023-01-20T12:36:50</dc:date>
            </office:change-info>
            <text:p text:style-name="P3"/>
            <text:p text:style-name="P4">Palácio da Bolsa 9 min da Catedral </text:p>
          </text:deletion>
        </text:changed-region>
        <text:changed-region xml:id="ct94054187488352" text:id="ct94054187488352">
          <text:insertion>
            <office:change-info>
              <dc:creator>Autor desconhecido</dc:creator>
              <dc:date>2023-02-03T11:21:29</dc:date>
            </office:change-info>
          </text:insertion>
        </text:changed-region>
        <text:changed-region xml:id="ct94054187506000" text:id="ct94054187506000">
          <text:insertion>
            <office:change-info>
              <dc:creator>Autor desconhecido</dc:creator>
              <dc:date>2023-02-03T11:24:09</dc:date>
            </office:change-info>
          </text:insertion>
        </text:changed-region>
        <text:changed-region xml:id="ct94054187508064" text:id="ct94054187508064">
          <text:insertion>
            <office:change-info>
              <dc:creator>Autor desconhecido</dc:creator>
              <dc:date>2023-02-03T11:27:04</dc:date>
            </office:change-info>
          </text:insertion>
        </text:changed-region>
        <text:changed-region xml:id="ct94054187497856" text:id="ct94054187497856">
          <text:insertion>
            <office:change-info>
              <dc:creator>Autor desconhecido</dc:creator>
              <dc:date>2023-02-03T13:03:40</dc:date>
            </office:change-info>
          </text:insertion>
        </text:changed-region>
        <text:changed-region xml:id="ct94054187520848" text:id="ct94054187520848">
          <text:insertion>
            <office:change-info>
              <dc:creator>Autor desconhecido</dc:creator>
              <dc:date>2023-01-20T12:03:44</dc:date>
            </office:change-info>
          </text:insertion>
        </text:changed-region>
        <text:changed-region xml:id="ct94054187523504" text:id="ct94054187523504">
          <text:insertion>
            <office:change-info>
              <dc:creator>Autor desconhecido</dc:creator>
              <dc:date>2023-01-20T12:51:23</dc:date>
            </office:change-info>
          </text:insertion>
        </text:changed-region>
        <text:changed-region xml:id="ct94054187592736" text:id="ct94054187592736">
          <text:insertion>
            <office:change-info>
              <dc:creator>Autor desconhecido</dc:creator>
              <dc:date>2023-02-04T18:17:49</dc:date>
            </office:change-info>
          </text:insertion>
        </text:changed-region>
        <text:changed-region xml:id="ct94054187593504" text:id="ct94054187593504">
          <text:insertion>
            <office:change-info>
              <dc:creator>Autor desconhecido</dc:creator>
              <dc:date>2023-02-04T18:19:38</dc:date>
            </office:change-info>
          </text:insertion>
        </text:changed-region>
        <text:changed-region xml:id="ct94054187594000" text:id="ct94054187594000">
          <text:deletion>
            <office:change-info>
              <dc:creator>Autor desconhecido</dc:creator>
              <dc:date>2023-02-04T18:19:53</dc:date>
            </office:change-info>
            <text:p text:style-name="P5"><text:s/>13 min do museu</text:p>
            <text:p text:style-name="P6">Parque el retiro 36 min do hotel andando </text:p>
            <text:p text:style-name="P5"/>
          </text:deletion>
        </text:changed-region>
        <text:changed-region xml:id="ct94054187594496" text:id="ct94054187594496">
          <text:insertion>
            <office:change-info>
              <dc:creator>Autor desconhecido</dc:creator>
              <dc:date>2023-02-04T18:20:50</dc:date>
            </office:change-info>
          </text:insertion>
        </text:changed-region>
        <text:changed-region xml:id="ct94054187587648" text:id="ct94054187587648">
          <text:deletion>
            <office:change-info>
              <dc:creator>Autor desconhecido</dc:creator>
              <dc:date>2023-02-04T17:55:01</dc:date>
            </office:change-info>
            <text:p text:style-name="P7"><text:span text:style-name="T2"/></text:p>
            <text:h text:style-name="P8" text:outline-level="4">Porta de Alcalá</text:h>
            <text:p text:style-name="P9">No fim do dia, você provavelmente estará cansado após tanta caminhada. Mas não deixe de passar em frente à Porta de Alcalá, que fica no centro da Plaza de la Independencia, na fronteira noroeste do Parque El Retiro. </text:p>
            <text:p text:style-name="P10">A Porta de Alcalá é uma das cinco antigas portas que davam ac</text:p>
          </text:deletion>
        </text:changed-region>
        <text:changed-region xml:id="ct94054187609824" text:id="ct94054187609824">
          <text:format-change>
            <office:change-info>
              <dc:creator>Autor desconhecido</dc:creator>
              <dc:date>2023-02-04T17:57:45</dc:date>
            </office:change-info>
          </text:format-change>
        </text:changed-region>
        <text:changed-region xml:id="ct94054187646432" text:id="ct94054187646432">
          <text:insertion>
            <office:change-info>
              <dc:creator>Autor desconhecido</dc:creator>
              <dc:date>2023-02-04T18:00:43</dc:date>
            </office:change-info>
          </text:insertion>
        </text:changed-region>
        <text:changed-region xml:id="ct94054187646656" text:id="ct94054187646656">
          <text:insertion>
            <office:change-info>
              <dc:creator>Autor desconhecido</dc:creator>
              <dc:date>2022-12-18T20:35:45</dc:date>
            </office:change-info>
          </text:insertion>
        </text:changed-region>
        <text:changed-region xml:id="ct94054187711040" text:id="ct94054187711040">
          <text:insertion>
            <office:change-info>
              <dc:creator>Autor desconhecido</dc:creator>
              <dc:date>2023-01-13T10:23:03</dc:date>
            </office:change-info>
          </text:insertion>
        </text:changed-region>
        <text:changed-region xml:id="ct94054187711808" text:id="ct94054187711808">
          <text:format-change>
            <office:change-info>
              <dc:creator>Autor desconhecido</dc:creator>
              <dc:date>2023-01-13T10:24:54</dc:date>
            </office:change-info>
          </text:format-change>
        </text:changed-region>
        <text:changed-region xml:id="ct94054187712544" text:id="ct94054187712544">
          <text:insertion>
            <office:change-info>
              <dc:creator>Autor desconhecido</dc:creator>
              <dc:date>2023-02-17T12:16:10</dc:date>
            </office:change-info>
          </text:insertion>
        </text:changed-region>
        <text:changed-region xml:id="ct94054187715344" text:id="ct94054187715344">
          <text:format-change>
            <office:change-info>
              <dc:creator>Autor desconhecido</dc:creator>
              <dc:date>2023-01-13T10:24:54</dc:date>
            </office:change-info>
          </text:format-change>
        </text:changed-region>
        <text:changed-region xml:id="ct94054187721056" text:id="ct94054187721056">
          <text:insertion>
            <office:change-info>
              <dc:creator>Autor desconhecido</dc:creator>
              <dc:date>2023-02-17T12:18:48</dc:date>
            </office:change-info>
          </text:insertion>
        </text:changed-region>
        <text:changed-region xml:id="ct94054187724656" text:id="ct94054187724656">
          <text:insertion>
            <office:change-info>
              <dc:creator>Autor desconhecido</dc:creator>
              <dc:date>2022-12-05T19:41:11</dc:date>
            </office:change-info>
          </text:insertion>
        </text:changed-region>
        <text:changed-region xml:id="ct94054187724880" text:id="ct94054187724880">
          <text:deletion>
            <office:change-info>
              <dc:creator>Autor desconhecido</dc:creator>
              <dc:date>2022-12-05T19:38:57</dc:date>
            </office:change-info>
            <text:p text:style-name="P11">SE</text:p>
            <text:p text:style-name="P12"/>
            <text:p text:style-name="P13"/>
          </text:deletion>
        </text:changed-region>
        <text:changed-region xml:id="ct94054187728752" text:id="ct94054187728752">
          <text:insertion>
            <office:change-info>
              <dc:creator>Autor desconhecido</dc:creator>
              <dc:date>2022-12-05T19:42:26</dc:date>
            </office:change-info>
          </text:insertion>
        </text:changed-region>
        <text:changed-region xml:id="ct94054187729344" text:id="ct94054187729344">
          <text:insertion>
            <office:change-info>
              <dc:creator>Autor desconhecido</dc:creator>
              <dc:date>2022-12-05T19:43:31</dc:date>
            </office:change-info>
          </text:insertion>
        </text:changed-region>
        <text:changed-region xml:id="ct94054187731840" text:id="ct94054187731840">
          <text:insertion>
            <office:change-info>
              <dc:creator>Autor desconhecido</dc:creator>
              <dc:date>2022-12-05T19:45:29</dc:date>
            </office:change-info>
          </text:insertion>
        </text:changed-region>
        <text:changed-region xml:id="ct94054187733328" text:id="ct94054187733328">
          <text:insertion>
            <office:change-info>
              <dc:creator>Autor desconhecido</dc:creator>
              <dc:date>2022-12-05T19:46:18</dc:date>
            </office:change-info>
          </text:insertion>
        </text:changed-region>
        <text:changed-region xml:id="ct94054187734368" text:id="ct94054187734368">
          <text:insertion>
            <office:change-info>
              <dc:creator>Autor desconhecido</dc:creator>
              <dc:date>2022-12-05T19:47:24</dc:date>
            </office:change-info>
          </text:insertion>
        </text:changed-region>
        <text:changed-region xml:id="ct94054187734640" text:id="ct94054187734640">
          <text:insertion>
            <office:change-info>
              <dc:creator>Autor desconhecido</dc:creator>
              <dc:date>2022-12-05T19:48:07</dc:date>
            </office:change-info>
          </text:insertion>
        </text:changed-region>
        <text:changed-region xml:id="ct94054187598768" text:id="ct94054187598768">
          <text:insertion>
            <office:change-info>
              <dc:creator>Autor desconhecido</dc:creator>
              <dc:date>2022-12-05T19:51:18</dc:date>
            </office:change-info>
          </text:insertion>
        </text:changed-region>
        <text:changed-region xml:id="ct94054187708416" text:id="ct94054187708416">
          <text:insertion>
            <office:change-info>
              <dc:creator>Autor desconhecido</dc:creator>
              <dc:date>2022-12-05T19:45:29</dc:date>
            </office:change-info>
          </text:insertion>
        </text:changed-region>
        <text:changed-region xml:id="ct94054187752480" text:id="ct94054187752480">
          <text:insertion>
            <office:change-info>
              <dc:creator>Autor desconhecido</dc:creator>
              <dc:date>2022-12-05T19:52:30</dc:date>
            </office:change-info>
          </text:insertion>
        </text:changed-region>
        <text:changed-region xml:id="ct94054187752976" text:id="ct94054187752976">
          <text:insertion>
            <office:change-info>
              <dc:creator>Autor desconhecido</dc:creator>
              <dc:date>2022-12-05T19:54:34</dc:date>
            </office:change-info>
          </text:insertion>
        </text:changed-region>
        <text:changed-region xml:id="ct94054187748992" text:id="ct94054187748992">
          <text:insertion>
            <office:change-info>
              <dc:creator>Autor desconhecido</dc:creator>
              <dc:date>2022-12-05T19:55:24</dc:date>
            </office:change-info>
          </text:insertion>
        </text:changed-region>
        <text:changed-region xml:id="ct94054187748624" text:id="ct94054187748624">
          <text:insertion>
            <office:change-info>
              <dc:creator>Autor desconhecido</dc:creator>
              <dc:date>2022-12-05T19:57:19</dc:date>
            </office:change-info>
          </text:insertion>
        </text:changed-region>
        <text:changed-region xml:id="ct94054187763936" text:id="ct94054187763936">
          <text:insertion>
            <office:change-info>
              <dc:creator>Autor desconhecido</dc:creator>
              <dc:date>2022-12-05T19:55:24</dc:date>
            </office:change-info>
          </text:insertion>
        </text:changed-region>
        <text:changed-region xml:id="ct94054187764576" text:id="ct94054187764576">
          <text:insertion>
            <office:change-info>
              <dc:creator>Autor desconhecido</dc:creator>
              <dc:date>2022-12-05T19:58:23</dc:date>
            </office:change-info>
          </text:insertion>
        </text:changed-region>
        <text:changed-region xml:id="ct94054187768912" text:id="ct94054187768912">
          <text:insertion>
            <office:change-info>
              <dc:creator>Autor desconhecido</dc:creator>
              <dc:date>2022-12-05T20:02:09</dc:date>
            </office:change-info>
          </text:insertion>
        </text:changed-region>
        <text:changed-region xml:id="ct94054187773424" text:id="ct94054187773424">
          <text:insertion>
            <office:change-info>
              <dc:creator>Autor desconhecido</dc:creator>
              <dc:date>2022-12-05T20:05:50</dc:date>
            </office:change-info>
          </text:insertion>
        </text:changed-region>
        <text:changed-region xml:id="ct94054187774192" text:id="ct94054187774192">
          <text:insertion>
            <office:change-info>
              <dc:creator>Autor desconhecido</dc:creator>
              <dc:date>2022-12-05T20:04:14</dc:date>
            </office:change-info>
          </text:insertion>
        </text:changed-region>
        <text:changed-region xml:id="ct94054187783216" text:id="ct94054187783216">
          <text:insertion>
            <office:change-info>
              <dc:creator>Autor desconhecido</dc:creator>
              <dc:date>2022-12-05T20:20:09</dc:date>
            </office:change-info>
          </text:insertion>
        </text:changed-region>
        <text:changed-region xml:id="ct94054187783712" text:id="ct94054187783712">
          <text:insertion>
            <office:change-info>
              <dc:creator>Autor desconhecido</dc:creator>
              <dc:date>2022-12-05T19:42:26</dc:date>
            </office:change-info>
          </text:insertion>
        </text:changed-region>
        <text:changed-region xml:id="ct94054187789696" text:id="ct94054187789696">
          <text:format-change>
            <office:change-info>
              <dc:creator>Autor desconhecido</dc:creator>
              <dc:date>2023-01-13T10:24:54</dc:date>
            </office:change-info>
          </text:format-change>
        </text:changed-region>
        <text:changed-region xml:id="ct94054187791552" text:id="ct94054187791552">
          <text:insertion>
            <office:change-info>
              <dc:creator>Autor desconhecido</dc:creator>
              <dc:date>2022-12-05T20:01:48</dc:date>
            </office:change-info>
          </text:insertion>
        </text:changed-region>
        <text:changed-region xml:id="ct94054187794192" text:id="ct94054187794192">
          <text:format-change>
            <office:change-info>
              <dc:creator>Autor desconhecido</dc:creator>
              <dc:date>2023-01-13T10:24:54</dc:date>
            </office:change-info>
          </text:format-change>
        </text:changed-region>
        <text:changed-region xml:id="ct94054187794416" text:id="ct94054187794416">
          <text:deletion>
            <office:change-info>
              <dc:creator>Autor desconhecido</dc:creator>
              <dc:date>2022-12-05T20:00:35</dc:date>
            </office:change-info>
            <text:p text:style-name="P14"><text:span text:style-name="Strong_20_Emphasis"><text:span text:style-name="T3"/></text:span></text:p>
            <text:p text:style-name="P14"><text:span text:style-name="Strong_20_Emphasis"><text:span text:style-name="T3"/></text:span></text:p>
          </text:deletion>
        </text:changed-region>
        <text:changed-region xml:id="ct94054187794912" text:id="ct94054187794912">
          <text:format-change>
            <office:change-info>
              <dc:creator>Autor desconhecido</dc:creator>
              <dc:date>2023-01-13T10:24:54</dc:date>
            </office:change-info>
          </text:format-change>
        </text:changed-region>
        <text:changed-region xml:id="ct94054187795136" text:id="ct94054187795136">
          <text:deletion>
            <office:change-info>
              <dc:creator>Autor desconhecido</dc:creator>
              <dc:date>2022-12-05T20:00:58</dc:date>
            </office:change-info>
            <text:p text:style-name="P15"><text:span text:style-name="Strong_20_Emphasis"><text:span text:style-name="T4">CAFÉ HILTLI</text:span></text:span></text:p>
          </text:deletion>
        </text:changed-region>
        <text:changed-region xml:id="ct94054187797552" text:id="ct94054187797552">
          <text:insertion>
            <office:change-info>
              <dc:creator>Autor desconhecido</dc:creator>
              <dc:date>2022-12-05T20:00:37</dc:date>
            </office:change-info>
          </text:insertion>
        </text:changed-region>
        <text:changed-region xml:id="ct94054187799824" text:id="ct94054187799824">
          <text:insertion>
            <office:change-info>
              <dc:creator>Autor desconhecido</dc:creator>
              <dc:date>2022-12-18T20:21:08</dc:date>
            </office:change-info>
          </text:insertion>
        </text:changed-region>
        <text:changed-region xml:id="ct94054187805120" text:id="ct94054187805120">
          <text:insertion>
            <office:change-info>
              <dc:creator>Autor desconhecido</dc:creator>
              <dc:date>2023-01-13T10:30:00</dc:date>
            </office:change-info>
          </text:insertion>
        </text:changed-region>
        <text:changed-region xml:id="ct94054187805568" text:id="ct94054187805568">
          <text:insertion>
            <office:change-info>
              <dc:creator>Autor desconhecido</dc:creator>
              <dc:date>2022-12-18T20:25:27</dc:date>
            </office:change-info>
          </text:insertion>
        </text:changed-region>
        <text:changed-region xml:id="ct94054188791632" text:id="ct94054188791632">
          <text:insertion>
            <office:change-info>
              <dc:creator>Autor desconhecido</dc:creator>
              <dc:date>2023-02-19T22:19:21</dc:date>
            </office:change-info>
          </text:insertion>
        </text:changed-region>
        <text:changed-region xml:id="ct94054188981296" text:id="ct94054188981296">
          <text:insertion>
            <office:change-info>
              <dc:creator>Autor desconhecido</dc:creator>
              <dc:date>2023-02-19T22:20:04</dc:date>
            </office:change-info>
          </text:insertion>
        </text:changed-region>
        <text:changed-region xml:id="ct94054269893728" text:id="ct94054269893728">
          <text:insertion>
            <office:change-info>
              <dc:creator>Autor desconhecido</dc:creator>
              <dc:date>2023-02-19T22:21:52</dc:date>
            </office:change-info>
          </text:insertion>
        </text:changed-region>
        <text:changed-region xml:id="ct94054268648528" text:id="ct94054268648528">
          <text:insertion>
            <office:change-info>
              <dc:creator>Autor desconhecido</dc:creator>
              <dc:date>2023-02-19T22:22:53</dc:date>
            </office:change-info>
          </text:insertion>
        </text:changed-region>
        <text:changed-region xml:id="ct94054186429856" text:id="ct94054186429856">
          <text:insertion>
            <office:change-info>
              <dc:creator>Autor desconhecido</dc:creator>
              <dc:date>2023-02-19T22:24:32</dc:date>
            </office:change-info>
          </text:insertion>
        </text:changed-region>
        <text:changed-region xml:id="ct94054268632064" text:id="ct94054268632064">
          <text:insertion>
            <office:change-info>
              <dc:creator>Autor desconhecido</dc:creator>
              <dc:date>2022-12-18T20:25:27</dc:date>
            </office:change-info>
          </text:insertion>
        </text:changed-region>
        <text:changed-region xml:id="ct94054187863408" text:id="ct94054187863408">
          <text:insertion>
            <office:change-info>
              <dc:creator>Autor desconhecido</dc:creator>
              <dc:date>2022-12-18T20:33:49</dc:date>
            </office:change-info>
          </text:insertion>
        </text:changed-region>
        <text:changed-region xml:id="ct94054187805344" text:id="ct94054187805344">
          <text:insertion>
            <office:change-info>
              <dc:creator>Autor desconhecido</dc:creator>
              <dc:date>2022-12-18T20:25:27</dc:date>
            </office:change-info>
          </text:insertion>
        </text:changed-region>
        <text:changed-region xml:id="ct94054187913776" text:id="ct94054187913776">
          <text:insertion>
            <office:change-info>
              <dc:creator>Autor desconhecido</dc:creator>
              <dc:date>2023-01-20T17:25:46</dc:date>
            </office:change-info>
          </text:insertion>
        </text:changed-region>
        <text:changed-region xml:id="ct94054188233296" text:id="ct94054188233296">
          <text:insertion>
            <office:change-info>
              <dc:creator>Autor desconhecido</dc:creator>
              <dc:date>2022-12-18T20:25:27</dc:date>
            </office:change-info>
          </text:insertion>
        </text:changed-region>
        <text:changed-region xml:id="ct94054188276464" text:id="ct94054188276464">
          <text:insertion>
            <office:change-info>
              <dc:creator>Autor desconhecido</dc:creator>
              <dc:date>2023-01-13T10:39:55</dc:date>
            </office:change-info>
          </text:insertion>
        </text:changed-region>
        <text:changed-region xml:id="ct94054188281328" text:id="ct94054188281328">
          <text:insertion>
            <office:change-info>
              <dc:creator>Autor desconhecido</dc:creator>
              <dc:date>2023-01-13T10:40:18</dc:date>
            </office:change-info>
          </text:insertion>
        </text:changed-region>
        <text:changed-region xml:id="ct94054188283392" text:id="ct94054188283392">
          <text:insertion>
            <office:change-info>
              <dc:creator>Autor desconhecido</dc:creator>
              <dc:date>2023-01-13T10:39:55</dc:date>
            </office:change-info>
          </text:insertion>
        </text:changed-region>
        <text:changed-region xml:id="ct94054188283616" text:id="ct94054188283616">
          <text:insertion>
            <office:change-info>
              <dc:creator>Autor desconhecido</dc:creator>
              <dc:date>2023-01-13T10:42:26</dc:date>
            </office:change-info>
          </text:insertion>
        </text:changed-region>
        <text:changed-region xml:id="ct94054188175856" text:id="ct94054188175856">
          <text:insertion>
            <office:change-info>
              <dc:creator>Autor desconhecido</dc:creator>
              <dc:date>2023-01-13T10:39:55</dc:date>
            </office:change-info>
          </text:insertion>
        </text:changed-region>
        <text:changed-region xml:id="ct94054188222624" text:id="ct94054188222624">
          <text:insertion>
            <office:change-info>
              <dc:creator>Autor desconhecido</dc:creator>
              <dc:date>2023-01-13T10:41:38</dc:date>
            </office:change-info>
          </text:insertion>
        </text:changed-region>
        <text:changed-region xml:id="ct94054187915536" text:id="ct94054187915536">
          <text:insertion>
            <office:change-info>
              <dc:creator>Autor desconhecido</dc:creator>
              <dc:date>2023-01-13T10:39:55</dc:date>
            </office:change-info>
          </text:insertion>
        </text:changed-region>
        <text:changed-region xml:id="ct94054188289280" text:id="ct94054188289280">
          <text:insertion>
            <office:change-info>
              <dc:creator>Autor desconhecido</dc:creator>
              <dc:date>2023-01-13T10:43:44</dc:date>
            </office:change-info>
          </text:insertion>
        </text:changed-region>
        <text:changed-region xml:id="ct94054188296576" text:id="ct94054188296576">
          <text:insertion>
            <office:change-info>
              <dc:creator>Autor desconhecido</dc:creator>
              <dc:date>2023-01-13T10:39:55</dc:date>
            </office:change-info>
          </text:insertion>
        </text:changed-region>
        <text:changed-region xml:id="ct94054188290464" text:id="ct94054188290464">
          <text:insertion>
            <office:change-info>
              <dc:creator>Autor desconhecido</dc:creator>
              <dc:date>2023-01-13T10:40:40</dc:date>
            </office:change-info>
          </text:insertion>
        </text:changed-region>
        <text:changed-region xml:id="ct94054188309488" text:id="ct94054188309488">
          <text:insertion>
            <office:change-info>
              <dc:creator>Autor desconhecido</dc:creator>
              <dc:date>2023-01-13T10:39:55</dc:date>
            </office:change-info>
          </text:insertion>
        </text:changed-region>
        <text:changed-region xml:id="ct94054188309712" text:id="ct94054188309712">
          <text:insertion>
            <office:change-info>
              <dc:creator>Autor desconhecido</dc:creator>
              <dc:date>2023-01-13T10:54:41</dc:date>
            </office:change-info>
          </text:insertion>
        </text:changed-region>
        <text:changed-region xml:id="ct94054187917248" text:id="ct94054187917248">
          <text:insertion>
            <office:change-info>
              <dc:creator>Autor desconhecido</dc:creator>
              <dc:date>2023-01-13T10:58:56</dc:date>
            </office:change-info>
          </text:insertion>
        </text:changed-region>
        <text:changed-region xml:id="ct94054188296800" text:id="ct94054188296800">
          <text:insertion>
            <office:change-info>
              <dc:creator>Autor desconhecido</dc:creator>
              <dc:date>2023-01-13T10:59:00</dc:date>
            </office:change-info>
          </text:insertion>
        </text:changed-region>
        <text:changed-region xml:id="ct94054188265104" text:id="ct94054188265104">
          <text:insertion>
            <office:change-info>
              <dc:creator>Autor desconhecido</dc:creator>
              <dc:date>2023-01-13T11:13:19</dc:date>
            </office:change-info>
          </text:insertion>
        </text:changed-region>
        <text:changed-region xml:id="ct94054187915760" text:id="ct94054187915760">
          <text:insertion>
            <office:change-info>
              <dc:creator>Autor desconhecido</dc:creator>
              <dc:date>2023-01-13T11:29:47</dc:date>
            </office:change-info>
          </text:insertion>
        </text:changed-region>
        <text:changed-region xml:id="ct94054188255616" text:id="ct94054188255616">
          <text:insertion>
            <office:change-info>
              <dc:creator>Autor desconhecido</dc:creator>
              <dc:date>2023-01-13T14:36:39</dc:date>
            </office:change-info>
          </text:insertion>
        </text:changed-region>
        <text:changed-region xml:id="ct94054188293520" text:id="ct94054188293520">
          <text:insertion>
            <office:change-info>
              <dc:creator>Autor desconhecido</dc:creator>
              <dc:date>2023-01-13T14:37:55</dc:date>
            </office:change-info>
          </text:insertion>
        </text:changed-region>
        <text:changed-region xml:id="ct94054188329968" text:id="ct94054188329968">
          <text:insertion>
            <office:change-info>
              <dc:creator>Autor desconhecido</dc:creator>
              <dc:date>2023-01-13T14:36:39</dc:date>
            </office:change-info>
          </text:insertion>
        </text:changed-region>
        <text:changed-region xml:id="ct94054188272576" text:id="ct94054188272576">
          <text:insertion>
            <office:change-info>
              <dc:creator>Autor desconhecido</dc:creator>
              <dc:date>2023-01-13T14:38:22</dc:date>
            </office:change-info>
          </text:insertion>
        </text:changed-region>
        <text:changed-region xml:id="ct94054188341088" text:id="ct94054188341088">
          <text:insertion>
            <office:change-info>
              <dc:creator>Autor desconhecido</dc:creator>
              <dc:date>2023-01-13T14:39:35</dc:date>
            </office:change-info>
          </text:insertion>
        </text:changed-region>
        <text:changed-region xml:id="ct94054188343888" text:id="ct94054188343888">
          <text:insertion>
            <office:change-info>
              <dc:creator>Autor desconhecido</dc:creator>
              <dc:date>2023-01-13T14:40:21</dc:date>
            </office:change-info>
          </text:insertion>
        </text:changed-region>
        <text:changed-region xml:id="ct94054188355616" text:id="ct94054188355616">
          <text:insertion>
            <office:change-info>
              <dc:creator>Autor desconhecido</dc:creator>
              <dc:date>2023-01-13T14:41:15</dc:date>
            </office:change-info>
          </text:insertion>
        </text:changed-region>
        <text:changed-region xml:id="ct94054188358336" text:id="ct94054188358336">
          <text:insertion>
            <office:change-info>
              <dc:creator>Autor desconhecido</dc:creator>
              <dc:date>2023-01-13T14:36:39</dc:date>
            </office:change-info>
          </text:insertion>
        </text:changed-region>
        <text:changed-region xml:id="ct94054188358832" text:id="ct94054188358832">
          <text:insertion>
            <office:change-info>
              <dc:creator>Autor desconhecido</dc:creator>
              <dc:date>2023-01-13T11:29:47</dc:date>
            </office:change-info>
          </text:insertion>
        </text:changed-region>
        <text:changed-region xml:id="ct94054188359328" text:id="ct94054188359328">
          <text:insertion>
            <office:change-info>
              <dc:creator>Autor desconhecido</dc:creator>
              <dc:date>2023-01-13T14:42:12</dc:date>
            </office:change-info>
          </text:insertion>
        </text:changed-region>
        <text:changed-region xml:id="ct94054188363696" text:id="ct94054188363696">
          <text:insertion>
            <office:change-info>
              <dc:creator>Autor desconhecido</dc:creator>
              <dc:date>2023-01-13T14:47:57</dc:date>
            </office:change-info>
          </text:insertion>
        </text:changed-region>
        <text:changed-region xml:id="ct94054188364720" text:id="ct94054188364720">
          <text:insertion>
            <office:change-info>
              <dc:creator>Autor desconhecido</dc:creator>
              <dc:date>2023-01-13T14:48:00</dc:date>
            </office:change-info>
          </text:insertion>
        </text:changed-region>
        <text:changed-region xml:id="ct94054188365888" text:id="ct94054188365888">
          <text:insertion>
            <office:change-info>
              <dc:creator>Autor desconhecido</dc:creator>
              <dc:date>2023-01-13T11:29:47</dc:date>
            </office:change-info>
          </text:insertion>
        </text:changed-region>
        <text:changed-region xml:id="ct94054188366112" text:id="ct94054188366112">
          <text:insertion>
            <office:change-info>
              <dc:creator>Autor desconhecido</dc:creator>
              <dc:date>2023-01-13T11:30:53</dc:date>
            </office:change-info>
          </text:insertion>
        </text:changed-region>
        <text:changed-region xml:id="ct94054188367984" text:id="ct94054188367984">
          <text:insertion>
            <office:change-info>
              <dc:creator>Autor desconhecido</dc:creator>
              <dc:date>2023-01-13T11:31:13</dc:date>
            </office:change-info>
          </text:insertion>
        </text:changed-region>
        <text:changed-region xml:id="ct94054188391024" text:id="ct94054188391024">
          <text:insertion>
            <office:change-info>
              <dc:creator>Autor desconhecido</dc:creator>
              <dc:date>2023-01-13T11:32:11</dc:date>
            </office:change-info>
          </text:insertion>
        </text:changed-region>
        <text:changed-region xml:id="ct94054188480464" text:id="ct94054188480464">
          <text:insertion>
            <office:change-info>
              <dc:creator>Autor desconhecido</dc:creator>
              <dc:date>2023-01-13T11:33:08</dc:date>
            </office:change-info>
          </text:insertion>
        </text:changed-region>
        <text:changed-region xml:id="ct94054187511136" text:id="ct94054187511136">
          <text:insertion>
            <office:change-info>
              <dc:creator>Autor desconhecido</dc:creator>
              <dc:date>2023-01-13T11:34:22</dc:date>
            </office:change-info>
          </text:insertion>
        </text:changed-region>
        <text:changed-region xml:id="ct94054188422192" text:id="ct94054188422192">
          <text:insertion>
            <office:change-info>
              <dc:creator>Autor desconhecido</dc:creator>
              <dc:date>2023-01-13T11:35:07</dc:date>
            </office:change-info>
          </text:insertion>
        </text:changed-region>
        <text:changed-region xml:id="ct94054187515840" text:id="ct94054187515840">
          <text:insertion>
            <office:change-info>
              <dc:creator>Autor desconhecido</dc:creator>
              <dc:date>2023-01-13T11:32:11</dc:date>
            </office:change-info>
          </text:insertion>
        </text:changed-region>
        <text:changed-region xml:id="ct94054187515088" text:id="ct94054187515088">
          <text:insertion>
            <office:change-info>
              <dc:creator>Autor desconhecido</dc:creator>
              <dc:date>2023-01-13T14:09:34</dc:date>
            </office:change-info>
          </text:insertion>
        </text:changed-region>
        <text:changed-region xml:id="ct94054188392880" text:id="ct94054188392880">
          <text:insertion>
            <office:change-info>
              <dc:creator>Autor desconhecido</dc:creator>
              <dc:date>2023-01-13T10:59:00</dc:date>
            </office:change-info>
          </text:insertion>
        </text:changed-region>
        <text:changed-region xml:id="ct94054187475520" text:id="ct94054187475520">
          <text:insertion>
            <office:change-info>
              <dc:creator>Autor desconhecido</dc:creator>
              <dc:date>2023-01-13T11:11:46</dc:date>
            </office:change-info>
          </text:insertion>
        </text:changed-region>
        <text:changed-region xml:id="ct94054187720784" text:id="ct94054187720784">
          <text:insertion>
            <office:change-info>
              <dc:creator>Autor desconhecido</dc:creator>
              <dc:date>2023-01-13T14:21:17</dc:date>
            </office:change-info>
          </text:insertion>
        </text:changed-region>
        <text:changed-region xml:id="ct94054187632976" text:id="ct94054187632976">
          <text:insertion>
            <office:change-info>
              <dc:creator>Autor desconhecido</dc:creator>
              <dc:date>2023-01-13T14:28:06</dc:date>
            </office:change-info>
          </text:insertion>
        </text:changed-region>
        <text:changed-region xml:id="ct94054187622208" text:id="ct94054187622208">
          <text:insertion>
            <office:change-info>
              <dc:creator>Autor desconhecido</dc:creator>
              <dc:date>2023-01-13T15:59:50</dc:date>
            </office:change-info>
          </text:insertion>
        </text:changed-region>
        <text:changed-region xml:id="ct94054187764304" text:id="ct94054187764304">
          <text:insertion>
            <office:change-info>
              <dc:creator>Autor desconhecido</dc:creator>
              <dc:date>2023-01-13T16:00:23</dc:date>
            </office:change-info>
          </text:insertion>
        </text:changed-region>
        <text:changed-region xml:id="ct94054187791120" text:id="ct94054187791120">
          <text:insertion>
            <office:change-info>
              <dc:creator>Autor desconhecido</dc:creator>
              <dc:date>2023-01-13T16:01:14</dc:date>
            </office:change-info>
          </text:insertion>
        </text:changed-region>
        <text:changed-region xml:id="ct94054187879216" text:id="ct94054187879216">
          <text:insertion>
            <office:change-info>
              <dc:creator>Autor desconhecido</dc:creator>
              <dc:date>2023-01-13T16:02:13</dc:date>
            </office:change-info>
          </text:insertion>
        </text:changed-region>
        <text:changed-region xml:id="ct94054188040144" text:id="ct94054188040144">
          <text:insertion>
            <office:change-info>
              <dc:creator>Autor desconhecido</dc:creator>
              <dc:date>2023-01-13T16:03:14</dc:date>
            </office:change-info>
          </text:insertion>
        </text:changed-region>
        <text:changed-region xml:id="ct94054187807072" text:id="ct94054187807072">
          <text:insertion>
            <office:change-info>
              <dc:creator>Autor desconhecido</dc:creator>
              <dc:date>2023-01-13T16:04:58</dc:date>
            </office:change-info>
          </text:insertion>
        </text:changed-region>
        <text:changed-region xml:id="ct94054188071424" text:id="ct94054188071424">
          <text:insertion>
            <office:change-info>
              <dc:creator>Autor desconhecido</dc:creator>
              <dc:date>2023-01-13T16:05:19</dc:date>
            </office:change-info>
          </text:insertion>
        </text:changed-region>
        <text:changed-region xml:id="ct94054188171472" text:id="ct94054188171472">
          <text:insertion>
            <office:change-info>
              <dc:creator>Autor desconhecido</dc:creator>
              <dc:date>2023-01-13T16:06:30</dc:date>
            </office:change-info>
          </text:insertion>
        </text:changed-region>
        <text:changed-region xml:id="ct94054188195728" text:id="ct94054188195728">
          <text:insertion>
            <office:change-info>
              <dc:creator>Autor desconhecido</dc:creator>
              <dc:date>2023-01-13T16:07:05</dc:date>
            </office:change-info>
          </text:insertion>
        </text:changed-region>
        <text:changed-region xml:id="ct94054188321392" text:id="ct94054188321392">
          <text:insertion>
            <office:change-info>
              <dc:creator>Autor desconhecido</dc:creator>
              <dc:date>2023-01-13T16:09:05</dc:date>
            </office:change-info>
          </text:insertion>
        </text:changed-region>
        <text:changed-region xml:id="ct94054188351424" text:id="ct94054188351424">
          <text:insertion>
            <office:change-info>
              <dc:creator>Autor desconhecido</dc:creator>
              <dc:date>2023-01-13T16:10:14</dc:date>
            </office:change-info>
          </text:insertion>
        </text:changed-region>
        <text:changed-region xml:id="ct94054187642080" text:id="ct94054187642080">
          <text:insertion>
            <office:change-info>
              <dc:creator>Autor desconhecido</dc:creator>
              <dc:date>2023-01-13T16:16:44</dc:date>
            </office:change-info>
          </text:insertion>
        </text:changed-region>
        <text:changed-region xml:id="ct94054187700000" text:id="ct94054187700000">
          <text:insertion>
            <office:change-info>
              <dc:creator>Autor desconhecido</dc:creator>
              <dc:date>2023-01-13T16:17:03</dc:date>
            </office:change-info>
          </text:insertion>
        </text:changed-region>
        <text:changed-region xml:id="ct94054187577696" text:id="ct94054187577696">
          <text:insertion>
            <office:change-info>
              <dc:creator>Autor desconhecido</dc:creator>
              <dc:date>2023-01-13T16:18:04</dc:date>
            </office:change-info>
          </text:insertion>
        </text:changed-region>
        <text:changed-region xml:id="ct94054187719584" text:id="ct94054187719584">
          <text:insertion>
            <office:change-info>
              <dc:creator>Autor desconhecido</dc:creator>
              <dc:date>2023-01-13T16:19:02</dc:date>
            </office:change-info>
          </text:insertion>
        </text:changed-region>
        <text:changed-region xml:id="ct94054187949344" text:id="ct94054187949344">
          <text:insertion>
            <office:change-info>
              <dc:creator>Autor desconhecido</dc:creator>
              <dc:date>2023-02-04T18:02:51</dc:date>
            </office:change-info>
          </text:insertion>
        </text:changed-region>
        <text:changed-region xml:id="ct94054188384512" text:id="ct94054188384512">
          <text:insertion>
            <office:change-info>
              <dc:creator>Autor desconhecido</dc:creator>
              <dc:date>2023-01-13T11:11:46</dc:date>
            </office:change-info>
          </text:insertion>
        </text:changed-region>
        <text:changed-region xml:id="ct94054187544768" text:id="ct94054187544768">
          <text:insertion>
            <office:change-info>
              <dc:creator>Autor desconhecido</dc:creator>
              <dc:date>2023-01-13T11:12:00</dc:date>
            </office:change-info>
          </text:insertion>
        </text:changed-region>
        <text:changed-region xml:id="ct94054187544992" text:id="ct94054187544992">
          <text:insertion>
            <office:change-info>
              <dc:creator>Autor desconhecido</dc:creator>
              <dc:date>2023-01-13T19:13:46</dc:date>
            </office:change-info>
          </text:insertion>
        </text:changed-region>
        <text:changed-region xml:id="ct94054187595024" text:id="ct94054187595024">
          <text:insertion>
            <office:change-info>
              <dc:creator>Autor desconhecido</dc:creator>
              <dc:date>2023-01-13T11:12:00</dc:date>
            </office:change-info>
          </text:insertion>
        </text:changed-region>
        <text:changed-region xml:id="ct94054187754416" text:id="ct94054187754416">
          <text:insertion>
            <office:change-info>
              <dc:creator>Autor desconhecido</dc:creator>
              <dc:date>2023-01-13T19:21:31</dc:date>
            </office:change-info>
          </text:insertion>
        </text:changed-region>
        <text:changed-region xml:id="ct94054187764896" text:id="ct94054187764896">
          <text:insertion>
            <office:change-info>
              <dc:creator>Autor desconhecido</dc:creator>
              <dc:date>2023-01-13T11:12:00</dc:date>
            </office:change-info>
          </text:insertion>
        </text:changed-region>
        <text:changed-region xml:id="ct94054187760768" text:id="ct94054187760768">
          <text:insertion>
            <office:change-info>
              <dc:creator>Autor desconhecido</dc:creator>
              <dc:date>2023-01-13T20:18:38</dc:date>
            </office:change-info>
          </text:insertion>
        </text:changed-region>
        <text:changed-region xml:id="ct94054187768480" text:id="ct94054187768480">
          <text:insertion>
            <office:change-info>
              <dc:creator>Autor desconhecido</dc:creator>
              <dc:date>2023-01-13T20:20:06</dc:date>
            </office:change-info>
          </text:insertion>
        </text:changed-region>
        <text:changed-region xml:id="ct94054187773648" text:id="ct94054187773648">
          <text:insertion>
            <office:change-info>
              <dc:creator>Autor desconhecido</dc:creator>
              <dc:date>2023-01-13T20:18:38</dc:date>
            </office:change-info>
          </text:insertion>
        </text:changed-region>
        <text:changed-region xml:id="ct94054187847200" text:id="ct94054187847200">
          <text:insertion>
            <office:change-info>
              <dc:creator>Autor desconhecido</dc:creator>
              <dc:date>2023-01-13T11:12:00</dc:date>
            </office:change-info>
          </text:insertion>
        </text:changed-region>
        <text:changed-region xml:id="ct94054188279616" text:id="ct94054188279616">
          <text:insertion>
            <office:change-info>
              <dc:creator>Autor desconhecido</dc:creator>
              <dc:date>2023-01-13T16:08:07</dc:date>
            </office:change-info>
          </text:insertion>
        </text:changed-region>
        <text:changed-region xml:id="ct94054188310240" text:id="ct94054188310240">
          <text:insertion>
            <office:change-info>
              <dc:creator>Autor desconhecido</dc:creator>
              <dc:date>2023-01-13T20:48:55</dc:date>
            </office:change-info>
          </text:insertion>
        </text:changed-region>
        <text:changed-region xml:id="ct94054187832096" text:id="ct94054187832096">
          <text:insertion>
            <office:change-info>
              <dc:creator>Autor desconhecido</dc:creator>
              <dc:date>2023-01-13T16:08:07</dc:date>
            </office:change-info>
          </text:insertion>
        </text:changed-region>
        <text:changed-region xml:id="ct94054187852560" text:id="ct94054187852560">
          <text:insertion>
            <office:change-info>
              <dc:creator>Autor desconhecido</dc:creator>
              <dc:date>2023-01-13T20:53:06</dc:date>
            </office:change-info>
          </text:insertion>
        </text:changed-region>
        <text:changed-region xml:id="ct94054187868800" text:id="ct94054187868800">
          <text:insertion>
            <office:change-info>
              <dc:creator>Autor desconhecido</dc:creator>
              <dc:date>2023-01-13T20:59:56</dc:date>
            </office:change-info>
          </text:insertion>
        </text:changed-region>
        <text:changed-region xml:id="ct94054187868576" text:id="ct94054187868576">
          <text:insertion>
            <office:change-info>
              <dc:creator>Autor desconhecido</dc:creator>
              <dc:date>2023-01-13T21:18:30</dc:date>
            </office:change-info>
          </text:insertion>
        </text:changed-region>
        <text:changed-region xml:id="ct94054188028720" text:id="ct94054188028720">
          <text:insertion>
            <office:change-info>
              <dc:creator>Autor desconhecido</dc:creator>
              <dc:date>2023-01-13T21:08:24</dc:date>
            </office:change-info>
          </text:insertion>
        </text:changed-region>
        <text:changed-region xml:id="ct94054188230192" text:id="ct94054188230192">
          <text:insertion>
            <office:change-info>
              <dc:creator>Autor desconhecido</dc:creator>
              <dc:date>2023-01-13T21:27:46</dc:date>
            </office:change-info>
          </text:insertion>
        </text:changed-region>
        <text:changed-region xml:id="ct94054188242736" text:id="ct94054188242736">
          <text:insertion>
            <office:change-info>
              <dc:creator>Autor desconhecido</dc:creator>
              <dc:date>2023-01-13T16:08:07</dc:date>
            </office:change-info>
          </text:insertion>
        </text:changed-region>
        <text:changed-region xml:id="ct94054188242960" text:id="ct94054188242960">
          <text:insertion>
            <office:change-info>
              <dc:creator>Autor desconhecido</dc:creator>
              <dc:date>2023-01-13T16:23:04</dc:date>
            </office:change-info>
          </text:insertion>
        </text:changed-region>
        <text:changed-region xml:id="ct94054188207312" text:id="ct94054188207312">
          <text:insertion>
            <office:change-info>
              <dc:creator>Autor desconhecido</dc:creator>
              <dc:date>2023-01-13T16:08:07</dc:date>
            </office:change-info>
          </text:insertion>
        </text:changed-region>
        <text:changed-region xml:id="ct94054187882784" text:id="ct94054187882784">
          <text:insertion>
            <office:change-info>
              <dc:creator>Autor desconhecido</dc:creator>
              <dc:date>2023-01-13T16:09:44</dc:date>
            </office:change-info>
          </text:insertion>
        </text:changed-region>
        <text:changed-region xml:id="ct94054188435616" text:id="ct94054188435616">
          <text:insertion>
            <office:change-info>
              <dc:creator>Autor desconhecido</dc:creator>
              <dc:date>2023-01-13T16:11:02</dc:date>
            </office:change-info>
          </text:insertion>
        </text:changed-region>
        <text:changed-region xml:id="ct94054188436096" text:id="ct94054188436096">
          <text:insertion>
            <office:change-info>
              <dc:creator>Autor desconhecido</dc:creator>
              <dc:date>2023-01-13T16:19:2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ROTEIRO EUROTRIP2023</text:p>
      <text:p text:style-name="P20"/>
      <text:p text:style-name="P20">PORTO PORTUGAL</text:p>
      <text:p text:style-name="P20"/>
      <text:p text:style-name="P20">CHEGADA DIA 21/02/2023 15:00 </text:p>
      <text:p text:style-name="P1">HOTEL 1<text:change text:change-id="ct94054186039632"/><text:change-start text:change-id="ct94054185990192"/><text:span text:style-name="T145">8</text:span><text:change-end text:change-id="ct94054185990192"/> MIN DO AEROPORTO</text:p>
      <text:p text:style-name="P20">IR PARA O HOTEL</text:p>
      <text:p text:style-name="P20">FAZER CHECK IN DEIXAR AS MALAS</text:p>
      <text:p text:style-name="P20"><text:a xlink:type="simple" xlink:href="https://www.booking.com/hotel/pt/paodeacucarhotelporto.pt-br.html?aid=318615&amp;label=Portuguese_Brazil_PT_BR_27123291865-KcGUZoRcp8cDoHmMkKidIgS634117837362%3Apl%3Ata%3Ap1%3Ap2%3Aac%3Aap%3Aneg%3Afi%3Atiaud-294889296933%3Adsa-64415224945%3Alp1001706%3Ali%3Adec%3Adm%3Aag27123291865%3Acmp597716117&amp;sid=a30febd06a57cd64596da733089f224e&amp;all_sr_blocks=3867618_201524776_0_2_0;checkin=2023-02-23;checkout=2023-02-25;dest_id=-2173088;dest_type=city;dist=0;group_adults=2;group_children=0;hapos=1;highlighted_blocks=3867618_201524776_0_2_0;hpos=1;matching_block_id=3867618_201524776_0_2_0;no_rooms=1;req_adults=2;req_children=0;room1=A%2CA;sb_price_type=total;sr_order=popularity;sr_pri_blocks=3867618_201524776_0_2_0__12400;srepoch=1669504655;srpvid=0b98a3c644300037;type=total;ucfs=1&amp;#hotelTmpl" text:style-name="Internet_20_link" text:visited-style-name="Visited_20_Internet_20_Link">https://www.booking.com/hotel/pt/paodeacucarhotelporto.pt-br.html?aid=318615&amp;label=Portuguese_Brazil_PT_BR_27123291865-KcGUZoRcp8cDoHmMkKidIgS634117837362%3Apl%3Ata%3Ap1%3Ap2%3Aac%3Aap%3Aneg%3Afi%3Atiaud-294889296933%3Adsa-64415224945%3Alp1001706%3Ali%3Adec%3Adm%3Aag27123291865%3Acmp597716117&amp;sid=a30febd06a57cd64596da733089f224e&amp;all_sr_blocks=3867618_201524776_0_2_0;checkin=2023-02-23;checkout=2023-02-25;dest_id=-2173088;dest_type=city;dist=0;group_adults=2;group_children=0;hapos=1;highlighted_blocks=3867618_201524776_0_2_0;hpos=1;matching_block_id=3867618_201524776_0_2_0;no_rooms=1;req_adults=2;req_children=0;room1=A%2CA;sb_price_type=total;sr_order=popularity;sr_pri_blocks=3867618_201524776_0_2_0__12400;srepoch=1669504655;srpvid=0b98a3c644300037;type=total;ucfs=1&amp;#hotelTmpl</text:a></text:p>
      <text:p text:style-name="P20"/>
      <text:p text:style-name="P20"/>
      <text:p text:style-name="P21">Câmara Municipal do Porto 2 minutos do hotel a pe pra cima</text:p>
      <text:p text:style-name="P24">Restaurante Elemento 4 minutos do hotel </text:p>
      <text:p text:style-name="P22">Rua Santa Catarina rua de lojinhas<text:change-start text:change-id="ct94054185992832"/> <text:span text:style-name="T145">8 min do hotel </text:span><text:change-end text:change-id="ct94054185992832"/></text:p>
      <text:p text:style-name="P22">Capela das Almas<text:change-start text:change-id="ct94054185973520"/> <text:span text:style-name="T145">10 min do hotel </text:span><text:change-end text:change-id="ct94054185973520"/></text:p>
      <text:p text:style-name="P21"/>
      <text:p text:style-name="P3">DIA 22/02/2023</text:p>
      <text:p text:style-name="P3"/>
      <text:p text:style-name="P24">Cafe Magestic<text:change-start text:change-id="ct94054186079456"/> <text:span text:style-name="T140">8 min do hotel</text:span><text:change-end text:change-id="ct94054186079456"/><text:change-start text:change-id="ct94054187489408"/><text:span text:style-name="T140"> é na rua SANTA CATARINA</text:span><text:change-end text:change-id="ct94054187489408"/></text:p>
      <text:p text:style-name="P2">Livaria Lello COMPRAR INGRESSO <text:change text:change-id="ct94054187490160"/><text:change-start text:change-id="ct94054187490480"/><text:span text:style-name="T140">6 min do hotel</text:span><text:change-end text:change-id="ct94054187490480"/><text:change-start text:change-id="ct94054187491072"/><text:span text:style-name="T140"> 12 min do cafe</text:span><text:change-end text:change-id="ct94054187491072"/></text:p>
      <text:p text:style-name="P2">Igreja do Carmo 2 min da Livraria pra cima</text:p>
      <text:p text:style-name="P2">Universidade do Porto 2 min <text:s/>da igreja</text:p>
      <text:p text:style-name="P2"><text:soft-page-break/>Jardin da Cordoaria 1 min da Universidade</text:p>
      <text:p text:style-name="P24">Jardins do Palacio de Cristal</text:p>
      <text:p text:style-name="P2">Igreja e Torre dos Clerigos 2 min da Livraria pra baixo</text:p>
      <text:p text:style-name="P23">Miradouro da Vitória 4 min da torre dos clerigos </text:p>
      <text:p text:style-name="P3"/>
      <text:p text:style-name="P21">Praça da Liberdade que fica na Avenida dos Aliados 3 min do hotel a <text:span text:style-name="T111">pé</text:span> pra baixo</text:p>
      <text:p text:style-name="P21">Estacão <text:span text:style-name="T113">São</text:span> Bento <text:span text:style-name="T111">Ferroviária</text:span> <text:span text:style-name="T111">5 min da praça da liberdade</text:span></text:p>
      <text:p text:style-name="P3">Catedral da Sé 3 min da estacão <text:change text:change-id="ct94054187499584"/><text:change text:change-id="ct94054187499360"/></text:p>
      <text:p text:style-name="P19">Jardim do Infante 7 min da Catedral</text:p>
      <text:p text:style-name="P3">Muralhas Fernandinas 4 min da catedral</text:p>
      <text:p text:style-name="P3">Ribeira,Cais da Ribeira <text:span text:style-name="T112">12 min, </text:span>Rio Douro, <text:span text:style-name="T114">Ponte DOM LUIS</text:span></text:p>
      <text:p text:style-name="P24">Restaurantes na Ribeira</text:p>
      <text:p text:style-name="P24">Taberna dos Mercadores</text:p>
      <text:p text:style-name="P24">Terra Nova<text:change-start text:change-id="ct94054187488352"/></text:p>
      <text:p text:style-name="P32"/>
      <text:p text:style-name="P32">CAVE SANDEMAN<text:change-end text:change-id="ct94054187488352"/><text:change-start text:change-id="ct94054187506000"/></text:p>
      <text:p text:style-name="P32"><text:a xlink:type="simple" xlink:href="https://www.winetourismportugal.com/pt/catalogo/adegas-vinhas/caves-sandeman/" text:style-name="Internet_20_link" text:visited-style-name="Visited_20_Internet_20_Link">https://www.winetourismportugal.com/pt/catalogo/adegas-vinhas/caves-sandeman/</text:a></text:p>
      <text:p text:style-name="P24"/>
      <text:p text:style-name="P32">LIVRARIA LELLO</text:p>
      <text:p text:style-name="P32"><text:change-end text:change-id="ct94054187506000"/><text:change-start text:change-id="ct94054187508064"/><text:a xlink:type="simple" xlink:href="https://www.livrarialello.pt/pt/o-que-ver-na-livraria-lello-1" text:style-name="Internet_20_link" text:visited-style-name="Visited_20_Internet_20_Link">https://www.livrarialello.pt/pt/o-que-ver-na-livraria-lello-1</text:a></text:p>
      <text:p text:style-name="P32"><text:change-end text:change-id="ct94054187508064"/></text:p>
      <text:p text:style-name="P25">OUTROS PONTOS</text:p>
      <text:p text:style-name="P25">TELEFERICO DE GAIA</text:p>
      <text:p text:style-name="P25">MERCADO DO BOLHAO</text:p>
      <text:p text:style-name="P25">CAVES DE VINHO DO PORTO</text:p>
      <text:p text:style-name="P25">CASA DA MUSICA</text:p>
      <text:p text:style-name="P25">MERCADO BOM SUCESSO</text:p>
      <text:p text:style-name="P25">PASTELARIA NATAS D OURO</text:p>
      <text:p text:style-name="P25"/>
      <text:p text:style-name="P29">5 PRATOS FAMOSOS EM PORTO</text:p>
      <text:p text:style-name="P36">1 BACALHAU A GOMES DE SÁ</text:p>
      <text:p text:style-name="P40">o bacalhau deve ser cortado em pequenas lascas amaciadas em leite durante cerca de uma hora e meia a duas horas. Em seguida, ele deve ser cozido com azeite, alho e cebola, acompanhado de cebolas pretas, salsa e ovos cozidos. Você pode harmonizar esse prato com vinho verde tinto ou vinho do Douro tinto.</text:p>
      <text:p text:style-name="P36">2 FRANCESINHA</text:p>
      <text:p text:style-name="P39">A Francesinha também foi criada em Porto e é um prato que ninguém se arrepende de provar. Com formato de sanduíche, é recheada com linguiça, salsicha fresca, bife, <text:soft-page-break/>bacon, queijo e presunto… ufa! Ainda não acabou, o prato leva um ovo frito e um delicioso molho feito a base de vinho do Porto, tomate e pimenta piri-piri e, como acompanhamento, batatas fritas. Incrível, não é mesmo?</text:p>
      <text:p text:style-name="P34">3 TRIPAS A MODA DO PORTO</text:p>
      <text:p text:style-name="P39">À população, sobraram apenas as tripas e, por isso, foi necessária a invenção de novas alternativas alimentares. Dessa forma, as Tripas à Moda do Porto foram criadas, com diversos tipos de carnes, tripas, enchidos e feijão branco.</text:p>
      <text:p text:style-name="P37">4 CALDO VERDE</text:p>
      <text:p text:style-name="P39">O caldo de consistência espessa é feito com a couve cortada em tiras bem fininhas e, por isso, tem a cor verde.</text:p>
      <text:p text:style-name="P38">5 PAPO DE ANJO</text:p>
      <text:p text:style-name="P94">As gemas são batidas até se tornarem aeradas, em seguida são assadas, para ficarem firmes, e banhadas em uma deliciosa calda de açúcar aromatizada com cravo, canela e vinho do Porto. É realmente algo que só pode ter vindo dos deuses.<text:change-start text:change-id="ct94054187497856"/></text:p>
      <text:p text:style-name="P94"/>
      <text:p text:style-name="P94"/>
      <text:p text:style-name="P106"><text:a xlink:type="simple" xlink:href="https://www.timeout.pt/porto/pt/coisas-para-fazer/as-caves-de-vinho-do-porto-que-tem-de-conhecer" text:style-name="Internet_20_link" text:visited-style-name="Visited_20_Internet_20_Link"><text:span text:style-name="T141">https://www.timeout.pt/porto/pt/coisas-para-fazer/as-caves-de-vinho-do-porto-que-tem-de-conhecer</text:span></text:a><text:change-end text:change-id="ct94054187497856"/><text:line-break/></text:p>
      <text:p text:style-name="P25">DIA 23/02/23</text:p>
      <text:p text:style-name="P25">PORTO – MADRI <text:span text:style-name="T115">12:25 – 14:45</text:span></text:p>
      <text:p text:style-name="P30"><text:change-start text:change-id="ct94054187520848"/></text:p>
      <text:p text:style-name="P31"><text:change-end text:change-id="ct94054187520848"/></text:p>
      <text:p text:style-name="P25">MADRI</text:p>
      <text:p text:style-name="P25">23/0<text:span text:style-name="T124">2</text:span>/23</text:p>
      <text:p text:style-name="P25"/>
      <text:p text:style-name="P26">CHEGAR AS 15:00</text:p>
      <text:p text:style-name="P26">ir para o hotel fazer check-in</text:p>
      <text:p text:style-name="P27">HOTEL 20 MIN DO AEROPORTO</text:p>
      <text:p text:style-name="P26"><text:a xlink:type="simple" xlink:href="https://hotel.vueling.com/hotel/es/puertadetoledo.pt-pt.html?aid=1588675&amp;label=vlng-se&amp;sid=a30febd06a57cd64596da733089f224e&amp;all_sr_blocks=9135002_88191008_0_2_0;checkin=2023-02-23;checkout=2023-02-25;dest_id=-390625;dest_type=city;dist=0;group_adults=2;group_children=0;hapos=1;highlighted_blocks=9135002_88191008_0_2_0;hpos=1;matching_block_id=9135002_88191008_0_2_0;no_rooms=1;req_adults=2;req_children=0;room1=A%2CA;sb_price_type=total;sr_order=popularity;sr_pri_blocks=9135002_88191008_0_2_0__16020;srepoch=1669501840;srpvid=36289e4776b000ea;type=total;ucfs=1&amp;#map_closed" text:style-name="Internet_20_link" text:visited-style-name="Visited_20_Internet_20_Link">https://hotel.vueling.com/hotel/es/puertadetoledo.pt-pt.html?aid=1588675&amp;label=vlng-se&amp;sid=a30febd06a57cd64596da733089f224e&amp;all_sr_blocks=9135002_88191008_0_2_0;checkin=2023-02-23;checkout=2023-</text:a><text:a xlink:type="simple" xlink:href="https://hotel.vueling.com/hotel/es/puertadetoledo.pt-pt.html?aid=1588675&amp;label=vlng-se&amp;sid=a30febd06a57cd64596da733089f224e&amp;all_sr_blocks=9135002_88191008_0_2_0;checkin=2023-02-23;checkout=2023-02-25;dest_id=-390625;dest_type=city;dist=0;group_adults=2;group_children=0;hapos=1;highlighted_blocks=9135002_88191008_0_2_0;hpos=1;matching_block_id=9135002_88191008_0_2_0;no_rooms=1;req_adults=2;req_children=0;room1=A%2CA;sb_price_type=total;sr_order=popularity;sr_pri_blocks=9135002_88191008_0_2_0__16020;srepoch=1669501840;srpvid=36289e4776b000ea;type=total;ucfs=1&amp;#map_closed" text:style-name="Internet_20_link" text:visited-style-name="Visited_20_Internet_20_Link">02-25;dest_id=-390625;dest_type=city;dist=0;group_adults=2;group_children=0;hapos=1;highlighted_blocks=9135002_88191008_0_2_0;hpos=1;matching_block_id=9135002_88191008_0_2_0;no_rooms=1;req_adults=2;req_children=0;room1=A%2CA;sb_price_type=total;sr_order=popularity;sr_pri_blocks=913</text:a><text:soft-page-break/><text:a xlink:type="simple" xlink:href="https://hotel.vueling.com/hotel/es/puertadetoledo.pt-pt.html?aid=1588675&amp;label=vlng-se&amp;sid=a30febd06a57cd64596da733089f224e&amp;all_sr_blocks=9135002_88191008_0_2_0;checkin=2023-02-23;checkout=2023-02-25;dest_id=-390625;dest_type=city;dist=0;group_adults=2;group_children=0;hapos=1;highlighted_blocks=9135002_88191008_0_2_0;hpos=1;matching_block_id=9135002_88191008_0_2_0;no_rooms=1;req_adults=2;req_children=0;room1=A%2CA;sb_price_type=total;sr_order=popularity;sr_pri_blocks=9135002_88191008_0_2_0__16020;srepoch=1669501840;srpvid=36289e4776b000ea;type=total;ucfs=1&amp;#map_closed" text:style-name="Internet_20_link" text:visited-style-name="Visited_20_Internet_20_Link">5002_88191008_0_2_0__16020;srepoch=1669501840;srpvid=36289e4776b000ea;type=total;ucfs=1&amp;#map_closed</text:a></text:p>
      <text:p text:style-name="P27"/>
      <text:p text:style-name="P27">hotel plaza mayor 16 min andando</text:p>
      <text:p text:style-name="P27">hotel palacio real 17 min andando </text:p>
      <text:p text:style-name="P28">puerta del sol 4 min de plaza mayor </text:p>
      <text:p text:style-name="P28"/>
      <text:h text:style-name="P172" text:outline-level="3"><text:bookmark text:name="1"/><text:span text:style-name="Strong_20_Emphasis"><text:span text:style-name="T10">Dia 1 | Palácio Real, Plaza Mayor, Puerta del Sol e Gran Vía</text:span></text:span></text:h>
      <text:h text:style-name="P143" text:outline-level="4">Palácio Real</text:h>
      <text:p text:style-name="P9">Seu primeiro dia deve começar cedo, pois a programação será cheia! Comece o seu roteiro de 3 dias em Madrid com o Palácio Real, também conhecido como Palácio do Oriente.</text:p>
      <text:p text:style-name="P7"><text:span text:style-name="T2">O </text:span><text:span text:style-name="Strong_20_Emphasis"><text:span text:style-name="T6">Palácio Real</text:span></text:span><text:span text:style-name="T2"> é a residência oficial da família real espanhola – apesar de que eles não moram mais lá e o usam apenas para eventos oficiais.</text:span></text:p>
      <text:p text:style-name="P9">Construído entre 1738 e 1764, esse Palácio representa o nascimento da Espanha como nação única, e não mais como diversos reinos e territórios separados. Tudo isso graças ao rei Carlos III, o primeiro a morar no Palácio Real.</text:p>
      <text:p text:style-name="P89">Foi este soberano o responsável pelo Hino Nacional, pela bandeira e pela capital do país, bem como pela construção de uma rede de estradas que convergem até hoje na Puerta del Sol, em Madrid.</text:p>
      <text:p text:style-name="P9">Hoje em dia, alguns quartos selecionados podem ser visitados, um mais magnífico do que o outro. Você também irá conferir a Real Armería, que exibe diferentes armaduras e armas dos séculos anteriores. Do lado de fora estão os jardins do Campo de Moro e os jardins de Sabatini.</text:p>
      <text:p text:style-name="P7"><text:span text:style-name="Strong_20_Emphasis"><text:span text:style-name="T6">Dica</text:span></text:span><text:span text:style-name="T2"> | o Palácio Real abre todos os dias às 10h e fecha em horários diferentes no verão e no inverno. Chegue antes do Palácio abrir e tenha seu ingresso já comprado. Nós ficamos mais de uma hora nessa fila e não recomendo que marque essa bobeira. O melhor é </text:span><text:a xlink:type="simple" xlink:href="https://emalgumlugardomundo.madrid.ticketbar.eu/pt/atraoes/o-palacio-real-de-madrid-/" office:target-frame-name="_blank" xlink:show="new" text:style-name="Internet_20_link" text:visited-style-name="Visited_20_Internet_20_Link"><text:span text:style-name="T33">comprar o ingresso com antecedência</text:span></text:a><text:span text:style-name="T2">.</text:span></text:p>
      <text:p text:style-name="P7"><text:soft-page-break/><text:span text:style-name="Strong_20_Emphasis"><text:span text:style-name="T6">Como chegar | </text:span></text:span><text:span text:style-name="T2">Vá de metrô até a estação Opera e caminhe 5 minutos até a entrada do Palácio Real. Logo você o verá em toda sua imponência em estilo barroco. Se você estiver hospedado perto da Plaza Mayor, uma caminhada de apenas 15 minutos já te leva ao Palácio. </text:span></text:p>
      <text:p text:style-name="P7"><text:span text:style-name="Strong_20_Emphasis"><text:span text:style-name="T6">Endereço</text:span></text:span><text:span text:style-name="T2"> | Calle de Bailén, s/n, 28071 Madrid, Espanha</text:span></text:p>
      <text:h text:style-name="P143" text:outline-level="4">Plaza Mayor</text:h>
      <text:p text:style-name="P7"><text:span text:style-name="T2">Ao sair do Palacio Real, siga em direção à </text:span><text:span text:style-name="Strong_20_Emphasis"><text:span text:style-name="T6">Plaza Mayor</text:span></text:span><text:span text:style-name="T2">, que remonta ao século XV. Naquela época, era chamada Plaza del Arrabal, e era aqui que se realizava o principal mercado da cidade.</text:span></text:p>
      <text:p text:style-name="P9">Em 1580, depois da mudança da corte real para Madrid em 1561, Filipe II confiou ao arquiteto Juan de Herrera a reconstrução da praça. A obra só foi finalizada em 1619, já na época de Filipe III – e sua estátua foi colocada no meio da praça em 1848.</text:p>
      <text:p text:style-name="P89">Ao longo da história, a Plaza Mayor tem sido utilizada para diversos fins, incluindo mercados, touradas, jogos de futebol, espetáculos de teatro, exposições públicas. Durante a Inquisição Espanhola, era na Plaza que aconteciam os castigos contra supostos hereges (principalmente a morte na fogueira).</text:p>
      <text:p text:style-name="P7"><text:span text:style-name="Strong_20_Emphasis"><text:span text:style-name="T6">Dica | </text:span></text:span><text:span text:style-name="T2">A Plaza Mayor é bastante frequentada por turistas durante o dia todo. Mas como em qualquer lugar onde há bastante concentração de turistas, há também batedores de carteira. Cuidado com seus pertences ao caminhar pela praça.</text:span></text:p>
      <text:p text:style-name="P7"><text:span text:style-name="Strong_20_Emphasis"><text:span text:style-name="T6">Como chegar | </text:span></text:span><text:span text:style-name="T2">Do Palácio Real, uma caminhada de 10 minutos pelas ruelas do centro te leva à Plaza Mayor. Outra opção é seguir direto pela Calle Mayor e caminhar por 15 minutos até a famosa praça. As estações de trem mais próximas são a Ópera, que fica em frente ao Palácio, ou a Sol, em frente à Puerta del Sol.</text:span></text:p>
      <text:p text:style-name="P7"><text:span text:style-name="Strong_20_Emphasis"><text:span text:style-name="T6">Endereço:</text:span></text:span><text:span text:style-name="T2"> |Plaza Mayor, 28012 Madrid, Espanha</text:span></text:p>
      <text:h text:style-name="P143" text:outline-level="4">Puerta del Sol </text:h>
      <text:p text:style-name="P7"><text:span text:style-name="T2">Hora de conhecer outro lugar imperdível da cidade: localizada a poucos metros da Plaza Mayor, a </text:span><text:span text:style-name="Strong_20_Emphasis"><text:span text:style-name="T6">Puerta del Sol </text:span></text:span><text:span text:style-name="T2">é a praça mais famosa e central de Madrid.</text:span></text:p>
      <text:p text:style-name="P9"><text:soft-page-break/>Originalmente, aqui estava um dos portões de Madrid, voltado para leste e decorado com uma imagem do sol, daí veio seu nome.</text:p>
      <text:p text:style-name="P9">No entanto, a praça deve a sua forma atual a uma grande obra de renovação realizada entre 1854 e 1860. Qualquer passagem pela Puerta del Sol começará com o famoso Relógio, um dos principais protagonistas da praça, que marca a passagem do ano na Espanha inteira.</text:p>
      <text:p text:style-name="P9">Na praça há muita coisa para ver, todas tradicionais e históricas, contando um pouco do passado de Madrid desde a Idade Média</text:p>
      <text:p text:style-name="P89">Na frente dos Correios está uma placa marcando o chamado Quilômetro Zero, o começo de seis estradas nacionais espanholas.</text:p>
      <text:p text:style-name="P9">Lá também está a famosa El Oso y El Madroño, uma estátua de 20 toneladas de um urso comendo frutas de uma árvore. O seu nome deriva do nome original de Madrid: “Ursaria”, que significa “terra dos ursos” em latim.</text:p>
      <text:p text:style-name="P9">Segundo a lenda, havia um grande número de ursos nas florestas ao redor que, juntamente com o medronheiro (a fruta é conhecida no Brasil como lichia), foram o símbolo da cidade desde a era medieval.</text:p>
      <text:p text:style-name="P7"><text:span text:style-name="Strong_20_Emphasis"><text:span text:style-name="T6">Dica | </text:span></text:span><text:span text:style-name="T2">A essa hora você já deve estar com fome, então aproveite para comer algo em um dos muitos restaurantes da redondeza. Porém a sobremesa tem lugar certo: a Chocolateria San Ginés, que fica ao lado da Igreja de San Ginés. Aqui é servido churros com chocolate ao estilo espanhol: ele não é recheado, molha-se o churros em uma calda espessa de chocolate que é servida separadamente. Imperdível!</text:span></text:p>
      <text:p text:style-name="P7"><text:span text:style-name="Strong_20_Emphasis"><text:span text:style-name="T6">Como chegar | </text:span></text:span><text:span text:style-name="T2">A estação de metrô Sol está logo ao lado da praça, mas quem vem da Plaza Mayor precisa caminhar apenas 4 minutos pela Calle Mayor que logo estará lá.</text:span></text:p>
      <text:p text:style-name="P7"><text:span text:style-name="Strong_20_Emphasis"><text:span text:style-name="T6">Endereço | </text:span></text:span><text:span text:style-name="T2">Plaza de la Puerta del Sol, 28013, Madrid, Espanha</text:span></text:p>
      <text:h text:style-name="P177" text:outline-level="4"><text:soft-page-break/>Gran Vía</text:h>
      <text:p text:style-name="P7"><text:span text:style-name="T2">Uma bela forma de encerrar seu primeiro dia é na </text:span><text:span text:style-name="Strong_20_Emphasis"><text:span text:style-name="T6">Gran Vía</text:span></text:span><text:span text:style-name="T2">, a principal avenida de Madrid.</text:span></text:p>
      <text:p text:style-name="P9">Sua construção começou em 1910 e terminou em 1932. Ela começa no Leste (cruzando com a Calle de Alcalá) e termina no Oeste (na Plaza de España).</text:p>
      <text:p text:style-name="P9">No começo, a Gran Vía tinha principalmente cinemas, teatros, pequenas lojas e hotéis. Hoje, é uma das ruas mais vibrantes de Madrid, cheia de gente todos os dias e a qualquer hora.</text:p>
      <text:p text:style-name="P9">Alguns dos teatros e cinemas antigos fecharam, mas o número de lojas de grife aumentou exponencialmente, por isso prepare-se para as compras!</text:p>
      <text:p text:style-name="P89">Algumas das lojas que você vai encontrar são: La Casa del Libro, El Corte Inglés, a loja do Real Madrid, Primark, H&amp;M, Zara, Desigual, Mango, Nike, Oysho, Springfield, Ale-Hop, Parfois, Geox, Camper, Clarks, Lacoste e muito mais.</text:p>
      <text:p text:style-name="P7"><text:span text:style-name="Strong_20_Emphasis"><text:span text:style-name="T6">Dica | </text:span></text:span><text:span text:style-name="T2">Praticamente toda a Gran Vía foi construída durante o mesmo período, por isso a maioria dos edifícios seguem o mesmo estilo arquitetônico. Preste atenção nos prédios a seguir para compreender um pouco do estilo modernista que estava em vigor na época: </text:span></text:p>
      <text:list xml:id="list2102633205" text:style-name="L1">
        <text:list-item>
          <text:p text:style-name="P197">Edifício Metropolis: um dos ícones da cidade, que dá acesso à Gran Vía e bifurca com a Calle Alcalá.</text:p>
        </text:list-item>
        <text:list-item>
          <text:p text:style-name="P197">Edifício Telefônica: Com 89 m, era o arranha-céu mais alto da Europa quando foi construído (1929). Atualmente conta com um centro de exposições.</text:p>
        </text:list-item>
        <text:list-item>
          <text:p text:style-name="P197">Edifício Capitólio: É um hotel e um cinema, famoso principalmente por seu cartaz publicitário de néon.</text:p>
        </text:list-item>
      </text:list>
      <text:p text:style-name="P7"><text:span text:style-name="Strong_20_Emphasis"><text:span text:style-name="T6">Como chegar | </text:span></text:span><text:span text:style-name="T2">A partir da Puerta del Sol, são apenas 7 minutos de caminhada até o começo da Gran Vía pela Calle Alcalá. De trem, você pode pegar o metrô na estação Sol e ir com a linha amarela até o meio da Gran Vía (descendo em Callao) ou pegar a </text:span><text:soft-page-break/><text:span text:style-name="T2">linha vermelha e ir até a estação Sevilha, caminhando mais dois minutos para chegar ao começo da grande avenida.</text:span></text:p>
      <text:p text:style-name="P50"><text:s/><text:change-start text:change-id="ct94054187523504"/></text:p>
      <text:p text:style-name="P51">Museu reina sofia<text:change-end text:change-id="ct94054187523504"/><text:change-start text:change-id="ct94054187592736"/> <text:span text:style-name="T147">20 min só hotel andando</text:span><text:change-end text:change-id="ct94054187592736"/></text:p>
      <text:p text:style-name="P6">Museu del prado 29 min do hotel andando<text:change-start text:change-id="ct94054187593504"/></text:p>
      <text:p text:style-name="P45">Parque el retiro <text:span text:style-name="T147">17 min do reina sofia</text:span><text:change-end text:change-id="ct94054187593504"/></text:p>
      <text:p text:style-name="P5">Palacio de Cristal<text:change text:change-id="ct94054187594000"/><text:change-start text:change-id="ct94054187594496"/> <text:span text:style-name="T147">9 min do parque</text:span></text:p>
      <text:p text:style-name="P5"><text:change-end text:change-id="ct94054187594496"/></text:p>
      <text:h text:style-name="P172" text:outline-level="3"><text:bookmark text:name="2"/><text:span text:style-name="Strong_20_Emphasis"><text:span text:style-name="T10">Dia 2 – Museo del Prado, Parque El Retiro e Puerta de Alcalá</text:span></text:span></text:h>
      <text:h text:style-name="P143" text:outline-level="4">Museo del Prado</text:h>
      <text:p text:style-name="P7"><text:span text:style-name="T2">Seu segundo dia começa com uma deliciosa programação cultural. Aproveite para visitar um dos museus mais importantes do mundo, o </text:span><text:span text:style-name="Strong_20_Emphasis"><text:span text:style-name="T6">Museo del Prado</text:span></text:span><text:span text:style-name="T2">.</text:span></text:p>
      <text:p text:style-name="P9">Esta Pinacoteca tem a mais completa coleção de pinturas espanholas dos séculos XI a XVIII, assim como numerosas obras-primas de grandes artistas de renome internacional como El Greco, Velázquez, Goya, Hieronymus Bosch, Tizian, Van Dyck e Rembrandt.</text:p>
      <text:p text:style-name="P89">Além de muitas outras pinturas de inestimável valor, também estão aqui expostas Las Meninas de Velázquez, Os Maias de Goya, O Nobre com a Mão no Peito de El Greco, O Jardim das Delícias de Hieronymus Bosch e As Três Graças de Rubens.</text:p>
      <text:p text:style-name="P9">Originalmente concebido como uma coleção de pinturas e esculturas, o museu também abriga importantes desenhos, gravuras, moedas e medalhas, bem como armaduras e fotografias.</text:p>
      <text:p text:style-name="P7"><text:span text:style-name="Strong_20_Emphasis"><text:span text:style-name="T6">Dica | </text:span></text:span><text:span text:style-name="T2">Prepare-se para passar horas e mais horas entre as galerias e salões deste museu. Recomendamos no mínimo três ou quatro horas para ver as principais obras, mas não se preocupe se não conseguir ver tudo. O museu tem um acervo de mais de 35 mil objetos e, apesar de nem todos estarem </text:span><text:soft-page-break/><text:span text:style-name="T2">expostos ao mesmo tempo por falta de espaço, são milhares de pinturas, esculturas e outras obras para ver.</text:span><text:span text:style-name="Strong_20_Emphasis"><text:span text:style-name="T6"> </text:span></text:span></text:p>
      <text:p text:style-name="P7"><text:span text:style-name="Strong_20_Emphasis"><text:span text:style-name="T6">Como chegar | </text:span></text:span><text:span text:style-name="T2">As estações mais próximas do museu são a Estación del Arte e a estação Banco de España. De ambas, poucos minutos de caminhada levam ao museu. Saindo do Mercado El Rastro, uma caminhada de meia hora te leva ao Museo del Prado.</text:span></text:p>
      <text:p text:style-name="P7"><text:span text:style-name="Strong_20_Emphasis"><text:span text:style-name="T6">Endereço</text:span></text:span><text:span text:style-name="T2"> | Calle de Ruiz de Alarcon, 23, 28014 Madrid, Espanha</text:span></text:p>
      <text:h text:style-name="P143" text:outline-level="4">Parque El Retiro </text:h>
      <text:p text:style-name="P9">Não muito longe do Museu do Prado está o Parque El Retiro, com 1,4 km² de muito verde. No parque há esculturas e monumentos maravilhosos, bem como um lago artificial, onde você pode alugar um barquinho e se divertir como os madrileños. </text:p>
      <text:p text:style-name="P9">Construído no século XVII, o parque está cheios de partes interessantes que merecem uma visita. Tire uma foto no monumento a Alfonso XII, que fica bem em frente ao lago. Ele é dedicado a Afonso XII, Rei da Espanha, e foi inaugurado em 1922.</text:p>
      <text:p text:style-name="P89">Se você ainda tiver disposição para caminhar, visite o Palácio de Cristal, construído em 1887 por ocasião da Exposição das Ilhas Filipinas, e é talvez um dos mais belos monumentos que podemos encontrar em Madrid. Sua estrutura de vidro e metal irá te impressionar. Do lado de fora está o belo lago artificial e seu interior parece quase um mundo à parte.</text:p>
      <text:p text:style-name="P7"><text:span text:style-name="Strong_20_Emphasis"><text:span text:style-name="T6">Curiosidade |</text:span></text:span><text:span text:style-name="T2"> um dos monumentos mais curiosos de todos é a estátua de Lucífer, que fica na Fonte do Anjo Caído. A praça onde se localiza a fonte está a uma altura de 666 metros acima do nível do mar e este fato leva a crer que o monumento é uma espécie de “tributo” a Lúcifer ou ao mal, desencadeando a imaginação de muitos fanáticos esotéricos.</text:span></text:p>
      <text:p text:style-name="P7"><text:span text:style-name="Strong_20_Emphasis"><text:span text:style-name="T6">Como chegar | </text:span></text:span><text:span text:style-name="T2">O Parque El Retiro está a dois minutos de caminhada do Museo del Prado, a apenas duas quadras da entrada do museu. De metrô, as estações Ibiza, Retiro e Estación del Arte dão acesso ao parque.</text:span><text:change text:change-id="ct94054187587648"/></text:p>
      <text:h text:style-name="P177" text:outline-level="4"><text:soft-page-break/>Porta de Alcalá</text:h>
      <text:p text:style-name="P9">No fim do dia, você provavelmente estará cansado após tanta caminhada. Mas não deixe de passar em frente à Porta de Alcalá, que fica no centro da Plaza de la Independencia, na fronteira noroeste do Parque El Retiro. </text:p>
      <text:p text:style-name="P9">A Porta de Alcalá é uma das cinco antigas portas que davam acesso à cidade de Madrid, na época em que os viajantes costumavam entrar na cidade vindos da França ou de Aragão.</text:p>
      <text:p text:style-name="P42"><text:line-break/><text:span text:style-name="T59">Ela foi construída por ordem de Carlos III para substituir uma porta anterior que existia desde o século XVI. O projeto e obra pertence ao arquiteto italiano Francesco Sabatini.</text:span></text:p>
      <text:p text:style-name="P9">É uma porta de estilo neoclássico e aspecto monumental semelhante aos arcos romanos, e foi construída em 1778.</text:p>
      <text:p text:style-name="P9">Esse foi inclusive o primeiro arco triunfal construído na Europa após a queda do Império Romano, sendo a precursora de outros, como o Arco do Triunfo de Paris e o Portão de Brandenburgo, em Berlim.</text:p>
      <text:p text:style-name="P7"><text:span text:style-name="Strong_20_Emphasis"><text:span text:style-name="T6">Dica | </text:span></text:span><text:span text:style-name="T2">Preste atenção nas esculturas que adoram a Porta de Alcalá. Em cima estão quatro meninas, que representam as quatro virtudes: a prudência, a moderação, a justiça e a fortaleza, todas esculpidas por Francisco Gutiérrez. Já as cabeças de leões representam a soberania, a manutenção da paz e a vigilância. Por fim, veja as cabeças de sátiros, que são os espíritos que vivem nos bosques – de acordo com a mitologia grega – e representam a fertilidade.</text:span></text:p>
      <text:p text:style-name="P7"><text:span text:style-name="Strong_20_Emphasis"><text:span text:style-name="T6">Como chegar | </text:span></text:span><text:span text:style-name="T2">A Porta de Alcalá fica logo na fronteira do Parque El Retiro, portanto uma curta caminhada dali. Para quem vai de metrô, a estação Retiro é a mais próxima.</text:span></text:p>
      <text:p text:style-name="P42"/>
      <text:p text:style-name="P83">Templo de Debot 31 min andando do hotel</text:p>
      <text:h text:style-name="P169" text:outline-level="3"><text:bookmark text:name="3"/><text:soft-page-break/><text:span text:style-name="Strong_20_Emphasis"><text:span text:style-name="T30">Dia 3 – Mercado El Retiro OU museu, Estádio Santiago Bernabeu, Templo de Debot</text:span></text:span></text:h>
      <text:h text:style-name="P143" text:outline-level="4">Mercado El Rastro (aos domingos)</text:h>
      <text:p text:style-name="P7"><text:span text:style-name="T2">O </text:span><text:span text:style-name="Strong_20_Emphasis"><text:span text:style-name="T6">Mercado El Rastro</text:span></text:span><text:span text:style-name="T2"> é a maior feira de Madrid (e quiçá da Espanha), mas só funciona aos domingos e feriados. Se sua viagem coincidir com estas datas, não deixe de visitá-lo!</text:span></text:p>
      <text:p text:style-name="P9">O nome deve-se à sua origem, quando os comerciantes e artesãos eram colocados junto aos vendedores de carne. O arrastar das carcaças deixava um rasto de sangue no chão, por isso El Rastro.</text:p>
      <text:p text:style-name="P90">Este mercado ao céu aberto é composto por mais de 3 mil barracas onde você pode encontrar roupas, discos, livros… tudo o que você pode imaginar. Em suma, como dizem os espanhóis: “se não se vende no Mercado El Rastro, é porque não existe”.</text:p>
      <text:p text:style-name="P7"><text:span text:style-name="Strong_20_Emphasis"><text:span text:style-name="T6">Dica</text:span></text:span><text:span text:style-name="T2"> | Tente barganhar o preço em todas as barracas, especialmente nos ambulantes que vendem nas ruas. Além disso, tome cuidado com seus pertences.</text:span></text:p>
      <text:p text:style-name="P7"><text:span text:style-name="Strong_20_Emphasis"><text:span text:style-name="T6">Mais uma dica</text:span></text:span><text:span text:style-name="T2"> | O horário de abertura do Mercado El Rastro é das 9h às 15h, mas chegue cedo porque no final do dia restam apenas poucas barracas.</text:span></text:p>
      <text:p text:style-name="P7"><text:span text:style-name="Strong_20_Emphasis"><text:span text:style-name="T6">Como chegar |</text:span></text:span><text:span text:style-name="T2">Para chegar ao Mercado El Rastro você pode ir de metrô ou trem até a estação Embajadores ou a estação La Latina.</text:span></text:p>
      <text:h text:style-name="P126" text:outline-level="4"><text:span text:style-name="Strong_20_Emphasis"><text:span text:style-name="T10">Museo Reina Sofia</text:span></text:span><text:span text:style-name="T9"> e </text:span><text:span text:style-name="Strong_20_Emphasis"><text:span text:style-name="T10">Museu Thyssen-Bornemisza</text:span></text:span></text:h>
      <text:p text:style-name="P9">Caso você não tenha um domingo à disposição para seu roteiro de Madrid em 3 dias, você poderá começar o dia visitando mais um (ou alguns) dos museus de Madrid.</text:p>
      <text:p text:style-name="P7"><text:span text:style-name="T2">Junto com o Museo del Prado, o </text:span><text:span text:style-name="Strong_20_Emphasis"><text:span text:style-name="T6">Museo Reina Sofia</text:span></text:span><text:span text:style-name="T2"> e o </text:span><text:span text:style-name="Strong_20_Emphasis"><text:span text:style-name="T6">Museu Thyssen-Bornemisza</text:span></text:span><text:span text:style-name="T2"> representam os museus mais importantes da cidade.</text:span></text:p>
      <text:p text:style-name="P33"/>
      <text:p text:style-name="P90">O Museo Reina Sofia apresenta uma extensa coleção de arte contemporânea: por aqui você encontra obras Picasso, Salvador <text:soft-page-break/>Dalí e Joan Miró, com destaque para o quadro Guernica, de Picasso.</text:p>
      <text:p text:style-name="P9">Já no Museu Thyssen-Bornemisza, estão obras que variam vão desde a Idade Média até ao final do século 20. São cerca de 1000 obras, com exemplares de Van Eyck, Van Gogh, Caravaggio e Edvard Munch.</text:p>
      <text:p text:style-name="P7"><text:span text:style-name="Strong_20_Emphasis"><text:span text:style-name="T6">Como chegar | </text:span></text:span><text:span text:style-name="T2">A estação mais próxima dos dois museus é a Banco de España (linha 2).</text:span></text:p>
      <text:p text:style-name="P7"><text:span text:style-name="Strong_20_Emphasis"><text:span text:style-name="T6">Endereço Museo Reina Sofia</text:span></text:span><text:span text:style-name="T2"> |  Calle de Santa Isabel, 52</text:span></text:p>
      <text:p text:style-name="P33"/>
      <text:p text:style-name="P81"><text:span text:style-name="Strong_20_Emphasis"><text:span text:style-name="T32">Endereço Museu Thyssen-Bornemisza</text:span></text:span><text:span text:style-name="T31"> | Paseo del Prado, 828014</text:span></text:p>
      <text:h text:style-name="P143" text:outline-level="4">Estádio Santiago Bernabéu</text:h>
      <text:p text:style-name="P7"><text:span text:style-name="T2">Hora de mudar completamente o cenário. Você não precisa ser amante do futebol para curtir uma visita ao </text:span><text:span text:style-name="Strong_20_Emphasis"><text:span text:style-name="T6">Estádio do Real Madrid</text:span></text:span><text:span text:style-name="T2">, já que esta é uma das Mecas do esporte no mundo todo.</text:span></text:p>
      <text:p text:style-name="P9">O estádio foi inaugurado em 1947, substituindo o Estádio Charmantín, que havia sido praticamente destruído após a Guerra Civil Espanhola. Seu nome honra Santiago Bernabéu, que foi presidente do Real Madrid por 35 anos. </text:p>
      <text:p text:style-name="P90">Uma visita ao Estádio Santiago Bernabéu dá direito a visitar 12 salas, incluindo a sala de imprensa, vestiários, o gramado e a sala de troféus.</text:p>
      <text:p text:style-name="P9">Você ainda terá uma visita panorâmica do estádio e poderá fazer uma fotomontagem com seu jogador favorito. Há também uma loja de souvenirs e a sala com uma exposição audiovisual com a história do clube.</text:p>
      <text:p text:style-name="P9">Em dia de jogos as visitas são mais restritas e tiram o acesso a muitas das salas, como o vestiário, por exemplo. Nesse caso, vale mais a pena assistir a partida ao vivo!</text:p>
      <text:p text:style-name="P7"><text:span text:style-name="Strong_20_Emphasis"><text:span text:style-name="T6">Dica |</text:span></text:span><text:span text:style-name="T2"> o estádio oferece visitas guiadas, que duram em média 90 minutos. Você pode </text:span><text:a xlink:type="simple" xlink:href="https://www.getyourguide.com.br/-t194657/?partner_id=5C0YS9N&amp;cmp=o_que_fazer_em_madrid&amp;deeplink_id=ecaf9973-009c-569d-82d7-77ce05b06d49" office:target-frame-name="_blank" xlink:show="new" text:style-name="Internet_20_link" text:visited-style-name="Visited_20_Internet_20_Link"><text:span text:style-name="T33">garantir seu ingresso para o Estádio Santiago Bernabéu</text:span></text:a><text:span text:style-name="T2"> com antecedência.</text:span></text:p>
      <text:p text:style-name="P7"><text:soft-page-break/><text:span text:style-name="Strong_20_Emphasis"><text:span text:style-name="T6">Como chegar</text:span></text:span><text:span text:style-name="T2"> | de metrô, a estação Santiago Bernabéu te deixa de cara com o Estádio.</text:span></text:p>
      <text:p text:style-name="P10"/>
      <text:h text:style-name="P144" text:outline-level="4">Templo de Debod</text:h>
      <text:p text:style-name="P7"><text:span text:style-name="T25">Para finalizar seu tour pela capital espanhola, que tal uma visita a um templo egípcio? É isso mesmo: o </text:span><text:span text:style-name="Strong_20_Emphasis"><text:span text:style-name="T26">Templo de Debod</text:span></text:span><text:span text:style-name="T25"> foi um presente do Egito à Espanha.</text:span></text:p>
      <text:p text:style-name="P146">Em 1968, o templo foi dado em agradecimento à ajuda espanhola, depois do apelo internacional feito pela UNESCO para salvar os templos de Núbia em perigo de desaparecimento, devido à construção da barragem de Assuão.</text:p>
      <text:p text:style-name="P146">Depois disso, o Egito doou quatro monumentos aos países que responderam a este apelo de forma significativa: Estados Unidos, Itália, Holanda e Espanha. </text:p>
      <text:p text:style-name="P95">Quando o templo foi transferido para Espanha, foi colocado de tal forma que conservou aproximadamente a mesma orientação que no seu local de origem, de leste a oeste.</text:p>
      <text:p text:style-name="P146">O Templo de Debod tem cerca de 2.200 anos e merece uma visita, especialmente no fim do dia. O pôr-do-sol ali é uma vista sem igual! Ah, e a visita é gratuita.</text:p>
      <text:p text:style-name="P7"><text:span text:style-name="Strong_20_Emphasis"><text:span text:style-name="T26">Como chegar</text:span></text:span><text:span text:style-name="T25"> | O Templo de Debod está muito próximo do Palácio Real, e a uma curta caminhada dos principais pontos turísticos de Madrid. Para quem pega o trem, as estações mais próximas são a Ventura Rodríguez e a Plaza de España.</text:span></text:p>
      <text:p text:style-name="P7"><text:span text:style-name="Strong_20_Emphasis"><text:span text:style-name="T26">Endereço</text:span></text:span><text:span text:style-name="T25"> | Calle Ferraz, 1, 28008 Madrid</text:span></text:p>
      <text:p text:style-name="P35"/>
      <text:p text:style-name="P101"><text:change-start text:change-id="ct94054187609824"/><text:soft-page-break/><text:a xlink:type="simple" xlink:href="https://www.tripadvisor.com.br/Restaurant_Review-g187514-d3688138-Reviews-El_miniBAR-Madrid.html" office:target-frame-name="_blank" xlink:show="new" text:style-name="Internet_20_link" text:visited-style-name="Visited_20_Internet_20_Link"><text:span text:style-name="T146">El miniBAR</text:span></text:a><text:span text:style-name="T123">: cozinha mediterrânea com tapas e opções tradicionais, incluindo pratos veganos e sem glúten. Tem preço justo e fica perto da Plaza Mayor;</text:span><text:a xlink:type="simple" xlink:href="https://www.tripadvisor.com.br/Restaurant_Review-g187514-d16807647-Reviews-Cerveceria_El_Cano-Madrid.html" office:target-frame-name="_blank" xlink:show="new" text:style-name="Internet_20_link" text:visited-style-name="Visited_20_Internet_20_Link"><text:span text:style-name="T146">Cerveceria El Cano</text:span></text:a><text:span text:style-name="T122">: bar local com atendimento amigável e ótimas opções de tapas, com destaque para os pratos com polvo;</text:span><text:a xlink:type="simple" xlink:href="https://www.tripadvisor.com.br/Restaurant_Review-g187514-d7953753-Reviews-El_Imparcial-Madrid.html" office:target-frame-name="_blank" xlink:show="new" text:style-name="Internet_20_link" text:visited-style-name="Visited_20_Internet_20_Link"><text:span text:style-name="T146">El Imparcial</text:span></text:a><text:span text:style-name="T122">: comida saborosa, tradicional e variada no centro de Madri, com um ambiente cool;</text:span><text:a xlink:type="simple" xlink:href="https://www.tripadvisor.com.br/Restaurant_Review-g187514-d1089337-Reviews-La_Musa-Madrid.html" office:target-frame-name="_blank" xlink:show="new" text:style-name="Internet_20_link" text:visited-style-name="Visited_20_Internet_20_Link"><text:span text:style-name="T146">La Musa</text:span></text:a><text:span text:style-name="T122">: boa cerveja artesanal, croquetas de jamón famosas e uma localização descolada no bairro de Malasaña;</text:span><text:a xlink:type="simple" xlink:href="https://www.tripadvisor.com.br/Restaurant_Review-g187514-d2719867-Reviews-Diurno_Restaurante_Bar-Madrid.html" office:target-frame-name="_blank" xlink:show="new" text:style-name="Internet_20_link" text:visited-style-name="Visited_20_Internet_20_Link"><text:span text:style-name="T146">Diurno Restaurante &amp; Bar</text:span></text:a><text:span text:style-name="T123">: um dos melhores bar-restaurantes na Chueca, com tapas, refeições e ambiente descontraído.</text:span></text:p>
      <text:p text:style-name="P59"><text:span text:style-name="T126">M</text:span>ERCADO SÁO MIGUEL<text:change-end text:change-id="ct94054187609824"/></text:p>
      <text:p text:style-name="P59">PRATOS TIPICOS</text:p>
      <text:list xml:id="list2573696160" text:style-name="L2">
        <text:list-item>
          <text:p text:style-name="P213">Cocido madrileño</text:p>
          <text:p text:style-name="P213">Tem como ingredientes principais as carnes (frango, carne bovina e carne de porco – tudo misturado mesmo), macarrão (fideos), batata, grão de bico e outros vegetais.</text:p>
          <text:p text:style-name="P213"/>
        </text:list-item>
        <text:list-item>
          <text:p text:style-name="P213">Callos a la madrileña</text:p>
          <text:p text:style-name="P213"><text:s/><text:span text:style-name="T125">Dobradinha.</text:span>O prato é preparado com tripas, focinho de porco, cebola, tomilho, louro, morcela, chouriço, pedaços de presunto cru e pimenta.</text:p>
          <text:p text:style-name="P213"/>
        </text:list-item>
        <text:list-item>
          <text:p text:style-name="P213">Caracoles a la madrileña</text:p>
          <text:p text:style-name="P214">tipo mexilhões</text:p>
          <text:p text:style-name="P214"><text:soft-page-break/><text:s/></text:p>
        </text:list-item>
        <text:list-item>
          <text:p text:style-name="P213">Bocadillo de calamares</text:p>
          <text:p text:style-name="P213">O bocadillo de calamares, que nada mais é que um sanduíche de lulas empanadas, é outro prato que faz sucesso entre os madrileños.</text:p>
          <text:p text:style-name="P213"/>
        </text:list-item>
        <text:list-item>
          <text:p text:style-name="P213">Croquetas</text:p>
          <text:p text:style-name="P213">Não dá para ir a Madrid e não provar pelo menos uma croqueta. Tem para todos os gostos, as principais são de presunto (jámon), de boletus (um tipo de cogumelo) ou de queijo idiazábal, entre outros sabores.</text:p>
          <text:p text:style-name="P213"/>
        </text:list-item>
        <text:list-item>
          <text:p text:style-name="P213">Tortilla</text:p>
          <text:p text:style-name="P213">Para quem não conhece, ela é uma espécie de omelete com batatas e algumas receitas também levam cebolas e outros ingredientes.</text:p>
          <text:p text:style-name="P213"/>
        </text:list-item>
        <text:list-item>
          <text:p text:style-name="P213">Patatas bravas</text:p>
          <text:p text:style-name="P215">as mais famosas são a do Docamar</text:p>
        </text:list-item>
        <text:list-item>
          <text:p text:style-name="P213">Churros com c<text:span text:style-name="T125">hocolate</text:span></text:p>
          <text:p text:style-name="P215">chocolateria San Gines</text:p>
        </text:list-item>
        <text:list-item>
          <text:p text:style-name="P213"><text:s/><text:span text:style-name="T125">Jamón</text:span></text:p>
        </text:list-item>
      </text:list>
      <text:p text:style-name="P178"><text:tab/>algum prato com presunto<text:change-start text:change-id="ct94054187646432"/></text:p>
      <text:p text:style-name="P178"/>
      <text:p text:style-name="P178"><text:soft-page-break/><text:a xlink:type="simple" xlink:href="https://www.musement.com/es/madrid/museo-reina-sofia-v/?lid=43700058491569491&amp;ds_s_kwgid=58700006197558438&amp;ds_e_adid=528260211282&amp;ds_e_matchtype=search&amp;ds_e_device=c&amp;ds_e_network=g&amp;ds_url_v=2&amp;idengine=700000002043151&amp;idcampaign=71700000070330020&amp;idadgroup=58700006197558438&amp;nmkeyword=museo%20reina%20sofía&amp;idkeyword=43700058491569491&amp;gclid=EAIaIQobChMIzsWHk-H8_AIVBjSRCh3JmQCNEAAYASAAEgI09PD_BwE&amp;gclsrc=aw.ds" text:style-name="Internet_20_link" text:visited-style-name="Visited_20_Internet_20_Link">https://www.musement.com/es/madrid/museo-reina-sofia-v/?lid=43700058491569491&amp;ds_s_kwgid=58700006197558438&amp;ds_e_adid=528260211282&amp;ds_e_matchtype=search&amp;ds_e_device=c&amp;ds_e_network=g&amp;ds_url_v=2&amp;idengine=700000002043151&amp;idcampaign=71700000070330020&amp;idadgroup=58700006197558438&amp;nmkeyword=museo%20reina%20sof%C3%ADa&amp;idkeyword=43700058491569491&amp;gclid=EAIaIQobChMIzsWHk-H8_AIVBjSRCh3JmQCNEAAYASAAEgI09PD_BwE&amp;gclsrc=aw.ds</text:a><text:change-end text:change-id="ct94054187646432"/></text:p>
      <text:p text:style-name="P96"/>
      <text:p text:style-name="P88"/>
      <text:p text:style-name="P84"/>
      <text:p text:style-name="P82">25/0<text:span text:style-name="T116">2</text:span> MADRI – ZURIQUE</text:p>
      <text:p text:style-name="P82">19:55 – 22:30</text:p>
      <text:p text:style-name="P82">ZURIQUE</text:p>
      <text:p text:style-name="P84">FRANCO SUICO 1,01 PARA EURO 1,00</text:p>
      <text:p text:style-name="P84"><text:change-start text:change-id="ct94054187646656"/><text:a xlink:type="simple" xlink:href="https://www.booking.com/hotel/ch/bristol.pt-br.html?label=gen173nr-1FCAEoggI46AdIM1gEaCCIAQGYAS24ARnIAQzYAQHoAQH4AQuIAgGoAgO4AtnE_pwGwAIB0gIkZjIwNTVmNWItMDhkYy00NzEzLTljYjYtYTFjZDJhNjZmY2Zj2AIG4AIB&amp;sid=a30febd06a57cd64596da733089f224e&amp;aid=304142&amp;ucfs=1&amp;arphpl=1&amp;checkin=2023-02-25&amp;checkout=2023-03-01&amp;dest_id=-2554935&amp;dest_type=city&amp;group_adults=2&amp;req_adults=2&amp;no_rooms=1&amp;group_children=0&amp;req_children=0&amp;hpos=5&amp;hapos=5&amp;sr_order=popularity&amp;srpvid=465da5dbe8160242&amp;srepoch=1671406521&amp;all_sr_blocks=6509302_89026445_0_1_0&amp;highlighted_blocks=6509302_89026445_0_1_0&amp;matching_block_id=6509302_89026445_0_1_0&amp;sr_pri_blocks=6509302_89026445_0_1_0__53200&amp;from_sustainable_property_sr=1&amp;from=searchresults&amp;map_fdco=1#hotelTmpl" text:style-name="Internet_20_link" text:visited-style-name="Visited_20_Internet_20_Link">https://www.booking.com/hotel/ch/bristol.pt-br.html?label=gen173nr-1FCAEoggI46AdIM1gEaCCIAQGYAS24ARnIAQzYAQHoAQH4AQuIAgGoAgO4AtnE_pwGwAIB0gIkZjIwNTVmNWItMDhkYy00NzEzLTljYjYtYTFjZDJhNjZmY2Zj2AIG4AIB&amp;sid=a30febd06a57cd64596da733089f224e&amp;aid=304142&amp;ucfs=1&amp;arphpl=1&amp;checkin=2023-02-25&amp;checkout=2023-03-01&amp;dest_id=-2554935&amp;dest_type=city&amp;group_adults=2&amp;req_adults=2&amp;no_rooms=1&amp;group_children=0&amp;req_children=0&amp;hpos=5&amp;hapos=5&amp;sr_order=popularity&amp;srpvid=465da5dbe8160242&amp;srepoch=16714065</text:a><text:soft-page-break/><text:a xlink:type="simple" xlink:href="https://www.booking.com/hotel/ch/bristol.pt-br.html?label=gen173nr-1FCAEoggI46AdIM1gEaCCIAQGYAS24ARnIAQzYAQHoAQH4AQuIAgGoAgO4AtnE_pwGwAIB0gIkZjIwNTVmNWItMDhkYy00NzEzLTljYjYtYTFjZDJhNjZmY2Zj2AIG4AIB&amp;sid=a30febd06a57cd64596da733089f224e&amp;aid=304142&amp;ucfs=1&amp;arphpl=1&amp;checkin=2023-02-25&amp;checkout=2023-03-01&amp;dest_id=-2554935&amp;dest_type=city&amp;group_adults=2&amp;req_adults=2&amp;no_rooms=1&amp;group_children=0&amp;req_children=0&amp;hpos=5&amp;hapos=5&amp;sr_order=popularity&amp;srpvid=465da5dbe8160242&amp;srepoch=1671406521&amp;all_sr_blocks=6509302_89026445_0_1_0&amp;highlighted_blocks=6509302_89026445_0_1_0&amp;matching_block_id=6509302_89026445_0_1_0&amp;sr_pri_blocks=6509302_89026445_0_1_0__53200&amp;from_sustainable_property_sr=1&amp;from=searchresults&amp;map_fdco=1#hotelTmpl" text:style-name="Internet_20_link" text:visited-style-name="Visited_20_Internet_20_Link">21&amp;all_sr_blocks=6509302_89026445_0_1_0&amp;highlighted_blocks=6509302_89026445_0_1_0&amp;matching_block_id=6509302_89026445_0_1_0&amp;sr_pri_blocks=6509302_89026445_0_1_0__53200&amp;from_sustainable_property_sr=1&amp;from=searchresults&amp;map_fdco=1#hotelTmpl</text:a><text:change-end text:change-id="ct94054187646656"/></text:p>
      <text:p text:style-name="P84">Cidades como genebra e zurich aceitam euro</text:p>
      <text:p text:style-name="P84">Porem trocar por um pouco de franco suico</text:p>
      <text:p text:style-name="P84"/>
      <text:p text:style-name="P85">PRIMIEIRO DIA 26/02<text:change-start text:change-id="ct94054187711040"/> <text:change-end text:change-id="ct94054187711040"/></text:p>
      <text:p text:style-name="P57"><text:change-start text:change-id="ct94054187711808"/>ZURIQUE</text:p>
      <text:p text:style-name="P58">1 MUSEU NACIONAL DE ZURICH<text:change-end text:change-id="ct94054187711808"/><text:change-start text:change-id="ct94054187712544"/> </text:p>
      <text:p text:style-name="P204">5 MIN DO HOTEL<text:change-end text:change-id="ct94054187712544"/><text:change-start text:change-id="ct94054187715344"/></text:p>
      <text:p text:style-name="P55">Conhecer o Museu Nacional é como visitar o passado cultural da Suíça.</text:p>
      <text:p text:style-name="Text_20_body"><text:span text:style-name="T118">Tudo começa já de fora do prédio que o museu ocupa: construído há mais de 100 anos, um </text:span><text:span text:style-name="Strong_20_Emphasis"><text:span text:style-name="T118">castelo </text:span></text:span><text:span text:style-name="T118">que parece ter saído dos contos de fadas, e fica às margens do rio Limmat.</text:span></text:p>
      <text:p text:style-name="P52">Fazem parte do acervo do museu coleções de porcelana, de arte gótica, de cavalaria, esculturas de madeira, objetos de arte sacra, entre várias outras exposições.</text:p>
      <text:p text:style-name="Text_20_body"><text:span text:style-name="T118">A entrada custa </text:span><text:span text:style-name="Strong_20_Emphasis"><text:span text:style-name="T118">10 Francos</text:span></text:span><text:span text:style-name="T118"> (gratuita para quem possui o Zurich Card)</text:span></text:p>
      <text:p text:style-name="P53">2 BAHNHOFSTRAS<text:change-end text:change-id="ct94054187715344"/><text:change-start text:change-id="ct94054187721056"/> </text:p>
      <text:p text:style-name="P205">11 MIN DO MUSEU<text:change-end text:change-id="ct94054187721056"/><text:change-start text:change-id="ct94054187724656"/></text:p>
      <text:p text:style-name="P86"><text:span text:style-name="T20">A Bahnhofstrasse é </text:span><text:span text:style-name="Strong_20_Emphasis"><text:span text:style-name="T121">uma das ruas comerciais mais caras do mundo</text:span></text:span><text:span text:style-name="T20">, repleta de lojas de grife como Tiffany, Prada, Chanel, Jimmy Choo, Dior, Louis Vuitton, Cartier e tantas outras.</text:span></text:p>
      <text:p text:style-name="P13"><text:span text:style-name="T60">R</text:span><text:span text:style-name="T59">estaurantes e cafés</text:span></text:p>
      <text:p text:style-name="P13"><text:change-end text:change-id="ct94054187724656"/><text:change text:change-id="ct94054187724880"/><text:change-start text:change-id="ct94054187728752"/><text:soft-page-break/><text:span text:style-name="T127">3 </text:span>RENNWEG <text:span text:style-name="T148">3 MIN DO BAHNHOFSTRAS</text:span></text:p>
      <text:p text:style-name="P87"><text:span text:style-name="T19">A </text:span><text:span text:style-name="Strong_20_Emphasis"><text:span text:style-name="T120">Rennweg</text:span></text:span><text:span text:style-name="T24"> </text:span><text:span text:style-name="T19">fica próxima à Bahnhofstrasse e as bandeirinhas coloridas nas fachadas dos prédios dão mais vida à rua. (Fomos no comecinho de outubro e estava acontecendo um festival de cinema, as bandeirinhas coloridas foram trocadas pelas do festival, que achei bem apagadinhas, a propósito rsrs).</text:span></text:p>
      <text:p text:style-name="P97">4 LINDENHOF <text:span text:style-name="T148">2 MIN RENNWEG</text:span></text:p>
      <text:p text:style-name="P87"><text:change-end text:change-id="ct94054187728752"/><text:change-start text:change-id="ct94054187729344"/><text:span text:style-name="T27">Um espaço arborizado, tranquilo e com uma vista deslumbrante do rio Limmat e do centro histórico de Zurique: assim é </text:span><text:span text:style-name="Strong_20_Emphasis"><text:span text:style-name="T28">parque de Lindenhof</text:span></text:span><text:span text:style-name="T27">.</text:span></text:p>
      <text:p text:style-name="P13"><text:span text:style-name="T59">5</text:span><text:change-end text:change-id="ct94054187729344"/><text:change-start text:change-id="ct94054187731840"/><text:span text:style-name="T59"> SCHIPFE </text:span><text:span text:style-name="T61">1 MIN DO ANTERIOR</text:span></text:p>
      <text:p text:style-name="P87"><text:span text:style-name="T19">Logo abaixo do Lindenhof fica o </text:span><text:span text:style-name="Strong_20_Emphasis"><text:span text:style-name="T18">pequeno bairro de Schipfe</text:span></text:span><text:span text:style-name="T19">, na orla do rio Limmat.</text:span></text:p>
      <text:p text:style-name="P52">Encante-se com as construções antigas, com as galerias de artesões locais lojas de antiguidades, com restaurantes e cafés super charmosos à beira do rio, com vista para o vai e vem dos barcos.</text:p>
      <text:p text:style-name="P13"><text:span text:style-name="T128">6</text:span> AUGUSTINERGASSE <text:span text:style-name="T148">2 MIN DO ANTERIOR</text:span></text:p>
      <text:p text:style-name="P13"><text:change-end text:change-id="ct94054187731840"/><text:change-start text:change-id="ct94054187733328"/>Continuando nosso roteiro pelo centro histórico de Zurique, chegamos à rua Augustinergasse.</text:p>
      <text:p text:style-name="P42">As ruazinhas estreitas e tranquilas lembram aqueles vilarejos europeus de filme, sabe? Ao final dela chegamos ao nosso próximo atrativo: a igreja de São Pedro!</text:p>
      <text:p text:style-name="P46"><text:span text:style-name="T128">7</text:span> ST PETER CHURCHS <text:span text:style-name="T149">2 MIN DO ANTERIOR</text:span></text:p>
      <text:p text:style-name="P46"><text:change-end text:change-id="ct94054187733328"/><text:change-start text:change-id="ct94054187734368"/>A torre principal da igreja possui enormes relógios (os maiores da Europa!) em suas quatro faces e é a igreja mais antiga de Zurique.</text:p>
      <text:p text:style-name="P42">Aberta para visitas de segunda a domingo.</text:p>
      <text:p text:style-name="P42">A próxima parada será a igreja Fraumünster.</text:p>
      <text:p text:style-name="P56"><text:change-end text:change-id="ct94054187734368"/><text:change-start text:change-id="ct94054187734640"/><text:soft-page-break/>8 <text:change-end text:change-id="ct94054187734640"/><text:change-start text:change-id="ct94054187598768"/>FRAUMUNSTER <text:span text:style-name="T149">4 MIN DO ANTERIOR</text:span></text:p>
      <text:p text:style-name="P62"><text:span text:style-name="T117">Continue seguindo pelas ruelas super fotogênicas e se guiando pela torre verde claro da </text:span><text:span text:style-name="Strong_20_Emphasis"><text:span text:style-name="T117">igreja de Fraumünster</text:span></text:span><text:span text:style-name="T117">, que se destaca em meio aos tons acinzentados das demais construções da cidade.</text:span></text:p>
      <text:p text:style-name="Text_20_body"><text:span text:style-name="T119">A entrada custa </text:span><text:span text:style-name="Strong_20_Emphasis"><text:span text:style-name="T119">5 Francos Suíços</text:span></text:span><text:span text:style-name="T119"> e inclui um audioguia disponível em 8 idiomas (não tem em português) que conta toda a história da igreja.</text:span></text:p>
      <text:p text:style-name="P42">Também é possível ver os belíssimos vitrais coloridos pintados por Chagall e Giacometti e a cripta da igreja, onde funciona um pequeno museu.</text:p>
      <text:p text:style-name="Text_20_body"><text:span text:style-name="T119">Confira o horário de funcionamento na </text:span><text:a xlink:type="simple" xlink:href="https://www.fraumuenster.ch/en/" office:target-frame-name="_blank" xlink:show="new" text:style-name="Internet_20_link" text:visited-style-name="Visited_20_Internet_20_Link">página oficial</text:a><text:span text:style-name="T119">.</text:span></text:p>
      <text:p text:style-name="P56"><text:change-end text:change-id="ct94054187598768"/><text:change-start text:change-id="ct94054187708416"/></text:p>
      <text:p text:style-name="P91"><text:change-end text:change-id="ct94054187708416"/><text:change-start text:change-id="ct94054187752480"/>9 BURKIPLATZ <text:s/><text:span text:style-name="T149">5 MIN DO ANTERIOR</text:span></text:p>
      <text:p text:style-name="P62"><text:span text:style-name="T21">Depois de conhecer a Fraumünster, siga em direção ao Lago de Zurique. Do </text:span><text:span text:style-name="Strong_20_Emphasis"><text:span text:style-name="T14">píer de Bürkliplatz</text:span></text:span><text:span text:style-name="T21"> saem diversos passeios e cruzeiros pelo lago. Confira </text:span><text:a xlink:type="simple" xlink:href="https://www.zsg.ch/en/timetable-prices/timetable-assistant/round-trips-scheduled-cruises" office:target-frame-name="_blank" xlink:show="new" text:style-name="Internet_20_link" text:visited-style-name="Visited_20_Internet_20_Link"><text:span text:style-name="T117">valores e horários aqui</text:span></text:a><text:span text:style-name="T21">.</text:span></text:p>
      <text:p text:style-name="P42">Na beira do lago ficam diversas espécies de patinhos e cisnes, que fazem a alegria das crianças (e dos adultos também!) que passam por lá.</text:p>
      <text:p text:style-name="P42">O parque recebe diversos festivais e feiras ao longo do ano, e no verão os moradores e visitantes aproveitam pra praticar esportes e se banhar no lago.</text:p>
      <text:p text:style-name="P42">A vista dos Alpes, principalmente no inverno, é de tirar o fôlego!</text:p>
      <text:h text:style-name="P173" text:outline-level="3"><text:bookmark text:name="Sechseläutenplatz"/><text:change-end text:change-id="ct94054187752480"/><text:change-start text:change-id="ct94054187752976"/>10. Sechseläutenplatz</text:h>
      <text:p text:style-name="P42">Hora de atravessar a ponte e seguir para o outro lado do rio Limmat.</text:p>
      <text:p text:style-name="P42"><text:soft-page-break/>Seguindo o calçadão na orla em direção à Zurich Opera House, o caminho é todo arborizado, um verdadeiro convite para sentar à beira do lago e relaxar, como fazem os locais.</text:p>
      <text:h text:style-name="P175" text:outline-level="3"><text:bookmark text:name="Opera"/>1<text:span text:style-name="T128">1</text:span> Opera House</text:h>
      <text:p text:style-name="P42">Pertinho do Sechseläutenplatz, está a Opera House de Zurique.</text:p>
      <text:p text:style-name="P42">Este edifício histórico recebe inúmeros espetáculos, apresentações de balé, concertos e eventos, como o importante Zurich Film Festival, que acontece desde 2005 na cidade.</text:p>
      <text:p text:style-name="P42">Ali pertinho tem uma loja do Migros (com preços bem acessíveis!), caso você já esteja com fome ou queira comprar alguma coisa pra levar pro hotel.</text:p>
      <text:p text:style-name="P91"><text:change-end text:change-id="ct94054187752976"/><text:change-start text:change-id="ct94054187748992"/>12 GROSSMUNSTER</text:p>
      <text:p text:style-name="P91">Siga pela rua Theaterstrasse até a Limmatquai. Nesse trecho existem muuuitos cafés e restaurantes, sinta-se à vontade pra fazer uma pausa e admirar e saborear algumas das delícias expostas nas vitrines.</text:p>
      <text:p text:style-name="P42">Nossa próxima parada é mais uma imponente igreja do centro histórico da cidade!</text:p>
      <text:p text:style-name="Text_20_body"><text:span text:style-name="T119">A </text:span><text:span text:style-name="Strong_20_Emphasis"><text:span text:style-name="T119">Grossmünster</text:span></text:span><text:span text:style-name="T119"> é uma igreja protestante, e suas inconfundíveis torres gêmeas são um dos cartões postais da cidade.</text:span></text:p>
      <text:p text:style-name="Text_20_body"><text:span text:style-name="T119">A entrada na igreja é gratuita, mas paga-se </text:span><text:span text:style-name="Strong_20_Emphasis"><text:span text:style-name="T119">5 Francos para ter acesso ao alto de uma de suas torres</text:span></text:span><text:span text:style-name="T119"> e conferir a vista da cidade, do lago e dos Alpes. Nesse valor está incluso o audioguia em 5 idiomas (não há em português).</text:span></text:p>
      <text:p text:style-name="P42"><text:change-end text:change-id="ct94054187748992"/><text:change-start text:change-id="ct94054187748624"/>Continue andando pela Limmatquai, enquanto admira o rio Limmat. Tenho certeza que você também vai se impressionar no quanto o rio é limpo! A água é cristalina, dá pra ver os peixinhos, e se muito provavelmente, algum cisne fofo compondo a paisagem.</text:p>
      <text:p text:style-name="P42"><text:soft-page-break/>Vire à esquerda na Rathausbrücke, uma ponte bem larga que leva a uma praça super bonitinha, com direito a carrossel e alguns restaurantes e take-aways (que servem comida rápida pra ‘viagem’). Não paramos pra comer ali, mas pelo que vimos os preços eram um pouco mais baratos se comparados com o padrão da cidade.</text:p>
      <text:p text:style-name="P42">Volte pelo mesmo caminho e continue seguindo a Limmatquai até a altura do cruzamento com a Stüssihofstatt, onde você vai virar e continuar por essa rua, que é estreitinha (e super charmosa).</text:p>
      <text:p text:style-name="P42">Logo após subir a ladeira você verá uma fonte (de água potável!), e em frente ao nosso próximo destino:</text:p>
      <text:h text:style-name="P175" text:outline-level="3"><text:bookmark text:name="Raclette"/>1<text:span text:style-name="T128">3 </text:span><text:s/>Pausa pro almoço: Raclette Factory</text:h>
      <text:p text:style-name="Text_20_body"><text:span text:style-name="T119">Amantes de queijo, prestem atenção nesse nome: </text:span><text:span text:style-name="Strong_20_Emphasis"><text:span text:style-name="T119">raclette</text:span></text:span><text:span text:style-name="T119">.</text:span></text:p>
      <text:p text:style-name="Text_20_body"><text:span text:style-name="T119">Este é um prato típico e super conhecido por lá, e um dos lugares mais indicados em Zurique pra experimentar essa iguaria é a </text:span><text:span text:style-name="Strong_20_Emphasis"><text:span text:style-name="T119">Raclette Factory</text:span></text:span><text:span text:style-name="T119">.</text:span></text:p>
      <text:p text:style-name="Text_20_body"><text:span text:style-name="Strong_20_Emphasis"><text:span text:style-name="T119">Mas o que é a raclette afinal?</text:span></text:span><text:span text:style-name="T119"> Existem algumas variações, mas basicamente é muito queijo derretido (do tipo raclette, claro), servido com batatas cozidas e picles. Resumindo: DE-LÍ-CI-A!</text:span></text:p>
      <text:p text:style-name="P42">A Raclette Factory fica pertinho da Niederdorf (a próxima parada aqui do nosso roteiro) e possui um ambiente super bonitinho, meio rústico e muito aconchegante.</text:p>
      <text:p text:style-name="P42">Duas raclettes e dois chopps custaram cerca de R$160.</text:p>
      <text:p text:style-name="P42"><text:change-end text:change-id="ct94054187748624"/><text:change-start text:change-id="ct94054187763936"/></text:p>
      <text:h text:style-name="P175" text:outline-level="3"><text:bookmark text:name="Niederdorf"/><text:change-end text:change-id="ct94054187763936"/><text:change-start text:change-id="ct94054187764576"/>1<text:span text:style-name="T129">4</text:span> Niederdorf</text:h>
      <text:p text:style-name="P42">De barriga cheia (e feliz, né?) a gente segue em direção à rua Niederdorfstrasse. Mais uma ruazinha estreita e fotogênica (a essa altura do roteiro você já terá descoberto que a maioria das ruas de Zurich são assim, né?), cheia de restaurantes e lojinhas.</text:p>
      <text:p text:style-name="P42"><text:soft-page-break/>É nessa rua que fica o hotel Adler, famoso pela charmosa vaquinha azul no alto de sua fachada.</text:p>
      <text:h text:style-name="P175" text:outline-level="3"><text:bookmark text:name="ETH"/>1<text:span text:style-name="T129">5 </text:span><text:s/>ETH Zurich</text:h>
      <text:p text:style-name="Text_20_body"><text:span text:style-name="T119">A 5 minutinhos de caminhada do hotel Adler está a Estação Central Polybahn, de onde sai o funicular que leva até o Polyterrasse do Instituto Federal de Tecnologia de Zurique (ETH), onde estudou ninguém menos do que </text:span><text:span text:style-name="Strong_20_Emphasis"><text:span text:style-name="T119">Albert Einstein</text:span></text:span><text:span text:style-name="T119">.</text:span></text:p>
      <text:p text:style-name="P60"><text:span text:style-name="T132">Do alto do Polyterrasse a vista é de tirar o fôlego!</text:span><text:change-end text:change-id="ct94054187764576"/><text:change-start text:change-id="ct94054187768912"/><text:span text:style-name="T132"> </text:span><text:span text:style-name="T133">Nos funciona domingos</text:span></text:p>
      <text:p text:style-name="P47"/>
      <text:p text:style-name="P47">OUTROS PONTOS EM ZURIQUE</text:p>
      <text:p text:style-name="P47">Trilha na Montanha Uetliberg – para uma visão 360º de Zurique<text:change-end text:change-id="ct94054187768912"/><text:change-start text:change-id="ct94054187773424"/></text:p>
      <text:p text:style-name="P102"><text:span text:style-name="T7">A montanha </text:span><text:span text:style-name="Strong_20_Emphasis"><text:span text:style-name="T13">Uetliberg</text:span></text:span><text:span text:style-name="T7"> é um lugar que não costuma estar nos guias de viagem de Zurique, mas que vale a visita! Por proporcionar uma vista de 360º sem igual de Zurique, eu super recomendo essa trilha para quem curte atividades ao ar livre.</text:span></text:p>
      <text:p text:style-name="P152">Para chegar lá, é necessário pegar um trem a partir da estação principal de Zurique que te leva para a entrada da trilha na montanha. O trajeto dura uns 20 minutinhos e é uma atração à parte, com visuais e cenários com muito verde, lindos de se ver.</text:p>
      <text:p text:style-name="P152">Há diversas rotas disponíveis (inclusive, elas estão sinalizadas no Google Maps). Para um passeio fácil de 1,5 horas, pegue o trem para Uetliberg Kulm, siga a rota para Felsenegg, pegue o teleférico até Adliswil e o trem de volta para Zurique a partir daí. Isso faz uma viagem de meio dia muito agradável.</text:p>
      <text:p text:style-name="P48"><text:change-end text:change-id="ct94054187773424"/><text:change-start text:change-id="ct94054187774192"/></text:p>
      <text:h text:style-name="P174" text:outline-level="3">Absinto –  na casa do Dadaísmo</text:h>
      <text:p text:style-name="P151"><text:span text:style-name="T2">O dadaísmo foi um movimento artístico e literário que nasceu da aversão aos valores políticos e culturais da época. E foi num bar </text:span><text:soft-page-break/><text:span text:style-name="T2">chamado</text:span><text:span text:style-name="Strong_20_Emphasis"><text:span text:style-name="T2"> </text:span></text:span><text:span text:style-name="Strong_20_Emphasis"><text:span text:style-name="T11">Cabaret Voltaire</text:span></text:span><text:span text:style-name="T2"> que este movimento ganhou forma. De cabeça para baixo, beba um copo de absinto (um potente licor verde com sabor de anis) e dê uma olhada nas mais recentes exposições.</text:span></text:p>
      <text:p text:style-name="P152">Curiosidade: o absinto foi criado e utilizado primeiramente como remédio pelo Dr. Pierre Ordinaire, um médico francês que morava em na Suíça. Anos depois, ele foi adotado por muitos artistas devido ao seu efeito alucinógeno.</text:p>
      <text:p text:style-name="P152">Dentre os famosos que curtiam a bebida estão: Van Gogh, Oscar Wilde, Henri de Toulouse-Lautrec, Edgar Allan Poe, Aleister Crowley e Ernest Hemingway.<text:change-end text:change-id="ct94054187774192"/><text:change-start text:change-id="ct94054187783216"/></text:p>
      <text:p text:style-name="P92"><text:change-end text:change-id="ct94054187783216"/><text:change-start text:change-id="ct94054187783712"/></text:p>
      <text:p text:style-name="P93"><text:change-end text:change-id="ct94054187783712"/><text:change-start text:change-id="ct94054187789696"/></text:p>
      <text:p text:style-name="P49">COMIDAS TIPICAS CULINARIA SUICA</text:p>
      <text:p text:style-name="P49">1 FONDUE</text:p>
      <text:p text:style-name="P49">2 RACLETTE </text:p>
      <text:p text:style-name="P49">queijo derretido com salame legumes e batatas parto para ser compartilhado</text:p>
      <text:p text:style-name="P49">3 QUEIJOS</text:p>
      <text:p text:style-name="P49">gruyere, emmental, appenzeller</text:p>
      <text:p text:style-name="P49">4 ROSTI</text:p>
      <text:p text:style-name="P49">bolinho de batata</text:p>
      <text:p text:style-name="P49">5 RIVELLA</text:p>
      <text:p text:style-name="P49">refrigerante suica</text:p>
      <text:p text:style-name="P49">6 BIRCHERMUESLI</text:p>
      <text:p text:style-name="P49">cereal aveia suco de limao frutas e leite condensaco</text:p>
      <text:p text:style-name="P49">café da manha</text:p>
      <text:p text:style-name="P49">7 SCHNITZEL</text:p>
      <text:p text:style-name="P49"><text:soft-page-break/>bife a milanesa, cordeanblue rechado com queijo e presunto</text:p>
      <text:p text:style-name="P49">8 CHOCOLATE SUICO</text:p>
      <text:p text:style-name="P49">Lindt, fabrica em zurique</text:p>
      <text:p text:style-name="P49">9 CROISSANIT </text:p>
      <text:p text:style-name="P49">gipfeli nome suico </text:p>
      <text:p text:style-name="P49"><text:change-end text:change-id="ct94054187789696"/><text:change-start text:change-id="ct94054187791552"/></text:p>
      <text:p text:style-name="P49"/>
      <text:p text:style-name="P47">OUTROS PONTOS EM ZURIQUE</text:p>
      <text:p text:style-name="P47">Trilha na Montanha Uetliberg – para uma visão 360º de Zurique</text:p>
      <text:p text:style-name="P47"><text:change-end text:change-id="ct94054187791552"/><text:change-start text:change-id="ct94054187794192"/></text:p>
      <text:p text:style-name="P65"><text:span text:style-name="Strong_20_Emphasis"><text:span text:style-name="T15">redes Coop e Migros </text:span></text:span><text:span text:style-name="Strong_20_Emphasis"><text:span text:style-name="T16">e redes Dener </text:span></text:span></text:p>
      <text:p text:style-name="P14"><text:span text:style-name="Strong_20_Emphasis"><text:span text:style-name="T3">lanches com precos mais acessiveis </text:span></text:span><text:change-end text:change-id="ct94054187794192"/><text:change text:change-id="ct94054187794416"/><text:change-start text:change-id="ct94054187794912"/></text:p>
      <text:p text:style-name="P15"><text:change-end text:change-id="ct94054187794912"/><text:change text:change-id="ct94054187795136"/><text:change-start text:change-id="ct94054187797552"/><text:span text:style-name="Strong_20_Emphasis"><text:span text:style-name="T17">Café Hiltli melhor croissaint</text:span></text:span></text:p>
      <text:p text:style-name="P41"><text:a xlink:type="simple" xlink:href="https://www.maladeaventuras.com/o-que-fazer-em-zurique/#3_Confiserie_Sprungli_-_uma_das_melhores_confeitarias_de_Zurique" text:style-name="Internet_20_link" text:visited-style-name="Visited_20_Internet_20_Link"><text:span text:style-name="Strong_20_Emphasis"><text:span text:style-name="T35">Confiserie Sprüngli – uma das melhores confeitarias de Zurique</text:span></text:span></text:a></text:p>
      <text:p text:style-name="P153"><text:a xlink:type="simple" xlink:href="https://www.maladeaventuras.com/o-que-fazer-em-zurique/#4_Schober_-_para_o_melhor_chocolate_quente_do_mundo" text:style-name="Internet_20_link" text:visited-style-name="Visited_20_Internet_20_Link"><text:span text:style-name="T34">Schöber – para o melhor chocolate quente do mundo</text:span></text:a></text:p>
      <text:p text:style-name="P66"><text:change-end text:change-id="ct94054187797552"/><text:change-start text:change-id="ct94054187799824"/><text:span text:style-name="Strong_20_Emphasis"><text:span text:style-name="T12"/></text:span></text:p>
      <text:p text:style-name="P66"><text:span text:style-name="Strong_20_Emphasis"><text:span text:style-name="T12"/></text:span></text:p>
      <text:p text:style-name="P61"><text:line-break/><text:span text:style-name="T136">27/02 </text:span><text:span text:style-name="T134">ZURICH LUCERNA </text:span><text:span text:style-name="T135">50 min a 1 HORA DE TREM</text:span></text:p>
      <text:h text:style-name="P182" text:outline-level="2"><text:bookmark text:name="mont"/>Montanhas próximas</text:h>
      <text:p text:style-name="P149"><text:span text:style-name="Strong_20_Emphasis"><text:span text:style-name="T22">A mais impressionante das montanhas de Lucerna é o </text:span></text:span><text:a xlink:type="simple" xlink:href="http://www.titlis.ch/" office:target-frame-name="_blank" xlink:show="new" text:style-name="Internet_20_link" text:visited-style-name="Visited_20_Internet_20_Link"><text:span text:style-name="Strong_20_Emphasis"><text:span text:style-name="T23">Monte Titlis</text:span></text:span></text:a><text:span text:style-name="Strong_20_Emphasis"><text:span text:style-name="T22">, que oferece neve ou pelo menos gelo o ano inteiro (45 minutos de trem a Engelberg + 45 minutos em vários bondinhos).</text:span></text:span></text:p>
      <text:p text:style-name="P66"><text:change-end text:change-id="ct94054187799824"/><text:change-start text:change-id="ct94054187805120"/><text:span text:style-name="Strong_20_Emphasis"><text:span text:style-name="T62"/></text:span></text:p>
      <text:p text:style-name="P66"><text:change-end text:change-id="ct94054187805120"/><text:change-start text:change-id="ct94054187805568"/><text:span text:style-name="Strong_20_Emphasis"><text:span text:style-name="T62">LUCERNA 50 MIN DE TREM 27/02 Pontos turísticos Se pretende fazer uma viagem bate-volta para essa </text:span></text:span><text:soft-page-break/><text:span text:style-name="Strong_20_Emphasis"><text:span text:style-name="T62">charmosa cidade, saiba que há muito o que fazer em Lucerna em 1 dia, mesmo que seja uma visitinha rápida.</text:span></text:span></text:p>
      <text:p text:style-name="P66"><text:span text:style-name="Strong_20_Emphasis"><text:span text:style-name="T36"/></text:span></text:p>
      <text:p text:style-name="P103"><text:span text:style-name="Strong_20_Emphasis"><text:span text:style-name="T36">Ka</text:span></text:span><text:span text:style-name="Strong_20_Emphasis"><text:span text:style-name="T63">ppelbrücke – A Ponte da Capela</text:span></text:span></text:p>
      <text:p text:style-name="P115">Esse, sem dúvida, é um dos lugares que precisam estar no topo da sua lista. A Kappelbrücke, em português, chamada de A Ponte da Capela, fica sobre o rio Reuss.</text:p>
      <text:p text:style-name="P115">Construída em 1365, ela faz parte das fortificações construídas na cidade logo nos primeiros anos de fundação.</text:p>
      <text:p text:style-name="P115">Inclusive, a Kappelbrücke é considerada a ponte coberta mais antiga da Europa e a mais velha ponte de treliça no mundo.</text:p>
      <text:p text:style-name="P115">Na hora de decidir o que fazer em Lucerna, não deixe de percorrer essa ponte, que é exclusiva de pedestres.</text:p>
      <text:p text:style-name="P154"> </text:p>
      <text:p text:style-name="P98"/>
      <text:h text:style-name="P127" text:outline-level="3"><text:span text:style-name="Strong_20_Emphasis"><text:span text:style-name="T64">Igreja Jesuíta</text:span></text:span></text:h>
      <text:p text:style-name="P154"> </text:p>
      <text:p text:style-name="P123"><text:span text:style-name="T65">A Igreja Jesuíta é um </text:span><text:span text:style-name="Strong_20_Emphasis"><text:span text:style-name="T64">destaque na paisagem de Lucerna</text:span></text:span><text:span text:style-name="T65"> e não tem como deixar de notá-la nas suas andanças pela cidade.</text:span></text:p>
      <text:p text:style-name="P115">O templo, construído entre os anos de 1666 e 1677 em estilo barroco, é uma homenagem ao Francisco Xavier, um santo muito querido em todo o país.</text:p>
      <text:p text:style-name="P115">No seu interior, você observará uma bela decoração com características rococó e uma abóbada, que datam do <text:soft-page-break/>século XVIII. Além de missas, a igreja também é palco de concertos musicais ao longo de todo o ano.</text:p>
      <text:p text:style-name="P119"> </text:p>
      <text:h text:style-name="P127" text:outline-level="3"><text:span text:style-name="Strong_20_Emphasis"><text:span text:style-name="T64">Monumento do Leão</text:span></text:span></text:h>
      <text:p text:style-name="P115">Entre as coisas para fazer em Lucerna, não vá embora sem antes conhecer o Monumento do Leão, uma das atrações mais famosas entre os turistas.</text:p>
      <text:p text:style-name="P115">A escultura de pedra, criada pelo escultor dinamarquês Bertel Thorvaldsen, tem cerca de 200 anos e retrata a imagem de um leão ferido com uma lança cravada no corpo.</text:p>
      <text:p text:style-name="P115">O monumento, chamado de Löwendenkmal, faz uma homenagem aos cerca de 700 guardas suíços que morreram durante a Revolução Francesa.</text:p>
      <text:p text:style-name="P119"> </text:p>
      <text:p text:style-name="P119"> </text:p>
      <text:h text:style-name="P127" text:outline-level="3"><text:span text:style-name="Strong_20_Emphasis"><text:span text:style-name="T64">Muralha Musegg</text:span></text:span></text:h>
      <text:p text:style-name="P119"> </text:p>
      <text:p text:style-name="P123"><text:span text:style-name="T65">Considerada um dos monumentos </text:span><text:span text:style-name="Strong_20_Emphasis"><text:span text:style-name="T64">mais importantes de Lucerna,</text:span></text:span><text:span text:style-name="T65"> a Muralha Musegg possui quase 900 metros de comprimento e foi construída em 1386.</text:span></text:p>
      <text:p text:style-name="P123"><text:span text:style-name="T65">A estrutura da muralha permanece praticamente intacta e oferece um</text:span><text:span text:style-name="Emphasis"><text:span text:style-name="T65"> tour</text:span></text:span><text:span text:style-name="T65"> interessante por todo o seu complexo, além de garantir uma das vistas mais lindas de toda a cidade.</text:span></text:p>
      <text:p text:style-name="P115">Ao escolher o que ver e fazer em Lucerna, não deixe de conhecer as torres Wacht Schirmer, Zyt e Männli, que estão abertas ao público.</text:p>
      <text:p text:style-name="P115">Cada uma delas é uma espécie de mirante, onde você poderá ver Lucerna de diferentes ângulos.</text:p>
      <text:p text:style-name="P179"><text:soft-page-break/></text:p>
      <text:p text:style-name="P147"/>
      <text:h text:style-name="P127" text:outline-level="3"><text:span text:style-name="Strong_20_Emphasis"><text:span text:style-name="T64">Monte Titlis</text:span></text:span></text:h>
      <text:p text:style-name="P115">Uma visita ao Monte Titlis também deve ser considerada ao escolher o que fazer próximo a Lucerna. A cerca de 3020 metros de altura, a região montanhosa oferece as atividades mais incríveis nos Alpes Suíços.</text:p>
      <text:p text:style-name="P115">O local possui um resort de esqui com cerca de 80 quilômetros de pistas para todos os níveis de praticantes. Durante o passeio na região, é possível ainda subir de bondinho giratório até o topo da montanha, que oferece uma visão incrível do alto. </text:p>
      <text:p text:style-name="P123"><text:span text:style-name="T65">Uma das principais atrações do </text:span><text:span text:style-name="Strong_20_Emphasis"><text:span text:style-name="T64">Monte Titlis</text:span></text:span><text:span text:style-name="T65"> é a ponte suspensa para pedestres, considerada a mais alta da Europa. No local, há ainda lojas, restaurantes e lounge para curtir a vista.</text:span></text:p>
      <text:p text:style-name="P115">Não deixe de visitar a Glacier Cave, uma uma passagem de gelo com temperatura, que fica a -1.5˚C. O complexo oferece ainda escolas de esqui para os turistas que não sabem esquiar muito bem.</text:p>
      <text:p text:style-name="P115">Para se divertir na neve, existe um programa que oferece aluguel de equipamento e acompanhamento de instrutor por um preço fixo durante 1 hora, podendo aprender várias práticas antes de se aventurar sozinho pelas pistas de esqui. </text:p>
      <text:p text:style-name="P119"> </text:p>
      <text:p text:style-name="P119"> </text:p>
      <text:p text:style-name="P112"/>
      <text:p text:style-name="P119"> </text:p>
      <text:p text:style-name="P123"><text:soft-page-break/><text:a xlink:type="simple" xlink:href="https://www.getyourguide.com.br/zurique-l55/monte-titlis-com-neve-excursao-de-1-dia-saindo-de-zurique-t126410/" office:target-frame-name="_blank" xlink:show="new" text:style-name="Internet_20_link" text:visited-style-name="Visited_20_Internet_20_Link"><text:span text:style-name="T54">https://www.getyourguide.com.br/zurique-l55/monte-titlis-com-neve-excursao-de-1-dia-saindo-de-zurique-t126410/</text:span></text:a></text:p>
      <text:p text:style-name="P119"> </text:p>
      <text:p text:style-name="P119"> </text:p>
      <text:p text:style-name="P119"> </text:p>
      <text:p text:style-name="P119"> </text:p>
      <text:p text:style-name="P115">INTERLAKEN</text:p>
      <text:p text:style-name="P115">2 HORAS DE TREM</text:p>
      <text:p text:style-name="P115">28/02</text:p>
      <text:h text:style-name="P130" text:outline-level="2"><text:span text:style-name="Strong_20_Emphasis"><text:span text:style-name="T64">O que fazer em Interlaken: Dia 1</text:span></text:span></text:h>
      <text:p text:style-name="P115">O primeiro dia é todo dedicado a atividades e passeios que podem ser realizados na própria cidade de Interlaken e arredores. No mapa abaixo estão marcados os principais pontos a serem visitados e uma estimativa do percurso total (cerca de 2,5 km de caminhada).</text:p>
      <text:p text:style-name="P119"> </text:p>
      <text:h text:style-name="P130" text:outline-level="2"><text:span text:style-name="Strong_20_Emphasis"><text:span text:style-name="T64">Harder Kulm</text:span></text:span></text:h>
      <text:p text:style-name="P123"><text:span text:style-name="T65">Comece o dia em Interlaken pelo passeio de funicular até o topo da montanha </text:span><text:a xlink:type="simple" xlink:href="https://www.viajaredemais.com.br/europa/suica/interlaken/harder-kulm-funicular-interlaken-suica/" office:target-frame-name="_blank" xlink:show="new" text:style-name="Internet_20_link" text:visited-style-name="Visited_20_Internet_20_Link"><text:span text:style-name="Strong_20_Emphasis"><text:span text:style-name="T55">Harder Kulm</text:span></text:span></text:a><text:span text:style-name="T65">. Do alto de seus 1.322 metros é possível ter uma bela visão aérea da cidade e observar os lago </text:span><text:span text:style-name="Emphasis"><text:span text:style-name="T65">Brienz</text:span></text:span><text:span text:style-name="T65"> e </text:span><text:span text:style-name="Emphasis"><text:span text:style-name="T65">Thun</text:span></text:span><text:span text:style-name="T65">, bem como montanhas como </text:span><text:span text:style-name="Emphasis"><text:span text:style-name="T65">Eiger, Mönch ou Jungfrau</text:span></text:span><text:span text:style-name="T65">. Especialmente se o dia estiver com céu limpo, o visual é impressionante, uma experiência verdadeiramente inesquecível!</text:span></text:p>
      <text:p text:style-name="P123"><text:span text:style-name="T65">O passeio até o topo do </text:span><text:a xlink:type="simple" xlink:href="https://www.getyourguide.com.br/interlaken-l793/interlaken-bilhete-funicular-para-kulm-mais-dificil-t236997/" office:target-frame-name="_blank" xlink:show="new" text:style-name="Internet_20_link" text:visited-style-name="Visited_20_Internet_20_Link"><text:span text:style-name="Strong_20_Emphasis"><text:span text:style-name="T55">Harder Kulm</text:span></text:span></text:a><text:span text:style-name="T65"> é daqueles “obrigatórios” para quem vai até Interlaken. A atividade como um todo dura entre 1h e 1h30, e todas as etapas do passeio valem muito a pena.</text:span></text:p>
      <text:p text:style-name="P119"> </text:p>
      <text:p text:style-name="P116"><text:soft-page-break/>Essa não é a montanha mais famosa de Interlaken, mas é o símbolo da cidade. Você pega um funicular até o topo da montanha (eu amo funicular! – ou cremalheira) e tem uma vista maravilhosa da cidade! </text:p>
      <text:p text:style-name="P125"/>
      <text:p text:style-name="P116">São 1322m de altura acima do nível do mar! Com o céu de brigadeiro você consegue ver os lagos Brienz e Thun, e as montanhas Eiger, Mönch e Jungfrau que é a mais famosa (Top of the Europe). </text:p>
      <text:p text:style-name="P154"> </text:p>
      <text:p text:style-name="P98"/>
      <text:h text:style-name="P130" text:outline-level="2"><text:span text:style-name="Strong_20_Emphasis"><text:span text:style-name="T64">Passeio de Barco pelos lagos Brienz e Thun</text:span></text:span></text:h>
      <text:p text:style-name="P123"><text:span text:style-name="T65">Da estação de funicular Harderbahn até a estação de trem </text:span><text:span text:style-name="Strong_20_Emphasis"><text:span text:style-name="T64">Interlaken Ost</text:span></text:span><text:span text:style-name="T65"> são cerca de 10 minutos de caminhada. De lá partem boa parte dos </text:span><text:span text:style-name="Strong_20_Emphasis"><text:span text:style-name="T64">passeios de barco pelos lagos Brienz e Thun</text:span></text:span><text:span text:style-name="T65">, outra das atrações mais procuradas de Interlaken. Boa parte do trajeto até a estação pode ser feito margeando o trilho de trem e as águas do rio Aar, justamente no trecho que faz a ligação entre os dois lagos. O trecho é lindo e vale fazer pequenas pausas para curtir e admirar a beleza do cenário.</text:span></text:p>
      <text:p text:style-name="P115">Os tipos de passeio de barco disponíveis dependem bastante da época do ano em que ocorrerá a sua viagem. Em novembro, na nossa mais recente estadia em Interlaken, a quantidade de passeios era bem restrita. Já no verão (principalmente de maio a agosto) os passeios acontecem com grande frequência. Basicamente, existem <text:soft-page-break/>dois tipos principais de passeios de barco: os passeios de curta duração e os passeios de dia inteiro.</text:p>
      <text:p text:style-name="P123"><text:span text:style-name="T65">Para esse roteiro de apenas dois dias, recomendamos fazer um passeio como este, o </text:span><text:a xlink:type="simple" xlink:href="https://www.tiqets.com/en/interlaken-attractions-c88270/tickets-for-1-hour-boat-tour-on-lake-brienz-skip-the-line-p991634/?partner=viajar_e_demais" office:target-frame-name="_blank" xlink:show="new" text:style-name="Internet_20_link" text:visited-style-name="Visited_20_Internet_20_Link"><text:span text:style-name="Strong_20_Emphasis"><text:span text:style-name="T55">Cruzeiro de 1 Hora no Lago Brienz</text:span></text:span></text:a><text:span text:style-name="T65">. De curta duração, ele não toma tanto tempo do roteiro e dá uma bela primeira impressão do Lago Brienz. Infelizmente esse passeio não tem disponibilidade durante todo o ano (somente na alta temporada), então é importante consultar a dispon</text:span><text:span text:style-name="Strong_20_Emphasis"><text:span text:style-name="T64">Höheweg, a avenida principal de Interlaken</text:span></text:span></text:p>
      <text:p text:style-name="P123"><text:span text:style-name="T65">Interlaken possui duas estações de trem principais: a Interlaken Ost (leste) e a Interlaken West (oeste). Após o passeio de barco, a sugestão é caminhar pela avenida principal da cidade, a </text:span><text:span text:style-name="Strong_20_Emphasis"><text:span text:style-name="T64">Höheweg</text:span></text:span><text:span text:style-name="T65">, que faz a ligação direta entre as duas estações (consequentemente entre os dois extremos de Interlaken). O trecho total é de cerca de 1,5 km, o que em uma caminhada direta daria aproximadamente 20 minutos. Ao longo do caminho, algumas pontos merecem atenção, como os arredores do belo parque </text:span><text:span text:style-name="Strong_20_Emphasis"><text:span text:style-name="T64">Schlosspark</text:span></text:span><text:span text:style-name="T65">. Em seus jardins floridos, destacam-se a bela </text:span><text:span text:style-name="Strong_20_Emphasis"><text:span text:style-name="T64">Katholische Kirche</text:span></text:span><text:span text:style-name="T65"> (a Igreja Católica de Interlaken) e o </text:span><text:span text:style-name="Strong_20_Emphasis"><text:span text:style-name="T64">Schlosskirche</text:span></text:span><text:span text:style-name="T65">, antigo mosteiro do século XII. Um pouco mais afastado mas com direito a uma linda vista para a Igreja Católica está o </text:span><text:span text:style-name="Strong_20_Emphasis"><text:span text:style-name="T64">Japanischer Garten Interlaken</text:span></text:span><text:span text:style-name="T65">, um pequeno e bem arrumado jardim japonês.</text:span></text:p>
      <text:p text:style-name="P123"><text:span text:style-name="T65">Seguindo pela </text:span><text:span text:style-name="Strong_20_Emphasis"><text:span text:style-name="T64">Höheweg</text:span></text:span><text:span text:style-name="T65">, o movimento frenético dos parapentes / paragliders aterrissando são o sinal de que você está chegando ao </text:span><text:span text:style-name="Strong_20_Emphasis"><text:span text:style-name="T64">Höhematte</text:span></text:span><text:span text:style-name="T65">. Essa grande área descampada é ponto de encontro para quem está em </text:span><text:soft-page-break/><text:span text:style-name="T65">busca da aventura de voar de </text:span><text:a xlink:type="simple" xlink:href="https://www.getyourguide.com/interlaken-l793/from-amisbuehl-tandem-paragliding-in-jungfrau-region-t1361/" office:target-frame-name="_blank" xlink:show="new" text:style-name="Internet_20_link" text:visited-style-name="Visited_20_Internet_20_Link"><text:span text:style-name="Strong_20_Emphasis"><text:span text:style-name="T55">Parapente Acompanhado</text:span></text:span></text:a><text:span text:style-name="T65"> pelos céus de Interlaken. Ficamos só do chão, observando. Mas para quem curte esse tipo de experiência, imagino que poucas vezes terá um cenário de fundo tão impressionante quanto o visual dos alpes nevados de Interlaken.</text:span></text:p>
      <text:p text:style-name="P119"> </text:p>
      <text:p text:style-name="P154"> </text:p>
      <text:h text:style-name="P130" text:outline-level="2"><text:span text:style-name="Strong_20_Emphasis"><text:span text:style-name="T64">Marktgasse e centro comercial de Interlaken</text:span></text:span></text:h>
      <text:p text:style-name="P123"><text:span text:style-name="T65">Na sequência, ainda seguindo pela avenida principal, o aumento na concentração de lojas e restaurantes indica que estamos nos aproximando do </text:span><text:span text:style-name="Strong_20_Emphasis"><text:span text:style-name="T64">centro comercial de Interlaken</text:span></text:span><text:span text:style-name="T65">. Dentre as cidades da região, Interlaken é a que oferece as melhores opções de compras – em especial de roupas e acessórios de inverno. Mas não espere encontrar nenhuma pechincha. Lembre-se que a Suíça é um país caro, e compras em Interlaken é para quem estiver disposto a gastar um bom dinheiro.</text:span></text:p>
      <text:p text:style-name="P123"><text:span text:style-name="T65">De qualquer maneira, vale a pena bater perna por essa zona da cidade, em especial pela </text:span><text:span text:style-name="Strong_20_Emphasis"><text:span text:style-name="T64">Marktgasse</text:span></text:span><text:span text:style-name="T65">, a principal rua de compras. Ali estão as principais lojas de roupas e de produtos típicos, como relógios e canivetes suíços, chocolates e souvernirs em geral.</text:span></text:p>
      <text:h text:style-name="P130" text:outline-level="2"><text:span text:style-name="Strong_20_Emphasis"><text:span text:style-name="T64">Wilderswil</text:span></text:span></text:h>
      <text:p text:style-name="P123"><text:span text:style-name="T65">Se não estiver disposto a investir seu tempo em compras e ainda restar pelo menos 1 hora de dia claro pela frente, temos uma dica de atividade extra: visitar a pequena comuna de </text:span><text:span text:style-name="Strong_20_Emphasis"><text:span text:style-name="T64">Wilderswil</text:span></text:span><text:span text:style-name="T65">. Com apenas 2300 habitantes, Wilderswil fica a poucos minutos de ônibus ou trem a partir de Interlaken. Visitá-la seria quase como ir a um </text:span><text:soft-page-break/><text:span text:style-name="T65">bairro um pouco mais distante, tamanha a proximidade e facilidade de se locomover entre as duas cidades. Lembrando que quem se hospeda nos hotéis de Interlaken recebe um passe de transporte gratuito, e esse passe dá direito ao transporte até Wilderswil.</text:span></text:p>
      <text:p text:style-name="P115">E por que vale a pena sair da badalada Interlaken para visitar a pacata Wilderswil? Porque apesar da proximidade, são cidades inteiramente distintas. Em Wilderswil todas as casas são construídas em madeira, autênticos chalés suíços, bem ao estilo conto de fadas. Além disso, sua atmosfera de cidade de interior e a baixa quantidade de turistas fazem ela parecer mais próxima do que seria “a vida como ela é” na região alpina. Uma hora é tempo suficiente para caminhar pelo centrinho e conhecer o básico de Wilderswil.</text:p>
      <text:p text:style-name="P98"/>
      <text:p text:style-name="P123"><text:span text:style-name="T65">Para encerrar esse primeiro dia em Interlaken, duas sugestões de restaurante: se você curtiu o clima rústico de Wilderswil e quer experimentar a verdadeira comida alpina, não deixe de conhecer o restaurante </text:span><text:span text:style-name="Strong_20_Emphasis"><text:span text:style-name="T64">Edelweiss.</text:span></text:span><text:span text:style-name="T65"> O local é frequentado por locais, tem todos os pratos típicos da culinária local e tudo que é servido à mesa é produzido pelos produtores rurais dos arredores. Já para quem optar por jantar em Interlaken e quiser variar um pouco da culinária da Suíça, nossa dica é o autêntico restaurante italiano </text:span><text:span text:style-name="Strong_20_Emphasis"><text:span text:style-name="T64">Sapori</text:span></text:span><text:span text:style-name="T65">. Para saber mais sobre ambos os restaurantes, o que pedir, preços, é só conferir nosso post de dicas de onde comer.</text:span></text:p>
      <text:p text:style-name="P115"/>
      <text:p text:style-name="P118"><text:soft-page-break/>LAUTERBRUNNEN VILAJERO EM INTERLAKEN</text:p>
      <text:p text:style-name="P118"/>
      <text:p text:style-name="P112"/>
      <text:p text:style-name="P123"><text:a xlink:type="simple" xlink:href="https://www.getyourguide.com.br/zurique-l55/excursao-grindelwald-e-interlaken-de-lucernezurique-t42647/" text:style-name="Internet_20_link" text:visited-style-name="Visited_20_Internet_20_Link"><text:span text:style-name="T54">https://www.getyourguide.com.br/zurique-l55/excursao-grindelwald-e-interlaken-de-lucernezurique-t42647/</text:span></text:a></text:p>
      <text:p text:style-name="P123"><text:span text:style-name="T54"/></text:p>
      <text:h text:style-name="P127" text:outline-level="3"><text:bookmark text:name="excursao-a-partir-de-outras-cidades-da-suica"/><text:change-end text:change-id="ct94054187805568"/><text:change-start text:change-id="ct94054188791632"/><text:span text:style-name="T54">Excursão a partir de outras cidades da Suíça</text:span></text:h>
      <text:p text:style-name="P201">Se sua estadia na Suíça é curta, mas você mesmo assim quer conhecer Grindelwald? Nesse caso tem opções de bate e volta de outras cidades da Suíça.</text:p>
      <text:p text:style-name="P201">Portanto selecionamos algumas opções bem avaliadas abaixo. Basta clicar, verificar a disponibilidade e reservar seu tour para conhecer Grindelwald.<text:change-end text:change-id="ct94054188791632"/></text:p>
      <text:section text:style-name="Sect1" text:name="aswift_0_host">
        <text:p text:style-name="P249"><text:span text:style-name="T151"/></text:p>
      </text:section>
      <text:h text:style-name="P255" text:outline-level="2"><text:bookmark text:name="como-se-locomover-em-grindelwald"/><text:change-start text:change-id="ct94054188981296"/><text:span text:style-name="T54">Como Se Locomover em Grindelwald</text:span></text:h>
      <text:p text:style-name="P201">A melhor maneira de se locomover em Grindelwald é de trem. Adquira um . Com o Top of Europe Pass, você pode se mover livremente entre Grindelwald, Interlaken, Jungfraujoch – Top of Europe, Grindelwald First e Männlichen. </text:p>
      <text:p text:style-name="P201">Ter a liberdade de entrar e sair do sistema de transporte público, gôndolas e trens torna a viagem por Grindelwald rápida e eficiente.</text:p>
      <text:p text:style-name="P203"><text:span text:style-name="T109">Além disso se você estiver viajando por outros lugares da Suíça, um </text:span><text:a xlink:type="simple" xlink:href="https://www.swiss-pass.ch/pt-br/" office:target-frame-name="_blank" xlink:show="new" text:style-name="Internet_20_link" text:visited-style-name="Visited_20_Internet_20_Link"><text:span text:style-name="Strong_20_Emphasis"><text:span text:style-name="T110"> </text:span></text:span></text:a><text:span text:style-name="T109">também é altamente recomendado.</text:span></text:p>
      <text:h text:style-name="Heading_20_2" text:outline-level="2"><text:bookmark text:name="melhor-epoca-para-ir-a-grindelwald-na-suica"/>Melhor época para ir a Grindelwald na Suíça</text:h>
      <text:p text:style-name="P201">Visitar Grindelwald no inverno é bastante popular por conta dos esportes de inverno, então nessa época a cidade costuma estar bem cheia. Portanto é importante reservar hospedagem antecipadamente.</text:p>
      <text:p text:style-name="P201">Se você está mais interessado nas coisas para fazer em Grindelwald no verão, então é de junho a setembro onde as temperaturas mais quentes. E nessa época a cidade também costuma ficar cheia por conta da férias.</text:p>
      <text:h text:style-name="Heading_20_2" text:outline-level="2"><text:bookmark text:name="o-que-fazer-em-grindelwald-na-suica"/><text:soft-page-break/>O que fazer em Grindelwald na Suíça</text:h>
      <text:p text:style-name="P201">Grindelwald na Suíça é um daqueles lugares que você pode visitar o ano todo. No inverno há muita neve e atividades de inverno, enquanto o verão é perfeito para caminhadas. Estas são apenas algumas das muitas coisas para fazer em Grindelwald.</text:p>
      <text:h text:style-name="Heading_20_3" text:outline-level="3"><text:bookmark text:name="passeie-pela-vila-de-grindelwald"/>Passeie Pela Vila De Grindelwald</text:h>
      <text:p text:style-name="P201">É a base definitiva para explorar os Alpes Berneses e a região de Jungfrau. No verão, é um ponto de partida popular para expedições de caminhada e, no inverno, os visitantes vêm para esquiar.</text:p>
      <text:p text:style-name="P201">O centrinho da cidade é bastante fofo e tem restaurantes, mercados e cafés. Além de lojas que alugam equipamentos e roupas também.</text:p>
      <text:h text:style-name="P127" text:outline-level="3"><text:bookmark text:name="grindelwaldfirst-first-mountain"/><text:span text:style-name="T54">Grindelwald-First (First Mountain)</text:span></text:h>
      <text:p text:style-name="P201">Grindelwald-First é um dos lugares mais populares para se visitar na região de Jungfrau, na Suíça , e por um bom motivo. Localizado a 2.167 metros acima do nível do mar, Grindelwald-First está localizado diretamente acima da vila de Grindelwald.</text:p>
      <text:p text:style-name="P201">A entrada para os teleféricos fica no centrinho de Grindelwald. E os teleféricos demoram cerca de 25 minutos para chegar Grindelwald-First, e chegando no cume, há varias coisas para fazer, entre mirante, restaurante, caminhadas e muito mais.</text:p>
      <text:p text:style-name="P201">Além disso se a fome bater durante a sua viagem pela montanha, você ficará feliz em saber que um ótimo restaurante com vistas incríveis está pronto para servir uma deliciosa refeição quente, antes de sair para explorar as atrações da montanha, incluindo o Cliff Walk – bom preparar o bolso, os preços são do jeito suíço de ser, ou seja caros!</text:p>
      <text:p text:style-name="P201">Cada atrativo é pago e se você comprar tudo de uma vez tem desconto. Se você tiver o Swiss Travel Pass também ganha desconto.</text:p>
      <text:p text:style-name="P202">Você pode verificar os preços e comprar antecipadamente seu bilhete para Grindelwald-First</text:p>
      <text:h text:style-name="P254" text:outline-level="4"><text:bookmark text:name="lago-bachalpsee"/><text:change-end text:change-id="ct94054188981296"/><text:change-start text:change-id="ct94054269893728"/><text:soft-page-break/><text:span text:style-name="T54">Lago Bachalpsee</text:span></text:h>
      <text:p text:style-name="P201">Bachalpsee é um grande lago localizado acima de Grindelwald, considerado um dos lagos mais bonitos da Suíça. Imagine um lago azul-escuro cercado por picos altos e lindas flores silvestres. Ir para cá é uma das melhores coisas para se fazer em Grindelwald.</text:p>
      <text:p text:style-name="P202">Para chegar ao início da trilha até o lago, você precisa primeiro pegar o teleférico até Grindelwald First. </text:p>
      <text:p text:style-name="P201">Da estação, são 6 km de caminhada até o lago, ida e volta. Esta caminhada na Suíça é uma das mais fáceis da região, com pouca inclinação. Você pode nadar neste lago no verão, mas dizem que a água é fria!</text:p>
      <text:h text:style-name="Heading_20_4" text:outline-level="4"><text:bookmark text:name="first-cliffwalk"/>First Cliffwalk</text:h>
      <text:p text:style-name="P201">Um mirante de metal que dá uma vista panorâmica para as montanhas da região. O First Cliff Walk está aberto o ano todo e é gratuito! </text:p>
      <text:h text:style-name="P254" text:outline-level="4"><text:bookmark text:name="first-flyer"/><text:change-end text:change-id="ct94054269893728"/><text:change-start text:change-id="ct94054268648528"/><text:span text:style-name="T54">First Flyer</text:span></text:h>
      <text:p text:style-name="P201">O First Flyer é um passeio emocionante, na verdade uma tirolesa que começa na First Station e chega a 84 km por hora até a Schreckfeld Station</text:p>
      <text:h text:style-name="Heading_20_4" text:outline-level="4"><text:bookmark text:name="first-glider"/>First Glider</text:h>
      <text:p text:style-name="P201">First Glider tem a forma de uma águia e quem faz um passeio pode sobrevoar a paisagem enquanto desfruta de vistas panorâmicas sobre a região.</text:p>
      <text:p text:style-name="P201">O First Glider fica ao lado do First Flyer e oferece uma experiência semelhante a ele. Exceto que, em vez de uma tirolesa, você pode se sentir tão livre quanto uma águia e voar entre First e Schreckfeld a impressionantes 70 km por hora!</text:p>
      <text:p text:style-name="P201">O Glider pode acomodar até quatro pessoas ao mesmo tempo, por isso é perfeito para famílias com crianças.</text:p>
      <text:h text:style-name="Heading_20_4" text:outline-level="4"><text:bookmark text:name="first-mountain-cart"/><text:soft-page-break/>First Mountain Cart.</text:h>
      <text:p text:style-name="P201">Outra maneira divertida de se divertir em Grindelwald First é fazer um passeio de First Mountain Cart.</text:p>
      <text:p text:style-name="P201">São aqueles famosos carrinhos e aí tem uma rota que é de alguns quilômetros com paisagens de tirar o folego pelo caminho.</text:p>
      <text:h text:style-name="Heading_20_4" text:outline-level="4"><text:bookmark text:name="trottibike"/>Trottibike</text:h>
      <text:p text:style-name="P201">Um trajeto de Bort de volta a Grindelwald que é feito por um tipo de bicicleta/patinete. É um percurso de mais ou menos 30 minutos pelas estradas do interior da região.</text:p>
      <text:p text:style-name="P202">Esse atrativo funciona nos meses de primavera e verão (europeu)</text:p>
      <text:h text:style-name="Heading_20_4" text:outline-level="4"><text:bookmark text:name="inverno-em-grindelwald-first"/>Inverno em Grindelwald  First</text:h>
      <text:p text:style-name="P201">A temporada de inverno começa no fim de novembro e vai até metade de abril. E nessa época tem em torno de 40km de pistas para esquiar</text:p>
      <text:h text:style-name="P254" text:outline-level="4"><text:bookmark text:name="inverno-em-grindelwald-first1"/><text:change-end text:change-id="ct94054268648528"/><text:change-start text:change-id="ct94054186429856"/><text:span text:style-name="T54">Inverno em Grindelwald  First</text:span></text:h>
      <text:p text:style-name="P201">A temporada de inverno começa no fim de novembro e vai até metade de abril. E nessa época tem em torno de 40km de pistas para esquiar</text:p>
      <text:h text:style-name="Heading_20_3" text:outline-level="3"><text:bookmark text:name="pico-jungfraujoch"/>Pico Jungfraujoch</text:h>
      <text:p text:style-name="P201">Muitas vezes referido como o ‘Topo da Europa’, fazer uma viagem ao pico da montanha quase 3.500 metros acima do nível do mar é uma das razões pelas quais muitas pessoas o visitam. </text:p>
      <text:p text:style-name="P201">Não importa se você vai para Grindelwald na Suíça no Natal ou no verão, pois os trens funcionam o ano todo. No cume existem restaurantes e lojas, palácio de gelo, entre outros atrativos.</text:p>
      <text:p text:style-name="P201">Do Terminal Grindelwald, pegue o Eiger Express até a estação Eiger Glacier. Depois de chegar à estação de trem Eigergletscher, é hora de fazer a transferência para a <text:soft-page-break/>histórica ferrovia que leva você ao resto do caminho até Jungfraujoch – Top of Europe.</text:p>
      <text:p text:style-name="P201">Esta viagem de trem é obrigatória ao visitar Grindelwald. A Jungfrau Railway está em operação desde 1912 e corta as montanhas Eiger e Mönch, levando você à estação ferroviária mais alta da Europa em praticamente 35 minutos. Você pode visitar o  para mais detalhes, ou reservar um tour completo. Selecionamos algumas opções bem avaliadas abaixo:</text:p>
      <text:p text:style-name="P123"><text:change-end text:change-id="ct94054186429856"/><text:change-start text:change-id="ct94054268632064"/><text:span text:style-name="T54"/></text:p>
      <text:p text:style-name="P112"/>
      <text:p text:style-name="P112">Lago Caumasee, 7017 Flims, Suíça</text:p>
      <text:p text:style-name="P113">2 horas e pouco de Zurich</text:p>
      <text:p text:style-name="P154"> </text:p>
      <text:p text:style-name="P110">ZURICH - COPENHAGUE</text:p>
      <text:p text:style-name="P111">01/03 ao dia 03/03</text:p>
      <text:p text:style-name="P111">12:20 as 14:05</text:p>
      <text:p text:style-name="P117"><text:change-end text:change-id="ct94054268632064"/><text:change-start text:change-id="ct94054187863408"/><text:a xlink:type="simple" xlink:href="https://www.booking.com/hotel/dk/wakeup-copenhagen-borgergade.pt-br.html?aid=304142&amp;label=gen173nr-1FCAEoggI46AdIM1gEaCCIAQGYAS24ARnIAQzYAQHoAQH4AQuIAgGoAgO4AtnE_pwGwAIB0gIkZjIwNTVmNWItMDhkYy00NzEzLTljYjYtYTFjZDJhNjZmY2Zj2AIG4AIB&amp;sid=a30febd06a57cd64596da733089f224e&amp;all_sr_blocks=67982904_197404203_0_2_0;checkin=2023-03-01;checkout=2023-03-03;dest_id=-2745636;dest_type=city;dist=0;group_adults=2;group_children=0;hapos=7;highlighted_blocks=67982904_197404203_0_2_0;hpos=7;matching_block_id=67982904_197404203_0_2_0;no_rooms=1;req_adults=2;req_children=0;room1=A%2CA;sb_price_type=total;sr_order=popularity;sr_pri_blocks=67982904_197404203_0_2_0__156000;srepoch=1671406191;srpvid=9111a5362f4e01de;type=total;ucfs=1&amp;#hotelTmpl" text:style-name="Internet_20_link" text:visited-style-name="Visited_20_Internet_20_Link">https://www.booking.com/hotel/dk/wakeup-copenhagen-borgergade.pt-br.html?aid=304142&amp;label=gen173nr-1FCAEoggI46AdIM1gEaCCIAQGYAS24ARnIAQzYAQHoAQH4AQuIAgGoAgO4AtnE_pwGwAIB0gIkZjIwNTVmNWItMDhkYy00NzEzLTljYjYtYTFjZDJhNjZmY2Zj2AIG4AIB&amp;sid=a30febd06a57cd64596da733089f224e&amp;all_sr_blocks=67982904_197404203_0_2_0;checkin=2023-03-01;checkout=2023-</text:a><text:a xlink:type="simple" xlink:href="https://www.booking.com/hotel/dk/wakeup-copenhagen-borgergade.pt-br.html?aid=304142&amp;label=gen173nr-1FCAEoggI46AdIM1gEaCCIAQGYAS24ARnIAQzYAQHoAQH4AQuIAgGoAgO4AtnE_pwGwAIB0gIkZjIwNTVmNWItMDhkYy00NzEzLTljYjYtYTFjZDJhNjZmY2Zj2AIG4AIB&amp;sid=a30febd06a57cd64596da733089f224e&amp;all_sr_blocks=67982904_197404203_0_2_0;checkin=2023-03-01;checkout=2023-03-03;dest_id=-2745636;dest_type=city;dist=0;group_adults=2;group_children=0;hapos=7;highlighted_blocks=67982904_197404203_0_2_0;hpos=7;matching_block_id=67982904_197404203_0_2_0;no_rooms=1;req_adults=2;req_children=0;room1=A%2CA;sb_price_type=total;sr_order=popularity;sr_pri_blocks=67982904_197404203_0_2_0__156000;srepoch=1671406191;srpvid=9111a5362f4e01de;type=total;ucfs=1&amp;#hotelTmpl" text:style-name="Internet_20_link" text:visited-style-name="Visited_20_Internet_20_Link">03-03;dest_id=-2745636;dest_type=city;dist=0;group_adults=2;group_children=0;hapos=7;highlighted_blocks=67982904_197404203_0_2_0;hpos=7;matching_block_id=67982904_197404203_0_2_0;no_rooms=1;req_adults=2;req_children=0;room1=</text:a><text:a xlink:type="simple" xlink:href="https://www.booking.com/hotel/dk/wakeup-copenhagen-borgergade.pt-br.html?aid=304142&amp;label=gen173nr-1FCAEoggI46AdIM1gEaCCIAQGYAS24ARnIAQzYAQHoAQH4AQuIAgGoAgO4AtnE_pwGwAIB0gIkZjIwNTVmNWItMDhkYy00NzEzLTljYjYtYTFjZDJhNjZmY2Zj2AIG4AIB&amp;sid=a30febd06a57cd64596da733089f224e&amp;all_sr_blocks=67982904_197404203_0_2_0;checkin=2023-03-01;checkout=2023-03-03;dest_id=-2745636;dest_type=city;dist=0;group_adults=2;group_children=0;hapos=7;highlighted_blocks=67982904_197404203_0_2_0;hpos=7;matching_block_id=67982904_197404203_0_2_0;no_rooms=1;req_adults=2;req_children=0;room1=A%2CA;sb_price_type=total;sr_order=popularity;sr_pri_blocks=67982904_197404203_0_2_0__156000;srepoch=1671406191;srpvid=9111a5362f4e01de;type=total;ucfs=1&amp;#hotelTmpl" text:style-name="Internet_20_link" text:visited-style-name="Visited_20_Internet_20_Link">A%2CA;sb_price_type=total;sr_order=popularity;sr_pri_bloc</text:a><text:soft-page-break/><text:a xlink:type="simple" xlink:href="https://www.booking.com/hotel/dk/wakeup-copenhagen-borgergade.pt-br.html?aid=304142&amp;label=gen173nr-1FCAEoggI46AdIM1gEaCCIAQGYAS24ARnIAQzYAQHoAQH4AQuIAgGoAgO4AtnE_pwGwAIB0gIkZjIwNTVmNWItMDhkYy00NzEzLTljYjYtYTFjZDJhNjZmY2Zj2AIG4AIB&amp;sid=a30febd06a57cd64596da733089f224e&amp;all_sr_blocks=67982904_197404203_0_2_0;checkin=2023-03-01;checkout=2023-03-03;dest_id=-2745636;dest_type=city;dist=0;group_adults=2;group_children=0;hapos=7;highlighted_blocks=67982904_197404203_0_2_0;hpos=7;matching_block_id=67982904_197404203_0_2_0;no_rooms=1;req_adults=2;req_children=0;room1=A%2CA;sb_price_type=total;sr_order=popularity;sr_pri_blocks=67982904_197404203_0_2_0__156000;srepoch=1671406191;srpvid=9111a5362f4e01de;type=total;ucfs=1&amp;#hotelTmpl" text:style-name="Internet_20_link" text:visited-style-name="Visited_20_Internet_20_Link">ks=67982904_197404203_0_2_0__156000;srepoch=1671406191;srpvid=9111a5362f4e01de;type=total;ucfs=1&amp;#hotelTmpl</text:a><text:change-end text:change-id="ct94054187863408"/><text:change-start text:change-id="ct94054187805344"/></text:p>
      <text:p text:style-name="P120"> </text:p>
      <text:p text:style-name="P115">coroa dinamarquesa</text:p>
      <text:p text:style-name="P123"><text:span text:style-name="T65">A moeda de Copenhague é a </text:span><text:span text:style-name="Strong_20_Emphasis"><text:span text:style-name="T64">coroa dinamarquesa (DKK)</text:span></text:span><text:span text:style-name="T65"> e cada coroa é dividida em 100 øre.</text:span></text:p>
      <text:p text:style-name="P119"> </text:p>
      <text:p text:style-name="P109"><text:span text:style-name="T130">1 Euro igual a </text:span><text:span text:style-name="T131">7,44 Coroa dinamarquesa</text:span></text:p>
      <text:p text:style-name="P120"> </text:p>
      <text:p text:style-name="P120"> </text:p>
      <text:p text:style-name="P123"><text:span text:style-name="Strong_20_Emphasis"><text:span text:style-name="T64">Copenhague Card</text:span></text:span><text:span text:style-name="T65"> (que eu não utilizei rs). Se você optar por adquirir o cartão, você terá acesso a mais de 70 atrações, além de acesso gratuito ao transporte público (ônibus, trem e bonde). É possível escolher entre as opções de 24 (custa 54 euros), 48 (custa 77 euros), 72 e 120 horas.</text:span></text:p>
      <text:p text:style-name="P120"> </text:p>
      <text:p text:style-name="P120"> </text:p>
      <text:h text:style-name="P129" text:outline-level="3"><text:change-end text:change-id="ct94054187805344"/><text:change-start text:change-id="ct94054187913776"/><text:span text:style-name="Strong_20_Emphasis"><text:span text:style-name="T143">1. </text:span></text:span><text:a xlink:type="simple" xlink:href="http://www.kongernessamling.dk/en/rosenborg/" office:target-frame-name="_blank" xlink:show="new" text:style-name="Internet_20_link" text:visited-style-name="Visited_20_Internet_20_Link"><text:span text:style-name="Strong_20_Emphasis"><text:span text:style-name="T144">CASTELO ROSENBORG</text:span></text:span></text:a><text:span text:style-name="Strong_20_Emphasis"><text:span text:style-name="T143"> &amp; JARDIM DO REI</text:span></text:span></text:h>
      <text:p text:style-name="P139"><text:span text:style-name="T102">Em 1606, o Castelo Rosenborg foi construído para ser uma </text:span><text:span text:style-name="Strong_20_Emphasis"><text:span text:style-name="T103">casa de veraneio </text:span></text:span><text:span text:style-name="T102">a pedido do Rei Christian IV e foi passando por uma série de ampliações ao longo de 28 anos. O Castelo foi utilizado como residência real até 1710, quando o Rei Frederik IV, optou por residências de verão mais modernas. Assim, o Castelo passou a ser um local para guardar as coleções reais. Além das belas salas, é possível visitar diversos artefatos reais (inclusive a caneta com a qual foi assinada a Constituição do país) e joias da Coroa Dinamarquesa. É partir do castelo que os guardas reais marcham para a cerimônia de troca de guarda que acontece em frente ao Palácio Amalienborg. Em frente ao Castelo, fica o mais antigo jardim real da Dinamarca, o Jardim do Rei.</text:span></text:p>
      <text:list xml:id="list3399495813" text:style-name="L3">
        <text:list-item>
          <text:p text:style-name="P216"><text:span text:style-name="Strong_20_Emphasis"><text:span text:style-name="T103">Endereço:</text:span></text:span><text:span text:style-name="T102"> Øster Voldgade 4A, 1350 Copenhagen, Dinamarca</text:span></text:p>
        </text:list-item>
        <text:list-item>
          <text:p text:style-name="P216"><text:span text:style-name="Strong_20_Emphasis"><text:span text:style-name="T103">Horários: </text:span></text:span><text:span text:style-name="T102">variam bastante ao longo do ano, confira a tabela completa </text:span><text:a xlink:type="simple" xlink:href="http://www.kongernessamling.dk/en/rosenborg/visit-rosenborg/#opening-hours" office:target-frame-name="_blank" xlink:show="new" text:style-name="Internet_20_link" text:visited-style-name="Visited_20_Internet_20_Link"><text:span text:style-name="T99">neste link</text:span></text:a></text:p>
        </text:list-item>
        <text:list-item>
          <text:p text:style-name="P219"><text:span text:style-name="Strong_20_Emphasis"><text:span text:style-name="T103">Entrada: </text:span></text:span><text:span text:style-name="T102">105 kr. / ticket combinado com Amalienborg 145 kr.</text:span></text:p>
        </text:list-item>
      </text:list>
      <text:h text:style-name="P167" text:outline-level="3"><text:soft-page-break/><text:span text:style-name="Strong_20_Emphasis"><text:span text:style-name="T95">2. NYHVAN</text:span></text:span></text:h>
      <text:p text:style-name="P183">Nyhavn (“Novo Porto”, na tradução do dinamarquês) é um canal construído no século XVII, famoso pela existência de casinhas coloridas de dois andares, as quais abrigam bares, cafés e restaurantes. No passado, o local era frequentado por marinheiros e era um ambiente em que reinavam as bebidas alcoólicas e a prostituição. A partir dos anos 1960, começou-se um projeto para revitalizar a área, mas foi por volta dos anos 1980 que o local abriu como um cais para pedestres, tornando-se uma das atrações mais visitadas da cidade.</text:p>
      <text:p text:style-name="P99"/>
      <text:h text:style-name="P141" text:outline-level="3"><text:span text:style-name="Strong_20_Emphasis"><text:span text:style-name="T95">3. </text:span></text:span><text:a xlink:type="simple" xlink:href="http://marmorkirken.dk/" office:target-frame-name="_blank" xlink:show="new" text:style-name="Internet_20_link" text:visited-style-name="Visited_20_Internet_20_Link"><text:span text:style-name="Strong_20_Emphasis"><text:span text:style-name="T98">IGREJA DE MÁRMORE</text:span></text:span></text:a></text:h>
      <text:p text:style-name="P139"><text:span text:style-name="T102">A Marmorkirken é uma igreja luterana em estilo rococó, construída entre 1749 e 1894. Inspirada na </text:span><text:a xlink:type="simple" xlink:href="https://viajonarios.com/vaticano-incrivel-basilica-de-sao-pedro/" office:target-frame-name="_blank" xlink:show="new" text:style-name="Internet_20_link" text:visited-style-name="Visited_20_Internet_20_Link"><text:span text:style-name="T99">Basílica de São Pedro</text:span></text:a><text:span text:style-name="T102"> no Vaticano, ela tem o maior domo da Escandinávia com 31 metros de diâmetro, sustentado por 12 colunas. Ela começou a ser construída no reinado de Frederiks V e, por isso, também conhecida como Frederiks Kirke. Embora os planos originais eram que ela fosse inteiramente construída de mármore, devido a restrições orçamentárias, o calcário foi o material mais utilizado. Uma série de estátuas de teólogos proeminentes e figuras eclesiásticas circunda os fundamentos do edifício.</text:span></text:p>
      <text:list xml:id="list2897918317" text:style-name="L4">
        <text:list-item>
          <text:p text:style-name="P217"><text:span text:style-name="Strong_20_Emphasis"><text:span text:style-name="T103">Endereço: </text:span></text:span><text:span text:style-name="T102">Frederiksgade 4, 1265 Copenhagen, Dinamarca</text:span></text:p>
        </text:list-item>
        <text:list-item>
          <text:p text:style-name="P220"><text:span text:style-name="Strong_20_Emphasis"><text:span text:style-name="T103">Horários: </text:span></text:span><text:span text:style-name="T102">de segunda a quinta e sábado de 10h às 17h / sexta e domingo de 12h às 17h</text:span></text:p>
        </text:list-item>
        <text:list-item>
          <text:p text:style-name="P217"><text:span text:style-name="Strong_20_Emphasis"><text:span text:style-name="T103">Entrada:</text:span></text:span><text:span text:style-name="T102"> gratuita</text:span></text:p>
        </text:list-item>
      </text:list>
      <text:h text:style-name="P141" text:outline-level="3"><text:span text:style-name="Strong_20_Emphasis"><text:span text:style-name="T95">4. </text:span></text:span><text:a xlink:type="simple" xlink:href="http://www.kongernessamling.dk/en/amalienborg/" office:target-frame-name="_blank" xlink:show="new" text:style-name="Internet_20_link" text:visited-style-name="Visited_20_Internet_20_Link"><text:span text:style-name="Strong_20_Emphasis"><text:span text:style-name="T98">PALÁCIO AMALIENBORG</text:span></text:span></text:a><text:span text:style-name="Strong_20_Emphasis"><text:span text:style-name="T95"> &amp; JARDINS</text:span></text:span></text:h>
      <text:p text:style-name="P139"><text:span text:style-name="T102">O Palácio Amalienborg é o </text:span><text:span text:style-name="Strong_20_Emphasis"><text:span text:style-name="T103">lar da família real dinamarquesa</text:span></text:span><text:span text:style-name="T102">. Em estilo rococó, o complexo consiste em </text:span><text:span text:style-name="Strong_20_Emphasis"><text:span text:style-name="T103">4 edifícios idênticos</text:span></text:span><text:span text:style-name="T102"> que ficam ao redor de uma praça onde está uma estátua equestre do Rei Frederick V, fundador do Amalienborg. O palácio foi construído originalmente para abrigar membros da nobreza, mas se tornou o lar oficial da família real quando o Palácio Christianborg pegou fogo em 1794.</text:span></text:p>
      <text:list xml:id="list3779208631" text:style-name="L5">
        <text:list-item>
          <text:p text:style-name="P231"><text:span text:style-name="Strong_20_Emphasis"><text:span text:style-name="T103">EDIFÍCIOS FECHADOS À VISITAÇÃO:</text:span></text:span></text:p>
          <text:list>
            <text:list-item>
              <text:p text:style-name="P238"><text:span text:style-name="Strong_20_Emphasis"><text:span text:style-name="T103">Palácio de Christian IX:</text:span></text:span><text:span text:style-name="T102"> É a residência oficial da monarquia dinamarquesa desde 1967 (a Rainha Margrethe II governa o país desde 1972)</text:span></text:p>
            </text:list-item>
            <text:list-item>
              <text:p text:style-name="P238"><text:span text:style-name="Strong_20_Emphasis"><text:span text:style-name="T103">Palácio de Frederick VIII:</text:span></text:span><text:span text:style-name="T102"> Onde reside o herdeiro do trono dinamarquês</text:span></text:p>
            </text:list-item>
          </text:list>
        </text:list-item>
        <text:list-item>
          <text:p text:style-name="P218"><text:span text:style-name="Strong_20_Emphasis"><text:span text:style-name="T103">EDIFÍCIOS ABERTOS À VISITAÇÃO:</text:span></text:span></text:p>
          <text:list>
            <text:list-item>
              <text:p text:style-name="P238"><text:a xlink:type="simple" xlink:href="http://shop.kongernessamling.dk/en/product/guided-tour-in-christian-viis-palace/" office:target-frame-name="_blank" xlink:show="new" text:style-name="Internet_20_link" text:visited-style-name="Visited_20_Internet_20_Link"><text:span text:style-name="Strong_20_Emphasis"><text:span text:style-name="T100">Palácio de Christian VII</text:span></text:span></text:a><text:span text:style-name="Strong_20_Emphasis"><text:span text:style-name="T103">: </text:span></text:span><text:span text:style-name="T102">Este palácio que recebe ilustres hóspedes da Dinamarca e do resto do mundo há mais de 250. É possível visitar o Palácio de Christian VII através de tours guiados para conhecer um dos locais mais bonitos do país.</text:span></text:p>
            </text:list-item>
            <text:list-item>
              <text:p text:style-name="P238"><text:a xlink:type="simple" xlink:href="http://www.kongernessamling.dk/en/amalienborg/visit-amalienborg/" office:target-frame-name="_blank" xlink:show="new" text:style-name="Internet_20_link" text:visited-style-name="Visited_20_Internet_20_Link"><text:span text:style-name="Strong_20_Emphasis"><text:span text:style-name="T100">Palácio de Christian VIII</text:span></text:span></text:a><text:span text:style-name="Strong_20_Emphasis"><text:span text:style-name="T103">:</text:span></text:span><text:span text:style-name="T102"> Este é o principal palácio do complexo aberto à visitação. Embora pequeno, há salas decoradas muito bonitas, embora praticamente se perdeu o estilo rococó original, devido a uma série de mudanças ao longo dos séculos. Atualmente, é um museu que mostra objetos originais da realeza e quartos reais privados, além de uma pequena exposição sobre os atuais membros da monarquia dinamarquesa.</text:span></text:p>
            </text:list-item>
          </text:list>
        </text:list-item>
      </text:list>
      <text:p text:style-name="P138"><text:span text:style-name="T105">Em frente a este complexo ocorre a </text:span><text:span text:style-name="Strong_20_Emphasis"><text:span text:style-name="T103">Cerimônia de Troca de Guarda Real </text:span></text:span><text:span text:style-name="T105">que se inicia, diariamente, do </text:span><text:a xlink:type="simple" xlink:href="https://viajonarios.com/copenhagen-castelo-rosenborg-e-joias-da-coroa-dinamarquesa/" office:target-frame-name="_blank" xlink:show="new" text:style-name="Internet_20_link" text:visited-style-name="Visited_20_Internet_20_Link"><text:span text:style-name="T101">Castelo Rosenborg</text:span></text:a><text:span text:style-name="T104"> </text:span><text:span text:style-name="T105">às 11h30 e chega a Amalienborg ao meio-dia. </text:span><text:soft-page-break/><text:span text:style-name="T105">O </text:span><text:a xlink:type="simple" xlink:href="http://www.visitcopenhagen.com/copenhagen/amalienborg-palace-gdk492887" office:target-frame-name="_blank" xlink:show="new" text:style-name="Internet_20_link" text:visited-style-name="Visited_20_Internet_20_Link"><text:span text:style-name="T101">trajeto</text:span></text:a><text:span text:style-name="T104"> </text:span><text:span text:style-name="T105">pelas ruas de Copenhagen varia (existem 3 rotas diferentes). Próximo à região dos palácios fica o </text:span><text:span text:style-name="Strong_20_Emphasis"><text:span text:style-name="T103">Amaliehaven</text:span></text:span><text:span text:style-name="T105">, um jardim construído em 1983, à beira da água. O jardim possui estátuas de mármore e uma fonte central criada pelo italiano Arnaldo Pomodoro.</text:span></text:p>
      <text:p text:style-name="P148"/>
      <text:list xml:id="list2325054246" text:style-name="L6">
        <text:list-item>
          <text:p text:style-name="P221"><text:span text:style-name="Strong_20_Emphasis"><text:span text:style-name="T106">Endereço: </text:span></text:span><text:span text:style-name="T105">Amalienborg Slotsplads 5, 1257 Copenhagen, Dinamarca</text:span></text:p>
        </text:list-item>
        <text:list-item>
          <text:p text:style-name="P232"><text:span text:style-name="Strong_20_Emphasis"><text:span text:style-name="T106">Horários:</text:span></text:span></text:p>
          <text:list>
            <text:list-item>
              <text:p text:style-name="P239"><text:span text:style-name="T105">Palácio de Christian VIII: variam conforme a época do ano (confira </text:span><text:a xlink:type="simple" xlink:href="http://www.kongernessamling.dk/en/amalienborg/visit-amalienborg/#opening-hours" office:target-frame-name="_blank" xlink:show="new" text:style-name="Internet_20_link" text:visited-style-name="Visited_20_Internet_20_Link"><text:span text:style-name="T101">neste link</text:span></text:a><text:span text:style-name="T105">)</text:span></text:p>
            </text:list-item>
            <text:list-item>
              <text:p text:style-name="P240">Palácio de Christian VII: tours guiados de terça a sexta de 13h às 14h30 e sábado e domingo de 13h30 às 15h</text:p>
            </text:list-item>
          </text:list>
        </text:list-item>
        <text:list-item>
          <text:p text:style-name="P221"><text:span text:style-name="Strong_20_Emphasis"><text:span text:style-name="T106">Entrada:</text:span></text:span></text:p>
          <text:list>
            <text:list-item>
              <text:p text:style-name="P243">Palácio de Christian VIII: entre DKK 75 e DKK 95 / ticket combinado com o Christianborg DKK 145</text:p>
            </text:list-item>
            <text:list-item>
              <text:p text:style-name="P240">Palácio de Christian VII: DKK 95</text:p>
            </text:list-item>
          </text:list>
        </text:list-item>
      </text:list>
      <text:p text:style-name="P100"/>
      <text:h text:style-name="P142" text:outline-level="3"><text:span text:style-name="Strong_20_Emphasis"><text:span text:style-name="T95">5. </text:span></text:span><text:a xlink:type="simple" xlink:href="http://www.st-albans.dk/" office:target-frame-name="_blank" xlink:show="new" text:style-name="Internet_20_link" text:visited-style-name="Visited_20_Internet_20_Link"><text:span text:style-name="Strong_20_Emphasis"><text:span text:style-name="T98">IGREJA ST. ALBAN</text:span></text:span></text:a></text:h>
      <text:p text:style-name="P184">St. Alban é uma igreja anglicana construída entre 1885 e 1887 em estilo neogótico. Ela recebeu este nome em homenagem ao Santo Albano, primeiro mártir da Grã-Bretanha. Em 2013, Charles, o príncipe de Gales, contribuiu com um fundo que permitiu instalar 7 novos sinos na igreja.</text:p>
      <text:list xml:id="list3780746373" text:style-name="L7">
        <text:list-item>
          <text:p text:style-name="P222"><text:span text:style-name="Strong_20_Emphasis"><text:span text:style-name="T106">Endereço: </text:span></text:span><text:span text:style-name="T105">Churchillparken 11, 1263 Copenhagen, Dinamarca</text:span></text:p>
        </text:list-item>
        <text:list-item>
          <text:p text:style-name="P222"><text:span text:style-name="Strong_20_Emphasis"><text:span text:style-name="T106">Horários:</text:span></text:span><text:span text:style-name="T105"> de março a setembro de segunda da sábado de 10h às 16h / domingo de 13h às 16h</text:span></text:p>
        </text:list-item>
        <text:list-item>
          <text:p text:style-name="P222"><text:span text:style-name="Strong_20_Emphasis"><text:span text:style-name="T106">Entrada: </text:span></text:span><text:span text:style-name="T105">gratuita</text:span></text:p>
        </text:list-item>
      </text:list>
      <text:p text:style-name="P140"/>
      <text:h text:style-name="P142" text:outline-level="3"><text:span text:style-name="Strong_20_Emphasis"><text:span text:style-name="T95">6. </text:span></text:span><text:a xlink:type="simple" xlink:href="http://en.natmus.dk/museums/the-museum-of-danish-resistance-1940-1945/" office:target-frame-name="_blank" xlink:show="new" text:style-name="Internet_20_link" text:visited-style-name="Visited_20_Internet_20_Link"><text:span text:style-name="Strong_20_Emphasis"><text:span text:style-name="T98">MUSEU DA RESISTÊNCIA DINAMARQUESA</text:span></text:span></text:a></text:h>
      <text:p text:style-name="P184">Este pequeno museu retrata o período da Segunda Guerra Mundial quando a Dinamarca foi invadida pela Alemanha nazista. O país tentou resistir bravamente e a exposição mostra isso, exibindo desde jornais impressos de forma ilegal, comunicações secretas com a Inglaterra e materiais relativos a sabotagem das fábricas e ferrovias com o objetivo de sabotar os planos de Hitler. Em 2013, o museu sofreu um sério incêndio e foi obrigado a fechar suas portas para uma profunda reforma de 5 anos. Segundo o site oficial, os planos são que ele reabra em 2018.</text:p>
      <text:list xml:id="list935348643" text:style-name="L8">
        <text:list-item>
          <text:p text:style-name="P223"><text:span text:style-name="Strong_20_Emphasis"><text:span text:style-name="T106">Endereço: </text:span></text:span><text:span text:style-name="T105">Churchillparken 7, 1263 Copenhagen, Dinamarca</text:span></text:p>
        </text:list-item>
        <text:list-item>
          <text:p text:style-name="P223"><text:span text:style-name="Strong_20_Emphasis"><text:span text:style-name="T106">Horários:</text:span></text:span><text:span text:style-name="T105"> de outubro a abril de terça a domingo de 10h às 15h / de maio a setembro de terça a domingo de 10h às 17h</text:span></text:p>
        </text:list-item>
        <text:list-item>
          <text:p text:style-name="P223"><text:span text:style-name="Strong_20_Emphasis"><text:span text:style-name="T106">Entrada:</text:span></text:span><text:span text:style-name="T105"> gratuita</text:span></text:p>
        </text:list-item>
      </text:list>
      <text:p text:style-name="P181"/>
      <text:p text:style-name="P140"/>
      <text:p text:style-name="P140"/>
      <text:h text:style-name="P168" text:outline-level="3"><text:soft-page-break/><text:span text:style-name="Strong_20_Emphasis"><text:span text:style-name="T142"/></text:span></text:h>
      <text:h text:style-name="P142" text:outline-level="3"><text:span text:style-name="Strong_20_Emphasis"><text:span text:style-name="T95">7. </text:span></text:span><text:a xlink:type="simple" xlink:href="http://www.kastellet.info/" office:target-frame-name="_blank" xlink:show="new" text:style-name="Internet_20_link" text:visited-style-name="Visited_20_Internet_20_Link"><text:span text:style-name="Strong_20_Emphasis"><text:span text:style-name="T98">KASTELLET</text:span></text:span></text:a></text:h>
      <text:p text:style-name="P185"><text:span text:style-name="Strong_20_Emphasis"><text:span text:style-name="T107">Kastellet é uma das mais preservadas fortificações na Europa. Usado para objetivos militares desde 1626, ele foi construído em forma de um pentágono (ou uma estrela de 5 pontas), cercado por muralhas. Diversos edifícios foram construídos dentro do Kastellet como galpões, uma igreja e um moinho de vento. A área abriga várias atividades militares, mas serve principalmente como um parque público e um local histórico. O Kastellet tem dois portões que datam de 1663 e foram construídos no estilo barroco holandês: o “Portão do Rei” no lado sul, de frente para a cidade, e o “Portão Noruega” no lado norte do edifício. O local é muito bonito e vale muito a visita.</text:span></text:span></text:p>
      <text:list xml:id="list2235379745" text:style-name="L9">
        <text:list-item>
          <text:h text:style-name="P250" text:outline-level="3"><text:span text:style-name="Strong_20_Emphasis"><text:span text:style-name="T108">Endereço: </text:span></text:span><text:span text:style-name="Strong_20_Emphasis"><text:span text:style-name="T107">Gl. Hovedvagt, Kastellet 1, 2100 Copenhagen, Dinamarca</text:span></text:span></text:h>
        </text:list-item>
        <text:list-item>
          <text:h text:style-name="P250" text:outline-level="3"><text:span text:style-name="Strong_20_Emphasis"><text:span text:style-name="T108">Horários: </text:span></text:span><text:span text:style-name="Strong_20_Emphasis"><text:span text:style-name="T107">diariamente de 6h às 22h</text:span></text:span></text:h>
        </text:list-item>
        <text:list-item>
          <text:h text:style-name="P251" text:outline-level="3"><text:span text:style-name="Strong_20_Emphasis"><text:span text:style-name="T108">Entrada: </text:span></text:span><text:span text:style-name="Strong_20_Emphasis"><text:span text:style-name="T107">gratuita</text:span></text:span></text:h>
        </text:list-item>
      </text:list>
      <text:h text:style-name="P187" text:outline-level="3"><text:span text:style-name="Strong_20_Emphasis"><text:span text:style-name="T142"/></text:span></text:h>
      <text:h text:style-name="P168" text:outline-level="3"><text:span text:style-name="Strong_20_Emphasis"><text:span text:style-name="T142"/></text:span></text:h>
      <text:h text:style-name="P168" text:outline-level="3"><text:span text:style-name="Strong_20_Emphasis"><text:span text:style-name="T142"/></text:span></text:h>
      <text:h text:style-name="P168" text:outline-level="3"><text:span text:style-name="Strong_20_Emphasis"><text:span text:style-name="T142"/></text:span></text:h>
      <text:h text:style-name="P168" text:outline-level="3"><text:span text:style-name="Strong_20_Emphasis"><text:span text:style-name="T95">8. ESTÁTUA DA PEQUENA SEREIA</text:span></text:span></text:h>
      <text:p text:style-name="P186"><text:span text:style-name="T105">Uma das atrações mais famosas de Copenhagen é a estátua de bronze da “A Pequena Sereia”, a personagem ficou muito famosa através do filme da Disney de mesmo nome. Quem criou essa e várias histórias infantis foi o escritor dinamarquês </text:span><text:span text:style-name="Strong_20_Emphasis"><text:span text:style-name="T106">Hans Christian Andersen </text:span></text:span><text:span text:style-name="T105">(1805-1875). Com apenas 1,25 metro e </text:span><text:soft-page-break/><text:span text:style-name="T105">175 kg, a estátua foi esculpida pelo artista Edvard Eriksen em 1913. Ela já foi alvo de vandalismo diversas vezes, chegando a ficar até mesmo sem cabeça em um desses atos. Atualmente, ela fica em cima de uma rocha, ao lado da água, no bonito parque Langelinie. </text:span><text:span text:style-name="Strong_20_Emphasis"><text:span text:style-name="T106">Curiosidade:</text:span></text:span><text:span text:style-name="T105"> O autor da “A Pequena Sereia” também é famoso por ter escrito “O Patinho Feio”, “A Roupa Nova do Rei”, “A Polegarzinha” e “A Rainha da Neve”, que inspirou o filme “Frozen”.</text:span></text:p>
      <text:list xml:id="list1870824955" text:style-name="L10">
        <text:list-item>
          <text:p text:style-name="P224"><text:span text:style-name="Strong_20_Emphasis"><text:span text:style-name="T106">Endereço:</text:span></text:span><text:span text:style-name="T105"> Langelinie, 2100 Copenhagen, Dinamarca</text:span></text:p>
        </text:list-item>
      </text:list>
      <text:p text:style-name="P140"/>
      <text:p text:style-name="P140"/>
      <text:h text:style-name="P142" text:outline-level="3"><text:span text:style-name="Strong_20_Emphasis"><text:span text:style-name="T95">9. </text:span></text:span><text:a xlink:type="simple" xlink:href="https://www.tivoli.dk/en/" office:target-frame-name="_blank" xlink:show="new" text:style-name="Internet_20_link" text:visited-style-name="Visited_20_Internet_20_Link"><text:span text:style-name="Strong_20_Emphasis"><text:span text:style-name="T98">PARQUE DE DIVERSÕES TIVOLI GARDENS</text:span></text:span></text:a></text:h>
      <text:p text:style-name="P186"><text:span text:style-name="T105">Tivoli Gardens é um parque de diversões que está localizado no centro da cidade e possui 83 mil m². Ele é o segundo parque de diversões mais antigo da Dinamarca e abriu suas portas pela primeira vez em 15 de agosto de 1843! O parque recebeu em 2015 quase </text:span><text:span text:style-name="Strong_20_Emphasis"><text:span text:style-name="T106">5 milhões de visitantes</text:span></text:span><text:span text:style-name="T105">, consolidando-se como o quarto parque mais visitado da Europa. O Tivoli inclui uma variedade de atrações: edifícios em estilos exóticos do Oriente, um teatro, palco para apresentação de concertos musicais, restaurantes e cafés, jardins de flores, e parques de diversões com brinquedos eletrônicos. Walt Disney, o famoso criador do Mickey e companhia, confirmou que seus parques temáticos foram inspirados no Tivoli, após uma viagem com a esposa para visitar o local à procura de inspiração.</text:span></text:p>
      <text:p text:style-name="P180"/>
      <text:h text:style-name="P188" text:outline-level="5"><text:span text:style-name="Strong_20_Emphasis"><text:span text:style-name="T96">Dica:</text:span></text:span><text:span text:style-name="T97"> Para quem viaja com crianças, dá para reservar um dia inteiro do roteiro só no parque. Nós preferimos curtir o Tivoli durante à noite para jantar e nos divertir um pouquinho, depois que já tínhamos visitado muitas atrações da cidade. Fica a </text:span><text:span text:style-name="Strong_20_Emphasis"><text:span text:style-name="T96">critério de cada viajante como incluir o Tivoli no roteiro</text:span></text:span><text:span text:style-name="T97">.</text:span></text:h>
      <text:list xml:id="list3155320318" text:style-name="L11">
        <text:list-item>
          <text:p text:style-name="P225"><text:span text:style-name="Strong_20_Emphasis"><text:span text:style-name="T106">Endereço: </text:span></text:span><text:span text:style-name="T105"> Vesterbrogade 3, 1630 Copenhagen, Dinamarca</text:span></text:p>
        </text:list-item>
        <text:list-item>
          <text:p text:style-name="P225"><text:span text:style-name="Strong_20_Emphasis"><text:span text:style-name="T106">Horários:</text:span></text:span><text:span text:style-name="T105"> Varia conforme a época do ano e dia da semana (confira </text:span><text:a xlink:type="simple" xlink:href="http://www.tivoligardens.com/en/praktisk/aabningstider" office:target-frame-name="_blank" xlink:show="new" text:style-name="Internet_20_link" text:visited-style-name="Visited_20_Internet_20_Link"><text:span text:style-name="T101">neste link</text:span></text:a><text:span text:style-name="T105">)</text:span></text:p>
          <text:list>
            <text:list-item>
              <text:p text:style-name="P244">Verão: entre abril e setembro (de domingo a quinta de 11h às 23h / sexta e sábado de 11h à meia-noite)</text:p>
            </text:list-item>
            <text:list-item>
              <text:p text:style-name="P241">Fechado entre janeiro e março / Programação especial no Halloween e Natal</text:p>
            </text:list-item>
          </text:list>
        </text:list-item>
        <text:list-item>
          <text:p text:style-name="P225"><text:span text:style-name="Strong_20_Emphasis"><text:span text:style-name="T106">Entrada: </text:span></text:span><text:span text:style-name="T105">DKK 120 / crianças até 7 anos não pagam / compre </text:span><text:a xlink:type="simple" xlink:href="https://www.getyourguide.com.br/copenhague-l12/copenhague-ingresso-sem-fila-para-os-jardins-de-tivoli-t72048/?referrer_view_id=?partner_id=7APZFWM&amp;referrer_view_position=1&amp;deeplink_id=8eaadb5e-d5c0-565e-a716-ac4e59ebdd35" office:target-frame-name="_blank" xlink:show="new" text:style-name="Internet_20_link" text:visited-style-name="Visited_20_Internet_20_Link"><text:span text:style-name="T101">online</text:span></text:a><text:span text:style-name="T105"> e evite filas / tickets ilimitados </text:span><text:a xlink:type="simple" xlink:href="https://www.getyourguide.com.br/copenhague-l12/copenhague-acesso-ilimitado-p-atracoes-jardins-de-tivoli-t127388/?referrer_view_id=?partner_id=7APZFWM&amp;referrer_view_position=1&amp;deeplink_id=cf44df15-318c-51c7-8b41-f505a1fe4e21" office:target-frame-name="_blank" xlink:show="new" text:style-name="Internet_20_link" text:visited-style-name="Visited_20_Internet_20_Link"><text:span text:style-name="T101">aqui</text:span></text:a></text:p>
        </text:list-item>
      </text:list>
      <text:p text:style-name="P181"/>
      <text:h text:style-name="P142" text:outline-level="3"><text:span text:style-name="Strong_20_Emphasis"><text:span text:style-name="T95">10. </text:span></text:span><text:a xlink:type="simple" xlink:href="http://www.kk.dk/artikel/rundvisninger-paa-raadhuset" office:target-frame-name="_blank" xlink:show="new" text:style-name="Internet_20_link" text:visited-style-name="Visited_20_Internet_20_Link"><text:span text:style-name="Strong_20_Emphasis"><text:span text:style-name="T98">PREFEITURA DE COPENHAGEN</text:span></text:span></text:a></text:h>
      <text:p text:style-name="P184">Com estilo arquitetônico românico, o edifício que abriga a prefeitura de Copenhagen foi inaugurado em 1905, e teve como inspiração a prefeitura de Siena, na Itália. Possui uma fachada toda ornamentada e um dos seus destaques é a torre do relógio com 105,6 metros de altura. É possível fazer tours guiados por dentro da prefeitura <text:soft-page-break/>e passeios à torre em alguns horários. Quanto à torre, basta subir cerca de 300 degraus para chegar em um mirante de observação com vistas amplas para o Parque Tivoli. Não há elevadores.</text:p>
      <text:list xml:id="list1898690619" text:style-name="L12">
        <text:list-item>
          <text:p text:style-name="P233"><text:span text:style-name="Strong_20_Emphasis"><text:span text:style-name="T106">Endereço: </text:span></text:span><text:span text:style-name="T105">Rådhuspladsen 1, 1599 Copenhagen, Dinamarca</text:span></text:p>
        </text:list-item>
        <text:list-item>
          <text:p text:style-name="P233"><text:span text:style-name="Strong_20_Emphasis"><text:span text:style-name="T106">Tours guiados (em inglês): </text:span></text:span><text:span text:style-name="T105">de segunda a sexta às 13h; sábado às 10h / 45 minutos</text:span></text:p>
        </text:list-item>
        <text:list-item>
          <text:p text:style-name="P233"><text:span text:style-name="Strong_20_Emphasis"><text:span text:style-name="T106">Vista à Torre: </text:span></text:span><text:span text:style-name="T105">de segunda a sexta às 11h e às 14h; sábado às 12h / 30 a 40 minutos</text:span></text:p>
        </text:list-item>
        <text:list-item>
          <text:p text:style-name="P226"><text:span text:style-name="Strong_20_Emphasis"><text:span text:style-name="T106">Entrada:</text:span></text:span><text:span text:style-name="T105"> DKK 50 para tours guiados / DKK 30 para visitas à torre</text:span></text:p>
        </text:list-item>
      </text:list>
      <text:p text:style-name="P180"/>
      <text:h text:style-name="P142" text:outline-level="3"><text:span text:style-name="Strong_20_Emphasis"><text:span text:style-name="T95">11. </text:span></text:span><text:a xlink:type="simple" xlink:href="http://www.glyptoteket.com/" office:target-frame-name="_blank" xlink:show="new" text:style-name="Internet_20_link" text:visited-style-name="Visited_20_Internet_20_Link"><text:span text:style-name="Strong_20_Emphasis"><text:span text:style-name="T98">GLIPTOTECA NY CARLSBERG</text:span></text:span></text:a></text:h>
      <text:p text:style-name="P186"><text:span text:style-name="T105">Muita gente não está familiarizada com o termo, mas enquanto pinacoteca significa um museu dedicado à exposição de quadros e pinturas, gliptoteca é o museu que tem como foco exibições de estátuas. Sua origem se deu através de uma coleção particular de Jacob Christian Jacobsen, fundador da cervejaria local Carlsberg, a mais famosa da cidade. A Gliptoteca Ny Carlsberg foi fundada em 1882 e, atualmente, possui a </text:span><text:span text:style-name="Strong_20_Emphasis"><text:span text:style-name="T106">maior coleção de arte antiga no norte da Europa</text:span></text:span><text:span text:style-name="T105">. Seu acervo inclui não só esculturas belíssimas (do Antigo Egito, Roma e Grécia), mas também pinturas (de Monet, Pissaro, Van Gogh, Renoir, Cézanne) que foram incorporadas posteriormente.</text:span></text:p>
      <text:list xml:id="list1218762952" text:style-name="L13">
        <text:list-item>
          <text:p text:style-name="P234"><text:span text:style-name="Strong_20_Emphasis"><text:span text:style-name="T106">Endereço: </text:span></text:span><text:span text:style-name="T105">Dantes Plads 7, 1556 Copenhagen, Dinamarca</text:span></text:p>
        </text:list-item>
        <text:list-item>
          <text:p text:style-name="P227"><text:span text:style-name="Strong_20_Emphasis"><text:span text:style-name="T106">Horários:</text:span></text:span><text:span text:style-name="T105"> de terça a domingo de 11h às 18h (quinta até 22h)</text:span></text:p>
        </text:list-item>
        <text:list-item>
          <text:p text:style-name="P227"><text:span text:style-name="Strong_20_Emphasis"><text:span text:style-name="T106">Entrada:</text:span></text:span><text:span text:style-name="T105"> DKK 95</text:span></text:p>
        </text:list-item>
      </text:list>
      <text:h text:style-name="P142" text:outline-level="3"><text:span text:style-name="Strong_20_Emphasis"><text:span text:style-name="T95">12. </text:span></text:span><text:a xlink:type="simple" xlink:href="http://natmus.dk/" office:target-frame-name="_blank" xlink:show="new" text:style-name="Internet_20_link" text:visited-style-name="Visited_20_Internet_20_Link"><text:span text:style-name="Strong_20_Emphasis"><text:span text:style-name="T98">MUSEU NACIONAL DA DINAMARCA</text:span></text:span></text:a></text:h>
      <text:p text:style-name="P184">O Museu Nacional da Dinamarca possui exposições desde a Idade da Pedra, da Era Viking, da Idade Média, do Renascimento e da História Dinamarquesa Moderna. O museu está localizado no Palácio do Príncipe, que foi construído por Nicolai Eigtved entre 1743 e 1744 para o dinamarquês Príncipe herdeiro Frederik V. Nós acabamos visitando o museu porque queríamos ver artigos da Era Viking, mas, embora interessante, a exposição era menor do que esperávamos.</text:p>
      <text:list xml:id="list2898782256" text:style-name="L14">
        <text:list-item>
          <text:p text:style-name="P235"><text:span text:style-name="Strong_20_Emphasis"><text:span text:style-name="T106">Endereço: </text:span></text:span><text:span text:style-name="T105">Prinsens Palæ, Ny Vestergade 10, 1471 Copenhagen, Dinamarca</text:span></text:p>
        </text:list-item>
        <text:list-item>
          <text:p text:style-name="P235"><text:span text:style-name="Strong_20_Emphasis"><text:span text:style-name="T106">Horários: </text:span></text:span><text:span text:style-name="T105">de terça a domingo de 10h às 17h</text:span></text:p>
        </text:list-item>
        <text:list-item>
          <text:p text:style-name="P228"><text:span text:style-name="Strong_20_Emphasis"><text:span text:style-name="T106">Entrada: </text:span></text:span><text:span text:style-name="T105">DKK 75</text:span></text:p>
        </text:list-item>
      </text:list>
      <text:h text:style-name="P168" text:outline-level="3"><text:span text:style-name="Strong_20_Emphasis"><text:span text:style-name="T95">13. CENTRO DA CIDADE: STRØGET &amp; PRAÇAS</text:span></text:span></text:h>
      <text:p text:style-name="P184">Strøget é a maior rua de pedestres do mundo com, aproximadamente, 1100 metros. Trata-se de um calçadão super simpático, cercado por lojas, restaurantes e cafés. O <text:soft-page-break/>local foi fechado para carros a partir de 1962 e se  tornou uma ótima opção para quem gosta de caminhar sem compromisso para conhecer as particularidades de uma cidade. No centro de Copenhagen também ficam duas praças importantes: Nytorv (praça nova) e Gammeltorv (praça antiga).</text:p>
      <text:h text:style-name="P142" text:outline-level="3"><text:span text:style-name="Strong_20_Emphasis"><text:span text:style-name="T95">14. </text:span></text:span><text:a xlink:type="simple" xlink:href="http://koebenhavnsdomkirke.dk/" office:target-frame-name="_blank" xlink:show="new" text:style-name="Internet_20_link" text:visited-style-name="Visited_20_Internet_20_Link"><text:span text:style-name="Strong_20_Emphasis"><text:span text:style-name="T98">IGREJA DE NOSSA SENHORA</text:span></text:span></text:a></text:h>
      <text:p text:style-name="P184">A Vor Frue Kirke (Igreja de Nossa Senhora, traduzido do dinamarquês) é a catedral de Copenhagen. Em estilo neoclássico e com uma torre de 60 metros de altura, a igreja teve sua construção finalizada em 1829.</text:p>
      <text:list xml:id="list2505760003" text:style-name="L15">
        <text:list-item>
          <text:p text:style-name="P236"><text:span text:style-name="Strong_20_Emphasis"><text:span text:style-name="T106">Endereço: </text:span></text:span><text:span text:style-name="T105">Nørregade 8, 1165 Copenhagen, Dinamarca</text:span></text:p>
        </text:list-item>
        <text:list-item>
          <text:p text:style-name="P236"><text:span text:style-name="Strong_20_Emphasis"><text:span text:style-name="T106">Horários: </text:span></text:span><text:span text:style-name="T105">de segunda a quinta  e sábado de 8h20 às 17h / sexta de 8h30 às 10h30 e de 12h às 17h / domingo de 12h às 16h30</text:span></text:p>
        </text:list-item>
        <text:list-item>
          <text:p text:style-name="P229"><text:span text:style-name="Strong_20_Emphasis"><text:span text:style-name="T106">Entrada: </text:span></text:span><text:span text:style-name="T105">gratuita</text:span></text:p>
        </text:list-item>
      </text:list>
      <text:h text:style-name="P142" text:outline-level="3"><text:span text:style-name="Strong_20_Emphasis"><text:span text:style-name="T95">15. </text:span></text:span><text:a xlink:type="simple" xlink:href="http://www.rundetaarn.dk/en/" office:target-frame-name="_blank" xlink:show="new" text:style-name="Internet_20_link" text:visited-style-name="Visited_20_Internet_20_Link"><text:span text:style-name="Strong_20_Emphasis"><text:span text:style-name="T98">RUNDETÅRN</text:span></text:span></text:a><text:span text:style-name="Strong_20_Emphasis"><text:span text:style-name="T95"> (TORRE REDONDA)</text:span></text:span></text:h>
      <text:p text:style-name="P184">A Rundetårn é uma torre construída no século XVII pelo rei Christian IV, entre os anos 1637 e 1642, com o objetivo de abrigar um observatório astronômico no seu topo. No entanto, no início do século XIX, o observatório da Torre Redonda se tornou ultrapassado como um observatório astronômico. Atualmente, a Torre Redonda é mais do que um observatório astronômico público, é também uma atração turística servindo como um deck de observação, localizado a 34,8 metros de altura, onde é possível ter uma vista 360º de Copenhagen.</text:p>
      <text:list xml:id="list2958344790" text:style-name="L16">
        <text:list-item>
          <text:p text:style-name="P237"><text:span text:style-name="Strong_20_Emphasis"><text:span text:style-name="T106">Endereço: </text:span></text:span><text:span text:style-name="T105">Købmagergade 52A, 1150 Copenhagen, Dinamarca</text:span></text:p>
        </text:list-item>
        <text:list-item>
          <text:p text:style-name="P237"><text:span text:style-name="Strong_20_Emphasis"><text:span text:style-name="T106">Horários: </text:span></text:span></text:p>
          <text:list>
            <text:list-item>
              <text:p text:style-name="P245">de final de maio a final de setembro: diariamente de 10h às 20h</text:p>
            </text:list-item>
            <text:list-item>
              <text:p text:style-name="P245">de final de setembro a meados de outubro e de meados de março a final de maio: diariamente de 10h às 18h</text:p>
            </text:list-item>
            <text:list-item>
              <text:p text:style-name="P242">de meados de outubro a meados de março:</text:p>
              <text:list>
                <text:list-item>
                  <text:p text:style-name="P246">de segunda e de quinta a domingo de 10h às 18h</text:p>
                </text:list-item>
                <text:list-item>
                  <text:p text:style-name="P247">terça e quarta: de 10h às 21h</text:p>
                </text:list-item>
              </text:list>
            </text:list-item>
          </text:list>
        </text:list-item>
        <text:list-item>
          <text:p text:style-name="P230"><text:span text:style-name="Strong_20_Emphasis"><text:span text:style-name="T106">Entrada</text:span></text:span><text:span text:style-name="T105">: DKK 25</text:span></text:p>
        </text:list-item>
      </text:list>
      <text:p text:style-name="Text_20_body"><text:line-break/><text:change-end text:change-id="ct94054187913776"/><text:change-start text:change-id="ct94054188233296"/></text:p>
      <text:p text:style-name="P114"> </text:p>
      <text:p text:style-name="P109">COMIDAS TIPICAS DINAMARCA</text:p>
      <text:h text:style-name="P128" text:outline-level="3"><text:span text:style-name="Strong_20_Emphasis"><text:span text:style-name="T55">1. Smørrebrød</text:span></text:span></text:h>
      <text:p text:style-name="P109">Esse prato típico nacional pode parecer um simples sanduíche aberto, mas engano seu! Devido a sua <text:soft-page-break/>diversidade, ele pode ser recheado com ingredientes simples ou sofisticados.</text:p>
      <text:p text:style-name="P109">O seu pão não é comum e, sim, feito à base de centeio e pode levar outros grãos. Quem prova pela primeira vez, pode achar um pouco azedo e com gosto bastante peculiar.</text:p>
      <text:p text:style-name="P109">Normalmente, os dinamarqueses consomem esse prato durante o almoço e o sanduíche frio é recheado com carne de porco, salmão, camarão, patê de fígado de porco, entre outros.</text:p>
      <text:p text:style-name="P114"> </text:p>
      <text:h text:style-name="P128" text:outline-level="3"><text:span text:style-name="Strong_20_Emphasis"><text:span text:style-name="T55">2. Pølse</text:span></text:span></text:h>
      <text:p text:style-name="P109">O famoso o hot dog dinamarquês é um outro prato bastante consumido no país. Contudo, esse não é um hot dog normal, como os americanos.</text:p>
      <text:p text:style-name="P109">O cachorro-quente dinamarquês leva picles, alho frito, cebola e aos tradicionais molhos, como catchup, mostarda e maionese.</text:p>
      <text:p text:style-name="P109">Ele também pode levar remoulade, um molho bem típico da culinária dinamarquesa.</text:p>
      <text:p text:style-name="P114"> </text:p>
      <text:h text:style-name="P128" text:outline-level="3"><text:span text:style-name="Strong_20_Emphasis"><text:span text:style-name="T55">3. Frikadeller</text:span></text:span></text:h>
      <text:p text:style-name="P109">Talvez esse prato não se diferencie tanto das nossas populares almondegas. As frikadeller são moldadas com carne de porco, vitela ou peixe, e também levam cebola, ovo, sal e pimenta. Tudo muito simples!</text:p>
      <text:p text:style-name="P154"> </text:p>
      <text:p text:style-name="P154"> </text:p>
      <text:h text:style-name="P128" text:outline-level="3"><text:soft-page-break/><text:span text:style-name="Strong_20_Emphasis"><text:span text:style-name="T55">4. Herring</text:span></text:span></text:h>
      <text:p text:style-name="P109">O herring é um prato composto por peixinhos muito saborosos. Eles podem ser consumidos com acompanhamentos ou até mesmo cru.</text:p>
      <text:p text:style-name="P109">Lembram sardinhas que são consumidas da mesma forma. Talvez uma das grandes diferenças é que o herring tem uma versão defumada.</text:p>
      <text:p text:style-name="P114"> </text:p>
      <text:h text:style-name="P128" text:outline-level="3"><text:span text:style-name="Strong_20_Emphasis"><text:span text:style-name="T55">5. Stegt flæsk</text:span></text:span></text:h>
      <text:p text:style-name="P109">Stegt flæsk é o nosso torresmo em pedaços generosos. Um dos pratos bem típicos da Dinamarca. Para os apaixonados por barriga de porco frita, esse é um prato que não pode ficar de fora da sua viagem!</text:p>
      <text:p text:style-name="P109">Com certeza, agrada a maioria dos viajantes. Geralmente, é servido com batatas e um molho salsa, brun sovs ou molho castanho.</text:p>
      <text:p text:style-name="P114"> </text:p>
      <text:h text:style-name="P128" text:outline-level="3"><text:span text:style-name="Strong_20_Emphasis"><text:span text:style-name="T55">6. Leverpostej</text:span></text:span></text:h>
      <text:p text:style-name="P109">O leverpostej é um patê de fígado de porco bastante usado no smørrebrød. Ou seja, você vai encontrar esse prato em todos os lugares tipicamente dinamarqueses.</text:p>
      <text:p text:style-name="P109">Portanto, quem gosta de fígado de boi vai se deliciar com essa receita! Vale muito a pena provar!</text:p>
      <text:p text:style-name="P114"> </text:p>
      <text:h text:style-name="P128" text:outline-level="3"><text:span text:style-name="Strong_20_Emphasis"><text:span text:style-name="T55">7. Wienerbrød</text:span></text:span></text:h>
      <text:p text:style-name="P109">Wienerbrød é para quem ama uma sobremesa ou adora um pão docinho no café da manhã. Com certeza, os doces dinamarqueses estão em um patamar muito alto.</text:p>
      <text:p text:style-name="P109">Na minha opinião, um dos melhores doces do mundo, justamente por não serem muito pesados no açúcar! <text:soft-page-break/>Esse pão é uma obra prima da pastelaria, típico da culinária dinamarquesa.</text:p>
      <text:p text:style-name="P114"> </text:p>
      <text:h text:style-name="P128" text:outline-level="3"><text:span text:style-name="Strong_20_Emphasis"><text:span text:style-name="T55">8. Mørbradbøffer</text:span></text:span></text:h>
      <text:p text:style-name="P154"> </text:p>
      <text:p text:style-name="P109">Como o porco é muito consumido na Dinamarca, esse é mais um dos pratos típicos feitos com essa carne. Ele é preparado com o filé do porco marinado em creme de leite e, posteriormente, frito na manteiga.</text:p>
      <text:p text:style-name="P123"><text:span text:style-name="T56">Em algumas </text:span><text:a xlink:type="simple" xlink:href="https://www.queroviajarmais.com/cidades-da-dinamarca/" office:target-frame-name="_blank" xlink:show="new" text:style-name="Internet_20_link" text:visited-style-name="Visited_20_Internet_20_Link"><text:span text:style-name="Strong_20_Emphasis"><text:span text:style-name="Emphasis"><text:span text:style-name="T55">cidades para visitar na Dinamarca</text:span></text:span></text:span></text:a><text:span text:style-name="T56">, ele é preparado também com bacon, queijo e pimenta. Além disso, pode ser servido com cogumelos e cebolas salteados na mesma manteiga.</text:span></text:p>
      <text:p text:style-name="P109">Talvez esse seja o prato mais tradicional das famílias dinamarquesas.</text:p>
      <text:p text:style-name="P114"> </text:p>
      <text:p text:style-name="P123"><text:span text:style-name="Strong_20_Emphasis"><text:span text:style-name="T55">Palæ Bar</text:span></text:span><text:span text:style-name="T56">: Se você procura um local agradável com uma ótima comida e bem baratinho, o Palæ Bar é o lugar certo! É um pub no centro de Copenhague com shows de jazz durante a noite.</text:span></text:p>
      <text:p text:style-name="P109">Tem atendimento super acolhedor. Nele você poderá experimentar a atmosfera dinamarquesa e se deliciar com o famoso smørrebrød. Endereço: Ny Adelgade 5, 1104 Copenhague.</text:p>
      <text:p text:style-name="P123"><text:span text:style-name="Strong_20_Emphasis"><text:span text:style-name="T55">Døp</text:span></text:span><text:span text:style-name="T56">: Um ótimo lugar no centro turístico para experimentar o hot dog dinamarquês e pagar bem barato por isso. No </text:span><text:span text:style-name="Strong_20_Emphasis"><text:span text:style-name="T53">Døp</text:span></text:span><text:span text:style-name="T56"> tem várias opções de cachorro-quente, desde os tradicionais até os desconstruídos. Endereço: Købmagergade 52, 1150 Copenhague.</text:span></text:p>
      <text:p text:style-name="P123"><text:soft-page-break/><text:span text:style-name="Strong_20_Emphasis"><text:span text:style-name="T55">Dalle Valle</text:span></text:span><text:span text:style-name="T56">: Para quem gosta de um restaurante com buffet, o </text:span><text:span text:style-name="Strong_20_Emphasis"><text:span text:style-name="T53">Dalle Valle </text:span></text:span><text:span text:style-name="T56">é uma ótima pedida. Nele você também pode fazer seu pedido a la carte.</text:span></text:p>
      <text:p text:style-name="P109">Tem uma grande variedade de alimentos e possui alternativas vegetarianas e veganas. Endereço: Fiolstræde 3, 1171 Copenhague.</text:p>
      <text:p text:style-name="P123"><text:span text:style-name="Strong_20_Emphasis"><text:span text:style-name="T55">Aamanns Deli &amp; Take Away</text:span></text:span><text:span text:style-name="T56">: Esse restaurante tem várias franquias no país, inclusive no </text:span><text:a xlink:type="simple" xlink:href="https://www.queroviajarmais.com/aeroporto-de-copenhague/" office:target-frame-name="_blank" xlink:show="new" text:style-name="Internet_20_link" text:visited-style-name="Visited_20_Internet_20_Link"><text:span text:style-name="Strong_20_Emphasis"><text:span text:style-name="Emphasis"><text:span text:style-name="T55">aeroporto em Copenhague</text:span></text:span></text:span></text:a><text:span text:style-name="T56">. A apresentação dos pratos é linda, parece uma obra de arte.</text:span></text:p>
      <text:p text:style-name="P123"><text:span text:style-name="T56">O </text:span><text:span text:style-name="Strong_20_Emphasis"><text:span text:style-name="T53">Aamanns</text:span></text:span><text:span text:style-name="T56"> tem uma estrela Michelin, mas não é tão caro comparado a outros mais estrelados. Um restaurante dinamarquês sofisticado com um custo-benefício bem bacana. Endereço: Øster Farimagsgade 10, 2100 København.</text:span></text:p>
      <text:p text:style-name="P123"><text:span text:style-name="Strong_20_Emphasis"><text:span text:style-name="T55">BrewPub</text:span></text:span><text:span text:style-name="T56">: Na minha opinião, um dos lugares mais aconchegantes da cidade. Tem comida boa e cerveja gostosa em todas as estações.</text:span></text:p>
      <text:p text:style-name="P123"><text:span text:style-name="T56">O </text:span><text:span text:style-name="Strong_20_Emphasis"><text:span text:style-name="T53">BrewPub</text:span></text:span><text:span text:style-name="T56"> é um bar restaurante em Copenhague, com ambientes internos e externos, com cerveja própria e um cardápio delicioso. Saiba mais sobre a </text:span><text:a xlink:type="simple" xlink:href="https://www.queroviajarmais.com/baladas-em-copenhague/" office:target-frame-name="_blank" xlink:show="new" text:style-name="Internet_20_link" text:visited-style-name="Visited_20_Internet_20_Link"><text:span text:style-name="Strong_20_Emphasis"><text:span text:style-name="Emphasis"><text:span text:style-name="T55">vida noturna em Copenhague</text:span></text:span></text:span></text:a><text:span text:style-name="T56">.</text:span></text:p>
      <text:p text:style-name="P114"> </text:p>
      <text:p text:style-name="P114"> </text:p>
      <text:p text:style-name="P123"><text:span text:style-name="Strong_20_Emphasis"><text:span text:style-name="T55">Geranium</text:span></text:span><text:span text:style-name="T56">: O </text:span><text:span text:style-name="Strong_20_Emphasis"><text:span text:style-name="T53">Geranium</text:span></text:span><text:span text:style-name="T56"> garantiu 3 estrelas Michelin em 2019. Está classificado como o 19º melhor restaurante do mundo e o chefe da casa, Rasmus Kofoed, foi escolhido como melhor chef do mundo em 2011. O Geranium não pode ficar de fora do seu roteiro. Endereço: Per Henrik Lings Allé 4, 8. Sal, 2100 Copenhague.</text:span></text:p>
      <text:p text:style-name="P123"><text:soft-page-break/><text:span text:style-name="Strong_20_Emphasis"><text:span text:style-name="T55">Noma</text:span></text:span><text:span text:style-name="T56">: Quem é apaixonado por experiências culinárias já deve ter ouvido falar do restaurante </text:span><text:span text:style-name="Strong_20_Emphasis"><text:span text:style-name="T53">Noma</text:span></text:span><text:span text:style-name="T56">. Ele já foi quatro vezes classificado como o melhor restaurante do mundo e seu menu muda conforme as estações.</text:span></text:p>
      <text:p text:style-name="P109">O chef é o Rene Redzepi. Devido a popularidade do local é importante fazer sua reserva com pelo menos 3 meses de antecedência. Endereço: Refshalevej 96, 1432 Copenhague.</text:p>
      <text:p text:style-name="P123"><text:span text:style-name="Strong_20_Emphasis"><text:span text:style-name="T55">Ralæ</text:span></text:span><text:span text:style-name="T56">: O </text:span><text:span text:style-name="Strong_20_Emphasis"><text:span text:style-name="T53">Relæ</text:span></text:span><text:span text:style-name="T56"> fica localizado em Nørrebro e possui uma estrela Michelin. O responsável por seu sucesso é o chef Christian Puglisi, que já trabalhou no Noma.</text:span></text:p>
      <text:p text:style-name="P67"><text:change-end text:change-id="ct94054188233296"/><text:change-start text:change-id="ct94054188276464"/><text:span text:style-name="Strong_20_Emphasis"><text:span text:style-name="T36"/></text:span></text:p>
      <text:p text:style-name="P68"><text:span text:style-name="Strong_20_Emphasis"><text:span text:style-name="T37"/></text:span></text:p>
      <text:p text:style-name="P68"><text:span text:style-name="Strong_20_Emphasis"><text:span text:style-name="T37"/></text:span></text:p>
      <text:p text:style-name="P68"><text:span text:style-name="Strong_20_Emphasis"><text:span text:style-name="T37"/></text:span></text:p>
      <text:p text:style-name="P68"><text:span text:style-name="Strong_20_Emphasis"><text:span text:style-name="T37"><text:s/>ALINE</text:span></text:span></text:p>
      <text:p text:style-name="P68"><text:span text:style-name="Strong_20_Emphasis"><text:span text:style-name="T37">COPENHAGUE </text:span></text:span><text:change-end text:change-id="ct94054188276464"/><text:change-start text:change-id="ct94054188281328"/><text:span text:style-name="Strong_20_Emphasis"><text:span text:style-name="T37">–</text:span></text:span><text:change-end text:change-id="ct94054188281328"/><text:change-start text:change-id="ct94054188283392"/><text:span text:style-name="Strong_20_Emphasis"><text:span text:style-name="T37"> DUBLIN</text:span></text:span></text:p>
      <text:p text:style-name="P69"><text:span text:style-name="Strong_20_Emphasis"><text:span text:style-name="T38">10:20 </text:span></text:span><text:change-end text:change-id="ct94054188283392"/><text:change-start text:change-id="ct94054188283616"/><text:span text:style-name="Strong_20_Emphasis"><text:span text:style-name="T38">–</text:span></text:span><text:change-end text:change-id="ct94054188283616"/><text:change-start text:change-id="ct94054188175856"/><text:span text:style-name="Strong_20_Emphasis"><text:span text:style-name="T38"> 11:40</text:span></text:span></text:p>
      <text:p text:style-name="P68"><text:span text:style-name="Strong_20_Emphasis"><text:span text:style-name="T37">LUCIANO</text:span></text:span></text:p>
      <text:p text:style-name="P69"><text:span text:style-name="Strong_20_Emphasis"><text:span text:style-name="T37">COPENHAGUE </text:span></text:span><text:change-end text:change-id="ct94054188175856"/><text:change-start text:change-id="ct94054188222624"/><text:span text:style-name="Strong_20_Emphasis"><text:span text:style-name="T37">–</text:span></text:span><text:change-end text:change-id="ct94054188222624"/><text:change-start text:change-id="ct94054187915536"/><text:span text:style-name="Strong_20_Emphasis"><text:span text:style-name="T37"> LONDON </text:span></text:span></text:p>
      <text:p text:style-name="P69"><text:span text:style-name="Strong_20_Emphasis"><text:span text:style-name="T38">15:</text:span></text:span><text:span text:style-name="Strong_20_Emphasis"><text:span text:style-name="T40">00</text:span></text:span><text:span text:style-name="Strong_20_Emphasis"><text:span text:style-name="T38"> </text:span></text:span><text:change-end text:change-id="ct94054187915536"/><text:change-start text:change-id="ct94054188289280"/><text:span text:style-name="Strong_20_Emphasis"><text:span text:style-name="T38">–</text:span></text:span><text:change-end text:change-id="ct94054188289280"/><text:change-start text:change-id="ct94054188296576"/><text:span text:style-name="Strong_20_Emphasis"><text:span text:style-name="T38"> 1</text:span></text:span><text:span text:style-name="Strong_20_Emphasis"><text:span text:style-name="T40">6:05</text:span></text:span></text:p>
      <text:p text:style-name="P68"><text:span text:style-name="Strong_20_Emphasis"><text:span text:style-name="T37">03/03 </text:span></text:span></text:p>
      <text:p text:style-name="P68"><text:span text:style-name="Strong_20_Emphasis"><text:span text:style-name="T37">DUBLIN </text:span></text:span></text:p>
      <text:p text:style-name="P68"><text:change-end text:change-id="ct94054188296576"/><text:change-start text:change-id="ct94054188290464"/><text:a xlink:type="simple" xlink:href="https://www.booking.com/hotel/ie/temple-bar-inn.pt-br.html?aid=304142&amp;label=gen173nr-1FCAEoggI46AdIM1gEaCCIAQGYAS24ARnIAQzYAQHoAQH4AQuIAgGoAgO4AtnE_pwGwAIB0gIkZjIwNTVmNWItMDhkYy00NzEzLTljYjYtYTFjZDJhNjZmY2Zj2AIG4AIB&amp;sid=177fa79fa568fe7006b345232f672771&amp;all_sr_blocks=104374602_93773432_0_2_0;checkin=2023-03-03;checkout=2023-03-05;dest_id=1131;dest_type=district;dist=0;group_adults=2;group_children=0;hapos=1;highlighted_blocks=104374602_93773432_0_2_0;hpos=1;matching_block_id=104374602_93773432_0_2_0;no_rooms=1;req_adults=2;req_children=0;room1=A%2CA;sb_price_type=total;sr_order=popularity;sr_pri_blocks=104374602_93773432_0_2_0__47229;srepoch=1673617094;srpvid=4afc5fe242f7005b;type=total;ucfs=1&amp;" text:style-name="Internet_20_link" text:visited-style-name="Visited_20_Internet_20_Link"><text:span text:style-name="Strong_20_Emphasis">https://www.booking.com/hotel/ie/temple-bar-inn.pt-br.html?aid=304142&amp;label=gen173nr-1FCAEoggI46AdIM1gEaCCIAQGYAS24ARnIAQzYAQHoAQH4AQuIAgGoAgO4AtnE_pwGwAIB0gIkZjIwNTVmNWItMDhkYy00NzEzLTljYj</text:span></text:a><text:soft-page-break/><text:a xlink:type="simple" xlink:href="https://www.booking.com/hotel/ie/temple-bar-inn.pt-br.html?aid=304142&amp;label=gen173nr-1FCAEoggI46AdIM1gEaCCIAQGYAS24ARnIAQzYAQHoAQH4AQuIAgGoAgO4AtnE_pwGwAIB0gIkZjIwNTVmNWItMDhkYy00NzEzLTljYjYtYTFjZDJhNjZmY2Zj2AIG4AIB&amp;sid=177fa79fa568fe7006b345232f672771&amp;all_sr_blocks=104374602_93773432_0_2_0;checkin=2023-03-03;checkout=2023-03-05;dest_id=1131;dest_type=district;dist=0;group_adults=2;group_children=0;hapos=1;highlighted_blocks=104374602_93773432_0_2_0;hpos=1;matching_block_id=104374602_93773432_0_2_0;no_rooms=1;req_adults=2;req_children=0;room1=A%2CA;sb_price_type=total;sr_order=popularity;sr_pri_blocks=104374602_93773432_0_2_0__47229;srepoch=1673617094;srpvid=4afc5fe242f7005b;type=total;ucfs=1&amp;" text:style-name="Internet_20_link" text:visited-style-name="Visited_20_Internet_20_Link"><text:span text:style-name="Strong_20_Emphasis">YtYTFjZDJhNjZmY2Zj2AIG4AIB&amp;sid=177fa79fa568fe7006b345232f672771&amp;all_sr_blocks=104374602_93773432_0_2_0;checkin=2</text:span></text:a><text:a xlink:type="simple" xlink:href="https://www.booking.com/hotel/ie/temple-bar-inn.pt-br.html?aid=304142&amp;label=gen173nr-1FCAEoggI46AdIM1gEaCCIAQGYAS24ARnIAQzYAQHoAQH4AQuIAgGoAgO4AtnE_pwGwAIB0gIkZjIwNTVmNWItMDhkYy00NzEzLTljYjYtYTFjZDJhNjZmY2Zj2AIG4AIB&amp;sid=177fa79fa568fe7006b345232f672771&amp;all_sr_blocks=104374602_93773432_0_2_0;checkin=2023-03-03;checkout=2023-03-05;dest_id=1131;dest_type=district;dist=0;group_adults=2;group_children=0;hapos=1;highlighted_blocks=104374602_93773432_0_2_0;hpos=1;matching_block_id=104374602_93773432_0_2_0;no_rooms=1;req_adults=2;req_children=0;room1=A%2CA;sb_price_type=total;sr_order=popularity;sr_pri_blocks=104374602_93773432_0_2_0__47229;srepoch=1673617094;srpvid=4afc5fe242f7005b;type=total;ucfs=1&amp;" text:style-name="Internet_20_link" text:visited-style-name="Visited_20_Internet_20_Link"><text:span text:style-name="Strong_20_Emphasis">023-03-03;checkout=2023-03-05;dest_id=1131;dest_type=district;dist=0;group_adults=2;group_children=0;hapos=1;highlighted_blocks=104374602_93773432_0_2_0;hpos=1;matching_block_id=104374602_93773432_0_2_0;no_rooms=1;req_adults=2;req_children=0;room1=A%2CA;sb_price_type=total;sr_order=popularity;sr_pri_blocks=104</text:span></text:a><text:a xlink:type="simple" xlink:href="https://www.booking.com/hotel/ie/temple-bar-inn.pt-br.html?aid=304142&amp;label=gen173nr-1FCAEoggI46AdIM1gEaCCIAQGYAS24ARnIAQzYAQHoAQH4AQuIAgGoAgO4AtnE_pwGwAIB0gIkZjIwNTVmNWItMDhkYy00NzEzLTljYjYtYTFjZDJhNjZmY2Zj2AIG4AIB&amp;sid=177fa79fa568fe7006b345232f672771&amp;all_sr_blocks=104374602_93773432_0_2_0;checkin=2023-03-03;checkout=2023-03-05;dest_id=1131;dest_type=district;dist=0;group_adults=2;group_children=0;hapos=1;highlighted_blocks=104374602_93773432_0_2_0;hpos=1;matching_block_id=104374602_93773432_0_2_0;no_rooms=1;req_adults=2;req_children=0;room1=A%2CA;sb_price_type=total;sr_order=popularity;sr_pri_blocks=104374602_93773432_0_2_0__47229;srepoch=1673617094;srpvid=4afc5fe242f7005b;type=total;ucfs=1&amp;" text:style-name="Internet_20_link" text:visited-style-name="Visited_20_Internet_20_Link"><text:span text:style-name="Strong_20_Emphasis">374602_93773432_0_2_0__47229;srepoch=1673617094;srpvid=4afc5fe242f7005b;type=total;ucfs=1&amp;</text:span></text:a><text:a xlink:type="simple" xlink:href="https://www.booking.com/hotel/ie/temple-bar-inn.pt-br.html?aid=304142&amp;label=gen173nr-1FCAEoggI46AdIM1gEaCCIAQGYAS24ARnIAQzYAQHoAQH4AQuIAgGoAgO4AtnE_pwGwAIB0gIkZjIwNTVmNWItMDhkYy00NzEzLTljYjYtYTFjZDJhNjZmY2Zj2AIG4AIB&amp;sid=177fa79fa568fe7006b345232f672771&amp;all_sr_blocks=104374602_93773432_0_2_0;checkin=2023-03-03;checkout=2023-03-05;dest_id=1131;dest_type=district;dist=0;group_adults=2;group_children=0;hapos=1;highlighted_blocks=104374602_93773432_0_2_0;hpos=1;matching_block_id=104374602_93773432_0_2_0;no_rooms=1;req_adults=2;req_children=0;room1=A%2CA;sb_price_type=total;sr_order=popularity;sr_pri_blocks=104374602_93773432_0_2_0__47229;srepoch=1673617094;srpvid=4afc5fe242f7005b;type=total;ucfs=1&amp;#_" text:style-name="Internet_20_link" text:visited-style-name="Visited_20_Internet_20_Link"><text:span text:style-name="Strong_20_Emphasis">#_</text:span></text:a><text:change-end text:change-id="ct94054188290464"/><text:change-start text:change-id="ct94054188309488"/></text:p>
      <text:p text:style-name="P68"><text:span text:style-name="Strong_20_Emphasis"><text:span text:style-name="T37">ROTEIRO RESPONSABILIDADE DA CAROLINE</text:span></text:span></text:p>
      <text:p text:style-name="P67"><text:change-end text:change-id="ct94054188309488"/><text:change-start text:change-id="ct94054188309712"/><text:span text:style-name="Strong_20_Emphasis"><text:span text:style-name="T36"><text:s/></text:span></text:span><text:span text:style-name="Strong_20_Emphasis"><text:span text:style-name="T39">DUBLIN – LONDON HEARTROW 17:30 18:55</text:span></text:span><text:change-end text:change-id="ct94054188309712"/><text:change-start text:change-id="ct94054187917248"/></text:p>
      <text:p text:style-name="P70"><text:span text:style-name="Strong_20_Emphasis"><text:span text:style-name="T39">LONDON</text:span></text:span></text:p>
      <text:p text:style-name="P70"><text:change-end text:change-id="ct94054187917248"/><text:change-start text:change-id="ct94054188296800"/><text:span text:style-name="Strong_20_Emphasis"><text:span text:style-name="T39">06/03</text:span></text:span><text:change-end text:change-id="ct94054188296800"/><text:change-start text:change-id="ct94054188265104"/></text:p>
      <text:p text:style-name="P132"/>
      <text:p text:style-name="P132">Catedral de São Paulo</text:p>
      <text:p text:style-name="P132">A Igreja Catedral de São Paulo, o Apóstolo, mais conhecida como Catedral de São Paulo, é uma catedral anglicana localizada em Ludgate Hill, na cidade de Londres, na Inglaterra. É a sede do Bispo de Londres. O edifício actual, projecto a cargo do arquitecto Christopher Wren, data do século XVIII e é geralmente considerado como a quinta Catedral de São Paulo, embora o número possa ser maior se todas as reconstruções medievais forem contadas como uma nova catedral. A catedral é atualmente um dos sítios de maior visitação na cidade de Londres. Foi também nesta catedral que Charles, Príncipe de Gales, casou-se com Lady Diana Spencer, em 1981. A cúpula da catedral é a segunda maior do mundo e dela se tem uma visão ampla de Londres.</text:p>
      <text:p text:style-name="P132"/>
      <text:p text:style-name="P135"> <text:span text:style-name="T137">15 MIN DO SKY GARDEN</text:span></text:p>
      <text:p text:style-name="P133"/>
      <text:p text:style-name="P133"/>
      <text:p text:style-name="P132">Tower Bridge a noite</text:p>
      <text:p text:style-name="P132"><text:soft-page-break/></text:p>
      <text:p text:style-name="P132">Big Ben a noite</text:p>
      <text:p text:style-name="P132"/>
      <text:p text:style-name="P132">London Eye a noite</text:p>
      <text:p text:style-name="P132"/>
      <text:p text:style-name="P132">Soho a noite</text:p>
      <text:p text:style-name="P132"/>
      <text:p text:style-name="P132">Sky Garden SUBIDA GRATUITA</text:p>
      <text:p text:style-name="P132"/>
      <text:p text:style-name="P132">MERCADOS DE RUA</text:p>
      <text:p text:style-name="P134">Brick Lane, Broadway Market, Portobello, Southbank centre food market e Borough Market</text:p>
      <text:p text:style-name="P134"/>
      <text:p text:style-name="P134"/>
      <text:p text:style-name="P134"/>
      <text:p text:style-name="P132">Museu Britanico</text:p>
      <text:p text:style-name="P131"><text:span text:style-name="T8">O Museu Britânico localiza-se em Londres e foi fundado em 7 de junho de 1753. A sua coleção permanente inclui peças como a Pedra de Roseta e os frisos do Partenon de Atenas, conhecidos como a coleção de mármores de Elgin, trazidos ao museu por Lord Elgin. Em 2012 foi o terceiro museu mais visitado do mundo, com 5 575 946 visitas. </text:span><text:a xlink:type="simple" xlink:href="https://pt.wikipedia.org/wiki/Museu_Britânico" office:target-frame-name="_blank" xlink:show="new" text:style-name="Internet_20_link" text:visited-style-name="Visited_20_Internet_20_Link">Wikipedia</text:a><text:span text:style-name="T8"> GRATUITO</text:span></text:p>
      <text:p text:style-name="P133"/>
      <text:p text:style-name="P132">Nothing Hill</text:p>
      <text:p text:style-name="P132">Notting Hill é um bairro do distrito de Kensington e Chelsea, em Londres, na Inglaterra. Localiza-se na região centro-oeste da cidade, próximo à beira norte do Hyde Park.16 MIN DO HYDE PARK</text:p>
      <text:p text:style-name="P132"/>
      <text:p text:style-name="P132">Hyde Park</text:p>
      <text:p text:style-name="P131"><text:span text:style-name="T8">O Hyde Park é um parque no centro de Londres, na Inglaterra. É famoso pela sua esquina do Orador. Junto com os jardins Kensington, que ficam adjacentes, forma uma das maiores áreas verdes da cidade, com 2,5 km² de área. Ele é atravessado pelo lago Sinuoso. O parque Hyde é oficialmente reconhecido como um dos parques reais de Londres. </text:span><text:a xlink:type="simple" xlink:href="https://pt.wikipedia.org/wiki/Hyde_Park" office:target-frame-name="_blank" xlink:show="new" text:style-name="Internet_20_link" text:visited-style-name="Visited_20_Internet_20_Link">Wikipedia</text:a></text:p>
      <text:p text:style-name="P70"><text:change-end text:change-id="ct94054188265104"/><text:change-start text:change-id="ct94054187915760"/><text:span text:style-name="Strong_20_Emphasis"><text:span text:style-name="T39"/></text:span></text:p>
      <text:p text:style-name="P70"><text:span text:style-name="Strong_20_Emphasis"><text:span text:style-name="T39"/></text:span></text:p>
      <text:p text:style-name="P72"><text:soft-page-break/><text:span text:style-name="Strong_20_Emphasis"><text:span text:style-name="T41">BRIGHTON</text:span></text:span></text:p>
      <text:p text:style-name="P72"><text:span text:style-name="Strong_20_Emphasis"><text:span text:style-name="T41"/></text:span></text:p>
      <text:p text:style-name="P72"><text:change-end text:change-id="ct94054187915760"/><text:change-start text:change-id="ct94054188255616"/><text:span text:style-name="Strong_20_Emphasis"><text:span text:style-name="T79">O lugar é uma delícia tanto para quem mora quanto para quem está só a passeio. Com uma </text:span></text:span><text:span text:style-name="Strong_20_Emphasis"><text:span text:style-name="Emphasis"><text:span text:style-name="T82">vibe</text:span></text:span></text:span><text:span text:style-name="Strong_20_Emphasis"><text:span text:style-name="T79"> bem descontraída, as pessoas e paisagens fazem do destino uma parada deliciosa na Inglaterra.</text:span></text:span></text:p>
      <text:p text:style-name="P158"><text:span text:style-name="T78">Os pontos turísticos são bem diversificados. Entre eles, há vários museus interessantes e com muita cultura britânica, o </text:span><text:span text:style-name="Strong_20_Emphasis"><text:span text:style-name="T80">Brighton Pier</text:span></text:span><text:span text:style-name="T78">, que tem um parque de diversões bem famoso no local.</text:span></text:p>
      <text:p text:style-name="P158"><text:span text:style-name="T78">O famoso palácio </text:span><text:span text:style-name="Strong_20_Emphasis"><text:span text:style-name="T80">Royal Pavillon</text:span></text:span><text:span text:style-name="T78"> e inclusive o </text:span><text:a xlink:type="simple" xlink:href="https://britishairwaysi360.com/" office:target-frame-name="_blank" xlink:show="new" text:style-name="Internet_20_link" text:visited-style-name="Visited_20_Internet_20_Link"><text:span text:style-name="Strong_20_Emphasis"><text:span text:style-name="T83">British Airways i360</text:span></text:span></text:a><text:span text:style-name="T78">, uma espécie de prédio que proporciona uma vista de 360˚ de toda a cidade e da linda costa inglesa.</text:span></text:p>
      <text:h text:style-name="P160" text:outline-level="3"><text:bookmark text:name="1-brighton-palace-pier"/><text:change-end text:change-id="ct94054188255616"/><text:change-start text:change-id="ct94054188293520"/>1) Brighton Palace Pier</text:h>
      <text:p text:style-name="P158"><text:span text:style-name="T78">O </text:span><text:span text:style-name="Strong_20_Emphasis"><text:span text:style-name="T80">Brighton Palace Pier</text:span></text:span><text:span text:style-name="T78">, localizado próximo ao bairro de Old Steine, foi o terceiro píer a ser construído na cidade de Brighton. Atualmente, é o único que ainda funciona para visitação.</text:span></text:p>
      <text:p text:style-name="P159">O píer é famoso na Inglaterra, aparece em diversos filmes e é um dos símbolos internacionais do país. Possui uma vista linda e é um passeio super agradável.</text:p>
      <text:p text:style-name="P158"><text:span text:style-name="T78">Logo em sua entrada há alguns </text:span><text:span text:style-name="Emphasis"><text:span text:style-name="T81">foods trucks</text:span></text:span><text:span text:style-name="T78"> de comidas bem tradicionais inglesas. Entre elas: Fish n’ Chips (o famoso peixe e fritas), hot dogs e um sorvete de casquinha popular da cidade.</text:span></text:p>
      <text:p text:style-name="P159"><text:change-end text:change-id="ct94054188293520"/><text:change-start text:change-id="ct94054188329968"/></text:p>
      <text:p text:style-name="P159"><text:change-end text:change-id="ct94054188329968"/><text:change-start text:change-id="ct94054188272576"/>O destaque desse ponto turístico é o parque de diversões que há nele, como de Santa Mônica na Califórnia.</text:p>
      <text:p text:style-name="P159">Com várias montanhas-russa, jogos de fliperama, carrossel e brinquedos típicos de parque, ele entretém não só os turistas como os próprios moradores da cidade.</text:p>
      <text:p text:style-name="P158"><text:span text:style-name="T78">Existem atrações tanto para crianças como para pessoas mais velhas. Por isso, o </text:span><text:span text:style-name="Strong_20_Emphasis"><text:span text:style-name="T80">Brighton Pier</text:span></text:span><text:span text:style-name="T78"> é um dos lugares mais procurados para se visitar. E no verão fica bem cheio.</text:span></text:p>
      <text:p text:style-name="P159">Além disso, por ficar na praia, o passeio se torna ainda mais interessante. Depois de uma voltinha nos brinquedos ainda é possível apreciar o pôr-do-sol no mar. Ah, e vale fazer tudo isso tomando um belo sorvete ou comendo algo gostoso ali perto.</text:p>
      <text:h text:style-name="P164" text:outline-level="3"><text:bookmark text:name="2-royal-pavilion"/><text:soft-page-break/>2) Royal Pavilion</text:h>
      <text:p text:style-name="P159">O palácio, localizado perto da praia e do Pier, é um dos pontos turísticos mais famosos de Brighton. A construção de estilo indiano do século XIX e seus os jardins externos deixam as pessoas encantadas. Os salões de dentro mais ainda.</text:p>
      <text:p text:style-name="P159">A mistura de diferentes tipos de decorações e arquiteturas é o principal ponto do lugar. Existem várias salas diferentes que foram reformadas e estão em ótimo estado para visitação. O palácio foi transformado no que é hoje a partir da visão do rei George IV, e é considerado um ícone da cidade.</text:p>
      <text:p text:style-name="P158"><text:span text:style-name="T78">É possível conhecer o </text:span><text:a xlink:type="simple" xlink:href="https://brightonmuseums.org.uk/royalpavilion/" office:target-frame-name="_blank" xlink:show="new" text:style-name="Internet_20_link" text:visited-style-name="Visited_20_Internet_20_Link"><text:span text:style-name="Strong_20_Emphasis"><text:span text:style-name="T83">Royal Pavilion</text:span></text:span></text:a><text:span text:style-name="T78"> em duas ou três horas. Existe também a possibilidade de fazer uma visita guiada ou por áudio (inclusive em português), o que é super interessante para quem quer aprender com um pouco mais de detalhes a história do local.</text:span></text:p>
      <text:h text:style-name="P164" text:outline-level="3"><text:bookmark text:name="4-british-airways-i360"/><text:change-end text:change-id="ct94054188272576"/><text:change-start text:change-id="ct94054188341088"/>British Airways i360</text:h>
      <text:p text:style-name="P158"><text:span text:style-name="T78">O </text:span><text:a xlink:type="simple" xlink:href="https://britishairwaysi360.com/" office:target-frame-name="_blank" xlink:show="new" text:style-name="Internet_20_link" text:visited-style-name="Visited_20_Internet_20_Link"><text:span text:style-name="Strong_20_Emphasis"><text:span text:style-name="T83">British Airways i360</text:span></text:span></text:a><text:span text:style-name="T78"> é um dos pontos turísticos mais novos de Brighton Inglaterra. Fundada em 2016, a torre possui 162 metros de altura e é conhecida como o mirante móvel mais alto do mundo.</text:span></text:p>
      <text:p text:style-name="P158"><text:span text:style-name="T78">Localiza-se a beira-mar, próxima ao </text:span><text:span text:style-name="Strong_20_Emphasis"><text:span text:style-name="T80">West Pier,</text:span></text:span><text:span text:style-name="T78"> e dá visão a todo o litoral e ao complexo de Sussex. O passeio é bem interessante para se ter um panorama legal da cidade e para apreciar a beleza da costa inglesa, que é bem diferente das que estamos acostumados no Brasil.</text:span></text:p>
      <text:h text:style-name="P165" text:outline-level="3"><text:bookmark text:name="5-brighton-marina"/><text:change-end text:change-id="ct94054188341088"/><text:change-start text:change-id="ct94054188343888"/> <text:span text:style-name="T139">Brighton Marina</text:span></text:h>
      <text:p text:style-name="P158"><text:span text:style-name="T78">A </text:span><text:span text:style-name="Strong_20_Emphasis"><text:span text:style-name="T80">Brighton Marina</text:span></text:span><text:span text:style-name="T78"> é um ponto turístico um pouco mais afastado dos outros, localizada em </text:span><text:span text:style-name="Strong_20_Emphasis"><text:span text:style-name="T80">East Brighton</text:span></text:span><text:span text:style-name="T78">. Ela é uma marina artificial que funciona tanto como o porto da cidade como um dos principais pontos de lazer para quem mora lá ou para quem vem de fora para conhecer.</text:span></text:p>
      <text:p text:style-name="P159">Dentro da marina existem várias atrações interessantes que mudam de acordo com a época do ano.</text:p>
      <text:p text:style-name="P159">Lá existe desde um brinquedo de Bungee Jump até um cinema ao ar livre, música ao vivo, exposições de arte e restaurantes de culinárias bem diversificadas.</text:p>
      <text:p text:style-name="P159"><text:soft-page-break/>Por esse motivo, o lugar é ideal para quem viaja em família e quer fazer passeios mais relaxados e descontraídos, que divertem desde crianças até adultos e idosos.</text:p>
      <text:h text:style-name="P164" text:outline-level="3"><text:bookmark text:name="7-north-laine"/>North Laine</text:h>
      <text:p text:style-name="P158"><text:span text:style-name="T78">O bairro de </text:span><text:span text:style-name="Strong_20_Emphasis"><text:span text:style-name="T80">North Laine</text:span></text:span><text:span text:style-name="T78"> é um dos distritos comerciais da cidade de Brighton Inglaterra. Ele fica localizado em Old Steine, ao lado do Victoria Gardens e St. Peter’s Church. Ou seja, é bem próximo aos pontos turísticos mais famosos da cidade, como o Royal Pavilion e o Brighton Pier.</text:span></text:p>
      <text:p text:style-name="P159">Este passeio é mais recomendado para jovens ou pessoas mais adultas. É melhor ir sem crianças pequenas. Assim, fica mais fácil fazer compras e conhecer restaurantes diferentes.</text:p>
      <text:p text:style-name="P159">Em North Laine existem também vários pubs super interessantes e que valem a pena serem visitados. Principalmente por ser um lugar com uma arquitetura antiga e <text:span text:style-name="T138">vintage</text:span>.</text:p>
      <text:p text:style-name="P158"><text:span text:style-name="T78">O bairro exala cultura: lá há mais de um teatro famoso na cidade, entre eles o </text:span><text:span text:style-name="Strong_20_Emphasis"><text:span text:style-name="T80">Komedia</text:span></text:span><text:span text:style-name="T78">. Além de várias lojas com antiguidades, brechós (que eles chamam de “retro” </text:span><text:span text:style-name="Emphasis"><text:span text:style-name="T81">clothing</text:span></text:span><text:span text:style-name="T78">) e artigos de música.</text:span></text:p>
      <text:p text:style-name="P159">Conhecer North Laine é uma delícia, uma boa dica para quem quer descontrair de passeios mais pesados. Ou até mesmo para quem deseja tomar um ar e dar uma explorada na cidade.</text:p>
      <text:h text:style-name="P164" text:outline-level="3"><text:bookmark text:name="9-brighton-open-market"/><text:change-end text:change-id="ct94054188343888"/><text:change-start text:change-id="ct94054188355616"/>Brighton Open Market</text:h>
      <text:p text:style-name="P158"><text:span text:style-name="T78">O </text:span><text:a xlink:type="simple" xlink:href="http://www.brightonopenmarket.co.uk/" office:target-frame-name="_blank" xlink:show="new" text:style-name="Internet_20_link" text:visited-style-name="Visited_20_Internet_20_Link"><text:span text:style-name="Strong_20_Emphasis"><text:span text:style-name="T83">Brighton Open Market</text:span></text:span></text:a><text:span text:style-name="T78"> é o mercado da cidade, onde os distribuidores e produtores locais vendem seus produtos por preços bem acessíveis.</text:span></text:p>
      <text:p text:style-name="P159">O lugar é super interessante não só para comprar, como para conhecer um pouco mais da cultura local, já que lá não há apenas os vendedores, como também restaurantes deliciosos e alguns eventos.</text:p>
      <text:p text:style-name="P159">O Market fica localizado na London Road, a menos de 5 minutos de ônibus do centro. O passeio é ideal para quem busca uma refeição diferente ou ver um pouco mais das produções independentes.</text:p>
      <text:p text:style-name="P159">Neste mercado eles não vendem só comida, mas também brinquedos, artigos, arte, música, workshops, entre outros. O lugar conta, inclusive, com música ao vivo em finais de semana ou datas especiais.</text:p>
      <text:p text:style-name="Text_20_body"><text:change-end text:change-id="ct94054188355616"/><text:change-start text:change-id="ct94054188358336"/><text:soft-page-break/><text:line-break/><text:change-end text:change-id="ct94054188358336"/><text:change-start text:change-id="ct94054188358832"/></text:p>
      <text:h text:style-name="P170" text:outline-level="3"><text:bookmark text:name="the-coal-shed"/><text:change-end text:change-id="ct94054188358832"/><text:change-start text:change-id="ct94054188359328"/><text:span text:style-name="Strong_20_Emphasis"><text:span text:style-name="T57">The Coal Shed</text:span></text:span></text:h>
      <text:p text:style-name="P158"><text:span text:style-name="T78">Localizado na Boyce’s Street em Brighton Inglaterra, o </text:span><text:a xlink:type="simple" xlink:href="https://www.coalshed-restaurant.co.uk/brighton" office:target-frame-name="_blank" xlink:show="new" text:style-name="Internet_20_link" text:visited-style-name="Visited_20_Internet_20_Link"><text:span text:style-name="Strong_20_Emphasis"><text:span text:style-name="T83">Coal Shed</text:span></text:span></text:a><text:span text:style-name="T78"> é um restaurante de steakhouse e seafood britânico bem famoso mundialmente, com franquias também em Londres.</text:span></text:p>
      <text:p text:style-name="P159">Os pratos são bem variados e refinados. Lá você pode comer desde um bife bem suculento até um prato com ervilhas bem típico inglês.</text:p>
      <text:p text:style-name="P159">Por ser um dos restaurantes mais famosos e procurados da cidade, vale a pena fazer uma reserva antes de ir, especialmente em horários depois das 19h.</text:p>
      <text:p text:style-name="P159">O cardápio possui uma parte infantil, ideal para quem vai com crianças. Os preços são um pouco mais elevados do que o normal, com pratos principais que variam entre 16 e 30 libras cada.</text:p>
      <text:p text:style-name="P159"/>
      <text:p text:style-name="P74"><text:change-end text:change-id="ct94054188359328"/><text:change-start text:change-id="ct94054188363696"/><text:span text:style-name="Strong_20_Emphasis"><text:span text:style-name="T43">SEVEN SISTER</text:span></text:span><text:change-end text:change-id="ct94054188363696"/><text:change-start text:change-id="ct94054188364720"/><text:span text:style-name="Strong_20_Emphasis"><text:span text:style-name="T43">S?</text:span></text:span><text:change-end text:change-id="ct94054188364720"/><text:change-start text:change-id="ct94054188365888"/></text:p>
      <text:p text:style-name="P72"><text:span text:style-name="Strong_20_Emphasis"><text:span text:style-name="T41"/></text:span></text:p>
      <text:p text:style-name="P72"><text:span text:style-name="Strong_20_Emphasis"><text:span text:style-name="T41">OXFORD</text:span></text:span></text:p>
      <text:h text:style-name="P170" text:outline-level="3"><text:bookmark text:name="castelo-de-oxford"/><text:change-end text:change-id="ct94054188365888"/><text:change-start text:change-id="ct94054188366112"/><text:span text:style-name="Strong_20_Emphasis"><text:span text:style-name="T66">Castelo de Oxford</text:span></text:span></text:h>
      <text:p text:style-name="P155"><text:span text:style-name="T68">O antigo Castelo, construído em 1071, é um </text:span><text:span text:style-name="Strong_20_Emphasis"><text:span text:style-name="T70">passeio imperdível em Oxford</text:span></text:span><text:span text:style-name="T68">. Hoje, o Castelo de Oxford funciona como museu, mas durante anos funcionou como prisão e toda essa história é contada nas visitas guiadas.</text:span></text:p>
      <text:p text:style-name="P156">Curiosidade: a Asa A (A Wing) abrigava dezenas de celas e os últimos prisioneiros ficaram ali até 1996, quando foi fechada. Em 2006 o prédio reabriu como um hotel. Bem melhor né!?</text:p>
      <text:h text:style-name="P170" text:outline-level="3"><text:bookmark text:name="museus"/><text:change-end text:change-id="ct94054188366112"/><text:change-start text:change-id="ct94054188367984"/><text:span text:style-name="Strong_20_Emphasis"><text:span text:style-name="T66">Museus de Oxford</text:span></text:span></text:h>
      <text:p text:style-name="P155"><text:span text:style-name="Strong_20_Emphasis"><text:span text:style-name="T70">Há diversas opções de Museus para visitar em Oxford</text:span></text:span><text:span text:style-name="T68"> – e com entrada gratuita! – como o </text:span><text:a xlink:type="simple" xlink:href="https://www.oumnh.ox.ac.uk/" text:style-name="Internet_20_link" text:visited-style-name="Visited_20_Internet_20_Link"><text:span text:style-name="T75">Museu de História Natural</text:span></text:a><text:span text:style-name="T68"> &amp; </text:span><text:a xlink:type="simple" xlink:href="https://www.prm.ox.ac.uk/" text:style-name="Internet_20_link" text:visited-style-name="Visited_20_Internet_20_Link"><text:span text:style-name="T75">Pitt Rivers Museum</text:span></text:a><text:span text:style-name="T68">, o </text:span><text:a xlink:type="simple" xlink:href="https://www.ashmolean.org/" text:style-name="Internet_20_link" text:visited-style-name="Visited_20_Internet_20_Link"><text:span text:style-name="Strong_20_Emphasis"><text:span text:style-name="T77">Ashmolean Museum</text:span></text:span></text:a><text:span text:style-name="T68"> (fundado em 1683!) conta com vasta coleção de arte que inclui obras de Cezanne, Picasso, dentre outros.</text:span></text:p>
      <text:p text:style-name="P155"><text:span text:style-name="T68">Outro Museu com entrada </text:span><text:span text:style-name="Emphasis"><text:span text:style-name="T73">free</text:span></text:span><text:span text:style-name="T68"> e interessante para quem gosta de música é o </text:span><text:span text:style-name="Strong_20_Emphasis"><text:span text:style-name="T70">Bate Collection of Musical Instruments</text:span></text:span><text:span text:style-name="T68"> – são mais de 1000 peças em </text:span><text:soft-page-break/><text:span text:style-name="T68">exposição! Veja os horários de funcionamento e mais informações </text:span><text:a xlink:type="simple" xlink:href="http://www.bate.ox.ac.uk/" text:style-name="Internet_20_link" text:visited-style-name="Visited_20_Internet_20_Link"><text:span text:style-name="T75">clicando aqui</text:span></text:a><text:span text:style-name="T68">.</text:span></text:p>
      <text:p text:style-name="P72"><text:span text:style-name="Strong_20_Emphasis"><text:span text:style-name="T41"/></text:span></text:p>
      <text:h text:style-name="P170" text:outline-level="3"><text:bookmark text:name="locais-de-filmagem-de-harry-potter"/><text:span text:style-name="Strong_20_Emphasis"><text:span text:style-name="T66">Locais de filmagem de Harry Potter</text:span></text:span></text:h>
      <text:p text:style-name="P156">Uma das principais atividades para fazer em Oxford, principalmente para os fãs de Harry Potter, é visitar locais quer serviram como cenário para o filme.</text:p>
      <text:p text:style-name="P155"><text:span text:style-name="Strong_20_Emphasis"><text:span text:style-name="T72">Confira os lugares em que os filmes de Harry Potter foram filmados em Oxford:</text:span></text:span></text:p>
      <text:list xml:id="list572943555" text:style-name="L17">
        <text:list-item>
          <text:p text:style-name="P198">New College (Claustro e Jardins)</text:p>
        </text:list-item>
        <text:list-item>
          <text:p text:style-name="P248">Christ Church (Great Hall, Bodley Tower, Escadaria do Hall e Claustro)</text:p>
        </text:list-item>
        <text:list-item>
          <text:p text:style-name="P248">Bodleian Library: (Divinity School e Duke Humfrey’s Library (a sala de leitura mais antiga na biblioteca)).</text:p>
        </text:list-item>
      </text:list>
      <text:p text:style-name="P72"><text:span text:style-name="Strong_20_Emphasis"><text:span text:style-name="T41"/></text:span></text:p>
      <text:p text:style-name="P72"><text:change-end text:change-id="ct94054188367984"/><text:change-start text:change-id="ct94054188391024"/><text:span text:style-name="Strong_20_Emphasis"><text:span text:style-name="T69">Além disso, vários outros filmes de sucesso no cinema foram filmados na cidade: </text:span></text:span><text:span text:style-name="Strong_20_Emphasis"><text:span text:style-name="Emphasis"><text:span text:style-name="T74">Dr. Estranho</text:span></text:span></text:span><text:span text:style-name="Strong_20_Emphasis"><text:span text:style-name="T69">, </text:span></text:span><text:span text:style-name="Strong_20_Emphasis"><text:span text:style-name="Emphasis"><text:span text:style-name="T74">Transformers (the last knight)</text:span></text:span></text:span><text:span text:style-name="Strong_20_Emphasis"><text:span text:style-name="T69">, </text:span></text:span><text:span text:style-name="Strong_20_Emphasis"><text:span text:style-name="Emphasis"><text:span text:style-name="T74">O Resgate do Soldado Ryan</text:span></text:span></text:span><text:span text:style-name="Strong_20_Emphasis"><text:span text:style-name="T69"> e </text:span></text:span><text:span text:style-name="Strong_20_Emphasis"><text:span text:style-name="Emphasis"><text:span text:style-name="T74">X-Men: First Class</text:span></text:span></text:span><text:span text:style-name="Strong_20_Emphasis"><text:span text:style-name="T69">.</text:span></text:span></text:p>
      <text:h text:style-name="P163" text:outline-level="3"><text:bookmark text:name="carfax-tower"/>Carfax Tower</text:h>
      <text:p text:style-name="P155"><text:span text:style-name="T68">A </text:span><text:span text:style-name="Strong_20_Emphasis"><text:span text:style-name="T70">Carfax Tower</text:span></text:span><text:span text:style-name="T68"> é uma das </text:span><text:span text:style-name="Strong_20_Emphasis"><text:span text:style-name="T70">principais atrações turísticas de Oxford</text:span></text:span><text:span text:style-name="T68">, ideal para uma </text:span><text:span text:style-name="Strong_20_Emphasis"><text:span text:style-name="T70">vista panorâmica da cidade</text:span></text:span><text:span text:style-name="T68">! Você sabia que a torre é a única edificação que restou da antiga St. Martin’s church, que ocupava o local 1000 anos atrás? A torre foi adicionada à construção no século XIII.</text:span></text:p>
      <text:p text:style-name="P72"><text:span text:style-name="Strong_20_Emphasis"><text:span text:style-name="T41"/></text:span></text:p>
      <text:h text:style-name="P170" text:outline-level="3"><text:bookmark text:name="universidade-de-oxford-e-os-principais-colleges"/><text:span text:style-name="Strong_20_Emphasis"><text:span text:style-name="T66">Universidade de Oxford e os principais </text:span></text:span><text:span text:style-name="Strong_20_Emphasis"><text:span text:style-name="Emphasis"><text:span text:style-name="T67">colleges</text:span></text:span></text:span></text:h>
      <text:p text:style-name="P155"><text:span text:style-name="T68">Alguns dos </text:span><text:span text:style-name="Strong_20_Emphasis"><text:span text:style-name="T70">principais lugares para conhecer em Oxford</text:span></text:span><text:span text:style-name="T68"> são os famosos </text:span><text:span text:style-name="Emphasis"><text:span text:style-name="T73">colleges</text:span></text:span><text:span text:style-name="T68"> que formam a universidade de Oxford. São 38 faculdades vinculadas à universidade, dentre as mais famosas e visitadas pelos turistas estão </text:span><text:span text:style-name="Strong_20_Emphasis"><text:span text:style-name="T70">Queen’s College</text:span></text:span><text:span text:style-name="T68">, </text:span><text:span text:style-name="Strong_20_Emphasis"><text:span text:style-name="T70">Trinity College</text:span></text:span><text:span text:style-name="T68">, </text:span><text:span text:style-name="Strong_20_Emphasis"><text:span text:style-name="T70">New College</text:span></text:span><text:span text:style-name="T68">, e </text:span><text:span text:style-name="Strong_20_Emphasis"><text:span text:style-name="T70">Christ Church.</text:span></text:span></text:p>
      <text:p text:style-name="P72"><text:change-end text:change-id="ct94054188391024"/><text:change-start text:change-id="ct94054188480464"/><text:span text:style-name="Strong_20_Emphasis"><text:span text:style-name="T69">Entre os formados na </text:span></text:span><text:span text:style-name="Strong_20_Emphasis"><text:span text:style-name="Emphasis"><text:span text:style-name="T74">University of Oxford</text:span></text:span></text:span><text:span text:style-name="Strong_20_Emphasis"><text:span text:style-name="T69">, estão </text:span></text:span><text:span text:style-name="Strong_20_Emphasis"><text:span text:style-name="T71">28 primeiro-ministros britânicos</text:span></text:span><text:span text:style-name="Strong_20_Emphasis"><text:span text:style-name="T69">, o </text:span></text:span><text:span text:style-name="Strong_20_Emphasis"><text:span text:style-name="T71">filósofo John Locke</text:span></text:span><text:span text:style-name="Strong_20_Emphasis"><text:span text:style-name="T69">, o autor de Alice no País da Maravilhas, </text:span></text:span><text:span text:style-name="Strong_20_Emphasis"><text:span text:style-name="T71">Lewis Carroll</text:span></text:span><text:span text:style-name="Strong_20_Emphasis"><text:span text:style-name="T69">; o escritor e poeta </text:span></text:span><text:span text:style-name="Strong_20_Emphasis"><text:span text:style-name="T71">Oscar Wilde,</text:span></text:span><text:span text:style-name="Strong_20_Emphasis"><text:span text:style-name="T69"> o </text:span></text:span><text:span text:style-name="Strong_20_Emphasis"><text:span text:style-name="T71">comediante da </text:span></text:span><text:soft-page-break/><text:span text:style-name="Strong_20_Emphasis"><text:span text:style-name="T71">TV Rowan Sebastian Atkinson (o Mr.Bean </text:span></text:span><text:span text:style-name="Strong_20_Emphasis"><text:span text:style-name="T71"><draw:frame draw:style-name="fr1" draw:name="Figura1" text:anchor-type="as-char" svg:width="0.979cm" svg:height="0.979cm" draw:z-index="0"><draw:image xlink:href="Pictures/10000684000003D3000003D38C36D39668DAE9B4.svg" xlink:type="simple" xlink:show="embed" xlink:actuate="onLoad" loext:mime-type="image/svg+xml"/><draw:image xlink:href="Pictures/1000020100000025000000255F5A9EAC928ED650.png" xlink:type="simple" xlink:show="embed" xlink:actuate="onLoad"/><svg:title>😂</svg:title></draw:frame></text:span></text:span><text:span text:style-name="Strong_20_Emphasis"><text:span text:style-name="T71">), </text:span></text:span><text:span text:style-name="Strong_20_Emphasis"><text:span text:style-name="T69">o bilionário da mídia </text:span></text:span><text:span text:style-name="Strong_20_Emphasis"><text:span text:style-name="T71">Rupert Murdoch</text:span></text:span><text:span text:style-name="Strong_20_Emphasis"><text:span text:style-name="T69">, dentre outros.</text:span></text:span></text:p>
      <text:p text:style-name="P155"><text:span text:style-name="T68">Entre os viajantes, sem dúvida </text:span><text:span text:style-name="Emphasis"><text:span text:style-name="T73">Christ Church College</text:span></text:span><text:span text:style-name="T68"> é mais visitada por ser um dos locais que serviram de cenário para os filmes da série de Harry Potter. Pessoalmente, achamos um dos edifícios mais bonitos da Universidade, super fotogênico e com linda arquitetura!</text:span></text:p>
      <text:p text:style-name="Text_20_body"><text:line-break/><text:span text:style-name="Strong_20_Emphasis"><text:span text:style-name="T69">Ainda em Christ Church, nos chamou atenção a </text:span></text:span><text:span text:style-name="Strong_20_Emphasis"><text:span text:style-name="T71">Tom Tower</text:span></text:span><text:span text:style-name="Strong_20_Emphasis"><text:span text:style-name="T69"> – a torre e seu sino tem tanta importância para a história da cidade como o Big Ben para Londres. Leia mais </text:span></text:span><text:a xlink:type="simple" xlink:href="https://www.chch.ox.ac.uk/visiting-christ-church/tom-quad" text:style-name="Internet_20_link" text:visited-style-name="Visited_20_Internet_20_Link"><text:span text:style-name="Strong_20_Emphasis"><text:span text:style-name="T76">aqui</text:span></text:span></text:a><text:span text:style-name="Strong_20_Emphasis"><text:span text:style-name="T69">.</text:span></text:span></text:p>
      <text:h text:style-name="P163" text:outline-level="3"><text:bookmark text:name="bodleian-library"/>Bodleian Library</text:h>
      <text:p text:style-name="P155"><text:span text:style-name="T68">A </text:span><text:span text:style-name="Strong_20_Emphasis"><text:span text:style-name="T70">Bodleian Library</text:span></text:span><text:span text:style-name="T68"> é um espetáculo – um lugar histórico, de arquitetura ímpar e importância cultural e um dos locais </text:span><text:span text:style-name="Strong_20_Emphasis"><text:span text:style-name="T70">imperdíveis para visitar em Oxford</text:span></text:span><text:span text:style-name="T68">. Consulte no </text:span><text:a xlink:type="simple" xlink:href="https://visit.bodleian.ox.ac.uk/plan-your-visit" text:style-name="Internet_20_link" text:visited-style-name="Visited_20_Internet_20_Link"><text:span text:style-name="T75">site oficial</text:span></text:a><text:span text:style-name="T68"> os horários de visita ,do Café e dos </text:span><text:span text:style-name="Emphasis"><text:span text:style-name="T73">tours</text:span></text:span><text:span text:style-name="T68">.</text:span></text:p>
      <text:p text:style-name="P155"><text:span text:style-name="T68">Além de ocupar o posto de uma das mais antigas </text:span><text:span text:style-name="Emphasis"><text:span text:style-name="T73">libraries</text:span></text:span><text:span text:style-name="T68"> da Europa, é também a 2ª maior biblioteca do Reino Unido, com mais de 13 milhões de livros, manuscritos e outros itens impressos.</text:span></text:p>
      <text:p text:style-name="Text_20_body"><text:line-break/><text:bookmark text:name="radcliffe-camera"/><text:change-end text:change-id="ct94054188480464"/><text:change-start text:change-id="ct94054187511136"/><text:span text:style-name="Strong_20_Emphasis"><text:span text:style-name="T66">Radcliffe Camera</text:span></text:span></text:p>
      <text:p text:style-name="P155"><text:span text:style-name="T68">Construído no século XVIII em estilo neoclássico, </text:span><text:span text:style-name="Strong_20_Emphasis"><text:span text:style-name="T70">um dos prédios mais icônicos de Oxford</text:span></text:span><text:span text:style-name="T68"> abriga uma biblioteca e faz parte do complexo da universidade. No período de nossa viagem, não era permitido visitar internamente. Consulte o </text:span><text:a xlink:type="simple" xlink:href="https://www.bodleian.ox.ac.uk/bodley" text:style-name="Internet_20_link" text:visited-style-name="Visited_20_Internet_20_Link"><text:span text:style-name="T75">site oficial</text:span></text:a><text:span text:style-name="T68"> para mais informações.</text:span></text:p>
      <text:h text:style-name="P162" text:outline-level="3"><text:bookmark text:name="st.mary-the-virgin-university-church"/><text:span text:style-name="Strong_20_Emphasis"><text:span text:style-name="T66">St.Mary the Virgin (University Church)</text:span></text:span></text:h>
      <text:p text:style-name="P155"><text:span text:style-name="T68">A St. Mary the Virgin é a principal igreja da cidade e “igreja oficial” da Universidade de Oxford. A visita interna é gratuita e vale a pena por conta de sua bonita arquitetura. Caso queira subir na torre para admirar Oxford do alto, é possível comprar antecipadamente na internet ou na hora (depende de disponibilidade). Consulte os horários de funcionamento e preços </text:span><text:a xlink:type="simple" xlink:href="https://www.universitychurch.ox.ac.uk/" text:style-name="Internet_20_link" text:visited-style-name="Visited_20_Internet_20_Link"><text:span text:style-name="T75">clicando aqui</text:span></text:a><text:span text:style-name="T68">.</text:span></text:p>
      <text:p text:style-name="Text_20_body"><text:change-end text:change-id="ct94054187511136"/><text:change-start text:change-id="ct94054188422192"/><text:span text:style-name="Strong_20_Emphasis"><text:span text:style-name="T41"/></text:span></text:p>
      <text:h text:style-name="P162" text:outline-level="3"><text:bookmark text:name="covered-market"/><text:span text:style-name="Strong_20_Emphasis"><text:span text:style-name="T66">Covered Market</text:span></text:span></text:h>
      <text:p text:style-name="P155"><text:span text:style-name="T68">Um dos</text:span><text:span text:style-name="Strong_20_Emphasis"><text:span text:style-name="T68"> </text:span></text:span><text:span text:style-name="Strong_20_Emphasis"><text:span text:style-name="T70">pontos turísticos mais famosos de Oxford</text:span></text:span><text:span text:style-name="T68"> é o </text:span><text:span text:style-name="Strong_20_Emphasis"><text:span text:style-name="T70">Covered Market</text:span></text:span><text:span text:style-name="T68"> – que traduzindo ao pé da letra significa Mercado Coberto –  e é isso </text:span><text:soft-page-break/><text:span text:style-name="T68">mesmo, dezenas de lojas (de artesanato, vestuário, frutas, comida, serviços, etc) em um prédio de 1770! Consulte horários de funcionamento </text:span><text:a xlink:type="simple" xlink:href="http://oxford-coveredmarket.co.uk/" text:style-name="Internet_20_link" text:visited-style-name="Visited_20_Internet_20_Link"><text:span text:style-name="T75">aqui</text:span></text:a><text:span text:style-name="T68">.</text:span></text:p>
      <text:h text:style-name="P162" text:outline-level="3"><text:bookmark text:name="ponte-dos-suspiros"/><text:span text:style-name="Strong_20_Emphasis"><text:span text:style-name="T66">Ponte dos Suspiros</text:span></text:span></text:h>
      <text:p text:style-name="P155"><text:span text:style-name="T68">A </text:span><text:span text:style-name="Strong_20_Emphasis"><text:span text:style-name="T70">Ponte dos Suspiros</text:span></text:span><text:span text:style-name="T68"> é tão fotogênica que acabou sendo incorporada nos </text:span><text:span text:style-name="Strong_20_Emphasis"><text:span text:style-name="T70">roteiros de turismo de Oxford</text:span></text:span><text:span text:style-name="T68">! Não é exatamente uma ponte, mas uma passarela coberta que liga dois prédios no </text:span><text:span text:style-name="Emphasis"><text:span text:style-name="T73">Hertford College</text:span></text:span><text:span text:style-name="T68">.</text:span></text:p>
      <text:p text:style-name="P156">A construção tem esse nome pois foi inspirada em uma ponte de mesmo nome em Veneza na Itália… ou seria porque os alunos passavam pelo local suspirando de ansiedade antes das provas <draw:frame draw:style-name="fr1" draw:name="Figura2" text:anchor-type="as-char" svg:width="0.979cm" svg:height="0.979cm" draw:z-index="1"><draw:image xlink:href="Pictures/100003F2000003D3000003D35A67FCF1482FDB83.svg" xlink:type="simple" xlink:show="embed" xlink:actuate="onLoad" loext:mime-type="image/svg+xml"/><draw:image xlink:href="Pictures/100002010000002500000025E884035080E8282B.png" xlink:type="simple" xlink:show="embed" xlink:actuate="onLoad"/><svg:title>😅</svg:title></draw:frame><draw:frame draw:style-name="fr1" draw:name="Figura3" text:anchor-type="as-char" svg:width="0.953cm" svg:height="0.953cm" draw:z-index="2"><draw:image xlink:href="Pictures/10000537000003B9000003B9316711E3AF90817B.svg" xlink:type="simple" xlink:show="embed" xlink:actuate="onLoad" loext:mime-type="image/svg+xml"/><draw:image xlink:href="Pictures/100002010000002400000024DCBC76C7E3DBF650.png" xlink:type="simple" xlink:show="embed" xlink:actuate="onLoad"/><svg:title>📚</svg:title></draw:frame>?!?</text:p>
      <text:p text:style-name="P156"/>
      <text:p text:style-name="P157"/>
      <text:p text:style-name="P156"/>
      <text:p text:style-name="Text_20_body"><text:change-end text:change-id="ct94054188422192"/><text:change-start text:change-id="ct94054187515840"/><text:span text:style-name="Strong_20_Emphasis"><text:span text:style-name="T41"/></text:span></text:p>
      <text:p text:style-name="P73"><text:change-end text:change-id="ct94054187515840"/><text:change-start text:change-id="ct94054187515088"/><text:span text:style-name="Strong_20_Emphasis"><text:span text:style-name="T42">AMSTERDA</text:span></text:span></text:p>
      <text:p text:style-name="P73"><text:a xlink:type="simple" xlink:href="https://www.skyscanner.com.br/transporte/passagens-aereas/lhr/ams/230308/?adults=2&amp;adultsv2=2&amp;cabinclass=economy&amp;children=0&amp;childrenv2=&amp;destinationentityid=27536561&amp;inboundaltsenabled=false&amp;infants=0&amp;originentityid=27544008&amp;outboundaltsenabled=false&amp;preferdirects=false&amp;ref=home&amp;rtn=0" text:style-name="Internet_20_link" text:visited-style-name="Visited_20_Internet_20_Link"><text:span text:style-name="Strong_20_Emphasis"><text:span text:style-name="T42">https://www.skyscanner.com.br/transporte/passagens-aereas/lhr/ams/230308/?adults=2&amp;adultsv2=2&amp;cabinclass=economy&amp;children=0&amp;childrenv2=&amp;destinationentityid=27536561&amp;inboundaltsenabled=false&amp;infants=0&amp;originentityid=27544008&amp;outboundaltsenabled=false&amp;preferdirects=false&amp;ref=home&amp;rtn=0</text:span></text:span></text:a></text:p>
      <text:p text:style-name="P73"><text:change-end text:change-id="ct94054187515088"/><text:change-start text:change-id="ct94054188392880"/><text:span text:style-name="Strong_20_Emphasis"><text:span text:style-name="T42"/></text:span></text:p>
      <text:p text:style-name="P70"><text:change-end text:change-id="ct94054188392880"/><text:change-start text:change-id="ct94054187475520"/><text:span text:style-name="Strong_20_Emphasis"><text:span text:style-name="T39"/></text:span></text:p>
      <text:p text:style-name="P70"><text:change-end text:change-id="ct94054187475520"/><text:change-start text:change-id="ct94054187720784"/><text:a xlink:type="simple" xlink:href="https://www.booking.com/hotel/nl/nhamsterdam.pt-br.html?aid=304142&amp;label=gen173nr-1FCAEoggI46AdIM1gEaCCIAQGYAS24ARnIAQzYAQHoAQH4AQyIAgGoAgO4ApSghp4GwAIB0gIkY2ZmM2QzY2EtOWJiMC00Yjk4LThkNGEtOWJiODNmMDdkOTZk2AIG4AIB&amp;sid=177fa79fa568fe7006b345232f672771&amp;all_sr_blocks=1036608_0_2_0_0&amp;checkin=2023-03-08&amp;checkout=2023-03-10&amp;dest_id=-2140479&amp;dest_type=city&amp;dist=0&amp;group_adults=2&amp;group_children=0&amp;hapos=10&amp;highlighted_blocks=1036608_0_2_0_0&amp;hpos=10&amp;matching_block_id=1036608_0_2_0_0&amp;no_rooms=1&amp;req_adults=2&amp;req_children=0&amp;room1=A%2CA&amp;sb_price_type=total&amp;sr_order=popularity&amp;sr_pri_blocks=1036608_0_2_0_0__42461&amp;srepoch=1673630124&amp;srpvid=86897955dffc015c&amp;type=total&amp;ucfs=1&amp;activeTab=main" text:style-name="Internet_20_link" text:visited-style-name="Visited_20_Internet_20_Link"><text:span text:style-name="Strong_20_Emphasis">https://www.booking.com/hotel/nl/nhamsterdam.pt-br.html?aid=304142&amp;label=gen173nr-1FCAEoggI46AdIM1gEaCCIAQGYAS24ARnIAQzYAQHoAQH4AQyIAgGoAgO4ApSghp4GwAIB0gIkY2ZmM2QzY2EtOWJiMC00Yjk4LThkNGEtOWJiODNmMDdkOTZk2AIG4AIB&amp;sid=177fa79fa568fe7006b345232f672771&amp;all_sr_blocks=1036608_0_2_0_0&amp;checkin=2023-03-08&amp;checkout=2023-03-10&amp;dest_id=-</text:span></text:a><text:soft-page-break/><text:a xlink:type="simple" xlink:href="https://www.booking.com/hotel/nl/nhamsterdam.pt-br.html?aid=304142&amp;label=gen173nr-1FCAEoggI46AdIM1gEaCCIAQGYAS24ARnIAQzYAQHoAQH4AQyIAgGoAgO4ApSghp4GwAIB0gIkY2ZmM2QzY2EtOWJiMC00Yjk4LThkNGEtOWJiODNmMDdkOTZk2AIG4AIB&amp;sid=177fa79fa568fe7006b345232f672771&amp;all_sr_blocks=1036608_0_2_0_0&amp;checkin=2023-03-08&amp;checkout=2023-03-10&amp;dest_id=-2140479&amp;dest_type=city&amp;dist=0&amp;group_adults=2&amp;group_children=0&amp;hapos=10&amp;highlighted_blocks=1036608_0_2_0_0&amp;hpos=10&amp;matching_block_id=1036608_0_2_0_0&amp;no_rooms=1&amp;req_adults=2&amp;req_children=0&amp;room1=A%2CA&amp;sb_price_type=total&amp;sr_order=popularity&amp;sr_pri_blocks=1036608_0_2_0_0__42461&amp;srepoch=1673630124&amp;srpvid=86897955dffc015c&amp;type=total&amp;ucfs=1&amp;activeTab=main" text:style-name="Internet_20_link" text:visited-style-name="Visited_20_Internet_20_Link"><text:span text:style-name="Strong_20_Emphasis">2140479&amp;dest_type=city&amp;dist=0&amp;group_adults=2&amp;group_children=0&amp;hapos=10&amp;highlighted_blocks=1036608_0_2_0_0&amp;hpos=10&amp;matching_block_id=1036608_0_2_0_0&amp;no_rooms=1&amp;req_adults=2&amp;req_children=0&amp;room1=A%2CA&amp;sb_price_type=total&amp;sr_order=popularity&amp;sr_pri_blocks=1036608_0_2_0_0__42461&amp;srepoch=1673630124&amp;</text:span></text:a><text:a xlink:type="simple" xlink:href="https://www.booking.com/hotel/nl/nhamsterdam.pt-br.html?aid=304142&amp;label=gen173nr-1FCAEoggI46AdIM1gEaCCIAQGYAS24ARnIAQzYAQHoAQH4AQyIAgGoAgO4ApSghp4GwAIB0gIkY2ZmM2QzY2EtOWJiMC00Yjk4LThkNGEtOWJiODNmMDdkOTZk2AIG4AIB&amp;sid=177fa79fa568fe7006b345232f672771&amp;all_sr_blocks=1036608_0_2_0_0&amp;checkin=2023-03-08&amp;checkout=2023-03-10&amp;dest_id=-2140479&amp;dest_type=city&amp;dist=0&amp;group_adults=2&amp;group_children=0&amp;hapos=10&amp;highlighted_blocks=1036608_0_2_0_0&amp;hpos=10&amp;matching_block_id=1036608_0_2_0_0&amp;no_rooms=1&amp;req_adults=2&amp;req_children=0&amp;room1=A%2CA&amp;sb_price_type=total&amp;sr_order=popularity&amp;sr_pri_blocks=1036608_0_2_0_0__42461&amp;srepoch=1673630124&amp;srpvid=86897955dffc015c&amp;type=total&amp;ucfs=1&amp;activeTab=main" text:style-name="Internet_20_link" text:visited-style-name="Visited_20_Internet_20_Link"><text:span text:style-name="Strong_20_Emphasis">srpvid=86897955dffc015c&amp;type=total&amp;ucfs=1&amp;activeTab=main</text:span></text:a></text:p>
      <text:p text:style-name="P70"><text:span text:style-name="Strong_20_Emphasis"><text:span text:style-name="T39"/></text:span></text:p>
      <text:p text:style-name="P70"><text:change-end text:change-id="ct94054187720784"/><text:change-start text:change-id="ct94054187632976"/><text:a xlink:type="simple" xlink:href="https://www.booking.com/hotel/nl/eden-hotel-amsterdam.pt-br.html?aid=304142&amp;label=gen173nr-1FCAEoggI46AdIM1gEaCCIAQGYAS24ARnIAQzYAQHoAQH4AQyIAgGoAgO4ApSghp4GwAIB0gIkY2ZmM2QzY2EtOWJiMC00Yjk4LThkNGEtOWJiODNmMDdkOTZk2AIG4AIB&amp;sid=177fa79fa568fe7006b345232f672771&amp;all_sr_blocks=1131824_99828029_2_2_0&amp;checkin=2023-03-08&amp;checkout=2023-03-10&amp;dest_id=-2140479&amp;dest_type=city&amp;dist=0&amp;group_adults=2&amp;group_children=0&amp;hapos=3&amp;highlighted_blocks=1131824_99828029_2_2_0&amp;hpos=3&amp;matching_block_id=1131824_99828029_2_2_0&amp;no_rooms=1&amp;req_adults=2&amp;req_children=0&amp;room1=A%2CA&amp;sb_price_type=total&amp;sr_order=popularity&amp;sr_pri_blocks=1131824_99828029_2_2_0__36540&amp;srepoch=1673630124&amp;srpvid=86897955dffc015c&amp;type=total&amp;ucfs=1&amp;activeTab=main#room_1131824" text:style-name="Internet_20_link" text:visited-style-name="Visited_20_Internet_20_Link"><text:span text:style-name="Strong_20_Emphasis"><text:span text:style-name="T39">https://www.booking.com/hotel/nl/eden-hotel-amsterdam.pt-br.html?aid=304142&amp;label=gen173nr-1FCAEoggI46AdIM1gEaCCIAQGYAS24ARnIAQzYAQHoAQH4AQyIAgGoAgO4ApSghp4GwAIB0gIkY2ZmM2QzY2EtOWJiMC00Yjk4LThkNGEtOWJiODNmMDdkOTZk2AIG4AIB&amp;sid=177fa79fa568fe7006b345232f672771&amp;all_sr_blocks=1131824_99828029_2_2_0&amp;checkin=2023-03-08&amp;checkout=2023-03-10&amp;dest_id=-2140479&amp;dest_type=city&amp;dist=0&amp;group_adults=2&amp;group_children=0&amp;hapos=3&amp;highlighted_blocks=1131824_99828029_2_2_0&amp;hpos=3&amp;matching_block_id=1131824_99828029_2_2_0&amp;no_rooms=1&amp;req_adults=2&amp;req_children=0&amp;room1=A%2CA&amp;sb_price_type=total&amp;sr_order=popularity&amp;sr_pri_blocks=1131824_99828029_2_2_0__36540&amp;srepoch=1673630124&amp;srpvid=86897955dffc015c&amp;type=total&amp;ucfs=1&amp;activeTab=main#room_1131824</text:span></text:span></text:a></text:p>
      <text:p text:style-name="P70"><text:span text:style-name="Strong_20_Emphasis"><text:span text:style-name="T39"/></text:span></text:p>
      <text:p text:style-name="P75"><text:change-end text:change-id="ct94054187632976"/><text:change-start text:change-id="ct94054187622208"/><text:span text:style-name="Strong_20_Emphasis"><text:span text:style-name="T44">08/03</text:span></text:span></text:p>
      <text:h text:style-name="P171" text:outline-level="3"><text:soft-page-break/><text:span text:style-name="Strong_20_Emphasis"><text:span text:style-name="T84">Manhã no passeio de barco pelos canais de Amsterdã</text:span></text:span></text:h>
      <text:p text:style-name="P136">Não há nada melhor para começar seu primeiro dia em Amsterdã do que fazer um passeio de barco pelos canais. Por lá, existem diversas opções de passeios para praticamente todos os canais da cidade, sendo que você pode até fazer um que seja próximo ao seu hotel. É uma forma bem divertida e típica para conhecer Amsterdã. O legal é que você consegue observar as construções, pontos turísticos e moradias da região.</text:p>
      <text:p text:style-name="Text_20_body"><text:line-break/><text:change-end text:change-id="ct94054187622208"/><text:change-start text:change-id="ct94054187764304"/><text:span text:style-name="Strong_20_Emphasis"><text:span text:style-name="T84">Tarde no Rijksmuseum em Amsterdã</text:span></text:span></text:p>
      <text:p text:style-name="P137"><text:span text:style-name="T85">O </text:span><text:a xlink:type="simple" xlink:href="https://www.dicasdeamsterda.com.br/amsterda/museu-nacional-rijksmuseum-em-amsterda/" office:target-frame-name="_blank" xlink:show="new" text:style-name="Internet_20_link" text:visited-style-name="Visited_20_Internet_20_Link"><text:span text:style-name="Strong_20_Emphasis"><text:span text:style-name="T88">Rijksmuseum em Amsterdã</text:span></text:span></text:a><text:span text:style-name="T85"> é o Museu Nacional da Holanda, além de um dos mais importantes de todo o país. Ele é enorme e guarda uma coleção de obras de arte de pintores como Rembrandt e Jan Steen, além de vários outros artistas do século 17. Esse museu é bem grande e você consegue passar toda uma tarde lá, se quiser conhecer tudo com calma. O tempo de duração desse passeio depende do quanto você se dedicará a observar cada obra, mas saiba que todas são muito interessantes e possuem suas peculiaridades.</text:span></text:p>
      <text:p text:style-name="Text_20_body"><text:span text:style-name="Strong_20_Emphasis"><text:span text:style-name="T44"/></text:span></text:p>
      <text:p text:style-name="P150"><text:span text:style-name="Strong_20_Emphasis"><text:span text:style-name="T87">Esse museu fica em um lugar chamado </text:span></text:span><text:a xlink:type="simple" xlink:href="https://www.dicasdeamsterda.com.br/amsterda/museumplein-em-amsterda/" office:target-frame-name="_blank" xlink:show="new" text:style-name="Internet_20_link" text:visited-style-name="Visited_20_Internet_20_Link"><text:span text:style-name="Strong_20_Emphasis"><text:span text:style-name="T89">Praça dos Museus em Amsterdã</text:span></text:span></text:a><text:span text:style-name="Strong_20_Emphasis"><text:span text:style-name="T87">, onde estão também o Museu Van Gogh e o Stedelijk. Como esse local é bem famoso e turístico, neste primeiro dia é legal você também fazer um tour por lá. Mas caso prefira dedicar bastante tempo a cada museu, é possível passear apenas pelo Rijksmuseum e voltar para conhecer os outros. Não importa se o roteiro é de 2 dias, pois é um lugar imperdível.</text:span></text:span><text:change-end text:change-id="ct94054187764304"/><text:change-start text:change-id="ct94054187791120"/></text:p>
      <text:p text:style-name="P150"><text:span text:style-name="Strong_20_Emphasis"><text:span text:style-name="T44"/></text:span></text:p>
      <text:h text:style-name="P161" text:outline-level="3"><text:span text:style-name="Strong_20_Emphasis"><text:span text:style-name="T84">Tour no Museu Van Gogh em Amsterdã</text:span></text:span></text:h>
      <text:p text:style-name="P137"><text:span text:style-name="T85">Outro museu imperdível na Praça dos Museus é o </text:span><text:a xlink:type="simple" xlink:href="https://www.dicasdeamsterda.com.br/amsterda/museu-van-gogh-em-amsterda/" office:target-frame-name="_blank" xlink:show="new" text:style-name="Internet_20_link" text:visited-style-name="Visited_20_Internet_20_Link"><text:span text:style-name="Strong_20_Emphasis"><text:span text:style-name="T88">Museu Van Gogh em Amsterdã</text:span></text:span></text:a><text:span text:style-name="T85">. Ele guarda as principais obras, telas, ilustrações e outros objetos do artista. As principais pinturas dele estão lá, sendo que todas elas são originais. Esse museu também possui uma vasta coleção com toda a biografia e trajetória de Van Gogh, além de pinturas inspiradas nele feitas por outros artistas.</text:span></text:p>
      <text:p text:style-name="Text_20_body"><text:line-break/><text:span text:style-name="Strong_20_Emphasis"><text:span text:style-name="T84">Noite no Red Light District em Amsterdã</text:span></text:span></text:p>
      <text:p text:style-name="P137"><text:span text:style-name="T85">É quase impossível ir para a Holanda e não passar pelo </text:span><text:a xlink:type="simple" xlink:href="https://www.dicasdeamsterda.com.br/amsterda/red-light-district-em-amsterda/" office:target-frame-name="_blank" xlink:show="new" text:style-name="Internet_20_link" text:visited-style-name="Visited_20_Internet_20_Link"><text:span text:style-name="Strong_20_Emphasis"><text:span text:style-name="T88">Red Light District em Amsterdã</text:span></text:span></text:a><text:span text:style-name="T85">. Ao contrário do que muita gente pensa, esse local é visitado por todos os tipos de turistas, desde famílias, casais e até grupos de amigos. </text:span><text:soft-page-break/><text:span text:style-name="T85">Porém, durante a noite o público por lá se restringe mais aos adultos. As casas noturnas bombam, além dos </text:span><text:span text:style-name="Emphasis"><text:span text:style-name="T86">coffee shops</text:span></text:span><text:span text:style-name="T85"> e alguns bares. O legal de lá é ir andando, enquanto vê os lugares e entra naqueles onde você se sente mais à vontade. Saiba que é estritamente proibido tirar fotos das mulheres nas vitrines e infringir essa regra pode trazer problemas seríssimos, como multas e punições.</text:span></text:p>
      <text:p text:style-name="Text_20_body"><text:change-end text:change-id="ct94054187791120"/><text:change-start text:change-id="ct94054187879216"/><text:span text:style-name="Strong_20_Emphasis"><text:span text:style-name="T44"/></text:span></text:p>
      <text:h text:style-name="P166" text:outline-level="3"><text:span text:style-name="Strong_20_Emphasis"><text:span text:style-name="T84">Manhã no bairro Jordaan em Amsterdã</text:span></text:span></text:h>
      <text:p text:style-name="P137"><text:span text:style-name="T85">O bairro </text:span><text:a xlink:type="simple" xlink:href="https://www.dicasdeamsterda.com.br/amsterda/bairro-jordaan-em-amsterda/" office:target-frame-name="_blank" xlink:show="new" text:style-name="Internet_20_link" text:visited-style-name="Visited_20_Internet_20_Link"><text:span text:style-name="Strong_20_Emphasis"><text:span text:style-name="T88">Jordaan em Amsterdã</text:span></text:span></text:a><text:span text:style-name="T85"> é um dos mais legais da cidade. A melhor forma de conhecê-lo é andando, por isso saia com calçados confortáveis nesse segundo dia. Outra ideia legal é alugar uma bicicleta, um dos principais meios de transporte dos holandeses. Você pode alugá-la por apenas algumas horas, de manhã, enquanto estiver pelo Jordaan. Por lá, dá para ir às 9 Straatjes, nove ruas, um lugar bem famoso para fazer compras. Nessa localidade, você pode ir a um dos restaurantes ou cafés da região e fazer uma boa refeição por ali.</text:span></text:p>
      <text:p text:style-name="Text_20_body"><text:span text:style-name="Strong_20_Emphasis"><text:span text:style-name="T44"/></text:span></text:p>
      <text:h text:style-name="P166" text:outline-level="3"><text:span text:style-name="Strong_20_Emphasis"><text:span text:style-name="T84">Passeio por 9 Straatjes em Amsterdã</text:span></text:span></text:h>
      <text:p text:style-name="P137"><text:span text:style-name="T85">Conforme citamos anteriormente, 9 Straatjes é um ótimo lugar para fazer </text:span><text:a xlink:type="simple" xlink:href="https://www.dicasdeamsterda.com.br/amsterda/compras-em-amsterda/" office:target-frame-name="_blank" xlink:show="new" text:style-name="Internet_20_link" text:visited-style-name="Visited_20_Internet_20_Link"><text:span text:style-name="Strong_20_Emphasis"><text:span text:style-name="T88">compras em Amsterdã</text:span></text:span></text:a><text:span text:style-name="T85">. Por lá, você encontra boutiques, lojas de antiguidades, brechós, cafés, lojas de arte e várias outras. Nessa área, ainda há opções de lojas mais famosas internacionalmente, bem como H&amp;M e outras mais regionais da própria cidade. É um local bem interessante para se visitar na cidade, um passeio completo.</text:span></text:p>
      <text:p text:style-name="Text_20_body"><text:line-break/></text:p>
      <text:h text:style-name="P166" text:outline-level="3"><text:span text:style-name="Strong_20_Emphasis"><text:span text:style-name="T84">Tarde na Casa da Anne Frank em Amsterdã</text:span></text:span></text:h>
      <text:p text:style-name="P137"><text:span text:style-name="T85">A </text:span><text:a xlink:type="simple" xlink:href="https://www.dicasdeamsterda.com.br/amsterda/museu-e-casa-de-anne-frank-em-amsterda/" office:target-frame-name="_blank" xlink:show="new" text:style-name="Internet_20_link" text:visited-style-name="Visited_20_Internet_20_Link"><text:span text:style-name="Strong_20_Emphasis"><text:span text:style-name="T88">Casa da Anne Frank em Amsterdã</text:span></text:span></text:a><text:span text:style-name="T85"> é um dos museus e lugares turísticos mais importantes na capital holandesa. Ela também está no bairro Jordaan, então ficará fácil chegar até lá depois da sua manhã na localidade. O local foi a casa onde Anne Frank e sua família moraram ao longo da Segunda Guerra Mundial, quando a menina ficou famosa por escrever seus diários. Seus cômodos e boa parte dos objetos estão intactos e expostos aos visitantes. Você também pode ir à livraria e ao café que ficam lá dentro, no fim do seu passeio.</text:span></text:p>
      <text:p text:style-name="Text_20_body"><text:change-end text:change-id="ct94054187879216"/><text:change-start text:change-id="ct94054188040144"/><text:span text:style-name="Strong_20_Emphasis"><text:span text:style-name="T44"/></text:span></text:p>
      <text:h text:style-name="P166" text:outline-level="3"><text:soft-page-break/><text:span text:style-name="Strong_20_Emphasis"><text:span text:style-name="T84">Termine o dia na Leidseplein e Canal Singel em Amsterdã</text:span></text:span></text:h>
      <text:p text:style-name="P137"><text:span text:style-name="T85">A região de Leidseplein é uma das mais legais para se visitar, ideal para finalizar o seu roteiro de 2 dias em Amsterdã. É uma área bem badalada, cheia de cafés, pubs, bares, lojinhas e muito mais. Lá próximo, você pode caminhar até o </text:span><text:a xlink:type="simple" xlink:href="https://www.dicasdeamsterda.com.br/amsterda/canal-singel-e-mercado-de-flores-amsterda/" office:target-frame-name="_blank" xlink:show="new" text:style-name="Internet_20_link" text:visited-style-name="Visited_20_Internet_20_Link"><text:span text:style-name="Strong_20_Emphasis"><text:span text:style-name="T88">Canal Singel em Amsterdã</text:span></text:span></text:a><text:span text:style-name="T85"> e conhecê-lo, juntamente com o </text:span><text:a xlink:type="simple" xlink:href="https://www.dicasdeamsterda.com.br/amsterda/mercado-de-flores-flutuante-em-amsterda/" office:target-frame-name="_blank" xlink:show="new" text:style-name="Internet_20_link" text:visited-style-name="Visited_20_Internet_20_Link"><text:span text:style-name="Strong_20_Emphasis"><text:span text:style-name="T88">Mercado de Flores Flutuante</text:span></text:span></text:a><text:span text:style-name="T85"> da cidade. Além das próprias flores nas barcas flutuantes, você também pode comprar diversas lembrancinhas e souvenirs da capital holandesa.</text:span></text:p>
      <text:p text:style-name="Text_20_body"><text:change-end text:change-id="ct94054188040144"/><text:change-start text:change-id="ct94054187807072"/><text:span text:style-name="Strong_20_Emphasis"><text:span text:style-name="T44"/></text:span></text:p>
      <text:h text:style-name="P127" text:outline-level="3"><text:span text:style-name="Strong_20_Emphasis"><text:span text:style-name="T90">1. Praça Dam e Palácio Real em Amsterdam</text:span></text:span></text:h>
      <text:p text:style-name="P121">A Praça Dam é o coração da cidade e abriga todo tipo de gente: moradores, turistas, comerciantes, artistas e muito mais. Vale a pena passear com calma pela região. É na Praça Dam que é montada a grande árvore de Natal no final do ano e, em determinadas épocas, feiras e eventos.</text:p>
      <text:p text:style-name="P123"><text:span text:style-name="T92">Na praça também estão o </text:span><text:a xlink:type="simple" xlink:href="https://www.getyourguide.com.br/amsterd-l36/madame-tussauds-de-amsterd-acesso-rpido-vip-t36506/?partner_id=23AR6VM&amp;utm_medium=online_publisher&amp;placement=content-middle&amp;cmp=roteiro-amsterdam" office:target-frame-name="_blank" xlink:show="new" text:style-name="Internet_20_link" text:visited-style-name="Visited_20_Internet_20_Link">Museu de Cera da Madame Tussauds</text:a><text:span text:style-name="T92"> e o </text:span><text:a xlink:type="simple" xlink:href="https://www.debijenkorf.nl/amsterdam" office:target-frame-name="_blank" xlink:show="new" text:style-name="Internet_20_link" text:visited-style-name="Visited_20_Internet_20_Link">De Bijenkorf</text:a><text:span text:style-name="T92">, uma das lojas de departamento mais conhecidas de Amsterdam</text:span></text:p>
      <text:p text:style-name="Text_20_body"><text:change-end text:change-id="ct94054187807072"/><text:change-start text:change-id="ct94054188071424"/><text:span text:style-name="Strong_20_Emphasis"><text:span text:style-name="T44"/></text:span></text:p>
      <text:p text:style-name="P123"><text:span text:style-name="Strong_20_Emphasis"><text:span text:style-name="T91">A cereja do bolo da Praça Dam é o Palácio Real de Amsterdam, monumento aberto aos visitantes e que, de vez em quando, recebe a família real holandesa. O edifício abrigou a prefeitura de Amsterdam por muitos anos.</text:span></text:span></text:p>
      <text:p text:style-name="P123"><text:span text:style-name="Strong_20_Emphasis"><text:span text:style-name="T92">Planeje sua visita:</text:span></text:span><text:span text:style-name="T92"><text:line-break/>Palácio Real de Amsterdam (</text:span><text:a xlink:type="simple" xlink:href="https://www.paleisamsterdam.nl/en/visit/" office:target-frame-name="_blank" xlink:show="new" text:style-name="Internet_20_link" text:visited-style-name="Visited_20_Internet_20_Link">site oficial</text:a><text:span text:style-name="T92">)</text:span></text:p>
      <text:list xml:id="list3967016196" text:style-name="L18">
        <text:list-item>
          <text:p text:style-name="P195"><text:span text:style-name="Strong_20_Emphasis"><text:span text:style-name="T92">Endereço</text:span></text:span><text:span text:style-name="T92">: Praça Dam</text:span></text:p>
        </text:list-item>
        <text:list-item>
          <text:p text:style-name="P195"><text:span text:style-name="Strong_20_Emphasis"><text:span text:style-name="T92">Horário de funcionamento</text:span></text:span><text:span text:style-name="T92">: diariamente, das 10h às 17h</text:span></text:p>
        </text:list-item>
        <text:list-item>
          <text:p text:style-name="P199"><text:span text:style-name="Strong_20_Emphasis"><text:span text:style-name="T92">Entrada</text:span></text:span><text:span text:style-name="T92">: 10 Euros</text:span></text:p>
        </text:list-item>
      </text:list>
      <text:h text:style-name="P127" text:outline-level="3"><text:span text:style-name="Strong_20_Emphasis"><text:span text:style-name="T90">2. Bairro da Luz Vermelha</text:span></text:span></text:h>
      <text:p text:style-name="P121">O Amsterdam Red Light District é um dos clássicos da cidade. O local é conhecido por ser uma área de prostituição onde mulheres ficam dentro de vitrines iluminadas com a cor vermelha. São dezenas de vielas que dividem espaço com lojas de sex shops e outros apetrechos curiosos. Bizarro? Um pouco, o fato é, a prostituição é legalizada na Holanda e se você estiver ok com a cena – mulher de todos os tipos, mesmo, se exibindo com pouquíssima roupa nas vitrines – eu super recomendo o passeio, de preferencia pelos corredores mais apertados com vitrines dos dois lados, e a noite, quando as janelas ganham iluminação.</text:p>
      <text:p text:style-name="P121">É proibido – e nem pense – em fotografar as janelas. Você vai ganhar inimigos!</text:p>
      <text:p text:style-name="Text_20_body"><text:change-end text:change-id="ct94054188071424"/><text:change-start text:change-id="ct94054188171472"/><text:soft-page-break/><text:span text:style-name="Strong_20_Emphasis"><text:span text:style-name="T44"/></text:span></text:p>
      <text:h text:style-name="P127" text:outline-level="3"><text:span text:style-name="Strong_20_Emphasis"><text:span text:style-name="T90">3. Bairro Jordaan</text:span></text:span></text:h>
      <text:p text:style-name="P123"><text:span text:style-name="T92">Jordaan é um dos pedacinhos mais charmosos de Amsterdam e não tem segredo. A atração é só caminhar pelas suas ruas e se encantar com os cenários que você vai descobrir. Você vai cruzar com canais e algumas casas tortas que são tradicionais na cidade. Aproveite para fotografar bastante e provar uma torta de maça – o local mais tradicional para isso é o </text:span><text:a xlink:type="simple" xlink:href="https://winkel43.nl/" office:target-frame-name="_blank" xlink:show="new" text:style-name="Internet_20_link" text:visited-style-name="Visited_20_Internet_20_Link">Wickel 43</text:a><text:span text:style-name="T92"> (Noordermarkt 43) que, apesar de sempre cheio, vale a pena!</text:span></text:p>
      <text:p text:style-name="P121">Se a Casa de Anne Frank (compre ingresso antecipado para não amargar horas na fila) estiver no seu roteiro, aproveite para fazer essa dobradinha pois eles são bem próximos um do outro. Ah, aqui é uma boa pedida para um aluguel de bicicleta, viu?</text:p>
      <text:p text:style-name="Text_20_body"><text:change-end text:change-id="ct94054188171472"/><text:change-start text:change-id="ct94054188195728"/><text:span text:style-name="Strong_20_Emphasis"><text:span text:style-name="T44"/></text:span></text:p>
      <text:h text:style-name="P127" text:outline-level="3"><text:span text:style-name="Strong_20_Emphasis"><text:span text:style-name="T90">4. parque Vondelpark</text:span></text:span></text:h>
      <text:p text:style-name="P123"><text:span text:style-name="T92">O Vondelpark é o maior parque urbano de Amsterdam e ele conta com muita área verde, lagos e um bom parquinho para crianças. Entre maio e agosto, rolam apresentações gratuitas de artistas e músicos. Não deixe de conferir a programação no </text:span><text:a xlink:type="simple" xlink:href="https://www.openluchttheater.nl/" office:target-frame-name="_blank" xlink:show="new" text:style-name="Internet_20_link" text:visited-style-name="Visited_20_Internet_20_Link">site oficial</text:a><text:span text:style-name="T92"> do parque caso esteja vindo nessa época.</text:span></text:p>
      <text:p text:style-name="P121">Em um dia de sol, é uma pedida legal para parar, descansar as pernas e apreciar os mais de 40 hectares de área verde. Também dá para passear de bicicleta ou tomar uma bebida por lá! Taí um dos programas mais locais de Amsterdam e um passeio que não me canso de repetir!</text:p>
      <text:p text:style-name="Text_20_body"><text:span text:style-name="Strong_20_Emphasis"><text:span text:style-name="T44"/></text:span></text:p>
      <text:h text:style-name="P127" text:outline-level="3"><text:span text:style-name="Strong_20_Emphasis"><text:span text:style-name="T90">5. begijnhof, o Jardim das Beguinas</text:span></text:span></text:h>
      <text:p text:style-name="P121">O Jardim das Beguinas é uma praça onde mulheres religiosas, que não fizeram votos formais, moram. A entrada para o Begijnhof é uma porta convencional, mas o que se esconde por trás dela é surpreendente!</text:p>
      <text:p text:style-name="P121">Com entrada gratuita, lá você vai encontrar um lindo jardim, uma singela capela e duas das únicas casas de madeira que restaram em Amsterdam. É lindo!</text:p>
      <text:p text:style-name="P121"/>
      <text:h text:style-name="P127" text:outline-level="3"><text:span text:style-name="Strong_20_Emphasis"><text:span text:style-name="T90">6. passeio pelos canais de Amsterdam</text:span></text:span></text:h>
      <text:p text:style-name="P123"><text:span text:style-name="T92">Fazer um </text:span><text:a xlink:type="simple" xlink:href="https://www.getyourguide.com.br/amsterd-l36/amsterd-cruzeiro-100-highlights-de-1-hora-t54538/?partner_id=23AR6VM&amp;utm_medium=online_publisher&amp;placement=content-middle&amp;cmp=roteiro-amsterdam" office:target-frame-name="_blank" xlink:show="new" text:style-name="Internet_20_link" text:visited-style-name="Visited_20_Internet_20_Link">passeio de barco</text:a><text:span text:style-name="T92"> pelos canais de Amsterdam é um clássico que precisa estar em seu roteiro! Nele, você vai conhecer a cidade por uma perspectiva diferente – porém igualmente linda. Eu acho o passeio tão legal que fiz questão de repetir nas minhas duas estadias na cidade.</text:span></text:p>
      <text:p text:style-name="P121">Normalmente, os passeios tem áudio em português e levam pouco mais de 1 hora. Existem muitas empresas que realizam esse tour e o mais recomendado é alguma que faça o passeio circular, já que assim você vai conhecer os principais canais de Amsterdam e algumas das mais bonitas pontes da cidade (você sabia que são mais de mil pontes?).</text:p>
      <text:p text:style-name="Text_20_body"><text:soft-page-break/><text:span text:style-name="Strong_20_Emphasis"><text:span text:style-name="T44"/></text:span></text:p>
      <text:h text:style-name="P127" text:outline-level="3"><text:span text:style-name="Strong_20_Emphasis"><text:span text:style-name="T90">7. museu do Van Gogh</text:span></text:span></text:h>
      <text:p text:style-name="P121">Este é a atração mais concorrida de Amsterdam – e tem que estar no seu roteiro! O museu é um dos melhores do mundo. Van Gogh era holandês e aqui está a maior parte de sua coleção com pinturas e desenhos.</text:p>
      <text:p text:style-name="P121">Além das obras, e detalhes sobre a vida do pintor, o museu conta com espaços interativos para você treinar as suas habilidades. É bem especial!</text:p>
      <text:p text:style-name="Text_20_body"><text:line-break/><text:change-end text:change-id="ct94054188195728"/><text:change-start text:change-id="ct94054188321392"/><text:span text:style-name="Strong_20_Emphasis"><text:span text:style-name="T90">8. museu Rijksmuseum</text:span></text:span></text:p>
      <text:p text:style-name="P121">O Rijksmuseum é um museu que conta a arte e a história da Holanda desde a Idade Média. Em 2013 ele foi reaberto depois de uma reforma gigantesca e, desde então, tem se tornado cada vez mais um programa imperdível em Amsterdam. Lá estão expostas obras de Rembrandt, Vermeer e muitos outros artistas. Para quem gosta de arte antiga e Barroco Holandês, o museu é imperdível!</text:p>
      <text:p text:style-name="Text_20_body"><text:span text:style-name="Strong_20_Emphasis"><text:span text:style-name="T44"/></text:span></text:p>
      <text:h text:style-name="P127" text:outline-level="3"><text:span text:style-name="Strong_20_Emphasis"><text:span text:style-name="T90">9. casa de Anne Frank</text:span></text:span></text:h>
      <text:p text:style-name="P121">Outra atração super concorrida em Amsterdam é a Casa de Anne Frank. O espaço abrigou a menina e sua família durante a Segunda Guerra Mundial. Lá, eles viveram escondidos do regime nazista e, enquanto isso, Anne Frank escrevia um diário – o famoso livro “O Diário de Anne Frank”. No fim da guerra, eles foram descobertos e levados a diferentes campos de concentração.</text:p>
      <text:p text:style-name="Text_20_body"><text:span text:style-name="Strong_20_Emphasis"><text:span text:style-name="T44"/></text:span></text:p>
      <text:h text:style-name="P127" text:outline-level="3"><text:span text:style-name="Strong_20_Emphasis"><text:span text:style-name="T90">10. heineken Experience</text:span></text:span></text:h>
      <text:p text:style-name="P121">Os amantes de cerveja não podem deixar de visitar o Heineken Experience. A experiência consiste emuma visita guiada na fábrica original da cervejaria Heineken. O tour leva cerca de 1h30 e no final ainda rola uma degustação! O museu é super interativo e conta detalhes sobre a história da marca e sobre o processo de fabricação da famosa cerveja.</text:p>
      <text:p text:style-name="Text_20_body"><text:change-end text:change-id="ct94054188321392"/><text:change-start text:change-id="ct94054188351424"/><text:span text:style-name="Strong_20_Emphasis"><text:span text:style-name="T44"/></text:span></text:p>
      <text:h text:style-name="P127" text:outline-level="3"><text:span text:style-name="Strong_20_Emphasis"><text:span text:style-name="T90">11. moinhos de Zaanse Schans ou Kinderdijk</text:span></text:span></text:h>
      <text:p text:style-name="P123"><text:span text:style-name="T92">Se você tem poucos dias em Amsterdam, a melhor opção para você conhecer os tradicionais moinhos é o vilarejo de </text:span><text:a xlink:type="simple" xlink:href="https://ideiasnamala.com/zaanse-schans-moinhos-holandeses-ha-20-minutos-de-amsterda/" office:target-frame-name="_blank" xlink:show="new" text:style-name="Internet_20_link" text:visited-style-name="Visited_20_Internet_20_Link">Zaanse Schans</text:a><text:span text:style-name="T92">. A vila fica às margens do rio Zaan e o cenário é realmente muito bonito. Separe ao menos meio período para o passeio!</text:span></text:p>
      <text:p text:style-name="P121">O local é uma espécie de museu a céu aberto com moinhos (alguns é permitido a entrada), casinhas temáticas e lojas tradicionais – como queijos e tamancos. Turístico? 100%, mas uma chance bem especial de ver de perto e fotografar os moinhos. Vá cedo para pegar o local mais vazio.</text:p>
      <text:p text:style-name="Text_20_body"><text:soft-page-break/><text:span text:style-name="Strong_20_Emphasis"><text:span text:style-name="T44"/></text:span></text:p>
      <text:p text:style-name="P123"><text:span text:style-name="Strong_20_Emphasis"><text:span text:style-name="T91">De trem, saindo da Estação Central de Amsterdam, você levará cerca de 20 minutos até Zaanse Schans. Pegue o trem para Alkmaar até Koog-Zaandijk e desça na quarta parada. Chegando na estação, siga as placas de Zaanse Schans (super bem sinalizado, não tem como errar), são dez minutos de caminhada. A entrada é gratuita, porém alguns museus são pagos.</text:span></text:span></text:p>
      <text:p text:style-name="P124"><text:span text:style-name="T92">Se preferir, excursões guiadas fazem o passeio para o interior da Holanda. O itinerário, de cerca de 6 horas, passa pelos moinhos de Zaanse Schans, pela cidade de Edam (onde se faz uma degustação do tradicional queijo de Edam) e na cidade costeira de Volendam. O tour custa U$55 por pessoa (</text:span><text:a xlink:type="simple" xlink:href="https://www.getyourguide.com.br/amsterd-l36/amsterd-excurso-volendam-edam-e-moinhos-de-vento-t50111/?partner_id=23AR6VM&amp;utm_medium=online_publisher&amp;placement=content-middle&amp;cmp=roteiro-amsterdam" office:target-frame-name="_blank" xlink:show="new" text:style-name="Internet_20_link" text:visited-style-name="Visited_20_Internet_20_Link">confira</text:a><text:span text:style-name="T92">)</text:span></text:p>
      <text:p text:style-name="P122">.</text:p>
      <text:h text:style-name="P127" text:outline-level="3"><text:span text:style-name="Strong_20_Emphasis"><text:span text:style-name="T90">12. keukenhof, o maior parque de tulipas do mundo</text:span></text:span></text:h>
      <text:p text:style-name="P121">Se a sua viagem para Amsterdam acontecer entre março e maio, não tenha dúvidas: vá ao Keukenhof – o maior parque de tulipas do mundo. A atração está a uma hora da capital, portanto vale incluir mais um dia em seu roteiro para aproveitar bem o parque.</text:p>
      <text:p text:style-name="P121">O parque fica aberto apenas algumas semanas no ano, portanto cheque o calendário oficial antes de programar a sua visita. São centenas de espécies de tulipas para admirar e, quando cansar (se isso for possível), dá para alugar uma bicicleta ou fazer um passeio de barco.</text:p>
      <text:p text:style-name="Text_20_body"><text:change-end text:change-id="ct94054188351424"/><text:change-start text:change-id="ct94054187642080"/><text:span text:style-name="Strong_20_Emphasis"><text:span text:style-name="T44"/></text:span></text:p>
      <text:p text:style-name="P104"><text:span text:style-name="Strong_20_Emphasis"><text:span text:style-name="T46">CULINARIA HOLANDESA</text:span></text:span></text:p>
      <text:h text:style-name="P176" text:outline-level="3"><text:span text:style-name="Strong_20_Emphasis"><text:span text:style-name="T46">Stamppot</text:span></text:span></text:h>
      <text:p text:style-name="Text_20_body">O Stamppot é o prato mais tradicional da culinária holandesa. Consiste basicamente de um purê de batata com vários legumes e vegetais. Os ingredientes mais comuns costumam ser espinafre, cenoura e cebola. É geralmente servido com <text:span text:style-name="Emphasis">rookworst</text:span>, uma espécie de salsicha defumada.</text:p>
      <text:p text:style-name="Text_20_body"><text:line-break/><text:change-end text:change-id="ct94054187642080"/><text:change-start text:change-id="ct94054187700000"/><text:span text:style-name="Strong_20_Emphasis"><text:span text:style-name="T46">Bitterballen</text:span></text:span></text:p>
      <text:p text:style-name="Text_20_body">É o petisco mais típico da Holanda, quase equivalente à nossa coxinha ou pastel. <text:span text:style-name="Emphasis">Bitterballen</text:span> (a palavra é o plural) são bolinhas recheadas com uma mistura incluindo carne, e são tipicamente servidas com mostarda.</text:p>
      <text:h text:style-name="Heading_20_3" text:outline-level="3"><text:soft-page-break/><text:span text:style-name="Strong_20_Emphasis"><text:span text:style-name="T46">Batata Frita</text:span></text:span></text:h>
      <text:p text:style-name="Text_20_body">A batata frita é paixão nacional. Praticamente qualquer prato que você pedir em algum restaurante virá acompanhado de uma porção de fritas. Também é possível comprar cones de batata frita e sair comendo enquanto se anda pelas ruas da <text:a xlink:type="simple" xlink:href="https://www.eurodicas.com.br/capital-da-holanda/" office:target-frame-name="_blank" xlink:show="new" text:style-name="Internet_20_link" text:visited-style-name="Visited_20_Internet_20_Link">capital da Holanda</text:a>.</text:p>
      <text:p text:style-name="Text_20_body"><text:span text:style-name="Strong_20_Emphasis"><text:span text:style-name="T46"/></text:span></text:p>
      <text:h text:style-name="Heading_20_3" text:outline-level="3"><text:span text:style-name="Strong_20_Emphasis"><text:span text:style-name="T46">Stroopwafel</text:span></text:span></text:h>
      <text:p text:style-name="Text_20_body">O Stroopwafel (que se pronuncia “strôpváfel”) é, com certeza, um dos itens mais famosos da culinária holandesa, e já vi várias vezes à venda mesmo no Brasil. É um biscoito recheado com uma camada de caramelo que sempre cai bem com um café.</text:p>
      <text:p text:style-name="Text_20_body"><text:span text:style-name="Strong_20_Emphasis"><text:span text:style-name="T46"/></text:span></text:p>
      <text:h text:style-name="Heading_20_3" text:outline-level="3"><text:span text:style-name="Strong_20_Emphasis"><text:span text:style-name="T46">Sopa de ervilha</text:span></text:span></text:h>
      <text:p text:style-name="Text_20_body">A sopa de ervilha é outro tradicional prato holandês. E em um país com as 4 estações bem definidas, as próprias refeições acabam sendo sazonais. A sopa de ervilha é tradicionalmente consumida no inverno.</text:p>
      <text:p text:style-name="Text_20_body"><text:line-break/><text:change-end text:change-id="ct94054187700000"/><text:change-start text:change-id="ct94054187577696"/><text:span text:style-name="Strong_20_Emphasis"><text:span text:style-name="T46">Kibbeling</text:span></text:span></text:p>
      <text:p text:style-name="Text_20_body">O kibbeling é basicamente um bacalhau em cubos empanado e frito, servido com um molho à base de alho ou molho tartar. Se o preço do bacalhau está meio alto, outros peixes podem ser usados.</text:p>
      <text:p text:style-name="Text_20_body"><text:span text:style-name="Strong_20_Emphasis"><text:span text:style-name="T46"/></text:span></text:p>
      <text:h text:style-name="Heading_20_3" text:outline-level="3"><text:span text:style-name="Strong_20_Emphasis"><text:span text:style-name="T46">Kroket</text:span></text:span></text:h>
      <text:p text:style-name="Text_20_body">Outra comida típica da Holanda é o croquete de carne. Pode ser consumido sozinho ou dentro do pão, como se fosse um cachorro-quente. Inclusive, o McDonald’s na Holanda tem um lanche no menu chamado Mc Kroket.</text:p>
      <text:p text:style-name="Text_20_body"><text:span text:style-name="Strong_20_Emphasis"><text:span text:style-name="T46"/></text:span></text:p>
      <text:h text:style-name="Heading_20_3" text:outline-level="3"><text:span text:style-name="Strong_20_Emphasis"><text:span text:style-name="T46">Haring</text:span></text:span></text:h>
      <text:p text:style-name="Text_20_body">Um costume um tanto diferente dos holandeses é comer o arenque (haring) cru, podendo ser acompanhado de cebola e picles. Você encontra gente consumindo o arenque dessa forma nas feiras (na mesma barraca em que se compra o kibbeling) e também em feriados típicos.</text:p>
      <text:p text:style-name="Text_20_body"><text:line-break/><text:span text:style-name="Strong_20_Emphasis"><text:span text:style-name="T46">Frikandel</text:span></text:span></text:p>
      <text:p text:style-name="Text_20_body"><text:soft-page-break/>O Frikandel (ou <text:span text:style-name="Emphasis">frikadel)</text:span> é uma espécie de salsicha de carne. Assim como o kroket, o frikandel pode ser comido sozinho, mas também é vendido nos supermercados dentro de um pão e com molho de curry (<text:span text:style-name="Emphasis">frikandelbroodje</text:span>).</text:p>
      <text:p text:style-name="Text_20_body"><text:line-break/><text:change-end text:change-id="ct94054187577696"/><text:change-start text:change-id="ct94054187719584"/></text:p>
      <text:h text:style-name="Heading_20_3" text:outline-level="3"><text:span text:style-name="Strong_20_Emphasis"><text:span text:style-name="T46">Kipsaté</text:span></text:span></text:h>
      <text:p text:style-name="Text_20_body">Por último, mas não menos importante, vem o kipsaté. Geralmente são espetos de frango com um molho de amendoim. Eu particularmente detesto amendoim, então passo longe disso. Se você curte, vale a pena dar uma chance.</text:p>
      <text:p text:style-name="P63"><text:change-end text:change-id="ct94054187719584"/><text:change-start text:change-id="ct94054187949344"/><text:span text:style-name="Strong_20_Emphasis"><text:span text:style-name="T40"/></text:span></text:p>
      <text:p text:style-name="P63"><text:change-end text:change-id="ct94054187949344"/><text:change-start text:change-id="ct94054188384512"/><text:span text:style-name="Strong_20_Emphasis"><text:span text:style-name="T40"/></text:span></text:p>
      <text:p text:style-name="P71"><text:span text:style-name="Strong_20_Emphasis"><text:span text:style-name="T40"/></text:span></text:p>
      <text:p text:style-name="P71"><text:span text:style-name="Strong_20_Emphasis"><text:span text:style-name="T40">COMPRAR PASSEIOS/</text:span></text:span><text:span text:style-name="Strong_20_Emphasis"><text:span text:style-name="T44">INGRESSOS</text:span></text:span></text:p>
      <text:p text:style-name="P71"><text:span text:style-name="Strong_20_Emphasis"><text:span text:style-name="T44"/></text:span></text:p>
      <text:p text:style-name="P78"><text:span text:style-name="Strong_20_Emphasis"><text:span text:style-name="T48">PORTO</text:span></text:span></text:p>
      <text:p text:style-name="P71"><text:span text:style-name="Strong_20_Emphasis"><text:span text:style-name="T40">-L</text:span></text:span><text:change-end text:change-id="ct94054188384512"/><text:change-start text:change-id="ct94054187544768"/><text:span text:style-name="Strong_20_Emphasis"><text:span text:style-name="T40">IVRARIA </text:span></text:span><text:span text:style-name="Strong_20_Emphasis"><text:span text:style-name="T48">LELO</text:span></text:span></text:p>
      <text:p text:style-name="P71"><text:change-end text:change-id="ct94054187544768"/><text:change-start text:change-id="ct94054187544992"/><text:a xlink:type="simple" xlink:href="https://www.livrarialello.pt/pt/loja/ticket-voucher/ticket-voucher-livro---romeo-and-juliet-0000000034935" text:style-name="Internet_20_link" text:visited-style-name="Visited_20_Internet_20_Link"><text:span text:style-name="Strong_20_Emphasis"><text:span text:style-name="T48">https://www.livrarialello.pt/pt/loja/ticket-voucher/ticket-voucher-livro---romeo-and-juliet-0000000034935</text:span></text:span></text:a><text:change-end text:change-id="ct94054187544992"/><text:change-start text:change-id="ct94054187595024"/></text:p>
      <text:p text:style-name="P79"><text:span text:style-name="Strong_20_Emphasis"><text:span text:style-name="T49">-WINE TOUR CAVES 25 EUROS POR PESSOA</text:span></text:span></text:p>
      <text:p text:style-name="P79"><text:change-end text:change-id="ct94054187595024"/><text:change-start text:change-id="ct94054187754416"/><text:a xlink:type="simple" xlink:href="https://www.viajoteca.com/vinho-porto-grahams/" text:style-name="Internet_20_link" text:visited-style-name="Visited_20_Internet_20_Link"><text:span text:style-name="Strong_20_Emphasis"><text:span text:style-name="T49">https://www.viajoteca.com/vinho-porto-grahams/</text:span></text:span></text:a></text:p>
      <text:p text:style-name="P79"><text:change-end text:change-id="ct94054187754416"/><text:change-start text:change-id="ct94054187764896"/><text:span text:style-name="Strong_20_Emphasis"><text:span text:style-name="T49"/></text:span></text:p>
      <text:p text:style-name="P78"><text:span text:style-name="Strong_20_Emphasis"><text:span text:style-name="T48">MADRID</text:span></text:span></text:p>
      <text:p text:style-name="P78"><text:span text:style-name="Strong_20_Emphasis"><text:span text:style-name="T48">-</text:span></text:span><text:span text:style-name="Strong_20_Emphasis"><text:span text:style-name="T50">MUSEU DA ARTE REINA SOFIA</text:span></text:span></text:p>
      <text:p text:style-name="P71"><text:change-end text:change-id="ct94054187764896"/><text:change-start text:change-id="ct94054187760768"/><text:span text:style-name="Strong_20_Emphasis"><text:span text:style-name="T93">O </text:span></text:span><text:span text:style-name="Strong_20_Emphasis"><text:span text:style-name="T94">Museu Nacional Centro de Arte Reina Sofia </text:span></text:span><text:span text:style-name="Strong_20_Emphasis"><text:span text:style-name="T93">é um dos mais importantes museus de arte moderna da Espanha e consideramos um passeio imperdível.</text:span></text:span></text:p>
      <text:p text:style-name="P71"><text:change-end text:change-id="ct94054187760768"/><text:change-start text:change-id="ct94054187768480"/><text:a xlink:type="simple" xlink:href="https://www.museoreinasofia.es/visita/horarios-tarifas" text:style-name="Internet_20_link" text:visited-style-name="Visited_20_Internet_20_Link"><text:span text:style-name="Strong_20_Emphasis"><text:span text:style-name="T93">https://www.museoreinasofia.es/visita/horarios-tarifas</text:span></text:span></text:a><text:change-end text:change-id="ct94054187768480"/><text:change-start text:change-id="ct94054187773648"/></text:p>
      <text:p text:style-name="P71"><text:change-end text:change-id="ct94054187773648"/><text:change-start text:change-id="ct94054187847200"/><text:soft-page-break/><text:span text:style-name="Strong_20_Emphasis"><text:span text:style-name="T48"/></text:span></text:p>
      <text:p text:style-name="P78"><text:span text:style-name="Strong_20_Emphasis"><text:span text:style-name="T48">SU</text:span></text:span><text:span text:style-name="Strong_20_Emphasis"><text:span text:style-name="T50">ICA</text:span></text:span></text:p>
      <text:p text:style-name="P71"><text:span text:style-name="Strong_20_Emphasis"><text:span text:style-name="T40">LUCERNA E INTERLAKEN SUICA</text:span></text:span><text:change-end text:change-id="ct94054187847200"/><text:change-start text:change-id="ct94054188279616"/><text:span text:style-name="Strong_20_Emphasis"><text:span text:style-name="T40"> </text:span></text:span><text:span text:style-name="Strong_20_Emphasis"><text:span text:style-name="T44">P</text:span></text:span><text:span text:style-name="Strong_20_Emphasis"><text:span text:style-name="T50">A</text:span></text:span><text:span text:style-name="Strong_20_Emphasis"><text:span text:style-name="T44">SSEIOS</text:span></text:span></text:p>
      <text:p text:style-name="P71"><text:change-end text:change-id="ct94054188279616"/><text:change-start text:change-id="ct94054188310240"/><text:a xlink:type="simple" xlink:href="https://www.getyourguide.com.br/zurique-l55/excursao-grindelwald-e-interlaken-de-lucernezurique-t42647/?partner=true" text:style-name="Internet_20_link" text:visited-style-name="Visited_20_Internet_20_Link"><text:span text:style-name="Strong_20_Emphasis"><text:span text:style-name="T44">https://www.getyourguide.com.br/zurique-l55/excursao-grindelwald-e-interlaken-de-lucernezurique-t42647/?partner=true</text:span></text:span></text:a><text:change-end text:change-id="ct94054188310240"/><text:change-start text:change-id="ct94054187832096"/></text:p>
      <text:p text:style-name="P71"><text:span text:style-name="Strong_20_Emphasis"><text:span text:style-name="T44"/></text:span></text:p>
      <text:p text:style-name="P71"><text:change-end text:change-id="ct94054187832096"/><text:change-start text:change-id="ct94054187852560"/><text:a xlink:type="simple" xlink:href="https://www.getyourguide.com.br/zurique-l55/monte-titlis-com-neve-excursao-de-1-dia-saindo-de-zurique-t126410/" text:style-name="Internet_20_link" text:visited-style-name="Visited_20_Internet_20_Link"><text:span text:style-name="Strong_20_Emphasis"><text:span text:style-name="T44">https://www.getyourguide.com.br/zurique-l55/monte-titlis-com-neve-excursao-de-1-dia-saindo-de-zurique-t126410/</text:span></text:span></text:a></text:p>
      <text:p text:style-name="P80"><text:span text:style-name="Strong_20_Emphasis"><text:span text:style-name="T51">ZURICH</text:span></text:span><text:change-end text:change-id="ct94054187852560"/><text:change-start text:change-id="ct94054187868800"/></text:p>
      <text:p text:style-name="P80"><text:a xlink:type="simple" xlink:href="https://www.getyourguide.com.br/zurique-l55/zurique-termas-e-spa-com-vistas-panoramicas-t269097/?partner=true" text:style-name="Internet_20_link" text:visited-style-name="Visited_20_Internet_20_Link"><text:span text:style-name="Strong_20_Emphasis"><text:span text:style-name="T51">https://www.getyourguide.com.br/zurique-l55/zurique-termas-e-spa-com-vistas-panoramicas-t269097/?partner=true</text:span></text:span></text:a></text:p>
      <text:p text:style-name="P80"><text:change-end text:change-id="ct94054187868800"/><text:change-start text:change-id="ct94054187868576"/><text:a xlink:type="simple" xlink:href="https://villa-honegg.ch/en/spa/" text:style-name="Internet_20_link" text:visited-style-name="Visited_20_Internet_20_Link"><text:span text:style-name="Strong_20_Emphasis"><text:span text:style-name="T51">https://villa-honegg.ch/en/spa/</text:span></text:span></text:a></text:p>
      <text:p text:style-name="P80"><text:change-end text:change-id="ct94054187868576"/><text:change-start text:change-id="ct94054188028720"/><text:span text:style-name="Strong_20_Emphasis"><text:span text:style-name="T51"/></text:span></text:p>
      <text:p text:style-name="P80"><text:a xlink:type="simple" xlink:href="https://www.lindner.de/en/interlaken-grand-hotel-beau-rivage/wellbeing/wellness-spa/day-spa.html" text:style-name="Internet_20_link" text:visited-style-name="Visited_20_Internet_20_Link"><text:span text:style-name="Strong_20_Emphasis"><text:span text:style-name="T51">https://www.lindner.de/en/interlaken-grand-hotel-beau-rivage/wellbeing/wellness-spa/day-spa.html</text:span></text:span></text:a><text:change-end text:change-id="ct94054188028720"/><text:change-start text:change-id="ct94054188230192"/></text:p>
      <text:p text:style-name="P80"><text:span text:style-name="Strong_20_Emphasis"><text:span text:style-name="T51"/></text:span></text:p>
      <text:p text:style-name="P80"><text:a xlink:type="simple" xlink:href="https://www.spinne.ch/en/content/online-booking-kube" text:style-name="Internet_20_link" text:visited-style-name="Visited_20_Internet_20_Link"><text:span text:style-name="Strong_20_Emphasis"><text:span text:style-name="T51">https://www.spinne.ch/en/content/online-booking-kube</text:span></text:span></text:a></text:p>
      <text:p text:style-name="P80"><text:span text:style-name="Strong_20_Emphasis"><text:span text:style-name="T51"/></text:span></text:p>
      <text:p text:style-name="P80"><text:change-end text:change-id="ct94054188230192"/><text:change-start text:change-id="ct94054188242736"/><text:span text:style-name="Strong_20_Emphasis"><text:span text:style-name="T51"/></text:span></text:p>
      <text:p text:style-name="P78"><text:span text:style-name="Strong_20_Emphasis"><text:span text:style-name="T48">COPENHAGUE</text:span></text:span></text:p>
      <text:p text:style-name="P78"><text:span text:style-name="Strong_20_Emphasis"><text:span text:style-name="T48"/></text:span></text:p>
      <text:p text:style-name="P71"><text:span text:style-name="Strong_20_Emphasis"><text:span text:style-name="T44"/></text:span></text:p>
      <text:p text:style-name="P78"><text:soft-page-break/><text:span text:style-name="Strong_20_Emphasis"><text:span text:style-name="T48">DUBLIN</text:span></text:span></text:p>
      <text:p text:style-name="P71"><text:span text:style-name="Strong_20_Emphasis"><text:span text:style-name="T44"/></text:span></text:p>
      <text:p text:style-name="P78"><text:span text:style-name="Strong_20_Emphasis"><text:span text:style-name="T48">LONDRES</text:span></text:span></text:p>
      <text:p text:style-name="P71"><text:span text:style-name="Strong_20_Emphasis"><text:span text:style-name="T44">-</text:span></text:span><text:span text:style-name="Strong_20_Emphasis"><text:span text:style-name="T52">SKY GARDEN JANTA</text:span></text:span></text:p>
      <text:p text:style-name="P71"><text:span text:style-name="Strong_20_Emphasis"><text:span text:style-name="T52"/></text:span></text:p>
      <text:p text:style-name="P78"><text:span text:style-name="Strong_20_Emphasis"><text:span text:style-name="T48">OXFORD</text:span></text:span></text:p>
      <text:p text:style-name="P105"><text:change-end text:change-id="ct94054188242736"/><text:change-start text:change-id="ct94054188242960"/><text:span text:style-name="Strong_20_Emphasis"><text:span text:style-name="T48"/></text:span></text:p>
      <text:p text:style-name="P78"><text:change-end text:change-id="ct94054188242960"/><text:change-start text:change-id="ct94054188207312"/><text:span text:style-name="Strong_20_Emphasis"><text:span text:style-name="T48">BRIGHTON</text:span></text:span></text:p>
      <text:p text:style-name="P78"><text:span text:style-name="Strong_20_Emphasis"><text:span text:style-name="T44">PALACIO BRIGHTON</text:span></text:span></text:p>
      <text:p text:style-name="P78"><text:span text:style-name="Strong_20_Emphasis"><text:span text:style-name="T48">-AMSTERDAM</text:span></text:span></text:p>
      <text:p text:style-name="P75"><text:span text:style-name="Strong_20_Emphasis"><text:span text:style-name="T44">MUSEU VAN GOGH</text:span></text:span></text:p>
      <text:p text:style-name="P75"><text:span text:style-name="Strong_20_Emphasis"><text:span text:style-name="T44">CASA ANA FRANKIE</text:span></text:span></text:p>
      <text:p text:style-name="P76"><text:change-end text:change-id="ct94054188207312"/><text:change-start text:change-id="ct94054187882784"/><text:span text:style-name="Strong_20_Emphasis"><text:span text:style-name="T45">HEINEKEN EXPERIENCE</text:span></text:span><text:change-end text:change-id="ct94054187882784"/><text:change-start text:change-id="ct94054188435616"/></text:p>
      <text:p text:style-name="P77"><text:change-end text:change-id="ct94054188435616"/><text:change-start text:change-id="ct94054188436096"/><text:span text:style-name="Strong_20_Emphasis"><text:span text:style-name="T47">VER MOINHOS? PARQUE TULIPAS SO ABRE 23/03</text:span></text:span><text:change-end text:change-id="ct9405418843609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Helvetica, sans-serif"/>
    <style:font-face style:name="Cantarell" svg:font-family="Cantarell"/>
    <style:font-face style:name="Fjalla One" svg:font-family="'Fjalla One'"/>
    <style:font-face style:name="Lato" svg:font-family="Lato"/>
    <style:font-face style:name="Lohit Devanagari1" svg:font-family="'Lohit Devanagari'"/>
    <style:font-face style:name="PT Sans" svg:font-family="'PT Sans'"/>
    <style:font-face style:name="Roboto" svg:font-family="Roboto, sans-serif"/>
    <style:font-face style:name="apple-system" svg:font-family="apple-system, BlinkMacSystemFont, 'Segoe UI', Roboto, Oxygen-Sans, Ubuntu, Cantarell, 'Helvetica Neue', sans-serif, apple-system, BlinkMacSystemFont, 'Segoe UI', Roboto, Oxygen-Sans, Ubuntu, Cantarell, 'Helvetica Neue', sans-serif"/>
    <style:font-face style:name="calibri" svg:font-family="calibri, sans-serif"/>
    <style:font-face style:name="inherit" svg:font-family="inherit"/>
    <style:font-face style:name="Manjari Bold1" svg:font-family="'Manjari Bold'" style:font-pitch="variable"/>
    <style:font-face style:name="Manjari Bold" svg:font-family="'Manjari Bold'"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1-26T16:17:19.209539439</meta:creation-date>
    <dc:date>2023-02-19T22:27:00.786275653</dc:date>
    <meta:editing-duration>P1DT23H28M12S</meta:editing-duration>
    <meta:editing-cycles>52</meta:editing-cycles>
    <meta:generator>LibreOffice/6.0.7.3$Linux_X86_64 LibreOffice_project/00m0$Build-3</meta:generator>
    <meta:document-statistic meta:table-count="0" meta:image-count="3" meta:object-count="0" meta:page-count="69" meta:paragraph-count="791" meta:word-count="15813" meta:character-count="98230" meta:non-whitespace-character-count="83085"/>
  </office:meta>
</office:document-meta>
</file>